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429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0.2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2693in" svg:y="0.2169in">
            <draw:object draw:notify-on-update-of-ranges="Sheet1.H2:Sheet1.H475 Sheet1.I2:Sheet1.I475 Sheet1.B2:Sheet1.B1372 Sheet1.C2:Sheet1.C137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LEL</text:p>
          </table:table-cell>
          <table:table-cell table:style-name="ce1" table:number-columns-repeated="4"/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LE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7.402" calcext:value-type="float">
            <text:p>277.402</text:p>
          </table:table-cell>
          <table:table-cell office:value-type="float" office:value="3.56194" calcext:value-type="float">
            <text:p>3.561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8.08" calcext:value-type="float">
            <text:p>218.08</text:p>
          </table:table-cell>
          <table:table-cell office:value-type="float" office:value="3.574" calcext:value-type="float">
            <text:p>3.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.586" calcext:value-type="float">
            <text:p>142.586</text:p>
          </table:table-cell>
          <table:table-cell office:value-type="float" office:value="2.28469" calcext:value-type="float">
            <text:p>2.284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7.19" calcext:value-type="float">
            <text:p>237.19</text:p>
          </table:table-cell>
          <table:table-cell office:value-type="float" office:value="5.301" calcext:value-type="float">
            <text:p>5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8.342" calcext:value-type="float">
            <text:p>288.342</text:p>
          </table:table-cell>
          <table:table-cell office:value-type="float" office:value="3.56297" calcext:value-type="float">
            <text:p>3.562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6.0944" calcext:value-type="float">
            <text:p>76.0944</text:p>
          </table:table-cell>
          <table:table-cell office:value-type="float" office:value="-0.301" calcext:value-type="float">
            <text:p>-0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.742" calcext:value-type="float">
            <text:p>255.742</text:p>
          </table:table-cell>
          <table:table-cell office:value-type="float" office:value="3.55568" calcext:value-type="float">
            <text:p>3.555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8.844" calcext:value-type="float">
            <text:p>198.844</text:p>
          </table:table-cell>
          <table:table-cell office:value-type="float" office:value="6.301" calcext:value-type="float">
            <text:p>6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1.029" calcext:value-type="float">
            <text:p>161.029</text:p>
          </table:table-cell>
          <table:table-cell office:value-type="float" office:value="2.44423" calcext:value-type="float">
            <text:p>2.444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40.433" calcext:value-type="float">
            <text:p>240.433</text:p>
          </table:table-cell>
          <table:table-cell office:value-type="float" office:value="3.602" calcext:value-type="float">
            <text:p>3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5.921" calcext:value-type="float">
            <text:p>285.921</text:p>
          </table:table-cell>
          <table:table-cell office:value-type="float" office:value="3.5627" calcext:value-type="float">
            <text:p>3.56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2.233" calcext:value-type="float">
            <text:p>152.233</text:p>
          </table:table-cell>
          <table:table-cell office:value-type="float" office:value="2.273" calcext:value-type="float">
            <text:p>2.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.087" calcext:value-type="float">
            <text:p>134.087</text:p>
          </table:table-cell>
          <table:table-cell office:value-type="float" office:value="2.21577" calcext:value-type="float">
            <text:p>2.215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56.631" calcext:value-type="float">
            <text:p>556.6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9.852" calcext:value-type="float">
            <text:p>319.852</text:p>
          </table:table-cell>
          <table:table-cell office:value-type="float" office:value="3.56916" calcext:value-type="float">
            <text:p>3.569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8.134" calcext:value-type="float">
            <text:p>308.1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6.523" calcext:value-type="float">
            <text:p>386.523</text:p>
          </table:table-cell>
          <table:table-cell office:value-type="float" office:value="3.59659" calcext:value-type="float">
            <text:p>3.596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5.892" calcext:value-type="float">
            <text:p>215.892</text:p>
          </table:table-cell>
          <table:table-cell office:value-type="float" office:value="3.824" calcext:value-type="float">
            <text:p>3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6.158" calcext:value-type="float">
            <text:p>116.158</text:p>
          </table:table-cell>
          <table:table-cell office:value-type="float" office:value="2.08122" calcext:value-type="float">
            <text:p>2.081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34.633" calcext:value-type="float">
            <text:p>434.633</text:p>
          </table:table-cell>
          <table:table-cell office:value-type="float" office:value="1.602" calcext:value-type="float">
            <text:p>1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3.109" calcext:value-type="float">
            <text:p>123.109</text:p>
          </table:table-cell>
          <table:table-cell office:value-type="float" office:value="2.13152" calcext:value-type="float">
            <text:p>2.131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52.268" calcext:value-type="float">
            <text:p>252.268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9.266" calcext:value-type="float">
            <text:p>249.266</text:p>
          </table:table-cell>
          <table:table-cell office:value-type="float" office:value="3.5417" calcext:value-type="float">
            <text:p>3.54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6.234" calcext:value-type="float">
            <text:p>136.234</text:p>
          </table:table-cell>
          <table:table-cell office:value-type="float" office:value="1.903" calcext:value-type="float">
            <text:p>1.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2.344" calcext:value-type="float">
            <text:p>262.344</text:p>
          </table:table-cell>
          <table:table-cell office:value-type="float" office:value="3.56133" calcext:value-type="float">
            <text:p>3.561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6.0514" calcext:value-type="float">
            <text:p>76.05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5.369" calcext:value-type="float">
            <text:p>185.369</text:p>
          </table:table-cell>
          <table:table-cell office:value-type="float" office:value="2.67512" calcext:value-type="float">
            <text:p>2.675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5.0099" calcext:value-type="float">
            <text:p>65.0099</text:p>
          </table:table-cell>
          <table:table-cell office:value-type="float" office:value="3.903" calcext:value-type="float">
            <text:p>3.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4.227" calcext:value-type="float">
            <text:p>194.227</text:p>
          </table:table-cell>
          <table:table-cell office:value-type="float" office:value="2.76656" calcext:value-type="float">
            <text:p>2.766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52.369" calcext:value-type="float">
            <text:p>452.369</text:p>
          </table:table-cell>
          <table:table-cell office:value-type="float" office:value="1.347" calcext:value-type="float">
            <text:p>1.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2.239" calcext:value-type="float">
            <text:p>222.239</text:p>
          </table:table-cell>
          <table:table-cell office:value-type="float" office:value="3.17356" calcext:value-type="float">
            <text:p>3.173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69.222" calcext:value-type="float">
            <text:p>169.222</text:p>
          </table:table-cell>
          <table:table-cell office:value-type="float" office:value="2.477" calcext:value-type="float">
            <text:p>2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4.27" calcext:value-type="float">
            <text:p>194.27</text:p>
          </table:table-cell>
          <table:table-cell office:value-type="float" office:value="2.76702" calcext:value-type="float">
            <text:p>2.767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73.604" calcext:value-type="float">
            <text:p>173.604</text:p>
          </table:table-cell>
          <table:table-cell office:value-type="float" office:value="3.079" calcext:value-type="float">
            <text:p>3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4.486" calcext:value-type="float">
            <text:p>344.486</text:p>
          </table:table-cell>
          <table:table-cell office:value-type="float" office:value="3.57716" calcext:value-type="float">
            <text:p>3.577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60.377" calcext:value-type="float">
            <text:p>260.3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7.264" calcext:value-type="float">
            <text:p>297.264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18.133" calcext:value-type="float">
            <text:p>118.133</text:p>
          </table:table-cell>
          <table:table-cell office:value-type="float" office:value="2.505" calcext:value-type="float">
            <text:p>2.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0.932" calcext:value-type="float">
            <text:p>570.932</text:p>
          </table:table-cell>
          <table:table-cell office:value-type="float" office:value="3.74004" calcext:value-type="float">
            <text:p>3.740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33.263" calcext:value-type="float">
            <text:p>333.263</text:p>
          </table:table-cell>
          <table:table-cell office:value-type="float" office:value="2.824" calcext:value-type="float">
            <text:p>2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7.251" calcext:value-type="float">
            <text:p>167.251</text:p>
          </table:table-cell>
          <table:table-cell office:value-type="float" office:value="2.50096" calcext:value-type="float">
            <text:p>2.500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5.136" calcext:value-type="float">
            <text:p>105.136</text:p>
          </table:table-cell>
          <table:table-cell office:value-type="float" office:value="2.854" calcext:value-type="float">
            <text:p>2.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8.219" calcext:value-type="float">
            <text:p>278.219</text:p>
          </table:table-cell>
          <table:table-cell office:value-type="float" office:value="3.562" calcext:value-type="float">
            <text:p>3.5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8.9953" calcext:value-type="float">
            <text:p>68.9953</text:p>
          </table:table-cell>
          <table:table-cell office:value-type="float" office:value="2.523" calcext:value-type="float">
            <text:p>2.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6.191" calcext:value-type="float">
            <text:p>136.191</text:p>
          </table:table-cell>
          <table:table-cell office:value-type="float" office:value="2.23254" calcext:value-type="float">
            <text:p>2.23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04.225" calcext:value-type="float">
            <text:p>204.225</text:p>
          </table:table-cell>
          <table:table-cell office:value-type="float" office:value="0.426" calcext:value-type="float">
            <text:p>0.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8.025" calcext:value-type="float">
            <text:p>318.025</text:p>
          </table:table-cell>
          <table:table-cell office:value-type="float" office:value="3.56867" calcext:value-type="float">
            <text:p>3.568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00.619" calcext:value-type="float">
            <text:p>200.619</text:p>
          </table:table-cell>
          <table:table-cell office:value-type="float" office:value="2.426" calcext:value-type="float">
            <text:p>2.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9.9" calcext:value-type="float">
            <text:p>419.9</text:p>
          </table:table-cell>
          <table:table-cell office:value-type="float" office:value="3.61651" calcext:value-type="float">
            <text:p>3.616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85.1045" calcext:value-type="float">
            <text:p>85.1045</text:p>
          </table:table-cell>
          <table:table-cell office:value-type="float" office:value="2.699" calcext:value-type="float">
            <text:p>2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4.244" calcext:value-type="float">
            <text:p>164.244</text:p>
          </table:table-cell>
          <table:table-cell office:value-type="float" office:value="2.47336" calcext:value-type="float">
            <text:p>2.473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380.909" calcext:value-type="float">
            <text:p>380.909</text:p>
          </table:table-cell>
          <table:table-cell office:value-type="float" office:value="5.079" calcext:value-type="float">
            <text:p>5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5.1097" calcext:value-type="float">
            <text:p>75.1097</text:p>
          </table:table-cell>
          <table:table-cell office:value-type="float" office:value="1.83919" calcext:value-type="float">
            <text:p>1.839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91.139" calcext:value-type="float">
            <text:p>191.139</text:p>
          </table:table-cell>
          <table:table-cell office:value-type="float" office:value="0.949" calcext:value-type="float">
            <text:p>0.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4.387" calcext:value-type="float">
            <text:p>214.387</text:p>
          </table:table-cell>
          <table:table-cell office:value-type="float" office:value="3.01182" calcext:value-type="float">
            <text:p>3.011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240.279" calcext:value-type="float">
            <text:p>240.279</text:p>
          </table:table-cell>
          <table:table-cell office:value-type="float" office:value="2.597" calcext:value-type="float">
            <text:p>2.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0.049" calcext:value-type="float">
            <text:p>110.049</text:p>
          </table:table-cell>
          <table:table-cell office:value-type="float" office:value="2.03908" calcext:value-type="float">
            <text:p>2.03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60.831" calcext:value-type="float">
            <text:p>360.831</text:p>
          </table:table-cell>
          <table:table-cell office:value-type="float" office:value="2.011" calcext:value-type="float">
            <text:p>2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5.1045" calcext:value-type="float">
            <text:p>85.1045</text:p>
          </table:table-cell>
          <table:table-cell office:value-type="float" office:value="1.88895" calcext:value-type="float">
            <text:p>1.888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59.41" calcext:value-type="float">
            <text:p>359.41</text:p>
          </table:table-cell>
          <table:table-cell office:value-type="float" office:value="3.26" calcext:value-type="float">
            <text:p>3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7.286" calcext:value-type="float">
            <text:p>177.286</text:p>
          </table:table-cell>
          <table:table-cell office:value-type="float" office:value="2.59563" calcext:value-type="float">
            <text:p>2.595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95.335" calcext:value-type="float">
            <text:p>295.335</text:p>
          </table:table-cell>
          <table:table-cell office:value-type="float" office:value="3.903" calcext:value-type="float">
            <text:p>3.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8.609" calcext:value-type="float">
            <text:p>418.609</text:p>
          </table:table-cell>
          <table:table-cell office:value-type="float" office:value="3.61567" calcext:value-type="float">
            <text:p>3.615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275.522" calcext:value-type="float">
            <text:p>275.522</text:p>
          </table:table-cell>
          <table:table-cell office:value-type="float" office:value="2.574" calcext:value-type="float">
            <text:p>2.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2.366" calcext:value-type="float">
            <text:p>222.366</text:p>
          </table:table-cell>
          <table:table-cell office:value-type="float" office:value="3.1783" calcext:value-type="float">
            <text:p>3.17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48.737" calcext:value-type="float">
            <text:p>348.737</text:p>
          </table:table-cell>
          <table:table-cell office:value-type="float" office:value="3.389" calcext:value-type="float">
            <text:p>3.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8.62" calcext:value-type="float">
            <text:p>398.62</text:p>
          </table:table-cell>
          <table:table-cell office:value-type="float" office:value="3.60339" calcext:value-type="float">
            <text:p>3.603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271.314" calcext:value-type="float">
            <text:p>271.314</text:p>
          </table:table-cell>
          <table:table-cell office:value-type="float" office:value="3.176" calcext:value-type="float">
            <text:p>3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4.249" calcext:value-type="float">
            <text:p>154.249</text:p>
          </table:table-cell>
          <table:table-cell office:value-type="float" office:value="2.38407" calcext:value-type="float">
            <text:p>2.384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286.111" calcext:value-type="float">
            <text:p>286.111</text:p>
          </table:table-cell>
          <table:table-cell office:value-type="float" office:value="3.699" calcext:value-type="float">
            <text:p>3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8.427" calcext:value-type="float">
            <text:p>448.427</text:p>
          </table:table-cell>
          <table:table-cell office:value-type="float" office:value="3.63617" calcext:value-type="float">
            <text:p>3.636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266.336" calcext:value-type="float">
            <text:p>266.336</text:p>
          </table:table-cell>
          <table:table-cell office:value-type="float" office:value="4.301" calcext:value-type="float">
            <text:p>4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7.964" calcext:value-type="float">
            <text:p>197.964</text:p>
          </table:table-cell>
          <table:table-cell office:value-type="float" office:value="2.80698" calcext:value-type="float">
            <text:p>2.806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256.471" calcext:value-type="float">
            <text:p>256.471</text:p>
          </table:table-cell>
          <table:table-cell office:value-type="float" office:value="3.079" calcext:value-type="float">
            <text:p>3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1.163" calcext:value-type="float">
            <text:p>151.163</text:p>
          </table:table-cell>
          <table:table-cell office:value-type="float" office:value="2.35725" calcext:value-type="float">
            <text:p>2.35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344.337" calcext:value-type="float">
            <text:p>344.337</text:p>
          </table:table-cell>
          <table:table-cell office:value-type="float" office:value="3.255" calcext:value-type="float">
            <text:p>3.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2.232" calcext:value-type="float">
            <text:p>162.232</text:p>
          </table:table-cell>
          <table:table-cell office:value-type="float" office:value="2.45508" calcext:value-type="float">
            <text:p>2.455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343.207" calcext:value-type="float">
            <text:p>343.207</text:p>
          </table:table-cell>
          <table:table-cell office:value-type="float" office:value="2.879" calcext:value-type="float">
            <text:p>2.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4.194" calcext:value-type="float">
            <text:p>174.194</text:p>
          </table:table-cell>
          <table:table-cell office:value-type="float" office:value="2.56603" calcext:value-type="float">
            <text:p>2.566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33.094" calcext:value-type="float">
            <text:p>233.094</text:p>
          </table:table-cell>
          <table:table-cell office:value-type="float" office:value="4.523" calcext:value-type="float">
            <text:p>4.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2.297" calcext:value-type="float">
            <text:p>342.297</text:p>
          </table:table-cell>
          <table:table-cell office:value-type="float" office:value="3.57634" calcext:value-type="float">
            <text:p>3.576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403.388" calcext:value-type="float">
            <text:p>403.388</text:p>
          </table:table-cell>
          <table:table-cell office:value-type="float" office:value="3.079" calcext:value-type="float">
            <text:p>3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4.249" calcext:value-type="float">
            <text:p>154.249</text:p>
          </table:table-cell>
          <table:table-cell office:value-type="float" office:value="2.38407" calcext:value-type="float">
            <text:p>2.384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32.202" calcext:value-type="float">
            <text:p>232.202</text:p>
          </table:table-cell>
          <table:table-cell office:value-type="float" office:value="4.301" calcext:value-type="float">
            <text:p>4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8.2" calcext:value-type="float">
            <text:p>158.2</text:p>
          </table:table-cell>
          <table:table-cell office:value-type="float" office:value="2.41892" calcext:value-type="float">
            <text:p>2.418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352.47" calcext:value-type="float">
            <text:p>352.47</text:p>
          </table:table-cell>
          <table:table-cell office:value-type="float" office:value="3.921" calcext:value-type="float">
            <text:p>3.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2.344" calcext:value-type="float">
            <text:p>262.344</text:p>
          </table:table-cell>
          <table:table-cell office:value-type="float" office:value="3.56133" calcext:value-type="float">
            <text:p>3.561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91.288" calcext:value-type="float">
            <text:p>391.288</text:p>
          </table:table-cell>
          <table:table-cell office:value-type="float" office:value="3.347" calcext:value-type="float">
            <text:p>3.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6.584" calcext:value-type="float">
            <text:p>126.584</text:p>
          </table:table-cell>
          <table:table-cell office:value-type="float" office:value="2.15757" calcext:value-type="float">
            <text:p>2.157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281.309" calcext:value-type="float">
            <text:p>281.309</text:p>
          </table:table-cell>
          <table:table-cell office:value-type="float" office:value="4.222" calcext:value-type="float">
            <text:p>4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6.48" calcext:value-type="float">
            <text:p>466.48</text:p>
          </table:table-cell>
          <table:table-cell office:value-type="float" office:value="3.64968" calcext:value-type="float">
            <text:p>3.649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354.332" calcext:value-type="float">
            <text:p>354.332</text:p>
          </table:table-cell>
          <table:table-cell office:value-type="float" office:value="3.721" calcext:value-type="float">
            <text:p>3.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8.767" calcext:value-type="float">
            <text:p>488.767</text:p>
          </table:table-cell>
          <table:table-cell office:value-type="float" office:value="3.66737" calcext:value-type="float">
            <text:p>3.667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212.199" calcext:value-type="float">
            <text:p>212.199</text:p>
          </table:table-cell>
          <table:table-cell office:value-type="float" office:value="1.204" calcext:value-type="float">
            <text:p>1.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6.263" calcext:value-type="float">
            <text:p>206.263</text:p>
          </table:table-cell>
          <table:table-cell office:value-type="float" office:value="2.90279" calcext:value-type="float">
            <text:p>2.90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318.372" calcext:value-type="float">
            <text:p>318.372</text:p>
          </table:table-cell>
          <table:table-cell office:value-type="float" office:value="4.745" calcext:value-type="float">
            <text:p>4.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4.318" calcext:value-type="float">
            <text:p>184.318</text:p>
          </table:table-cell>
          <table:table-cell office:value-type="float" office:value="2.6646" calcext:value-type="float">
            <text:p>2.66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387.817" calcext:value-type="float">
            <text:p>387.817</text:p>
          </table:table-cell>
          <table:table-cell office:value-type="float" office:value="3.678" calcext:value-type="float">
            <text:p>3.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.242" calcext:value-type="float">
            <text:p>201.242</text:p>
          </table:table-cell>
          <table:table-cell office:value-type="float" office:value="2.84365" calcext:value-type="float">
            <text:p>2.843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95.474" calcext:value-type="float">
            <text:p>195.474</text:p>
          </table:table-cell>
          <table:table-cell office:value-type="float" office:value="5.079" calcext:value-type="float">
            <text:p>5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.0837" calcext:value-type="float">
            <text:p>45.0837</text:p>
          </table:table-cell>
          <table:table-cell office:value-type="float" office:value="1.72501" calcext:value-type="float">
            <text:p>1.725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57.375" calcext:value-type="float">
            <text:p>357.375</text:p>
          </table:table-cell>
          <table:table-cell office:value-type="float" office:value="4.301" calcext:value-type="float">
            <text:p>4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0.35" calcext:value-type="float">
            <text:p>220.35</text:p>
          </table:table-cell>
          <table:table-cell office:value-type="float" office:value="3.12004" calcext:value-type="float">
            <text:p>3.120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03.357" calcext:value-type="float">
            <text:p>303.357</text:p>
          </table:table-cell>
          <table:table-cell office:value-type="float" office:value="4.347" calcext:value-type="float">
            <text:p>4.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7.323" calcext:value-type="float">
            <text:p>227.323</text:p>
          </table:table-cell>
          <table:table-cell office:value-type="float" office:value="3.38969" calcext:value-type="float">
            <text:p>3.389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05.438" calcext:value-type="float">
            <text:p>305.438</text:p>
          </table:table-cell>
          <table:table-cell office:value-type="float" office:value="3.469" calcext:value-type="float">
            <text:p>3.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.0843" calcext:value-type="float">
            <text:p>60.0843</text:p>
          </table:table-cell>
          <table:table-cell office:value-type="float" office:value="1.77564" calcext:value-type="float">
            <text:p>1.775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90.83" calcext:value-type="float">
            <text:p>290.83</text:p>
          </table:table-cell>
          <table:table-cell office:value-type="float" office:value="3.204" calcext:value-type="float">
            <text:p>3.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6.0614" calcext:value-type="float">
            <text:p>66.0614</text:p>
          </table:table-cell>
          <table:table-cell office:value-type="float" office:value="1.79933" calcext:value-type="float">
            <text:p>1.799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274.398" calcext:value-type="float">
            <text:p>274.398</text:p>
          </table:table-cell>
          <table:table-cell office:value-type="float" office:value="3.824" calcext:value-type="float">
            <text:p>3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2.143" calcext:value-type="float">
            <text:p>122.143</text:p>
          </table:table-cell>
          <table:table-cell office:value-type="float" office:value="2.12438" calcext:value-type="float">
            <text:p>2.124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257.717" calcext:value-type="float">
            <text:p>257.7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6.201" calcext:value-type="float">
            <text:p>116.201</text:p>
          </table:table-cell>
          <table:table-cell office:value-type="float" office:value="2.08152" calcext:value-type="float">
            <text:p>2.081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286.344" calcext:value-type="float">
            <text:p>286.344</text:p>
          </table:table-cell>
          <table:table-cell office:value-type="float" office:value="1.699" calcext:value-type="float">
            <text:p>1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0.363" calcext:value-type="float">
            <text:p>280.363</text:p>
          </table:table-cell>
          <table:table-cell office:value-type="float" office:value="3.56216" calcext:value-type="float">
            <text:p>3.562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538.22" calcext:value-type="float">
            <text:p>538.22</text:p>
          </table:table-cell>
          <table:table-cell office:value-type="float" office:value="4.602" calcext:value-type="float">
            <text:p>4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0.336" calcext:value-type="float">
            <text:p>300.336</text:p>
          </table:table-cell>
          <table:table-cell office:value-type="float" office:value="3.56477" calcext:value-type="float">
            <text:p>3.564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390.556" calcext:value-type="float">
            <text:p>390.556</text:p>
          </table:table-cell>
          <table:table-cell office:value-type="float" office:value="4.602" calcext:value-type="float">
            <text:p>4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5.825" calcext:value-type="float">
            <text:p>335.825</text:p>
          </table:table-cell>
          <table:table-cell office:value-type="float" office:value="3.57404" calcext:value-type="float">
            <text:p>3.574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336.641" calcext:value-type="float">
            <text:p>336.641</text:p>
          </table:table-cell>
          <table:table-cell office:value-type="float" office:value="1.815" calcext:value-type="float">
            <text:p>1.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7.613" calcext:value-type="float">
            <text:p>407.613</text:p>
          </table:table-cell>
          <table:table-cell office:value-type="float" office:value="3.60876" calcext:value-type="float">
            <text:p>3.608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822.94" calcext:value-type="float">
            <text:p>822.94</text:p>
          </table:table-cell>
          <table:table-cell office:value-type="float" office:value="2.301" calcext:value-type="float">
            <text:p>2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02.596" calcext:value-type="float">
            <text:p>702.596</text:p>
          </table:table-cell>
          <table:table-cell office:value-type="float" office:value="3.87129" calcext:value-type="float">
            <text:p>3.871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49.599" calcext:value-type="float">
            <text:p>149.599</text:p>
          </table:table-cell>
          <table:table-cell office:value-type="float" office:value="3.62" calcext:value-type="float">
            <text:p>3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4.218" calcext:value-type="float">
            <text:p>134.218</text:p>
          </table:table-cell>
          <table:table-cell office:value-type="float" office:value="2.2168" calcext:value-type="float">
            <text:p>2.21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242.058" calcext:value-type="float">
            <text:p>242.058</text:p>
          </table:table-cell>
          <table:table-cell office:value-type="float" office:value="1.875" calcext:value-type="float">
            <text:p>1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2.135" calcext:value-type="float">
            <text:p>102.135</text:p>
          </table:table-cell>
          <table:table-cell office:value-type="float" office:value="1.98754" calcext:value-type="float">
            <text:p>1.987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271.354" calcext:value-type="float">
            <text:p>271.354</text:p>
          </table:table-cell>
          <table:table-cell office:value-type="float" office:value="2.301" calcext:value-type="float">
            <text:p>2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0.346" calcext:value-type="float">
            <text:p>190.346</text:p>
          </table:table-cell>
          <table:table-cell office:value-type="float" office:value="2.72584" calcext:value-type="float">
            <text:p>2.72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335.279" calcext:value-type="float">
            <text:p>335.279</text:p>
          </table:table-cell>
          <table:table-cell office:value-type="float" office:value="3.491" calcext:value-type="float">
            <text:p>3.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6.191" calcext:value-type="float">
            <text:p>136.191</text:p>
          </table:table-cell>
          <table:table-cell office:value-type="float" office:value="2.23254" calcext:value-type="float">
            <text:p>2.23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201.221" calcext:value-type="float">
            <text:p>201.2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6.834" calcext:value-type="float">
            <text:p>396.834</text:p>
          </table:table-cell>
          <table:table-cell office:value-type="float" office:value="3.60235" calcext:value-type="float">
            <text:p>3.60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38.207" calcext:value-type="float">
            <text:p>138.207</text:p>
          </table:table-cell>
          <table:table-cell office:value-type="float" office:value="2.38" calcext:value-type="float">
            <text:p>2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7.136" calcext:value-type="float">
            <text:p>137.136</text:p>
          </table:table-cell>
          <table:table-cell office:value-type="float" office:value="2.24013" calcext:value-type="float">
            <text:p>2.240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100.116" calcext:value-type="float">
            <text:p>100.116</text:p>
          </table:table-cell>
          <table:table-cell office:value-type="float" office:value="3.079" calcext:value-type="float">
            <text:p>3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0.186" calcext:value-type="float">
            <text:p>130.186</text:p>
          </table:table-cell>
          <table:table-cell office:value-type="float" office:value="2.18519" calcext:value-type="float">
            <text:p>2.185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492.705" calcext:value-type="float">
            <text:p>492.705</text:p>
          </table:table-cell>
          <table:table-cell office:value-type="float" office:value="3.481" calcext:value-type="float">
            <text:p>3.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57.375" calcext:value-type="float">
            <text:p>357.375</text:p>
          </table:table-cell>
          <table:table-cell office:value-type="float" office:value="3.58238" calcext:value-type="float">
            <text:p>3.58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220.35" calcext:value-type="float">
            <text:p>220.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7.179" calcext:value-type="float">
            <text:p>137.179</text:p>
          </table:table-cell>
          <table:table-cell office:value-type="float" office:value="2.24048" calcext:value-type="float">
            <text:p>2.240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304.664" calcext:value-type="float">
            <text:p>304.664</text:p>
          </table:table-cell>
          <table:table-cell office:value-type="float" office:value="3.824" calcext:value-type="float">
            <text:p>3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1.186" calcext:value-type="float">
            <text:p>151.186</text:p>
          </table:table-cell>
          <table:table-cell office:value-type="float" office:value="2.35745" calcext:value-type="float">
            <text:p>2.357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325.294" calcext:value-type="float">
            <text:p>325.294</text:p>
          </table:table-cell>
          <table:table-cell office:value-type="float" office:value="1.602" calcext:value-type="float">
            <text:p>1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4.281" calcext:value-type="float">
            <text:p>174.281</text:p>
          </table:table-cell>
          <table:table-cell office:value-type="float" office:value="2.56684" calcext:value-type="float">
            <text:p>2.566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465.092" calcext:value-type="float">
            <text:p>465.092</text:p>
          </table:table-cell>
          <table:table-cell office:value-type="float" office:value="4.921" calcext:value-type="float">
            <text:p>4.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6.265" calcext:value-type="float">
            <text:p>156.265</text:p>
          </table:table-cell>
          <table:table-cell office:value-type="float" office:value="2.40178" calcext:value-type="float">
            <text:p>2.401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61.091" calcext:value-type="float">
            <text:p>161.091</text:p>
          </table:table-cell>
          <table:table-cell office:value-type="float" office:value="1.699" calcext:value-type="float">
            <text:p>1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11.62" calcext:value-type="float">
            <text:p>411.62</text:p>
          </table:table-cell>
          <table:table-cell office:value-type="float" office:value="3.61123" calcext:value-type="float">
            <text:p>3.611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408.371" calcext:value-type="float">
            <text:p>408.371</text:p>
          </table:table-cell>
          <table:table-cell office:value-type="float" office:value="2.514" calcext:value-type="float">
            <text:p>2.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5.631" calcext:value-type="float">
            <text:p>305.631</text:p>
          </table:table-cell>
          <table:table-cell office:value-type="float" office:value="3.56579" calcext:value-type="float">
            <text:p>3.565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38.286" calcext:value-type="float">
            <text:p>238.286</text:p>
          </table:table-cell>
          <table:table-cell office:value-type="float" office:value="3.875" calcext:value-type="float">
            <text:p>3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8.141" calcext:value-type="float">
            <text:p>108.141</text:p>
          </table:table-cell>
          <table:table-cell office:value-type="float" office:value="2.02633" calcext:value-type="float">
            <text:p>2.026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336" calcext:value-type="float">
            <text:p>336</text:p>
          </table:table-cell>
          <table:table-cell office:value-type="float" office:value="4.778" calcext:value-type="float">
            <text:p>4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0.185" calcext:value-type="float">
            <text:p>130.185</text:p>
          </table:table-cell>
          <table:table-cell office:value-type="float" office:value="2.18518" calcext:value-type="float">
            <text:p>2.185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338.439" calcext:value-type="float">
            <text:p>338.439</text:p>
          </table:table-cell>
          <table:table-cell office:value-type="float" office:value="2.347" calcext:value-type="float">
            <text:p>2.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6.291" calcext:value-type="float">
            <text:p>186.291</text:p>
          </table:table-cell>
          <table:table-cell office:value-type="float" office:value="2.68441" calcext:value-type="float">
            <text:p>2.68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422.868" calcext:value-type="float">
            <text:p>422.868</text:p>
          </table:table-cell>
          <table:table-cell office:value-type="float" office:value="4.176" calcext:value-type="float">
            <text:p>4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6.224" calcext:value-type="float">
            <text:p>156.224</text:p>
          </table:table-cell>
          <table:table-cell office:value-type="float" office:value="2.40141" calcext:value-type="float">
            <text:p>2.401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302.196" calcext:value-type="float">
            <text:p>302.196</text:p>
          </table:table-cell>
          <table:table-cell office:value-type="float" office:value="2.076" calcext:value-type="float">
            <text:p>2.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3.734" calcext:value-type="float">
            <text:p>423.734</text:p>
          </table:table-cell>
          <table:table-cell office:value-type="float" office:value="3.61902" calcext:value-type="float">
            <text:p>3.619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407.979" calcext:value-type="float">
            <text:p>407.979</text:p>
          </table:table-cell>
          <table:table-cell office:value-type="float" office:value="4.477" calcext:value-type="float">
            <text:p>4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6.141" calcext:value-type="float">
            <text:p>146.141</text:p>
          </table:table-cell>
          <table:table-cell office:value-type="float" office:value="2.31441" calcext:value-type="float">
            <text:p>2.31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330.167" calcext:value-type="float">
            <text:p>330.167</text:p>
          </table:table-cell>
          <table:table-cell office:value-type="float" office:value="2.738" calcext:value-type="float">
            <text:p>2.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12.646" calcext:value-type="float">
            <text:p>412.646</text:p>
          </table:table-cell>
          <table:table-cell office:value-type="float" office:value="3.61187" calcext:value-type="float">
            <text:p>3.611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315.393" calcext:value-type="float">
            <text:p>315.393</text:p>
          </table:table-cell>
          <table:table-cell office:value-type="float" office:value="3.523" calcext:value-type="float">
            <text:p>3.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4.217" calcext:value-type="float">
            <text:p>254.217</text:p>
          </table:table-cell>
          <table:table-cell office:value-type="float" office:value="3.55317" calcext:value-type="float">
            <text:p>3.553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297.18" calcext:value-type="float">
            <text:p>297.18</text:p>
          </table:table-cell>
          <table:table-cell office:value-type="float" office:value="3.903" calcext:value-type="float">
            <text:p>3.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80.545" calcext:value-type="float">
            <text:p>380.545</text:p>
          </table:table-cell>
          <table:table-cell office:value-type="float" office:value="3.59341" calcext:value-type="float">
            <text:p>3.593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office:value-type="float" office:value="376.404" calcext:value-type="float">
            <text:p>376.404</text:p>
          </table:table-cell>
          <table:table-cell office:value-type="float" office:value="3.477" calcext:value-type="float">
            <text:p>3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2.197" calcext:value-type="float">
            <text:p>142.197</text:p>
          </table:table-cell>
          <table:table-cell office:value-type="float" office:value="2.28147" calcext:value-type="float">
            <text:p>2.28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00.352" calcext:value-type="float">
            <text:p>300.352</text:p>
          </table:table-cell>
          <table:table-cell office:value-type="float" office:value="3.523" calcext:value-type="float">
            <text:p>3.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86.452" calcext:value-type="float">
            <text:p>286.452</text:p>
          </table:table-cell>
          <table:table-cell office:value-type="float" office:value="3.56275" calcext:value-type="float">
            <text:p>3.56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302.408" calcext:value-type="float">
            <text:p>302.408</text:p>
          </table:table-cell>
          <table:table-cell office:value-type="float" office:value="2.783" calcext:value-type="float">
            <text:p>2.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4.275" calcext:value-type="float">
            <text:p>184.275</text:p>
          </table:table-cell>
          <table:table-cell office:value-type="float" office:value="2.66417" calcext:value-type="float">
            <text:p>2.664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430.905" calcext:value-type="float">
            <text:p>430.905</text:p>
          </table:table-cell>
          <table:table-cell office:value-type="float" office:value="2.222" calcext:value-type="float">
            <text:p>2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4.998" calcext:value-type="float">
            <text:p>174.998</text:p>
          </table:table-cell>
          <table:table-cell office:value-type="float" office:value="2.57369" calcext:value-type="float">
            <text:p>2.573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121.18" calcext:value-type="float">
            <text:p>121.18</text:p>
          </table:table-cell>
          <table:table-cell office:value-type="float" office:value="3.046" calcext:value-type="float">
            <text:p>3.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8.238" calcext:value-type="float">
            <text:p>158.238</text:p>
          </table:table-cell>
          <table:table-cell office:value-type="float" office:value="2.41926" calcext:value-type="float">
            <text:p>2.419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242.699" calcext:value-type="float">
            <text:p>242.699</text:p>
          </table:table-cell>
          <table:table-cell office:value-type="float" office:value="2.125" calcext:value-type="float">
            <text:p>2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91.854" calcext:value-type="float">
            <text:p>691.854</text:p>
          </table:table-cell>
          <table:table-cell office:value-type="float" office:value="3.86018" calcext:value-type="float">
            <text:p>3.860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152.151" calcext:value-type="float">
            <text:p>152.151</text:p>
          </table:table-cell>
          <table:table-cell office:value-type="float" office:value="3.125" calcext:value-type="float">
            <text:p>3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4.203" calcext:value-type="float">
            <text:p>124.203</text:p>
          </table:table-cell>
          <table:table-cell office:value-type="float" office:value="2.13966" calcext:value-type="float">
            <text:p>2.139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527.198" calcext:value-type="float">
            <text:p>527.198</text:p>
          </table:table-cell>
          <table:table-cell office:value-type="float" office:value="3.959" calcext:value-type="float">
            <text:p>3.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0.433" calcext:value-type="float">
            <text:p>230.433</text:p>
          </table:table-cell>
          <table:table-cell office:value-type="float" office:value="3.43033" calcext:value-type="float">
            <text:p>3.430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170.207" calcext:value-type="float">
            <text:p>170.207</text:p>
          </table:table-cell>
          <table:table-cell office:value-type="float" office:value="2.176" calcext:value-type="float">
            <text:p>2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46.581" calcext:value-type="float">
            <text:p>446.581</text:p>
          </table:table-cell>
          <table:table-cell office:value-type="float" office:value="3.63483" calcext:value-type="float">
            <text:p>3.634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305.334" calcext:value-type="float">
            <text:p>305.334</text:p>
          </table:table-cell>
          <table:table-cell office:value-type="float" office:value="3.602" calcext:value-type="float">
            <text:p>3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4.249" calcext:value-type="float">
            <text:p>154.249</text:p>
          </table:table-cell>
          <table:table-cell office:value-type="float" office:value="2.38407" calcext:value-type="float">
            <text:p>2.384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283.794" calcext:value-type="float">
            <text:p>283.794</text:p>
          </table:table-cell>
          <table:table-cell office:value-type="float" office:value="2.176" calcext:value-type="float">
            <text:p>2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6.386" calcext:value-type="float">
            <text:p>326.386</text:p>
          </table:table-cell>
          <table:table-cell office:value-type="float" office:value="3.57102" calcext:value-type="float">
            <text:p>3.571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office:value-type="float" office:value="380.784" calcext:value-type="float">
            <text:p>380.784</text:p>
          </table:table-cell>
          <table:table-cell office:value-type="float" office:value="3.699" calcext:value-type="float">
            <text:p>3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8.409" calcext:value-type="float">
            <text:p>448.409</text:p>
          </table:table-cell>
          <table:table-cell office:value-type="float" office:value="3.63615" calcext:value-type="float">
            <text:p>3.636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191.187" calcext:value-type="float">
            <text:p>191.187</text:p>
          </table:table-cell>
          <table:table-cell office:value-type="float" office:value="2.523" calcext:value-type="float">
            <text:p>2.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0.121" calcext:value-type="float">
            <text:p>90.121</text:p>
          </table:table-cell>
          <table:table-cell office:value-type="float" office:value="1.9162" calcext:value-type="float">
            <text:p>1.91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06.925" calcext:value-type="float">
            <text:p>406.925</text:p>
          </table:table-cell>
          <table:table-cell office:value-type="float" office:value="4.921" calcext:value-type="float">
            <text:p>4.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02.482" calcext:value-type="float">
            <text:p>402.482</text:p>
          </table:table-cell>
          <table:table-cell office:value-type="float" office:value="3.60566" calcext:value-type="float">
            <text:p>3.605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164.244" calcext:value-type="float">
            <text:p>164.244</text:p>
          </table:table-cell>
          <table:table-cell office:value-type="float" office:value="2.176" calcext:value-type="float">
            <text:p>2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6.283" calcext:value-type="float">
            <text:p>326.283</text:p>
          </table:table-cell>
          <table:table-cell office:value-type="float" office:value="3.57099" calcext:value-type="float">
            <text:p>3.570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461.773" calcext:value-type="float">
            <text:p>461.773</text:p>
          </table:table-cell>
          <table:table-cell office:value-type="float" office:value="3.678" calcext:value-type="float">
            <text:p>3.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22.265" calcext:value-type="float">
            <text:p>522.265</text:p>
          </table:table-cell>
          <table:table-cell office:value-type="float" office:value="3.69575" calcext:value-type="float">
            <text:p>3.69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office:value-type="float" office:value="73.0938" calcext:value-type="float">
            <text:p>73.0938</text:p>
          </table:table-cell>
          <table:table-cell office:value-type="float" office:value="2.477" calcext:value-type="float">
            <text:p>2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2.33" calcext:value-type="float">
            <text:p>212.33</text:p>
          </table:table-cell>
          <table:table-cell office:value-type="float" office:value="2.98186" calcext:value-type="float">
            <text:p>2.981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290.318" calcext:value-type="float">
            <text:p>290.318</text:p>
          </table:table-cell>
          <table:table-cell office:value-type="float" office:value="2.409" calcext:value-type="float">
            <text:p>2.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3.012" calcext:value-type="float">
            <text:p>143.012</text:p>
          </table:table-cell>
          <table:table-cell office:value-type="float" office:value="2.28822" calcext:value-type="float">
            <text:p>2.288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376.665" calcext:value-type="float">
            <text:p>376.665</text:p>
          </table:table-cell>
          <table:table-cell office:value-type="float" office:value="3.125" calcext:value-type="float">
            <text:p>3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67.046" calcext:value-type="float">
            <text:p>367.046</text:p>
          </table:table-cell>
          <table:table-cell office:value-type="float" office:value="3.58673" calcext:value-type="float">
            <text:p>3.586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9" calcext:value-type="float">
            <text:p>419</text:p>
          </table:table-cell>
          <table:table-cell office:value-type="float" office:value="225.289" calcext:value-type="float">
            <text:p>225.289</text:p>
          </table:table-cell>
          <table:table-cell office:value-type="float" office:value="4.155" calcext:value-type="float">
            <text:p>4.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8.347" calcext:value-type="float">
            <text:p>278.347</text:p>
          </table:table-cell>
          <table:table-cell office:value-type="float" office:value="3.56201" calcext:value-type="float">
            <text:p>3.562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527.834" calcext:value-type="float">
            <text:p>527.834</text:p>
          </table:table-cell>
          <table:table-cell office:value-type="float" office:value="4.602" calcext:value-type="float">
            <text:p>4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2.28" calcext:value-type="float">
            <text:p>222.28</text:p>
          </table:table-cell>
          <table:table-cell office:value-type="float" office:value="3.17507" calcext:value-type="float">
            <text:p>3.175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416.938" calcext:value-type="float">
            <text:p>416.938</text:p>
          </table:table-cell>
          <table:table-cell office:value-type="float" office:value="2.204" calcext:value-type="float">
            <text:p>2.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4.217" calcext:value-type="float">
            <text:p>214.217</text:p>
          </table:table-cell>
          <table:table-cell office:value-type="float" office:value="3.00924" calcext:value-type="float">
            <text:p>3.009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303.668" calcext:value-type="float">
            <text:p>303.668</text:p>
          </table:table-cell>
          <table:table-cell office:value-type="float" office:value="2.727" calcext:value-type="float">
            <text:p>2.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5.394" calcext:value-type="float">
            <text:p>265.394</text:p>
          </table:table-cell>
          <table:table-cell office:value-type="float" office:value="3.56148" calcext:value-type="float">
            <text:p>3.561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218.679" calcext:value-type="float">
            <text:p>218.679</text:p>
          </table:table-cell>
          <table:table-cell office:value-type="float" office:value="2.824" calcext:value-type="float">
            <text:p>2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26.673" calcext:value-type="float">
            <text:p>426.673</text:p>
          </table:table-cell>
          <table:table-cell office:value-type="float" office:value="3.62097" calcext:value-type="float">
            <text:p>3.620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278.344" calcext:value-type="float">
            <text:p>278.344</text:p>
          </table:table-cell>
          <table:table-cell office:value-type="float" office:value="3.272" calcext:value-type="float">
            <text:p>3.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4.0818" calcext:value-type="float">
            <text:p>74.0818</text:p>
          </table:table-cell>
          <table:table-cell office:value-type="float" office:value="1.83442" calcext:value-type="float">
            <text:p>1.834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206.324" calcext:value-type="float">
            <text:p>206.324</text:p>
          </table:table-cell>
          <table:table-cell office:value-type="float" office:value="3.284" calcext:value-type="float">
            <text:p>3.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2.254" calcext:value-type="float">
            <text:p>192.254</text:p>
          </table:table-cell>
          <table:table-cell office:value-type="float" office:value="2.74572" calcext:value-type="float">
            <text:p>2.745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367.029" calcext:value-type="float">
            <text:p>367.029</text:p>
          </table:table-cell>
          <table:table-cell office:value-type="float" office:value="4.699" calcext:value-type="float">
            <text:p>4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.13" calcext:value-type="float">
            <text:p>150.13</text:p>
          </table:table-cell>
          <table:table-cell office:value-type="float" office:value="2.34836" calcext:value-type="float">
            <text:p>2.348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2" calcext:value-type="float">
            <text:p>472</text:p>
          </table:table-cell>
          <table:table-cell office:value-type="float" office:value="458.827" calcext:value-type="float">
            <text:p>458.827</text:p>
          </table:table-cell>
          <table:table-cell office:value-type="float" office:value="3.201" calcext:value-type="float">
            <text:p>3.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.15" calcext:value-type="float">
            <text:p>106.15</text:p>
          </table:table-cell>
          <table:table-cell office:value-type="float" office:value="2.01325" calcext:value-type="float">
            <text:p>2.013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3" calcext:value-type="float">
            <text:p>473</text:p>
          </table:table-cell>
          <table:table-cell office:value-type="float" office:value="359.391" calcext:value-type="float">
            <text:p>359.391</text:p>
          </table:table-cell>
          <table:table-cell office:value-type="float" office:value="3.255" calcext:value-type="float">
            <text:p>3.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0.187" calcext:value-type="float">
            <text:p>250.187</text:p>
          </table:table-cell>
          <table:table-cell office:value-type="float" office:value="3.54424" calcext:value-type="float">
            <text:p>3.544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638.068" calcext:value-type="float">
            <text:p>638.068</text:p>
          </table:table-cell>
          <table:table-cell office:value-type="float" office:value="4.255" calcext:value-type="float">
            <text:p>4.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2.302" calcext:value-type="float">
            <text:p>182.302</text:p>
          </table:table-cell>
          <table:table-cell office:value-type="float" office:value="2.64458" calcext:value-type="float">
            <text:p>2.644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198.106" calcext:value-type="float">
            <text:p>198.106</text:p>
          </table:table-cell>
          <table:table-cell office:value-type="float" office:value="0.602" calcext:value-type="float">
            <text:p>0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8.0999" calcext:value-type="float">
            <text:p>98.0999</text:p>
          </table:table-cell>
          <table:table-cell office:value-type="float" office:value="1.96264" calcext:value-type="float">
            <text:p>1.96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194.184" calcext:value-type="float">
            <text:p>194.184</text:p>
          </table:table-cell>
          <table:table-cell office:value-type="float" office:value="0.924" calcext:value-type="float">
            <text:p>0.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0.333" calcext:value-type="float">
            <text:p>250.333</text:p>
          </table:table-cell>
          <table:table-cell office:value-type="float" office:value="3.54462" calcext:value-type="float">
            <text:p>3.544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217.227" calcext:value-type="float">
            <text:p>217.2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76.364" calcext:value-type="float">
            <text:p>376.364</text:p>
          </table:table-cell>
          <table:table-cell office:value-type="float" office:value="3.59127" calcext:value-type="float">
            <text:p>3.591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229.316" calcext:value-type="float">
            <text:p>229.3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4.249" calcext:value-type="float">
            <text:p>154.249</text:p>
          </table:table-cell>
          <table:table-cell office:value-type="float" office:value="2.38407" calcext:value-type="float">
            <text:p>2.384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62.276" calcext:value-type="float">
            <text:p>162.276</text:p>
          </table:table-cell>
          <table:table-cell office:value-type="float" office:value="3.824" calcext:value-type="float">
            <text:p>3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3.259" calcext:value-type="float">
            <text:p>163.259</text:p>
          </table:table-cell>
          <table:table-cell office:value-type="float" office:value="2.4644" calcext:value-type="float">
            <text:p>2.46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215.683" calcext:value-type="float">
            <text:p>215.683</text:p>
          </table:table-cell>
          <table:table-cell office:value-type="float" office:value="4.222" calcext:value-type="float">
            <text:p>4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0.318" calcext:value-type="float">
            <text:p>200.318</text:p>
          </table:table-cell>
          <table:table-cell office:value-type="float" office:value="2.83318" calcext:value-type="float">
            <text:p>2.833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7" calcext:value-type="float">
            <text:p>517</text:p>
          </table:table-cell>
          <table:table-cell office:value-type="float" office:value="210.276" calcext:value-type="float">
            <text:p>210.2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4.645" calcext:value-type="float">
            <text:p>214.645</text:p>
          </table:table-cell>
          <table:table-cell office:value-type="float" office:value="3.01574" calcext:value-type="float">
            <text:p>3.015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9" calcext:value-type="float">
            <text:p>519</text:p>
          </table:table-cell>
          <table:table-cell office:value-type="float" office:value="326.221" calcext:value-type="float">
            <text:p>326.221</text:p>
          </table:table-cell>
          <table:table-cell office:value-type="float" office:value="4.149" calcext:value-type="float">
            <text:p>4.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2.271" calcext:value-type="float">
            <text:p>162.271</text:p>
          </table:table-cell>
          <table:table-cell office:value-type="float" office:value="2.45544" calcext:value-type="float">
            <text:p>2.455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191.999" calcext:value-type="float">
            <text:p>191.999</text:p>
          </table:table-cell>
          <table:table-cell office:value-type="float" office:value="2.602" calcext:value-type="float">
            <text:p>2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6.195" calcext:value-type="float">
            <text:p>206.195</text:p>
          </table:table-cell>
          <table:table-cell office:value-type="float" office:value="2.90196" calcext:value-type="float">
            <text:p>2.90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342.394" calcext:value-type="float">
            <text:p>342.394</text:p>
          </table:table-cell>
          <table:table-cell office:value-type="float" office:value="2.875" calcext:value-type="float">
            <text:p>2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7.286" calcext:value-type="float">
            <text:p>177.286</text:p>
          </table:table-cell>
          <table:table-cell office:value-type="float" office:value="2.59563" calcext:value-type="float">
            <text:p>2.595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224.148" calcext:value-type="float">
            <text:p>224.148</text:p>
          </table:table-cell>
          <table:table-cell office:value-type="float" office:value="5.959" calcext:value-type="float">
            <text:p>5.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0.218" calcext:value-type="float">
            <text:p>150.218</text:p>
          </table:table-cell>
          <table:table-cell office:value-type="float" office:value="2.34912" calcext:value-type="float">
            <text:p>2.349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302.408" calcext:value-type="float">
            <text:p>302.408</text:p>
          </table:table-cell>
          <table:table-cell office:value-type="float" office:value="3.632" calcext:value-type="float">
            <text:p>3.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7.9952" calcext:value-type="float">
            <text:p>97.9952</text:p>
          </table:table-cell>
          <table:table-cell office:value-type="float" office:value="1.962" calcext:value-type="float">
            <text:p>1.9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143.206" calcext:value-type="float">
            <text:p>143.206</text:p>
          </table:table-cell>
          <table:table-cell office:value-type="float" office:value="4.301" calcext:value-type="float">
            <text:p>4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38.763" calcext:value-type="float">
            <text:p>438.763</text:p>
          </table:table-cell>
          <table:table-cell office:value-type="float" office:value="3.62926" calcext:value-type="float">
            <text:p>3.629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222.674" calcext:value-type="float">
            <text:p>222.674</text:p>
          </table:table-cell>
          <table:table-cell office:value-type="float" office:value="2.778" calcext:value-type="float">
            <text:p>2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3.297" calcext:value-type="float">
            <text:p>213.297</text:p>
          </table:table-cell>
          <table:table-cell office:value-type="float" office:value="2.99566" calcext:value-type="float">
            <text:p>2.995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246.259" calcext:value-type="float">
            <text:p>246.259</text:p>
          </table:table-cell>
          <table:table-cell office:value-type="float" office:value="2.778" calcext:value-type="float">
            <text:p>2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0.168" calcext:value-type="float">
            <text:p>160.168</text:p>
          </table:table-cell>
          <table:table-cell office:value-type="float" office:value="2.43649" calcext:value-type="float">
            <text:p>2.436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86.0892" calcext:value-type="float">
            <text:p>86.0892</text:p>
          </table:table-cell>
          <table:table-cell office:value-type="float" office:value="3.477" calcext:value-type="float">
            <text:p>3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0.233" calcext:value-type="float">
            <text:p>200.233</text:p>
          </table:table-cell>
          <table:table-cell office:value-type="float" office:value="2.83223" calcext:value-type="float">
            <text:p>2.832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143.185" calcext:value-type="float">
            <text:p>143.185</text:p>
          </table:table-cell>
          <table:table-cell office:value-type="float" office:value="2.125" calcext:value-type="float">
            <text:p>2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29.919" calcext:value-type="float">
            <text:p>229.919</text:p>
          </table:table-cell>
          <table:table-cell office:value-type="float" office:value="3.42454" calcext:value-type="float">
            <text:p>3.424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457.907" calcext:value-type="float">
            <text:p>457.907</text:p>
          </table:table-cell>
          <table:table-cell office:value-type="float" office:value="2.477" calcext:value-type="float">
            <text:p>2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1.393" calcext:value-type="float">
            <text:p>161.393</text:p>
          </table:table-cell>
          <table:table-cell office:value-type="float" office:value="2.44751" calcext:value-type="float">
            <text:p>2.447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108.138" calcext:value-type="float">
            <text:p>108.138</text:p>
          </table:table-cell>
          <table:table-cell office:value-type="float" office:value="2.002" calcext:value-type="float">
            <text:p>2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15.044" calcext:value-type="float">
            <text:p>215.044</text:p>
          </table:table-cell>
          <table:table-cell office:value-type="float" office:value="3.02188" calcext:value-type="float">
            <text:p>3.021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7" calcext:value-type="float">
            <text:p>547</text:p>
          </table:table-cell>
          <table:table-cell office:value-type="float" office:value="587.628" calcext:value-type="float">
            <text:p>587.6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08.848" calcext:value-type="float">
            <text:p>808.848</text:p>
          </table:table-cell>
          <table:table-cell office:value-type="float" office:value="3.98287" calcext:value-type="float">
            <text:p>3.982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423.862" calcext:value-type="float">
            <text:p>423.862</text:p>
          </table:table-cell>
          <table:table-cell office:value-type="float" office:value="2.979" calcext:value-type="float">
            <text:p>2.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7.446" calcext:value-type="float">
            <text:p>197.446</text:p>
          </table:table-cell>
          <table:table-cell office:value-type="float" office:value="2.8013" calcext:value-type="float">
            <text:p>2.80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8" calcext:value-type="float">
            <text:p>558</text:p>
          </table:table-cell>
          <table:table-cell office:value-type="float" office:value="137.997" calcext:value-type="float">
            <text:p>137.997</text:p>
          </table:table-cell>
          <table:table-cell office:value-type="float" office:value="3.66" calcext:value-type="float">
            <text:p>3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0.218" calcext:value-type="float">
            <text:p>150.218</text:p>
          </table:table-cell>
          <table:table-cell office:value-type="float" office:value="2.34912" calcext:value-type="float">
            <text:p>2.349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349.061" calcext:value-type="float">
            <text:p>349.061</text:p>
          </table:table-cell>
          <table:table-cell office:value-type="float" office:value="3.076" calcext:value-type="float">
            <text:p>3.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.5135" calcext:value-type="float">
            <text:p>80.5135</text:p>
          </table:table-cell>
          <table:table-cell office:value-type="float" office:value="1.86535" calcext:value-type="float">
            <text:p>1.865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3" calcext:value-type="float">
            <text:p>563</text:p>
          </table:table-cell>
          <table:table-cell office:value-type="float" office:value="397.513" calcext:value-type="float">
            <text:p>397.513</text:p>
          </table:table-cell>
          <table:table-cell office:value-type="float" office:value="3.824" calcext:value-type="float">
            <text:p>3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14.068" calcext:value-type="float">
            <text:p>414.068</text:p>
          </table:table-cell>
          <table:table-cell office:value-type="float" office:value="3.61277" calcext:value-type="float">
            <text:p>3.61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295.765" calcext:value-type="float">
            <text:p>295.765</text:p>
          </table:table-cell>
          <table:table-cell office:value-type="float" office:value="3.301" calcext:value-type="float">
            <text:p>3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8.164" calcext:value-type="float">
            <text:p>138.164</text:p>
          </table:table-cell>
          <table:table-cell office:value-type="float" office:value="2.24844" calcext:value-type="float">
            <text:p>2.248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152.147" calcext:value-type="float">
            <text:p>152.147</text:p>
          </table:table-cell>
          <table:table-cell office:value-type="float" office:value="1.301" calcext:value-type="float">
            <text:p>1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4.217" calcext:value-type="float">
            <text:p>214.217</text:p>
          </table:table-cell>
          <table:table-cell office:value-type="float" office:value="3.00924" calcext:value-type="float">
            <text:p>3.009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257.78" calcext:value-type="float">
            <text:p>257.78</text:p>
          </table:table-cell>
          <table:table-cell office:value-type="float" office:value="3.699" calcext:value-type="float">
            <text:p>3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.119" calcext:value-type="float">
            <text:p>100.119</text:p>
          </table:table-cell>
          <table:table-cell office:value-type="float" office:value="1.97498" calcext:value-type="float">
            <text:p>1.974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130.191" calcext:value-type="float">
            <text:p>130.1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9.203" calcext:value-type="float">
            <text:p>129.203</text:p>
          </table:table-cell>
          <table:table-cell office:value-type="float" office:value="2.17759" calcext:value-type="float">
            <text:p>2.177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640.984" calcext:value-type="float">
            <text:p>640.9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76.488" calcext:value-type="float">
            <text:p>276.488</text:p>
          </table:table-cell>
          <table:table-cell office:value-type="float" office:value="3.56188" calcext:value-type="float">
            <text:p>3.561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6" calcext:value-type="float">
            <text:p>586</text:p>
          </table:table-cell>
          <table:table-cell office:value-type="float" office:value="492.386" calcext:value-type="float">
            <text:p>492.386</text:p>
          </table:table-cell>
          <table:table-cell office:value-type="float" office:value="0.171" calcext:value-type="float">
            <text:p>0.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75.134" calcext:value-type="float">
            <text:p>375.134</text:p>
          </table:table-cell>
          <table:table-cell office:value-type="float" office:value="3.59066" calcext:value-type="float">
            <text:p>3.590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333.856" calcext:value-type="float">
            <text:p>333.856</text:p>
          </table:table-cell>
          <table:table-cell office:value-type="float" office:value="4.201" calcext:value-type="float">
            <text:p>4.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.211" calcext:value-type="float">
            <text:p>144.211</text:p>
          </table:table-cell>
          <table:table-cell office:value-type="float" office:value="2.29822" calcext:value-type="float">
            <text:p>2.298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2" calcext:value-type="float">
            <text:p>592</text:p>
          </table:table-cell>
          <table:table-cell office:value-type="float" office:value="200.619" calcext:value-type="float">
            <text:p>200.619</text:p>
          </table:table-cell>
          <table:table-cell office:value-type="float" office:value="3.699" calcext:value-type="float">
            <text:p>3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6.441" calcext:value-type="float">
            <text:p>226.441</text:p>
          </table:table-cell>
          <table:table-cell office:value-type="float" office:value="3.37469" calcext:value-type="float">
            <text:p>3.374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349.741" calcext:value-type="float">
            <text:p>349.741</text:p>
          </table:table-cell>
          <table:table-cell office:value-type="float" office:value="4.018" calcext:value-type="float">
            <text:p>4.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9.146" calcext:value-type="float">
            <text:p>149.146</text:p>
          </table:table-cell>
          <table:table-cell office:value-type="float" office:value="2.33993" calcext:value-type="float">
            <text:p>2.339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252.723" calcext:value-type="float">
            <text:p>252.723</text:p>
          </table:table-cell>
          <table:table-cell office:value-type="float" office:value="3.721" calcext:value-type="float">
            <text:p>3.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84.245" calcext:value-type="float">
            <text:p>284.245</text:p>
          </table:table-cell>
          <table:table-cell office:value-type="float" office:value="3.56252" calcext:value-type="float">
            <text:p>3.56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office:value-type="float" office:value="230.241" calcext:value-type="float">
            <text:p>230.241</text:p>
          </table:table-cell>
          <table:table-cell office:value-type="float" office:value="1.955" calcext:value-type="float">
            <text:p>1.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2.601" calcext:value-type="float">
            <text:p>222.601</text:p>
          </table:table-cell>
          <table:table-cell office:value-type="float" office:value="3.18774" calcext:value-type="float">
            <text:p>3.187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341.83" calcext:value-type="float">
            <text:p>341.83</text:p>
          </table:table-cell>
          <table:table-cell office:value-type="float" office:value="2.658" calcext:value-type="float">
            <text:p>2.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2.415" calcext:value-type="float">
            <text:p>292.415</text:p>
          </table:table-cell>
          <table:table-cell office:value-type="float" office:value="3.56351" calcext:value-type="float">
            <text:p>3.563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7" calcext:value-type="float">
            <text:p>607</text:p>
          </table:table-cell>
          <table:table-cell office:value-type="float" office:value="278.328" calcext:value-type="float">
            <text:p>278.328</text:p>
          </table:table-cell>
          <table:table-cell office:value-type="float" office:value="4.155" calcext:value-type="float">
            <text:p>4.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78.916" calcext:value-type="float">
            <text:p>378.916</text:p>
          </table:table-cell>
          <table:table-cell office:value-type="float" office:value="3.59257" calcext:value-type="float">
            <text:p>3.59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291.261" calcext:value-type="float">
            <text:p>291.26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29.594" calcext:value-type="float">
            <text:p>429.594</text:p>
          </table:table-cell>
          <table:table-cell office:value-type="float" office:value="3.62293" calcext:value-type="float">
            <text:p>3.622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527.675" calcext:value-type="float">
            <text:p>527.675</text:p>
          </table:table-cell>
          <table:table-cell office:value-type="float" office:value="2.921" calcext:value-type="float">
            <text:p>2.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6.115" calcext:value-type="float">
            <text:p>116.115</text:p>
          </table:table-cell>
          <table:table-cell office:value-type="float" office:value="2.08091" calcext:value-type="float">
            <text:p>2.080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float" office:value="221.037" calcext:value-type="float">
            <text:p>221.037</text:p>
          </table:table-cell>
          <table:table-cell office:value-type="float" office:value="2.398" calcext:value-type="float">
            <text:p>2.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5.0666" calcext:value-type="float">
            <text:p>75.0666</text:p>
          </table:table-cell>
          <table:table-cell office:value-type="float" office:value="1.83899" calcext:value-type="float">
            <text:p>1.838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534.363" calcext:value-type="float">
            <text:p>534.363</text:p>
          </table:table-cell>
          <table:table-cell office:value-type="float" office:value="1.842" calcext:value-type="float">
            <text:p>1.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4.308" calcext:value-type="float">
            <text:p>204.308</text:p>
          </table:table-cell>
          <table:table-cell office:value-type="float" office:value="2.87926" calcext:value-type="float">
            <text:p>2.879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277.234" calcext:value-type="float">
            <text:p>277.234</text:p>
          </table:table-cell>
          <table:table-cell office:value-type="float" office:value="4.301" calcext:value-type="float">
            <text:p>4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82.133" calcext:value-type="float">
            <text:p>182.133</text:p>
          </table:table-cell>
          <table:table-cell office:value-type="float" office:value="2.64292" calcext:value-type="float">
            <text:p>2.642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2" calcext:value-type="float">
            <text:p>622</text:p>
          </table:table-cell>
          <table:table-cell office:value-type="float" office:value="372.146" calcext:value-type="float">
            <text:p>372.146</text:p>
          </table:table-cell>
          <table:table-cell office:value-type="float" office:value="4.155" calcext:value-type="float">
            <text:p>4.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2.271" calcext:value-type="float">
            <text:p>162.271</text:p>
          </table:table-cell>
          <table:table-cell office:value-type="float" office:value="2.45544" calcext:value-type="float">
            <text:p>2.455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281.091" calcext:value-type="float">
            <text:p>281.091</text:p>
          </table:table-cell>
          <table:table-cell office:value-type="float" office:value="2.875" calcext:value-type="float">
            <text:p>2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5.206" calcext:value-type="float">
            <text:p>215.206</text:p>
          </table:table-cell>
          <table:table-cell office:value-type="float" office:value="3.02442" calcext:value-type="float">
            <text:p>3.024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249.094" calcext:value-type="float">
            <text:p>249.094</text:p>
          </table:table-cell>
          <table:table-cell office:value-type="float" office:value="3.234" calcext:value-type="float">
            <text:p>3.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6.079" calcext:value-type="float">
            <text:p>116.079</text:p>
          </table:table-cell>
          <table:table-cell office:value-type="float" office:value="2.08065" calcext:value-type="float">
            <text:p>2.080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297.476" calcext:value-type="float">
            <text:p>297.476</text:p>
          </table:table-cell>
          <table:table-cell office:value-type="float" office:value="3.032" calcext:value-type="float">
            <text:p>3.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4.08" calcext:value-type="float">
            <text:p>84.08</text:p>
          </table:table-cell>
          <table:table-cell office:value-type="float" office:value="1.88357" calcext:value-type="float">
            <text:p>1.883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372.802" calcext:value-type="float">
            <text:p>372.802</text:p>
          </table:table-cell>
          <table:table-cell office:value-type="float" office:value="4.347" calcext:value-type="float">
            <text:p>4.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30.461" calcext:value-type="float">
            <text:p>330.461</text:p>
          </table:table-cell>
          <table:table-cell office:value-type="float" office:value="3.57228" calcext:value-type="float">
            <text:p>3.572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354.469" calcext:value-type="float">
            <text:p>354.4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13.348" calcext:value-type="float">
            <text:p>313.348</text:p>
          </table:table-cell>
          <table:table-cell office:value-type="float" office:value="3.5675" calcext:value-type="float">
            <text:p>3.5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350.294" calcext:value-type="float">
            <text:p>350.294</text:p>
          </table:table-cell>
          <table:table-cell office:value-type="float" office:value="3.268" calcext:value-type="float">
            <text:p>3.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4.351" calcext:value-type="float">
            <text:p>204.351</text:p>
          </table:table-cell>
          <table:table-cell office:value-type="float" office:value="2.87977" calcext:value-type="float">
            <text:p>2.879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314.21" calcext:value-type="float">
            <text:p>314.21</text:p>
          </table:table-cell>
          <table:table-cell office:value-type="float" office:value="3.851" calcext:value-type="float">
            <text:p>3.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66.174" calcext:value-type="float">
            <text:p>166.174</text:p>
          </table:table-cell>
          <table:table-cell office:value-type="float" office:value="2.49104" calcext:value-type="float">
            <text:p>2.491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383.362" calcext:value-type="float">
            <text:p>383.362</text:p>
          </table:table-cell>
          <table:table-cell office:value-type="float" office:value="4.824" calcext:value-type="float">
            <text:p>4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8.121" calcext:value-type="float">
            <text:p>138.121</text:p>
          </table:table-cell>
          <table:table-cell office:value-type="float" office:value="2.24809" calcext:value-type="float">
            <text:p>2.248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144.494" calcext:value-type="float">
            <text:p>144.494</text:p>
          </table:table-cell>
          <table:table-cell office:value-type="float" office:value="2.409" calcext:value-type="float">
            <text:p>2.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6.191" calcext:value-type="float">
            <text:p>136.191</text:p>
          </table:table-cell>
          <table:table-cell office:value-type="float" office:value="2.23254" calcext:value-type="float">
            <text:p>2.23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122.168" calcext:value-type="float">
            <text:p>122.168</text:p>
          </table:table-cell>
          <table:table-cell office:value-type="float" office:value="2.176" calcext:value-type="float">
            <text:p>2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2.132" calcext:value-type="float">
            <text:p>102.132</text:p>
          </table:table-cell>
          <table:table-cell office:value-type="float" office:value="1.98752" calcext:value-type="float">
            <text:p>1.987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3" calcext:value-type="float">
            <text:p>663</text:p>
          </table:table-cell>
          <table:table-cell office:value-type="float" office:value="505.872" calcext:value-type="float">
            <text:p>505.872</text:p>
          </table:table-cell>
          <table:table-cell office:value-type="float" office:value="2.602" calcext:value-type="float">
            <text:p>2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79.678" calcext:value-type="float">
            <text:p>279.678</text:p>
          </table:table-cell>
          <table:table-cell office:value-type="float" office:value="3.56211" calcext:value-type="float">
            <text:p>3.562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248.711" calcext:value-type="float">
            <text:p>248.711</text:p>
          </table:table-cell>
          <table:table-cell office:value-type="float" office:value="4.046" calcext:value-type="float">
            <text:p>4.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64.393" calcext:value-type="float">
            <text:p>364.393</text:p>
          </table:table-cell>
          <table:table-cell office:value-type="float" office:value="3.5855" calcext:value-type="float">
            <text:p>3.58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6" calcext:value-type="float">
            <text:p>666</text:p>
          </table:table-cell>
          <table:table-cell office:value-type="float" office:value="194.227" calcext:value-type="float">
            <text:p>194.227</text:p>
          </table:table-cell>
          <table:table-cell office:value-type="float" office:value="2.523" calcext:value-type="float">
            <text:p>2.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70.77" calcext:value-type="float">
            <text:p>370.77</text:p>
          </table:table-cell>
          <table:table-cell office:value-type="float" office:value="3.58851" calcext:value-type="float">
            <text:p>3.588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8" calcext:value-type="float">
            <text:p>668</text:p>
          </table:table-cell>
          <table:table-cell office:value-type="float" office:value="251.238" calcext:value-type="float">
            <text:p>251.238</text:p>
          </table:table-cell>
          <table:table-cell office:value-type="float" office:value="0.824" calcext:value-type="float">
            <text:p>0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8.234" calcext:value-type="float">
            <text:p>208.234</text:p>
          </table:table-cell>
          <table:table-cell office:value-type="float" office:value="2.92733" calcext:value-type="float">
            <text:p>2.927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322.533" calcext:value-type="float">
            <text:p>322.5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8.226" calcext:value-type="float">
            <text:p>178.226</text:p>
          </table:table-cell>
          <table:table-cell office:value-type="float" office:value="2.60472" calcext:value-type="float">
            <text:p>2.604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285.49" calcext:value-type="float">
            <text:p>285.49</text:p>
          </table:table-cell>
          <table:table-cell office:value-type="float" office:value="2.357" calcext:value-type="float">
            <text:p>2.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44.659" calcext:value-type="float">
            <text:p>344.659</text:p>
          </table:table-cell>
          <table:table-cell office:value-type="float" office:value="3.57722" calcext:value-type="float">
            <text:p>3.577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1" calcext:value-type="float">
            <text:p>671</text:p>
          </table:table-cell>
          <table:table-cell office:value-type="float" office:value="293.406" calcext:value-type="float">
            <text:p>293.406</text:p>
          </table:table-cell>
          <table:table-cell office:value-type="float" office:value="3.699" calcext:value-type="float">
            <text:p>3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.243" calcext:value-type="float">
            <text:p>180.243</text:p>
          </table:table-cell>
          <table:table-cell office:value-type="float" office:value="2.62435" calcext:value-type="float">
            <text:p>2.62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office:value-type="float" office:value="349.423" calcext:value-type="float">
            <text:p>349.423</text:p>
          </table:table-cell>
          <table:table-cell office:value-type="float" office:value="4.176" calcext:value-type="float">
            <text:p>4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06.355" calcext:value-type="float">
            <text:p>306.355</text:p>
          </table:table-cell>
          <table:table-cell office:value-type="float" office:value="3.56594" calcext:value-type="float">
            <text:p>3.565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 office:value-type="float" office:value="138.124" calcext:value-type="float">
            <text:p>138.124</text:p>
          </table:table-cell>
          <table:table-cell office:value-type="float" office:value="3.347" calcext:value-type="float">
            <text:p>3.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0.333" calcext:value-type="float">
            <text:p>250.333</text:p>
          </table:table-cell>
          <table:table-cell office:value-type="float" office:value="3.54462" calcext:value-type="float">
            <text:p>3.544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9" calcext:value-type="float">
            <text:p>689</text:p>
          </table:table-cell>
          <table:table-cell office:value-type="float" office:value="355.325" calcext:value-type="float">
            <text:p>355.325</text:p>
          </table:table-cell>
          <table:table-cell office:value-type="float" office:value="3.778" calcext:value-type="float">
            <text:p>3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57.766" calcext:value-type="float">
            <text:p>657.766</text:p>
          </table:table-cell>
          <table:table-cell office:value-type="float" office:value="3.82528" calcext:value-type="float">
            <text:p>3.825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338.44" calcext:value-type="float">
            <text:p>338.44</text:p>
          </table:table-cell>
          <table:table-cell office:value-type="float" office:value="2.574" calcext:value-type="float">
            <text:p>2.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2.192" calcext:value-type="float">
            <text:p>152.192</text:p>
          </table:table-cell>
          <table:table-cell office:value-type="float" office:value="2.36616" calcext:value-type="float">
            <text:p>2.366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6" calcext:value-type="float">
            <text:p>706</text:p>
          </table:table-cell>
          <table:table-cell office:value-type="float" office:value="174.194" calcext:value-type="float">
            <text:p>174.194</text:p>
          </table:table-cell>
          <table:table-cell office:value-type="float" office:value="2.81" calcext:value-type="float">
            <text:p>2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2.313" calcext:value-type="float">
            <text:p>242.313</text:p>
          </table:table-cell>
          <table:table-cell office:value-type="float" office:value="3.5158" calcext:value-type="float">
            <text:p>3.51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4" calcext:value-type="float">
            <text:p>714</text:p>
          </table:table-cell>
          <table:table-cell office:value-type="float" office:value="293.749" calcext:value-type="float">
            <text:p>293.749</text:p>
          </table:table-cell>
          <table:table-cell office:value-type="float" office:value="3.079" calcext:value-type="float">
            <text:p>3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48.301" calcext:value-type="float">
            <text:p>248.301</text:p>
          </table:table-cell>
          <table:table-cell office:value-type="float" office:value="3.53884" calcext:value-type="float">
            <text:p>3.538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7" calcext:value-type="float">
            <text:p>717</text:p>
          </table:table-cell>
          <table:table-cell office:value-type="float" office:value="288.775" calcext:value-type="float">
            <text:p>288.775</text:p>
          </table:table-cell>
          <table:table-cell office:value-type="float" office:value="3.127" calcext:value-type="float">
            <text:p>3.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70.566" calcext:value-type="float">
            <text:p>370.566</text:p>
          </table:table-cell>
          <table:table-cell office:value-type="float" office:value="3.58841" calcext:value-type="float">
            <text:p>3.588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34.132" calcext:value-type="float">
            <text:p>134.132</text:p>
          </table:table-cell>
          <table:table-cell office:value-type="float" office:value="4.301" calcext:value-type="float">
            <text:p>4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1.217" calcext:value-type="float">
            <text:p>171.217</text:p>
          </table:table-cell>
          <table:table-cell office:value-type="float" office:value="2.53789" calcext:value-type="float">
            <text:p>2.537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office:value-type="float" office:value="428.566" calcext:value-type="float">
            <text:p>428.566</text:p>
          </table:table-cell>
          <table:table-cell office:value-type="float" office:value="3.653" calcext:value-type="float">
            <text:p>3.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2.164" calcext:value-type="float">
            <text:p>122.164</text:p>
          </table:table-cell>
          <table:table-cell office:value-type="float" office:value="2.12454" calcext:value-type="float">
            <text:p>2.124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9" calcext:value-type="float">
            <text:p>729</text:p>
          </table:table-cell>
          <table:table-cell office:value-type="float" office:value="184.237" calcext:value-type="float">
            <text:p>184.237</text:p>
          </table:table-cell>
          <table:table-cell office:value-type="float" office:value="2.301" calcext:value-type="float">
            <text:p>2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0.116" calcext:value-type="float">
            <text:p>260.116</text:p>
          </table:table-cell>
          <table:table-cell office:value-type="float" office:value="3.56035" calcext:value-type="float">
            <text:p>3.560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440.36" calcext:value-type="float">
            <text:p>440.36</text:p>
          </table:table-cell>
          <table:table-cell office:value-type="float" office:value="3.176" calcext:value-type="float">
            <text:p>3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64.199" calcext:value-type="float">
            <text:p>164.199</text:p>
          </table:table-cell>
          <table:table-cell office:value-type="float" office:value="2.47296" calcext:value-type="float">
            <text:p>2.472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127.572" calcext:value-type="float">
            <text:p>127.572</text:p>
          </table:table-cell>
          <table:table-cell office:value-type="float" office:value="2.125" calcext:value-type="float">
            <text:p>2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0.434" calcext:value-type="float">
            <text:p>300.434</text:p>
          </table:table-cell>
          <table:table-cell office:value-type="float" office:value="3.56479" calcext:value-type="float">
            <text:p>3.564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172.011" calcext:value-type="float">
            <text:p>172.011</text:p>
          </table:table-cell>
          <table:table-cell office:value-type="float" office:value="2.903" calcext:value-type="float">
            <text:p>2.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68.234" calcext:value-type="float">
            <text:p>168.234</text:p>
          </table:table-cell>
          <table:table-cell office:value-type="float" office:value="2.51006" calcext:value-type="float">
            <text:p>2.510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239.698" calcext:value-type="float">
            <text:p>239.698</text:p>
          </table:table-cell>
          <table:table-cell office:value-type="float" office:value="3.569" calcext:value-type="float">
            <text:p>3.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3.367" calcext:value-type="float">
            <text:p>253.367</text:p>
          </table:table-cell>
          <table:table-cell office:value-type="float" office:value="3.55157" calcext:value-type="float">
            <text:p>3.551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382.499" calcext:value-type="float">
            <text:p>382.499</text:p>
          </table:table-cell>
          <table:table-cell office:value-type="float" office:value="2.778" calcext:value-type="float">
            <text:p>2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26.429" calcext:value-type="float">
            <text:p>326.429</text:p>
          </table:table-cell>
          <table:table-cell office:value-type="float" office:value="3.57103" calcext:value-type="float">
            <text:p>3.571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141.129" calcext:value-type="float">
            <text:p>141.129</text:p>
          </table:table-cell>
          <table:table-cell office:value-type="float" office:value="4.363" calcext:value-type="float">
            <text:p>4.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76.215" calcext:value-type="float">
            <text:p>176.215</text:p>
          </table:table-cell>
          <table:table-cell office:value-type="float" office:value="2.58533" calcext:value-type="float">
            <text:p>2.585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office:value-type="float" office:value="162.21" calcext:value-type="float">
            <text:p>162.21</text:p>
          </table:table-cell>
          <table:table-cell office:value-type="float" office:value="3.337" calcext:value-type="float">
            <text:p>3.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7.247" calcext:value-type="float">
            <text:p>207.247</text:p>
          </table:table-cell>
          <table:table-cell office:value-type="float" office:value="2.91494" calcext:value-type="float">
            <text:p>2.914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376.488" calcext:value-type="float">
            <text:p>376.488</text:p>
          </table:table-cell>
          <table:table-cell office:value-type="float" office:value="3.481" calcext:value-type="float">
            <text:p>3.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36.055" calcext:value-type="float">
            <text:p>236.055</text:p>
          </table:table-cell>
          <table:table-cell office:value-type="float" office:value="3.47964" calcext:value-type="float">
            <text:p>3.479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388.844" calcext:value-type="float">
            <text:p>388.844</text:p>
          </table:table-cell>
          <table:table-cell office:value-type="float" office:value="2.201" calcext:value-type="float">
            <text:p>2.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4.08" calcext:value-type="float">
            <text:p>84.08</text:p>
          </table:table-cell>
          <table:table-cell office:value-type="float" office:value="1.88357" calcext:value-type="float">
            <text:p>1.883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office:value-type="float" office:value="227.33" calcext:value-type="float">
            <text:p>227.33</text:p>
          </table:table-cell>
          <table:table-cell office:value-type="float" office:value="2.778" calcext:value-type="float">
            <text:p>2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0.207" calcext:value-type="float">
            <text:p>170.207</text:p>
          </table:table-cell>
          <table:table-cell office:value-type="float" office:value="2.52843" calcext:value-type="float">
            <text:p>2.528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office:value-type="float" office:value="166.184" calcext:value-type="float">
            <text:p>166.184</text:p>
          </table:table-cell>
          <table:table-cell office:value-type="float" office:value="3.602" calcext:value-type="float">
            <text:p>3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6.479" calcext:value-type="float">
            <text:p>116.479</text:p>
          </table:table-cell>
          <table:table-cell office:value-type="float" office:value="2.08348" calcext:value-type="float">
            <text:p>2.083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401.408" calcext:value-type="float">
            <text:p>401.408</text:p>
          </table:table-cell>
          <table:table-cell office:value-type="float" office:value="5.255" calcext:value-type="float">
            <text:p>5.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6.592" calcext:value-type="float">
            <text:p>186.592</text:p>
          </table:table-cell>
          <table:table-cell office:value-type="float" office:value="2.68745" calcext:value-type="float">
            <text:p>2.687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 office:value-type="float" office:value="112.087" calcext:value-type="float">
            <text:p>112.087</text:p>
          </table:table-cell>
          <table:table-cell office:value-type="float" office:value="0.824" calcext:value-type="float">
            <text:p>0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18.323" calcext:value-type="float">
            <text:p>318.323</text:p>
          </table:table-cell>
          <table:table-cell office:value-type="float" office:value="3.56875" calcext:value-type="float">
            <text:p>3.568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98.221" calcext:value-type="float">
            <text:p>198.221</text:p>
          </table:table-cell>
          <table:table-cell office:value-type="float" office:value="1.824" calcext:value-type="float">
            <text:p>1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4.156" calcext:value-type="float">
            <text:p>174.156</text:p>
          </table:table-cell>
          <table:table-cell office:value-type="float" office:value="2.56566" calcext:value-type="float">
            <text:p>2.565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461.914" calcext:value-type="float">
            <text:p>461.914</text:p>
          </table:table-cell>
          <table:table-cell office:value-type="float" office:value="3.909" calcext:value-type="float">
            <text:p>3.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36.35" calcext:value-type="float">
            <text:p>236.35</text:p>
          </table:table-cell>
          <table:table-cell office:value-type="float" office:value="3.4817" calcext:value-type="float">
            <text:p>3.48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160.171" calcext:value-type="float">
            <text:p>160.171</text:p>
          </table:table-cell>
          <table:table-cell office:value-type="float" office:value="3.697" calcext:value-type="float">
            <text:p>3.6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.215" calcext:value-type="float">
            <text:p>144.215</text:p>
          </table:table-cell>
          <table:table-cell office:value-type="float" office:value="2.29824" calcext:value-type="float">
            <text:p>2.29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246.302" calcext:value-type="float">
            <text:p>246.302</text:p>
          </table:table-cell>
          <table:table-cell office:value-type="float" office:value="4.778" calcext:value-type="float">
            <text:p>4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28.603" calcext:value-type="float">
            <text:p>428.603</text:p>
          </table:table-cell>
          <table:table-cell office:value-type="float" office:value="3.62226" calcext:value-type="float">
            <text:p>3.622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96.0841" calcext:value-type="float">
            <text:p>96.0841</text:p>
          </table:table-cell>
          <table:table-cell office:value-type="float" office:value="2.959" calcext:value-type="float">
            <text:p>2.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3.166" calcext:value-type="float">
            <text:p>103.166</text:p>
          </table:table-cell>
          <table:table-cell office:value-type="float" office:value="1.99406" calcext:value-type="float">
            <text:p>1.994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283.348" calcext:value-type="float">
            <text:p>283.348</text:p>
          </table:table-cell>
          <table:table-cell office:value-type="float" office:value="5.097" calcext:value-type="float">
            <text:p>5.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55.815" calcext:value-type="float">
            <text:p>455.815</text:p>
          </table:table-cell>
          <table:table-cell office:value-type="float" office:value="3.6416" calcext:value-type="float">
            <text:p>3.64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223.163" calcext:value-type="float">
            <text:p>223.163</text:p>
          </table:table-cell>
          <table:table-cell office:value-type="float" office:value="5.824" calcext:value-type="float">
            <text:p>5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0.232" calcext:value-type="float">
            <text:p>200.232</text:p>
          </table:table-cell>
          <table:table-cell office:value-type="float" office:value="2.83221" calcext:value-type="float">
            <text:p>2.832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325.201" calcext:value-type="float">
            <text:p>325.201</text:p>
          </table:table-cell>
          <table:table-cell office:value-type="float" office:value="3.778" calcext:value-type="float">
            <text:p>3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6.224" calcext:value-type="float">
            <text:p>156.224</text:p>
          </table:table-cell>
          <table:table-cell office:value-type="float" office:value="2.40141" calcext:value-type="float">
            <text:p>2.401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9" calcext:value-type="float">
            <text:p>809</text:p>
          </table:table-cell>
          <table:table-cell office:value-type="float" office:value="229.71" calcext:value-type="float">
            <text:p>229.71</text:p>
          </table:table-cell>
          <table:table-cell office:value-type="float" office:value="4.523" calcext:value-type="float">
            <text:p>4.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6.191" calcext:value-type="float">
            <text:p>136.191</text:p>
          </table:table-cell>
          <table:table-cell office:value-type="float" office:value="2.23254" calcext:value-type="float">
            <text:p>2.23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4" calcext:value-type="float">
            <text:p>814</text:p>
          </table:table-cell>
          <table:table-cell office:value-type="float" office:value="312.36" calcext:value-type="float">
            <text:p>312.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6.196" calcext:value-type="float">
            <text:p>126.196</text:p>
          </table:table-cell>
          <table:table-cell office:value-type="float" office:value="2.15464" calcext:value-type="float">
            <text:p>2.154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3" calcext:value-type="float">
            <text:p>823</text:p>
          </table:table-cell>
          <table:table-cell office:value-type="float" office:value="213.661" calcext:value-type="float">
            <text:p>213.661</text:p>
          </table:table-cell>
          <table:table-cell office:value-type="float" office:value="2.799" calcext:value-type="float">
            <text:p>2.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36.227" calcext:value-type="float">
            <text:p>236.227</text:p>
          </table:table-cell>
          <table:table-cell office:value-type="float" office:value="3.48085" calcext:value-type="float">
            <text:p>3.480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387.857" calcext:value-type="float">
            <text:p>387.857</text:p>
          </table:table-cell>
          <table:table-cell office:value-type="float" office:value="3.538" calcext:value-type="float">
            <text:p>3.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50.582" calcext:value-type="float">
            <text:p>350.582</text:p>
          </table:table-cell>
          <table:table-cell office:value-type="float" office:value="3.57954" calcext:value-type="float">
            <text:p>3.579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7" calcext:value-type="float">
            <text:p>827</text:p>
          </table:table-cell>
          <table:table-cell office:value-type="float" office:value="295.334" calcext:value-type="float">
            <text:p>295.3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98.333" calcext:value-type="float">
            <text:p>298.333</text:p>
          </table:table-cell>
          <table:table-cell office:value-type="float" office:value="3.56443" calcext:value-type="float">
            <text:p>3.564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8" calcext:value-type="float">
            <text:p>828</text:p>
          </table:table-cell>
          <table:table-cell office:value-type="float" office:value="42.04" calcext:value-type="float">
            <text:p>42.04</text:p>
          </table:table-cell>
          <table:table-cell office:value-type="float" office:value="3.574" calcext:value-type="float">
            <text:p>3.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6.158" calcext:value-type="float">
            <text:p>116.158</text:p>
          </table:table-cell>
          <table:table-cell office:value-type="float" office:value="2.08122" calcext:value-type="float">
            <text:p>2.081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3" calcext:value-type="float">
            <text:p>833</text:p>
          </table:table-cell>
          <table:table-cell office:value-type="float" office:value="563.638" calcext:value-type="float">
            <text:p>563.6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1.635" calcext:value-type="float">
            <text:p>151.635</text:p>
          </table:table-cell>
          <table:table-cell office:value-type="float" office:value="2.36133" calcext:value-type="float">
            <text:p>2.361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598.083" calcext:value-type="float">
            <text:p>598.083</text:p>
          </table:table-cell>
          <table:table-cell office:value-type="float" office:value="2.824" calcext:value-type="float">
            <text:p>2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6.279" calcext:value-type="float">
            <text:p>206.279</text:p>
          </table:table-cell>
          <table:table-cell office:value-type="float" office:value="2.90299" calcext:value-type="float">
            <text:p>2.902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 office:value-type="float" office:value="220.976" calcext:value-type="float">
            <text:p>220.9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7.192" calcext:value-type="float">
            <text:p>167.192</text:p>
          </table:table-cell>
          <table:table-cell office:value-type="float" office:value="2.50041" calcext:value-type="float">
            <text:p>2.500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8" calcext:value-type="float">
            <text:p>838</text:p>
          </table:table-cell>
          <table:table-cell office:value-type="float" office:value="238.352" calcext:value-type="float">
            <text:p>238.352</text:p>
          </table:table-cell>
          <table:table-cell office:value-type="float" office:value="3.222" calcext:value-type="float">
            <text:p>3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6.148" calcext:value-type="float">
            <text:p>136.148</text:p>
          </table:table-cell>
          <table:table-cell office:value-type="float" office:value="2.23219" calcext:value-type="float">
            <text:p>2.232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9" calcext:value-type="float">
            <text:p>839</text:p>
          </table:table-cell>
          <table:table-cell office:value-type="float" office:value="515.638" calcext:value-type="float">
            <text:p>515.638</text:p>
          </table:table-cell>
          <table:table-cell office:value-type="float" office:value="2.398" calcext:value-type="float">
            <text:p>2.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.147" calcext:value-type="float">
            <text:p>101.147</text:p>
          </table:table-cell>
          <table:table-cell office:value-type="float" office:value="1.98136" calcext:value-type="float">
            <text:p>1.981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 office:value-type="float" office:value="166.217" calcext:value-type="float">
            <text:p>166.217</text:p>
          </table:table-cell>
          <table:table-cell office:value-type="float" office:value="1.903" calcext:value-type="float">
            <text:p>1.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16.405" calcext:value-type="float">
            <text:p>516.405</text:p>
          </table:table-cell>
          <table:table-cell office:value-type="float" office:value="3.69065" calcext:value-type="float">
            <text:p>3.690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office:value-type="float" office:value="288.431" calcext:value-type="float">
            <text:p>288.431</text:p>
          </table:table-cell>
          <table:table-cell office:value-type="float" office:value="4.66" calcext:value-type="float">
            <text:p>4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77.263" calcext:value-type="float">
            <text:p>277.263</text:p>
          </table:table-cell>
          <table:table-cell office:value-type="float" office:value="3.56193" calcext:value-type="float">
            <text:p>3.561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8" calcext:value-type="float">
            <text:p>848</text:p>
          </table:table-cell>
          <table:table-cell office:value-type="float" office:value="327.482" calcext:value-type="float">
            <text:p>327.482</text:p>
          </table:table-cell>
          <table:table-cell office:value-type="float" office:value="3.173" calcext:value-type="float">
            <text:p>3.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40.497" calcext:value-type="float">
            <text:p>340.497</text:p>
          </table:table-cell>
          <table:table-cell office:value-type="float" office:value="3.57568" calcext:value-type="float">
            <text:p>3.575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1" calcext:value-type="float">
            <text:p>851</text:p>
          </table:table-cell>
          <table:table-cell office:value-type="float" office:value="404.48" calcext:value-type="float">
            <text:p>404.48</text:p>
          </table:table-cell>
          <table:table-cell office:value-type="float" office:value="3.176" calcext:value-type="float">
            <text:p>3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78.228" calcext:value-type="float">
            <text:p>178.228</text:p>
          </table:table-cell>
          <table:table-cell office:value-type="float" office:value="2.60473" calcext:value-type="float">
            <text:p>2.604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 office:value-type="float" office:value="198.179" calcext:value-type="float">
            <text:p>198.1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4.137" calcext:value-type="float">
            <text:p>124.137</text:p>
          </table:table-cell>
          <table:table-cell office:value-type="float" office:value="2.13917" calcext:value-type="float">
            <text:p>2.139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7" calcext:value-type="float">
            <text:p>857</text:p>
          </table:table-cell>
          <table:table-cell office:value-type="float" office:value="191.27" calcext:value-type="float">
            <text:p>191.27</text:p>
          </table:table-cell>
          <table:table-cell office:value-type="float" office:value="2.602" calcext:value-type="float">
            <text:p>2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6.584" calcext:value-type="float">
            <text:p>126.584</text:p>
          </table:table-cell>
          <table:table-cell office:value-type="float" office:value="2.15757" calcext:value-type="float">
            <text:p>2.157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9" calcext:value-type="float">
            <text:p>859</text:p>
          </table:table-cell>
          <table:table-cell office:value-type="float" office:value="332.394" calcext:value-type="float">
            <text:p>332.394</text:p>
          </table:table-cell>
          <table:table-cell office:value-type="float" office:value="2.824" calcext:value-type="float">
            <text:p>2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41.487" calcext:value-type="float">
            <text:p>341.487</text:p>
          </table:table-cell>
          <table:table-cell office:value-type="float" office:value="3.57604" calcext:value-type="float">
            <text:p>3.576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4" calcext:value-type="float">
            <text:p>864</text:p>
          </table:table-cell>
          <table:table-cell office:value-type="float" office:value="199.252" calcext:value-type="float">
            <text:p>199.252</text:p>
          </table:table-cell>
          <table:table-cell office:value-type="float" office:value="3.721" calcext:value-type="float">
            <text:p>3.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72.539" calcext:value-type="float">
            <text:p>372.539</text:p>
          </table:table-cell>
          <table:table-cell office:value-type="float" office:value="3.58937" calcext:value-type="float">
            <text:p>3.589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9" calcext:value-type="float">
            <text:p>869</text:p>
          </table:table-cell>
          <table:table-cell office:value-type="float" office:value="459.333" calcext:value-type="float">
            <text:p>459.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2.227" calcext:value-type="float">
            <text:p>132.227</text:p>
          </table:table-cell>
          <table:table-cell office:value-type="float" office:value="2.2011" calcext:value-type="float">
            <text:p>2.20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8" calcext:value-type="float">
            <text:p>878</text:p>
          </table:table-cell>
          <table:table-cell office:value-type="float" office:value="362.076" calcext:value-type="float">
            <text:p>362.076</text:p>
          </table:table-cell>
          <table:table-cell office:value-type="float" office:value="4.176" calcext:value-type="float">
            <text:p>4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6.234" calcext:value-type="float">
            <text:p>136.234</text:p>
          </table:table-cell>
          <table:table-cell office:value-type="float" office:value="2.23288" calcext:value-type="float">
            <text:p>2.232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1" calcext:value-type="float">
            <text:p>881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3.004" calcext:value-type="float">
            <text:p>3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68.191" calcext:value-type="float">
            <text:p>168.191</text:p>
          </table:table-cell>
          <table:table-cell office:value-type="float" office:value="2.50966" calcext:value-type="float">
            <text:p>2.509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296.539" calcext:value-type="float">
            <text:p>296.539</text:p>
          </table:table-cell>
          <table:table-cell office:value-type="float" office:value="2.648" calcext:value-type="float">
            <text:p>2.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0.207" calcext:value-type="float">
            <text:p>170.207</text:p>
          </table:table-cell>
          <table:table-cell office:value-type="float" office:value="2.52843" calcext:value-type="float">
            <text:p>2.528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8" calcext:value-type="float">
            <text:p>888</text:p>
          </table:table-cell>
          <table:table-cell office:value-type="float" office:value="302.451" calcext:value-type="float">
            <text:p>302.451</text:p>
          </table:table-cell>
          <table:table-cell office:value-type="float" office:value="3.778" calcext:value-type="float">
            <text:p>3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2.583" calcext:value-type="float">
            <text:p>142.583</text:p>
          </table:table-cell>
          <table:table-cell office:value-type="float" office:value="2.28466" calcext:value-type="float">
            <text:p>2.28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1" calcext:value-type="float">
            <text:p>891</text:p>
          </table:table-cell>
          <table:table-cell office:value-type="float" office:value="252.313" calcext:value-type="float">
            <text:p>252.313</text:p>
          </table:table-cell>
          <table:table-cell office:value-type="float" office:value="2.77" calcext:value-type="float">
            <text:p>2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94.183" calcext:value-type="float">
            <text:p>194.183</text:p>
          </table:table-cell>
          <table:table-cell office:value-type="float" office:value="2.7661" calcext:value-type="float">
            <text:p>2.76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4" calcext:value-type="float">
            <text:p>894</text:p>
          </table:table-cell>
          <table:table-cell office:value-type="float" office:value="256.128" calcext:value-type="float">
            <text:p>256.128</text:p>
          </table:table-cell>
          <table:table-cell office:value-type="float" office:value="2.875" calcext:value-type="float">
            <text:p>2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6.269" calcext:value-type="float">
            <text:p>226.269</text:p>
          </table:table-cell>
          <table:table-cell office:value-type="float" office:value="3.37148" calcext:value-type="float">
            <text:p>3.371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office:value-type="float" office:value="303.146" calcext:value-type="float">
            <text:p>303.146</text:p>
          </table:table-cell>
          <table:table-cell office:value-type="float" office:value="2.699" calcext:value-type="float">
            <text:p>2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7.189" calcext:value-type="float">
            <text:p>117.189</text:p>
          </table:table-cell>
          <table:table-cell office:value-type="float" office:value="2.08852" calcext:value-type="float">
            <text:p>2.088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8" calcext:value-type="float">
            <text:p>898</text:p>
          </table:table-cell>
          <table:table-cell office:value-type="float" office:value="374.389" calcext:value-type="float">
            <text:p>374.389</text:p>
          </table:table-cell>
          <table:table-cell office:value-type="float" office:value="3.943" calcext:value-type="float">
            <text:p>3.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81.69" calcext:value-type="float">
            <text:p>281.69</text:p>
          </table:table-cell>
          <table:table-cell office:value-type="float" office:value="3.56228" calcext:value-type="float">
            <text:p>3.562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6" calcext:value-type="float">
            <text:p>906</text:p>
          </table:table-cell>
          <table:table-cell office:value-type="float" office:value="972.844" calcext:value-type="float">
            <text:p>972.844</text:p>
          </table:table-cell>
          <table:table-cell office:value-type="float" office:value="3.357" calcext:value-type="float">
            <text:p>3.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0.0983" calcext:value-type="float">
            <text:p>60.0983</text:p>
          </table:table-cell>
          <table:table-cell office:value-type="float" office:value="1.77569" calcext:value-type="float">
            <text:p>1.775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2" calcext:value-type="float">
            <text:p>912</text:p>
          </table:table-cell>
          <table:table-cell office:value-type="float" office:value="217.307" calcext:value-type="float">
            <text:p>217.307</text:p>
          </table:table-cell>
          <table:table-cell office:value-type="float" office:value="2.875" calcext:value-type="float">
            <text:p>2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9.1103" calcext:value-type="float">
            <text:p>59.1103</text:p>
          </table:table-cell>
          <table:table-cell office:value-type="float" office:value="1.77197" calcext:value-type="float">
            <text:p>1.771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5" calcext:value-type="float">
            <text:p>915</text:p>
          </table:table-cell>
          <table:table-cell office:value-type="float" office:value="300.589" calcext:value-type="float">
            <text:p>300.589</text:p>
          </table:table-cell>
          <table:table-cell office:value-type="float" office:value="2.699" calcext:value-type="float">
            <text:p>2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5.55" calcext:value-type="float">
            <text:p>625.55</text:p>
          </table:table-cell>
          <table:table-cell office:value-type="float" office:value="3.79293" calcext:value-type="float">
            <text:p>3.792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7" calcext:value-type="float">
            <text:p>917</text:p>
          </table:table-cell>
          <table:table-cell office:value-type="float" office:value="220.251" calcext:value-type="float">
            <text:p>220.251</text:p>
          </table:table-cell>
          <table:table-cell office:value-type="float" office:value="2.62" calcext:value-type="float">
            <text:p>2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7.595" calcext:value-type="float">
            <text:p>317.595</text:p>
          </table:table-cell>
          <table:table-cell office:value-type="float" office:value="3.56856" calcext:value-type="float">
            <text:p>3.568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9" calcext:value-type="float">
            <text:p>919</text:p>
          </table:table-cell>
          <table:table-cell office:value-type="float" office:value="296.558" calcext:value-type="float">
            <text:p>296.558</text:p>
          </table:table-cell>
          <table:table-cell office:value-type="float" office:value="2.875" calcext:value-type="float">
            <text:p>2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2.297" calcext:value-type="float">
            <text:p>192.297</text:p>
          </table:table-cell>
          <table:table-cell office:value-type="float" office:value="2.74617" calcext:value-type="float">
            <text:p>2.746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9" calcext:value-type="float">
            <text:p>929</text:p>
          </table:table-cell>
          <table:table-cell office:value-type="float" office:value="419.9" calcext:value-type="float">
            <text:p>419.9</text:p>
          </table:table-cell>
          <table:table-cell office:value-type="float" office:value="4.079" calcext:value-type="float">
            <text:p>4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64.201" calcext:value-type="float">
            <text:p>164.201</text:p>
          </table:table-cell>
          <table:table-cell office:value-type="float" office:value="2.47297" calcext:value-type="float">
            <text:p>2.472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4" calcext:value-type="float">
            <text:p>934</text:p>
          </table:table-cell>
          <table:table-cell office:value-type="float" office:value="420.373" calcext:value-type="float">
            <text:p>420.373</text:p>
          </table:table-cell>
          <table:table-cell office:value-type="float" office:value="1.951" calcext:value-type="float">
            <text:p>1.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0.185" calcext:value-type="float">
            <text:p>130.185</text:p>
          </table:table-cell>
          <table:table-cell office:value-type="float" office:value="2.18518" calcext:value-type="float">
            <text:p>2.185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float" office:value="291.715" calcext:value-type="float">
            <text:p>291.715</text:p>
          </table:table-cell>
          <table:table-cell office:value-type="float" office:value="4.011" calcext:value-type="float">
            <text:p>4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71.283" calcext:value-type="float">
            <text:p>171.283</text:p>
          </table:table-cell>
          <table:table-cell office:value-type="float" office:value="2.53851" calcext:value-type="float">
            <text:p>2.538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9" calcext:value-type="float">
            <text:p>939</text:p>
          </table:table-cell>
          <table:table-cell office:value-type="float" office:value="90.4416" calcext:value-type="float">
            <text:p>90.4416</text:p>
          </table:table-cell>
          <table:table-cell office:value-type="float" office:value="3.456" calcext:value-type="float">
            <text:p>3.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2.164" calcext:value-type="float">
            <text:p>122.164</text:p>
          </table:table-cell>
          <table:table-cell office:value-type="float" office:value="2.12454" calcext:value-type="float">
            <text:p>2.124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2" calcext:value-type="float">
            <text:p>942</text:p>
          </table:table-cell>
          <table:table-cell office:value-type="float" office:value="151.163" calcext:value-type="float">
            <text:p>151.163</text:p>
          </table:table-cell>
          <table:table-cell office:value-type="float" office:value="2.398" calcext:value-type="float">
            <text:p>2.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95.332" calcext:value-type="float">
            <text:p>295.332</text:p>
          </table:table-cell>
          <table:table-cell office:value-type="float" office:value="3.56394" calcext:value-type="float">
            <text:p>3.563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office:value-type="float" office:value="317.324" calcext:value-type="float">
            <text:p>317.324</text:p>
          </table:table-cell>
          <table:table-cell office:value-type="float" office:value="3.927" calcext:value-type="float">
            <text:p>3.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3.158" calcext:value-type="float">
            <text:p>113.158</text:p>
          </table:table-cell>
          <table:table-cell office:value-type="float" office:value="2.06027" calcext:value-type="float">
            <text:p>2.060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2" calcext:value-type="float">
            <text:p>952</text:p>
          </table:table-cell>
          <table:table-cell office:value-type="float" office:value="406.41" calcext:value-type="float">
            <text:p>406.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71.396" calcext:value-type="float">
            <text:p>271.396</text:p>
          </table:table-cell>
          <table:table-cell office:value-type="float" office:value="3.56162" calcext:value-type="float">
            <text:p>3.561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313.741" calcext:value-type="float">
            <text:p>313.741</text:p>
          </table:table-cell>
          <table:table-cell office:value-type="float" office:value="3.204" calcext:value-type="float">
            <text:p>3.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97.317" calcext:value-type="float">
            <text:p>197.317</text:p>
          </table:table-cell>
          <table:table-cell office:value-type="float" office:value="2.79989" calcext:value-type="float">
            <text:p>2.799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9" calcext:value-type="float">
            <text:p>959</text:p>
          </table:table-cell>
          <table:table-cell office:value-type="float" office:value="339.32" calcext:value-type="float">
            <text:p>339.32</text:p>
          </table:table-cell>
          <table:table-cell office:value-type="float" office:value="4.745" calcext:value-type="float">
            <text:p>4.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83.663" calcext:value-type="float">
            <text:p>483.663</text:p>
          </table:table-cell>
          <table:table-cell office:value-type="float" office:value="3.66323" calcext:value-type="float">
            <text:p>3.663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182.133" calcext:value-type="float">
            <text:p>182.133</text:p>
          </table:table-cell>
          <table:table-cell office:value-type="float" office:value="2.933" calcext:value-type="float">
            <text:p>2.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8.0791" calcext:value-type="float">
            <text:p>58.0791</text:p>
          </table:table-cell>
          <table:table-cell office:value-type="float" office:value="1.76815" calcext:value-type="float">
            <text:p>1.768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1" calcext:value-type="float">
            <text:p>961</text:p>
          </table:table-cell>
          <table:table-cell office:value-type="float" office:value="121.18" calcext:value-type="float">
            <text:p>121.18</text:p>
          </table:table-cell>
          <table:table-cell office:value-type="float" office:value="2.699" calcext:value-type="float">
            <text:p>2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6.532" calcext:value-type="float">
            <text:p>266.532</text:p>
          </table:table-cell>
          <table:table-cell office:value-type="float" office:value="3.56149" calcext:value-type="float">
            <text:p>3.561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370.486" calcext:value-type="float">
            <text:p>370.486</text:p>
          </table:table-cell>
          <table:table-cell office:value-type="float" office:value="4.194" calcext:value-type="float">
            <text:p>4.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2.282" calcext:value-type="float">
            <text:p>142.282</text:p>
          </table:table-cell>
          <table:table-cell office:value-type="float" office:value="2.28217" calcext:value-type="float">
            <text:p>2.282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4" calcext:value-type="float">
            <text:p>964</text:p>
          </table:table-cell>
          <table:table-cell office:value-type="float" office:value="99.1311" calcext:value-type="float">
            <text:p>99.1311</text:p>
          </table:table-cell>
          <table:table-cell office:value-type="float" office:value="2.079" calcext:value-type="float">
            <text:p>2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8.159" calcext:value-type="float">
            <text:p>148.159</text:p>
          </table:table-cell>
          <table:table-cell office:value-type="float" office:value="2.33151" calcext:value-type="float">
            <text:p>2.331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6" calcext:value-type="float">
            <text:p>976</text:p>
          </table:table-cell>
          <table:table-cell office:value-type="float" office:value="404.419" calcext:value-type="float">
            <text:p>404.419</text:p>
          </table:table-cell>
          <table:table-cell office:value-type="float" office:value="3.778" calcext:value-type="float">
            <text:p>3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4.204" calcext:value-type="float">
            <text:p>164.204</text:p>
          </table:table-cell>
          <table:table-cell office:value-type="float" office:value="2.473" calcext:value-type="float">
            <text:p>2.4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7" calcext:value-type="float">
            <text:p>977</text:p>
          </table:table-cell>
          <table:table-cell office:value-type="float" office:value="406.22" calcext:value-type="float">
            <text:p>406.22</text:p>
          </table:table-cell>
          <table:table-cell office:value-type="float" office:value="2.778" calcext:value-type="float">
            <text:p>2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80.412" calcext:value-type="float">
            <text:p>380.412</text:p>
          </table:table-cell>
          <table:table-cell office:value-type="float" office:value="3.59335" calcext:value-type="float">
            <text:p>3.593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 office:value-type="float" office:value="331.406" calcext:value-type="float">
            <text:p>331.406</text:p>
          </table:table-cell>
          <table:table-cell office:value-type="float" office:value="4.046" calcext:value-type="float">
            <text:p>4.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12.329" calcext:value-type="float">
            <text:p>212.329</text:p>
          </table:table-cell>
          <table:table-cell office:value-type="float" office:value="2.98184" calcext:value-type="float">
            <text:p>2.981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float" office:value="362.766" calcext:value-type="float">
            <text:p>362.766</text:p>
          </table:table-cell>
          <table:table-cell office:value-type="float" office:value="5.155" calcext:value-type="float">
            <text:p>5.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70.366" calcext:value-type="float">
            <text:p>270.366</text:p>
          </table:table-cell>
          <table:table-cell office:value-type="float" office:value="3.56158" calcext:value-type="float">
            <text:p>3.561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3" calcext:value-type="float">
            <text:p>993</text:p>
          </table:table-cell>
          <table:table-cell office:value-type="float" office:value="368.469" calcext:value-type="float">
            <text:p>368.469</text:p>
          </table:table-cell>
          <table:table-cell office:value-type="float" office:value="3.699" calcext:value-type="float">
            <text:p>3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98.298" calcext:value-type="float">
            <text:p>298.298</text:p>
          </table:table-cell>
          <table:table-cell office:value-type="float" office:value="3.56442" calcext:value-type="float">
            <text:p>3.564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4" calcext:value-type="float">
            <text:p>994</text:p>
          </table:table-cell>
          <table:table-cell office:value-type="float" office:value="311.335" calcext:value-type="float">
            <text:p>311.335</text:p>
          </table:table-cell>
          <table:table-cell office:value-type="float" office:value="2.301" calcext:value-type="float">
            <text:p>2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89.083" calcext:value-type="float">
            <text:p>589.083</text:p>
          </table:table-cell>
          <table:table-cell office:value-type="float" office:value="3.7573" calcext:value-type="float">
            <text:p>3.75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7" calcext:value-type="float">
            <text:p>997</text:p>
          </table:table-cell>
          <table:table-cell office:value-type="float" office:value="542.703" calcext:value-type="float">
            <text:p>542.703</text:p>
          </table:table-cell>
          <table:table-cell office:value-type="float" office:value="2.873" calcext:value-type="float">
            <text:p>2.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09.361" calcext:value-type="float">
            <text:p>309.361</text:p>
          </table:table-cell>
          <table:table-cell office:value-type="float" office:value="3.56658" calcext:value-type="float">
            <text:p>3.566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154.167" calcext:value-type="float">
            <text:p>154.167</text:p>
          </table:table-cell>
          <table:table-cell office:value-type="float" office:value="3.778" calcext:value-type="float">
            <text:p>3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23.432" calcext:value-type="float">
            <text:p>323.432</text:p>
          </table:table-cell>
          <table:table-cell office:value-type="float" office:value="3.57016" calcext:value-type="float">
            <text:p>3.570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1" calcext:value-type="float">
            <text:p>1001</text:p>
          </table:table-cell>
          <table:table-cell office:value-type="float" office:value="361.776" calcext:value-type="float">
            <text:p>361.7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49.85" calcext:value-type="float">
            <text:p>449.85</text:p>
          </table:table-cell>
          <table:table-cell office:value-type="float" office:value="3.6372" calcext:value-type="float">
            <text:p>3.63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office:value-type="float" office:value="170.232" calcext:value-type="float">
            <text:p>170.2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8.4976" calcext:value-type="float">
            <text:p>78.4976</text:p>
          </table:table-cell>
          <table:table-cell office:value-type="float" office:value="1.85538" calcext:value-type="float">
            <text:p>1.855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2" calcext:value-type="float">
            <text:p>1012</text:p>
          </table:table-cell>
          <table:table-cell office:value-type="float" office:value="234.246" calcext:value-type="float">
            <text:p>234.246</text:p>
          </table:table-cell>
          <table:table-cell office:value-type="float" office:value="0.699" calcext:value-type="float">
            <text:p>0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9.0932" calcext:value-type="float">
            <text:p>89.0932</text:p>
          </table:table-cell>
          <table:table-cell office:value-type="float" office:value="1.91049" calcext:value-type="float">
            <text:p>1.910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5" calcext:value-type="float">
            <text:p>1015</text:p>
          </table:table-cell>
          <table:table-cell office:value-type="float" office:value="214.288" calcext:value-type="float">
            <text:p>214.288</text:p>
          </table:table-cell>
          <table:table-cell office:value-type="float" office:value="3.523" calcext:value-type="float">
            <text:p>3.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7.068" calcext:value-type="float">
            <text:p>187.068</text:p>
          </table:table-cell>
          <table:table-cell office:value-type="float" office:value="2.69226" calcext:value-type="float">
            <text:p>2.692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465.543" calcext:value-type="float">
            <text:p>465.543</text:p>
          </table:table-cell>
          <table:table-cell office:value-type="float" office:value="4.176" calcext:value-type="float">
            <text:p>4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11.15" calcext:value-type="float">
            <text:p>511.15</text:p>
          </table:table-cell>
          <table:table-cell office:value-type="float" office:value="3.68612" calcext:value-type="float">
            <text:p>3.686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360.427" calcext:value-type="float">
            <text:p>360.427</text:p>
          </table:table-cell>
          <table:table-cell office:value-type="float" office:value="2.398" calcext:value-type="float">
            <text:p>2.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0.313" calcext:value-type="float">
            <text:p>210.313</text:p>
          </table:table-cell>
          <table:table-cell office:value-type="float" office:value="2.95431" calcext:value-type="float">
            <text:p>2.954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206.324" calcext:value-type="float">
            <text:p>206.324</text:p>
          </table:table-cell>
          <table:table-cell office:value-type="float" office:value="3.903" calcext:value-type="float">
            <text:p>3.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.17" calcext:value-type="float">
            <text:p>144.17</text:p>
          </table:table-cell>
          <table:table-cell office:value-type="float" office:value="2.29787" calcext:value-type="float">
            <text:p>2.297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342.22" calcext:value-type="float">
            <text:p>342.22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64.351" calcext:value-type="float">
            <text:p>364.351</text:p>
          </table:table-cell>
          <table:table-cell office:value-type="float" office:value="3.58548" calcext:value-type="float">
            <text:p>3.585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574.772" calcext:value-type="float">
            <text:p>574.772</text:p>
          </table:table-cell>
          <table:table-cell office:value-type="float" office:value="2.477" calcext:value-type="float">
            <text:p>2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16.432" calcext:value-type="float">
            <text:p>316.432</text:p>
          </table:table-cell>
          <table:table-cell office:value-type="float" office:value="3.56826" calcext:value-type="float">
            <text:p>3.568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4" calcext:value-type="float">
            <text:p>1044</text:p>
          </table:table-cell>
          <table:table-cell office:value-type="float" office:value="359.32" calcext:value-type="float">
            <text:p>359.32</text:p>
          </table:table-cell>
          <table:table-cell office:value-type="float" office:value="2.759" calcext:value-type="float">
            <text:p>2.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04.156" calcext:value-type="float">
            <text:p>404.156</text:p>
          </table:table-cell>
          <table:table-cell office:value-type="float" office:value="3.60666" calcext:value-type="float">
            <text:p>3.606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1008.24" calcext:value-type="float">
            <text:p>1008.24</text:p>
          </table:table-cell>
          <table:table-cell office:value-type="float" office:value="3.875" calcext:value-type="float">
            <text:p>3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23.227" calcext:value-type="float">
            <text:p>223.227</text:p>
          </table:table-cell>
          <table:table-cell office:value-type="float" office:value="3.22249" calcext:value-type="float">
            <text:p>3.22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8" calcext:value-type="float">
            <text:p>1048</text:p>
          </table:table-cell>
          <table:table-cell office:value-type="float" office:value="387.19" calcext:value-type="float">
            <text:p>387.19</text:p>
          </table:table-cell>
          <table:table-cell office:value-type="float" office:value="2.778" calcext:value-type="float">
            <text:p>2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0.566" calcext:value-type="float">
            <text:p>370.566</text:p>
          </table:table-cell>
          <table:table-cell office:value-type="float" office:value="3.58841" calcext:value-type="float">
            <text:p>3.588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9" calcext:value-type="float">
            <text:p>1049</text:p>
          </table:table-cell>
          <table:table-cell office:value-type="float" office:value="145.158" calcext:value-type="float">
            <text:p>145.158</text:p>
          </table:table-cell>
          <table:table-cell office:value-type="float" office:value="1.824" calcext:value-type="float">
            <text:p>1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61.157" calcext:value-type="float">
            <text:p>161.157</text:p>
          </table:table-cell>
          <table:table-cell office:value-type="float" office:value="2.44539" calcext:value-type="float">
            <text:p>2.445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6" calcext:value-type="float">
            <text:p>1056</text:p>
          </table:table-cell>
          <table:table-cell office:value-type="float" office:value="76.0944" calcext:value-type="float">
            <text:p>76.0944</text:p>
          </table:table-cell>
          <table:table-cell office:value-type="float" office:value="2.155" calcext:value-type="float">
            <text:p>2.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4.26" calcext:value-type="float">
            <text:p>214.26</text:p>
          </table:table-cell>
          <table:table-cell office:value-type="float" office:value="3.00989" calcext:value-type="float">
            <text:p>3.009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8" calcext:value-type="float">
            <text:p>1058</text:p>
          </table:table-cell>
          <table:table-cell office:value-type="float" office:value="413.176" calcext:value-type="float">
            <text:p>413.176</text:p>
          </table:table-cell>
          <table:table-cell office:value-type="float" office:value="2.398" calcext:value-type="float">
            <text:p>2.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6.093" calcext:value-type="float">
            <text:p>116.093</text:p>
          </table:table-cell>
          <table:table-cell office:value-type="float" office:value="2.08076" calcext:value-type="float">
            <text:p>2.080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1" calcext:value-type="float">
            <text:p>1061</text:p>
          </table:table-cell>
          <table:table-cell office:value-type="float" office:value="151.118" calcext:value-type="float">
            <text:p>151.118</text:p>
          </table:table-cell>
          <table:table-cell office:value-type="float" office:value="2.301" calcext:value-type="float">
            <text:p>2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28.288" calcext:value-type="float">
            <text:p>228.288</text:p>
          </table:table-cell>
          <table:table-cell office:value-type="float" office:value="3.40395" calcext:value-type="float">
            <text:p>3.403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28.286" calcext:value-type="float">
            <text:p>228.286</text:p>
          </table:table-cell>
          <table:table-cell office:value-type="float" office:value="3.301" calcext:value-type="float">
            <text:p>3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17.211" calcext:value-type="float">
            <text:p>317.211</text:p>
          </table:table-cell>
          <table:table-cell office:value-type="float" office:value="3.56846" calcext:value-type="float">
            <text:p>3.568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office:value-type="float" office:value="306.397" calcext:value-type="float">
            <text:p>306.397</text:p>
          </table:table-cell>
          <table:table-cell office:value-type="float" office:value="3.621" calcext:value-type="float">
            <text:p>3.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0.177" calcext:value-type="float">
            <text:p>110.177</text:p>
          </table:table-cell>
          <table:table-cell office:value-type="float" office:value="2.03994" calcext:value-type="float">
            <text:p>2.039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3" calcext:value-type="float">
            <text:p>1073</text:p>
          </table:table-cell>
          <table:table-cell office:value-type="float" office:value="430.493" calcext:value-type="float">
            <text:p>430.493</text:p>
          </table:table-cell>
          <table:table-cell office:value-type="float" office:value="2.602" calcext:value-type="float">
            <text:p>2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69.123" calcext:value-type="float">
            <text:p>269.123</text:p>
          </table:table-cell>
          <table:table-cell office:value-type="float" office:value="3.56155" calcext:value-type="float">
            <text:p>3.561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6" calcext:value-type="float">
            <text:p>1076</text:p>
          </table:table-cell>
          <table:table-cell office:value-type="float" office:value="254.238" calcext:value-type="float">
            <text:p>254.238</text:p>
          </table:table-cell>
          <table:table-cell office:value-type="float" office:value="2.699" calcext:value-type="float">
            <text:p>2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0.218" calcext:value-type="float">
            <text:p>150.218</text:p>
          </table:table-cell>
          <table:table-cell office:value-type="float" office:value="2.34912" calcext:value-type="float">
            <text:p>2.349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8" calcext:value-type="float">
            <text:p>1078</text:p>
          </table:table-cell>
          <table:table-cell office:value-type="float" office:value="186.162" calcext:value-type="float">
            <text:p>186.162</text:p>
          </table:table-cell>
          <table:table-cell office:value-type="float" office:value="3.079" calcext:value-type="float">
            <text:p>3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0.041" calcext:value-type="float">
            <text:p>320.041</text:p>
          </table:table-cell>
          <table:table-cell office:value-type="float" office:value="3.56921" calcext:value-type="float">
            <text:p>3.569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1" calcext:value-type="float">
            <text:p>1081</text:p>
          </table:table-cell>
          <table:table-cell office:value-type="float" office:value="180.164" calcext:value-type="float">
            <text:p>180.164</text:p>
          </table:table-cell>
          <table:table-cell office:value-type="float" office:value="2.648" calcext:value-type="float">
            <text:p>2.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86.713" calcext:value-type="float">
            <text:p>286.713</text:p>
          </table:table-cell>
          <table:table-cell office:value-type="float" office:value="3.56278" calcext:value-type="float">
            <text:p>3.56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4" calcext:value-type="float">
            <text:p>1084</text:p>
          </table:table-cell>
          <table:table-cell office:value-type="float" office:value="190.263" calcext:value-type="float">
            <text:p>190.263</text:p>
          </table:table-cell>
          <table:table-cell office:value-type="float" office:value="5.176" calcext:value-type="float">
            <text:p>5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12.415" calcext:value-type="float">
            <text:p>212.415</text:p>
          </table:table-cell>
          <table:table-cell office:value-type="float" office:value="2.98305" calcext:value-type="float">
            <text:p>2.983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office:value-type="float" office:value="304.345" calcext:value-type="float">
            <text:p>304.345</text:p>
          </table:table-cell>
          <table:table-cell office:value-type="float" office:value="5.495" calcext:value-type="float">
            <text:p>5.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33.349" calcext:value-type="float">
            <text:p>233.349</text:p>
          </table:table-cell>
          <table:table-cell office:value-type="float" office:value="3.45858" calcext:value-type="float">
            <text:p>3.458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0" calcext:value-type="float">
            <text:p>1090</text:p>
          </table:table-cell>
          <table:table-cell office:value-type="float" office:value="543.073" calcext:value-type="float">
            <text:p>543.073</text:p>
          </table:table-cell>
          <table:table-cell office:value-type="float" office:value="3.477" calcext:value-type="float">
            <text:p>3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90.432" calcext:value-type="float">
            <text:p>390.432</text:p>
          </table:table-cell>
          <table:table-cell office:value-type="float" office:value="3.59873" calcext:value-type="float">
            <text:p>3.598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3" calcext:value-type="float">
            <text:p>1093</text:p>
          </table:table-cell>
          <table:table-cell office:value-type="float" office:value="335.279" calcext:value-type="float">
            <text:p>335.279</text:p>
          </table:table-cell>
          <table:table-cell office:value-type="float" office:value="3.125" calcext:value-type="float">
            <text:p>3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7.002" calcext:value-type="float">
            <text:p>147.002</text:p>
          </table:table-cell>
          <table:table-cell office:value-type="float" office:value="2.32169" calcext:value-type="float">
            <text:p>2.321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7" calcext:value-type="float">
            <text:p>1097</text:p>
          </table:table-cell>
          <table:table-cell office:value-type="float" office:value="269.767" calcext:value-type="float">
            <text:p>269.767</text:p>
          </table:table-cell>
          <table:table-cell office:value-type="float" office:value="3.824" calcext:value-type="float">
            <text:p>3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12.127" calcext:value-type="float">
            <text:p>112.127</text:p>
          </table:table-cell>
          <table:table-cell office:value-type="float" office:value="2.05318" calcext:value-type="float">
            <text:p>2.053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51.278" calcext:value-type="float">
            <text:p>251.278</text:p>
          </table:table-cell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.591" calcext:value-type="float">
            <text:p>382.591</text:p>
          </table:table-cell>
          <table:table-cell office:value-type="float" office:value="3.59449" calcext:value-type="float">
            <text:p>3.594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6" calcext:value-type="float">
            <text:p>1106</text:p>
          </table:table-cell>
          <table:table-cell office:value-type="float" office:value="297.739" calcext:value-type="float">
            <text:p>297.739</text:p>
          </table:table-cell>
          <table:table-cell office:value-type="float" office:value="2.903" calcext:value-type="float">
            <text:p>2.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8.136" calcext:value-type="float">
            <text:p>198.136</text:p>
          </table:table-cell>
          <table:table-cell office:value-type="float" office:value="2.80888" calcext:value-type="float">
            <text:p>2.808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4" calcext:value-type="float">
            <text:p>1114</text:p>
          </table:table-cell>
          <table:table-cell office:value-type="float" office:value="130.228" calcext:value-type="float">
            <text:p>130.228</text:p>
          </table:table-cell>
          <table:table-cell office:value-type="float" office:value="2.125" calcext:value-type="float">
            <text:p>2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88.333" calcext:value-type="float">
            <text:p>188.333</text:p>
          </table:table-cell>
          <table:table-cell office:value-type="float" office:value="2.70515" calcext:value-type="float">
            <text:p>2.705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5" calcext:value-type="float">
            <text:p>1115</text:p>
          </table:table-cell>
          <table:table-cell office:value-type="float" office:value="476.475" calcext:value-type="float">
            <text:p>476.475</text:p>
          </table:table-cell>
          <table:table-cell office:value-type="float" office:value="1.81" calcext:value-type="float">
            <text:p>1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2.121" calcext:value-type="float">
            <text:p>122.121</text:p>
          </table:table-cell>
          <table:table-cell office:value-type="float" office:value="2.12422" calcext:value-type="float">
            <text:p>2.124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1" calcext:value-type="float">
            <text:p>1121</text:p>
          </table:table-cell>
          <table:table-cell office:value-type="float" office:value="122.164" calcext:value-type="float">
            <text:p>122.164</text:p>
          </table:table-cell>
          <table:table-cell office:value-type="float" office:value="2.222" calcext:value-type="float">
            <text:p>2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3.152" calcext:value-type="float">
            <text:p>123.152</text:p>
          </table:table-cell>
          <table:table-cell office:value-type="float" office:value="2.13184" calcext:value-type="float">
            <text:p>2.131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2" calcext:value-type="float">
            <text:p>1122</text:p>
          </table:table-cell>
          <table:table-cell office:value-type="float" office:value="221.643" calcext:value-type="float">
            <text:p>221.643</text:p>
          </table:table-cell>
          <table:table-cell office:value-type="float" office:value="2.778" calcext:value-type="float">
            <text:p>2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45.906" calcext:value-type="float">
            <text:p>345.906</text:p>
          </table:table-cell>
          <table:table-cell office:value-type="float" office:value="3.5777" calcext:value-type="float">
            <text:p>3.57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3" calcext:value-type="float">
            <text:p>1123</text:p>
          </table:table-cell>
          <table:table-cell office:value-type="float" office:value="98.143" calcext:value-type="float">
            <text:p>98.143</text:p>
          </table:table-cell>
          <table:table-cell office:value-type="float" office:value="1.488" calcext:value-type="float">
            <text:p>1.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94.229" calcext:value-type="float">
            <text:p>194.229</text:p>
          </table:table-cell>
          <table:table-cell office:value-type="float" office:value="2.76658" calcext:value-type="float">
            <text:p>2.766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4" calcext:value-type="float">
            <text:p>1124</text:p>
          </table:table-cell>
          <table:table-cell office:value-type="float" office:value="210.271" calcext:value-type="float">
            <text:p>210.2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94.472" calcext:value-type="float">
            <text:p>294.472</text:p>
          </table:table-cell>
          <table:table-cell office:value-type="float" office:value="3.56381" calcext:value-type="float">
            <text:p>3.563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7" calcext:value-type="float">
            <text:p>1127</text:p>
          </table:table-cell>
          <table:table-cell office:value-type="float" office:value="254.37" calcext:value-type="float">
            <text:p>254.37</text:p>
          </table:table-cell>
          <table:table-cell office:value-type="float" office:value="3.617" calcext:value-type="float">
            <text:p>3.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8.238" calcext:value-type="float">
            <text:p>158.238</text:p>
          </table:table-cell>
          <table:table-cell office:value-type="float" office:value="2.41926" calcext:value-type="float">
            <text:p>2.419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9" calcext:value-type="float">
            <text:p>1129</text:p>
          </table:table-cell>
          <table:table-cell office:value-type="float" office:value="373.631" calcext:value-type="float">
            <text:p>373.631</text:p>
          </table:table-cell>
          <table:table-cell office:value-type="float" office:value="3.523" calcext:value-type="float">
            <text:p>3.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74.194" calcext:value-type="float">
            <text:p>174.194</text:p>
          </table:table-cell>
          <table:table-cell office:value-type="float" office:value="2.56603" calcext:value-type="float">
            <text:p>2.566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4" calcext:value-type="float">
            <text:p>1134</text:p>
          </table:table-cell>
          <table:table-cell office:value-type="float" office:value="379.452" calcext:value-type="float">
            <text:p>379.452</text:p>
          </table:table-cell>
          <table:table-cell office:value-type="float" office:value="2.824" calcext:value-type="float">
            <text:p>2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7.179" calcext:value-type="float">
            <text:p>137.179</text:p>
          </table:table-cell>
          <table:table-cell office:value-type="float" office:value="2.24048" calcext:value-type="float">
            <text:p>2.240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284.138" calcext:value-type="float">
            <text:p>284.138</text:p>
          </table:table-cell>
          <table:table-cell office:value-type="float" office:value="2.903" calcext:value-type="float">
            <text:p>2.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55.752" calcext:value-type="float">
            <text:p>555.752</text:p>
          </table:table-cell>
          <table:table-cell office:value-type="float" office:value="3.72589" calcext:value-type="float">
            <text:p>3.725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9" calcext:value-type="float">
            <text:p>1139</text:p>
          </table:table-cell>
          <table:table-cell office:value-type="float" office:value="418.734" calcext:value-type="float">
            <text:p>418.7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6.227" calcext:value-type="float">
            <text:p>146.227</text:p>
          </table:table-cell>
          <table:table-cell office:value-type="float" office:value="2.31514" calcext:value-type="float">
            <text:p>2.315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5" calcext:value-type="float">
            <text:p>1145</text:p>
          </table:table-cell>
          <table:table-cell office:value-type="float" office:value="383.362" calcext:value-type="float">
            <text:p>383.362</text:p>
          </table:table-cell>
          <table:table-cell office:value-type="float" office:value="4.301" calcext:value-type="float">
            <text:p>4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97.12" calcext:value-type="float">
            <text:p>1297.12</text:p>
          </table:table-cell>
          <table:table-cell office:value-type="float" office:value="4.44444" calcext:value-type="float">
            <text:p>4.444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3" calcext:value-type="float">
            <text:p>1153</text:p>
          </table:table-cell>
          <table:table-cell office:value-type="float" office:value="396.375" calcext:value-type="float">
            <text:p>396.375</text:p>
          </table:table-cell>
          <table:table-cell office:value-type="float" office:value="3.301" calcext:value-type="float">
            <text:p>3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88.394" calcext:value-type="float">
            <text:p>388.394</text:p>
          </table:table-cell>
          <table:table-cell office:value-type="float" office:value="3.59761" calcext:value-type="float">
            <text:p>3.597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6" calcext:value-type="float">
            <text:p>1156</text:p>
          </table:table-cell>
          <table:table-cell office:value-type="float" office:value="317.813" calcext:value-type="float">
            <text:p>317.813</text:p>
          </table:table-cell>
          <table:table-cell office:value-type="float" office:value="4.222" calcext:value-type="float">
            <text:p>4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18.609" calcext:value-type="float">
            <text:p>418.609</text:p>
          </table:table-cell>
          <table:table-cell office:value-type="float" office:value="3.61567" calcext:value-type="float">
            <text:p>3.615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5" calcext:value-type="float">
            <text:p>1165</text:p>
          </table:table-cell>
          <table:table-cell office:value-type="float" office:value="241.356" calcext:value-type="float">
            <text:p>241.356</text:p>
          </table:table-cell>
          <table:table-cell office:value-type="float" office:value="3.824" calcext:value-type="float">
            <text:p>3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68.552" calcext:value-type="float">
            <text:p>368.552</text:p>
          </table:table-cell>
          <table:table-cell office:value-type="float" office:value="3.58745" calcext:value-type="float">
            <text:p>3.587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6" calcext:value-type="float">
            <text:p>1166</text:p>
          </table:table-cell>
          <table:table-cell office:value-type="float" office:value="256.253" calcext:value-type="float">
            <text:p>256.253</text:p>
          </table:table-cell>
          <table:table-cell office:value-type="float" office:value="2.254" calcext:value-type="float">
            <text:p>2.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3.189" calcext:value-type="float">
            <text:p>133.189</text:p>
          </table:table-cell>
          <table:table-cell office:value-type="float" office:value="2.20866" calcext:value-type="float">
            <text:p>2.208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office:value-type="float" office:value="269.767" calcext:value-type="float">
            <text:p>269.767</text:p>
          </table:table-cell>
          <table:table-cell office:value-type="float" office:value="3.783" calcext:value-type="float">
            <text:p>3.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98.221" calcext:value-type="float">
            <text:p>198.221</text:p>
          </table:table-cell>
          <table:table-cell office:value-type="float" office:value="2.80981" calcext:value-type="float">
            <text:p>2.809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77" calcext:value-type="float">
            <text:p>1177</text:p>
          </table:table-cell>
          <table:table-cell office:value-type="float" office:value="134.174" calcext:value-type="float">
            <text:p>134.174</text:p>
          </table:table-cell>
          <table:table-cell office:value-type="float" office:value="1.447" calcext:value-type="float">
            <text:p>1.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62.227" calcext:value-type="float">
            <text:p>162.227</text:p>
          </table:table-cell>
          <table:table-cell office:value-type="float" office:value="2.45504" calcext:value-type="float">
            <text:p>2.455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530.703" calcext:value-type="float">
            <text:p>530.7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98.329" calcext:value-type="float">
            <text:p>498.329</text:p>
          </table:table-cell>
          <table:table-cell office:value-type="float" office:value="3.67527" calcext:value-type="float">
            <text:p>3.675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3" calcext:value-type="float">
            <text:p>1183</text:p>
          </table:table-cell>
          <table:table-cell office:value-type="float" office:value="221.037" calcext:value-type="float">
            <text:p>221.037</text:p>
          </table:table-cell>
          <table:table-cell office:value-type="float" office:value="3.778" calcext:value-type="float">
            <text:p>3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56.609" calcext:value-type="float">
            <text:p>156.609</text:p>
          </table:table-cell>
          <table:table-cell office:value-type="float" office:value="2.40482" calcext:value-type="float">
            <text:p>2.404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office:value-type="float" office:value="565.687" calcext:value-type="float">
            <text:p>565.687</text:p>
          </table:table-cell>
          <table:table-cell office:value-type="float" office:value="2.778" calcext:value-type="float">
            <text:p>2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3.225" calcext:value-type="float">
            <text:p>183.225</text:p>
          </table:table-cell>
          <table:table-cell office:value-type="float" office:value="2.65372" calcext:value-type="float">
            <text:p>2.653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office:value-type="float" office:value="341.186" calcext:value-type="float">
            <text:p>341.186</text:p>
          </table:table-cell>
          <table:table-cell office:value-type="float" office:value="4.824" calcext:value-type="float">
            <text:p>4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2.583" calcext:value-type="float">
            <text:p>142.583</text:p>
          </table:table-cell>
          <table:table-cell office:value-type="float" office:value="2.28466" calcext:value-type="float">
            <text:p>2.28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6" calcext:value-type="float">
            <text:p>1196</text:p>
          </table:table-cell>
          <table:table-cell office:value-type="float" office:value="297.352" calcext:value-type="float">
            <text:p>297.352</text:p>
          </table:table-cell>
          <table:table-cell office:value-type="float" office:value="2.079" calcext:value-type="float">
            <text:p>2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64.275" calcext:value-type="float">
            <text:p>164.275</text:p>
          </table:table-cell>
          <table:table-cell office:value-type="float" office:value="2.47364" calcext:value-type="float">
            <text:p>2.473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7" calcext:value-type="float">
            <text:p>1197</text:p>
          </table:table-cell>
          <table:table-cell office:value-type="float" office:value="247.53" calcext:value-type="float">
            <text:p>247.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72.265" calcext:value-type="float">
            <text:p>172.265</text:p>
          </table:table-cell>
          <table:table-cell office:value-type="float" office:value="2.54775" calcext:value-type="float">
            <text:p>2.54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1" calcext:value-type="float">
            <text:p>1201</text:p>
          </table:table-cell>
          <table:table-cell office:value-type="float" office:value="274.1" calcext:value-type="float">
            <text:p>274.1</text:p>
          </table:table-cell>
          <table:table-cell office:value-type="float" office:value="3.721" calcext:value-type="float">
            <text:p>3.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8.212" calcext:value-type="float">
            <text:p>128.212</text:p>
          </table:table-cell>
          <table:table-cell office:value-type="float" office:value="2.16998" calcext:value-type="float">
            <text:p>2.169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5" calcext:value-type="float">
            <text:p>1205</text:p>
          </table:table-cell>
          <table:table-cell office:value-type="float" office:value="149.662" calcext:value-type="float">
            <text:p>149.662</text:p>
          </table:table-cell>
          <table:table-cell office:value-type="float" office:value="2.176" calcext:value-type="float">
            <text:p>2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96.2" calcext:value-type="float">
            <text:p>196.2</text:p>
          </table:table-cell>
          <table:table-cell office:value-type="float" office:value="2.78774" calcext:value-type="float">
            <text:p>2.787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6" calcext:value-type="float">
            <text:p>1206</text:p>
          </table:table-cell>
          <table:table-cell office:value-type="float" office:value="363.331" calcext:value-type="float">
            <text:p>363.331</text:p>
          </table:table-cell>
          <table:table-cell office:value-type="float" office:value="3.854" calcext:value-type="float">
            <text:p>3.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40.213" calcext:value-type="float">
            <text:p>240.213</text:p>
          </table:table-cell>
          <table:table-cell office:value-type="float" office:value="3.50527" calcext:value-type="float">
            <text:p>3.505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7" calcext:value-type="float">
            <text:p>1207</text:p>
          </table:table-cell>
          <table:table-cell office:value-type="float" office:value="325.506" calcext:value-type="float">
            <text:p>325.506</text:p>
          </table:table-cell>
          <table:table-cell office:value-type="float" office:value="3.204" calcext:value-type="float">
            <text:p>3.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50.451" calcext:value-type="float">
            <text:p>350.451</text:p>
          </table:table-cell>
          <table:table-cell office:value-type="float" office:value="3.57949" calcext:value-type="float">
            <text:p>3.579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9" calcext:value-type="float">
            <text:p>1209</text:p>
          </table:table-cell>
          <table:table-cell office:value-type="float" office:value="505.255" calcext:value-type="float">
            <text:p>505.255</text:p>
          </table:table-cell>
          <table:table-cell office:value-type="float" office:value="2.176" calcext:value-type="float">
            <text:p>2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10.43" calcext:value-type="float">
            <text:p>310.43</text:p>
          </table:table-cell>
          <table:table-cell office:value-type="float" office:value="3.56682" calcext:value-type="float">
            <text:p>3.566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2" calcext:value-type="float">
            <text:p>1212</text:p>
          </table:table-cell>
          <table:table-cell office:value-type="float" office:value="421.489" calcext:value-type="float">
            <text:p>421.489</text:p>
          </table:table-cell>
          <table:table-cell office:value-type="float" office:value="3.921" calcext:value-type="float">
            <text:p>3.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28.255" calcext:value-type="float">
            <text:p>128.255</text:p>
          </table:table-cell>
          <table:table-cell office:value-type="float" office:value="2.17031" calcext:value-type="float">
            <text:p>2.170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5" calcext:value-type="float">
            <text:p>1215</text:p>
          </table:table-cell>
          <table:table-cell office:value-type="float" office:value="271.496" calcext:value-type="float">
            <text:p>271.496</text:p>
          </table:table-cell>
          <table:table-cell office:value-type="float" office:value="4.903" calcext:value-type="float">
            <text:p>4.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35.837" calcext:value-type="float">
            <text:p>235.837</text:p>
          </table:table-cell>
          <table:table-cell office:value-type="float" office:value="3.47809" calcext:value-type="float">
            <text:p>3.478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6" calcext:value-type="float">
            <text:p>1216</text:p>
          </table:table-cell>
          <table:table-cell office:value-type="float" office:value="340.327" calcext:value-type="float">
            <text:p>340.327</text:p>
          </table:table-cell>
          <table:table-cell office:value-type="float" office:value="2.699" calcext:value-type="float">
            <text:p>2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2.124" calcext:value-type="float">
            <text:p>192.124</text:p>
          </table:table-cell>
          <table:table-cell office:value-type="float" office:value="2.74435" calcext:value-type="float">
            <text:p>2.74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2" calcext:value-type="float">
            <text:p>1222</text:p>
          </table:table-cell>
          <table:table-cell office:value-type="float" office:value="344.488" calcext:value-type="float">
            <text:p>344.488</text:p>
          </table:table-cell>
          <table:table-cell office:value-type="float" office:value="4.778" calcext:value-type="float">
            <text:p>4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2.251" calcext:value-type="float">
            <text:p>202.251</text:p>
          </table:table-cell>
          <table:table-cell office:value-type="float" office:value="2.85521" calcext:value-type="float">
            <text:p>2.855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9" calcext:value-type="float">
            <text:p>1229</text:p>
          </table:table-cell>
          <table:table-cell office:value-type="float" office:value="416.297" calcext:value-type="float">
            <text:p>416.297</text:p>
          </table:table-cell>
          <table:table-cell office:value-type="float" office:value="3.079" calcext:value-type="float">
            <text:p>3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57.296" calcext:value-type="float">
            <text:p>157.296</text:p>
          </table:table-cell>
          <table:table-cell office:value-type="float" office:value="2.4109" calcext:value-type="float">
            <text:p>2.41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0" calcext:value-type="float">
            <text:p>1230</text:p>
          </table:table-cell>
          <table:table-cell office:value-type="float" office:value="485.506" calcext:value-type="float">
            <text:p>485.506</text:p>
          </table:table-cell>
          <table:table-cell office:value-type="float" office:value="3.954" calcext:value-type="float">
            <text:p>3.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0.218" calcext:value-type="float">
            <text:p>150.218</text:p>
          </table:table-cell>
          <table:table-cell office:value-type="float" office:value="2.34912" calcext:value-type="float">
            <text:p>2.349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199.988" calcext:value-type="float">
            <text:p>199.988</text:p>
          </table:table-cell>
          <table:table-cell office:value-type="float" office:value="3.341" calcext:value-type="float">
            <text:p>3.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18.364" calcext:value-type="float">
            <text:p>318.364</text:p>
          </table:table-cell>
          <table:table-cell office:value-type="float" office:value="3.56876" calcext:value-type="float">
            <text:p>3.568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8" calcext:value-type="float">
            <text:p>1238</text:p>
          </table:table-cell>
          <table:table-cell office:value-type="float" office:value="272.772" calcext:value-type="float">
            <text:p>272.772</text:p>
          </table:table-cell>
          <table:table-cell office:value-type="float" office:value="3.022" calcext:value-type="float">
            <text:p>3.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50.7" calcext:value-type="float">
            <text:p>750.7</text:p>
          </table:table-cell>
          <table:table-cell office:value-type="float" office:value="3.92153" calcext:value-type="float">
            <text:p>3.921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2" calcext:value-type="float">
            <text:p>1242</text:p>
          </table:table-cell>
          <table:table-cell office:value-type="float" office:value="305.842" calcext:value-type="float">
            <text:p>305.842</text:p>
          </table:table-cell>
          <table:table-cell office:value-type="float" office:value="3.678" calcext:value-type="float">
            <text:p>3.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67.319" calcext:value-type="float">
            <text:p>367.319</text:p>
          </table:table-cell>
          <table:table-cell office:value-type="float" office:value="3.58686" calcext:value-type="float">
            <text:p>3.586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3" calcext:value-type="float">
            <text:p>1243</text:p>
          </table:table-cell>
          <table:table-cell office:value-type="float" office:value="242.339" calcext:value-type="float">
            <text:p>242.339</text:p>
          </table:table-cell>
          <table:table-cell office:value-type="float" office:value="5.409" calcext:value-type="float">
            <text:p>5.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2.211" calcext:value-type="float">
            <text:p>202.211</text:p>
          </table:table-cell>
          <table:table-cell office:value-type="float" office:value="2.85475" calcext:value-type="float">
            <text:p>2.85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8" calcext:value-type="float">
            <text:p>1248</text:p>
          </table:table-cell>
          <table:table-cell office:value-type="float" office:value="128.171" calcext:value-type="float">
            <text:p>128.171</text:p>
          </table:table-cell>
          <table:table-cell office:value-type="float" office:value="2.778" calcext:value-type="float">
            <text:p>2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22.168" calcext:value-type="float">
            <text:p>122.168</text:p>
          </table:table-cell>
          <table:table-cell office:value-type="float" office:value="2.12457" calcext:value-type="float">
            <text:p>2.124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9" calcext:value-type="float">
            <text:p>1249</text:p>
          </table:table-cell>
          <table:table-cell office:value-type="float" office:value="268.35" calcext:value-type="float">
            <text:p>268.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0.121" calcext:value-type="float">
            <text:p>90.121</text:p>
          </table:table-cell>
          <table:table-cell office:value-type="float" office:value="1.9162" calcext:value-type="float">
            <text:p>1.91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329.316" calcext:value-type="float">
            <text:p>329.316</text:p>
          </table:table-cell>
          <table:table-cell office:value-type="float" office:value="2.125" calcext:value-type="float">
            <text:p>2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10.313" calcext:value-type="float">
            <text:p>210.313</text:p>
          </table:table-cell>
          <table:table-cell office:value-type="float" office:value="2.95431" calcext:value-type="float">
            <text:p>2.954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56" calcext:value-type="float">
            <text:p>1256</text:p>
          </table:table-cell>
          <table:table-cell office:value-type="float" office:value="483.37" calcext:value-type="float">
            <text:p>483.37</text:p>
          </table:table-cell>
          <table:table-cell office:value-type="float" office:value="2.301" calcext:value-type="float">
            <text:p>2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0.539" calcext:value-type="float">
            <text:p>110.539</text:p>
          </table:table-cell>
          <table:table-cell office:value-type="float" office:value="2.04239" calcext:value-type="float">
            <text:p>2.042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350.586" calcext:value-type="float">
            <text:p>350.586</text:p>
          </table:table-cell>
          <table:table-cell office:value-type="float" office:value="5.477" calcext:value-type="float">
            <text:p>5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8.203" calcext:value-type="float">
            <text:p>148.203</text:p>
          </table:table-cell>
          <table:table-cell office:value-type="float" office:value="2.33189" calcext:value-type="float">
            <text:p>2.331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2" calcext:value-type="float">
            <text:p>1262</text:p>
          </table:table-cell>
          <table:table-cell office:value-type="float" office:value="279.332" calcext:value-type="float">
            <text:p>279.332</text:p>
          </table:table-cell>
          <table:table-cell office:value-type="float" office:value="3.602" calcext:value-type="float">
            <text:p>3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70.596" calcext:value-type="float">
            <text:p>170.596</text:p>
          </table:table-cell>
          <table:table-cell office:value-type="float" office:value="2.53207" calcext:value-type="float">
            <text:p>2.53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7" calcext:value-type="float">
            <text:p>1267</text:p>
          </table:table-cell>
          <table:table-cell office:value-type="float" office:value="267.241" calcext:value-type="float">
            <text:p>267.241</text:p>
          </table:table-cell>
          <table:table-cell office:value-type="float" office:value="2.602" calcext:value-type="float">
            <text:p>2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08.306" calcext:value-type="float">
            <text:p>308.306</text:p>
          </table:table-cell>
          <table:table-cell office:value-type="float" office:value="3.56635" calcext:value-type="float">
            <text:p>3.566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3" calcext:value-type="float">
            <text:p>1273</text:p>
          </table:table-cell>
          <table:table-cell office:value-type="float" office:value="225.291" calcext:value-type="float">
            <text:p>225.291</text:p>
          </table:table-cell>
          <table:table-cell office:value-type="float" office:value="4.301" calcext:value-type="float">
            <text:p>4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0.361" calcext:value-type="float">
            <text:p>200.361</text:p>
          </table:table-cell>
          <table:table-cell office:value-type="float" office:value="2.83366" calcext:value-type="float">
            <text:p>2.833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3" calcext:value-type="float">
            <text:p>1283</text:p>
          </table:table-cell>
          <table:table-cell office:value-type="float" office:value="257.437" calcext:value-type="float">
            <text:p>257.437</text:p>
          </table:table-cell>
          <table:table-cell office:value-type="float" office:value="3.477" calcext:value-type="float">
            <text:p>3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6.1323" calcext:value-type="float">
            <text:p>86.1323</text:p>
          </table:table-cell>
          <table:table-cell office:value-type="float" office:value="1.89441" calcext:value-type="float">
            <text:p>1.89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4" calcext:value-type="float">
            <text:p>1284</text:p>
          </table:table-cell>
          <table:table-cell office:value-type="float" office:value="496.895" calcext:value-type="float">
            <text:p>496.895</text:p>
          </table:table-cell>
          <table:table-cell office:value-type="float" office:value="4.824" calcext:value-type="float">
            <text:p>4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96.245" calcext:value-type="float">
            <text:p>196.245</text:p>
          </table:table-cell>
          <table:table-cell office:value-type="float" office:value="2.78822" calcext:value-type="float">
            <text:p>2.788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90" calcext:value-type="float">
            <text:p>1290</text:p>
          </table:table-cell>
          <table:table-cell office:value-type="float" office:value="211.262" calcext:value-type="float">
            <text:p>211.262</text:p>
          </table:table-cell>
          <table:table-cell office:value-type="float" office:value="2.77" calcext:value-type="float">
            <text:p>2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13.138" calcext:value-type="float">
            <text:p>613.138</text:p>
          </table:table-cell>
          <table:table-cell office:value-type="float" office:value="3.78067" calcext:value-type="float">
            <text:p>3.780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301.791" calcext:value-type="float">
            <text:p>301.791</text:p>
          </table:table-cell>
          <table:table-cell office:value-type="float" office:value="2.979" calcext:value-type="float">
            <text:p>2.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0.0349" calcext:value-type="float">
            <text:p>90.0349</text:p>
          </table:table-cell>
          <table:table-cell office:value-type="float" office:value="1.91572" calcext:value-type="float">
            <text:p>1.915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91.776" calcext:value-type="float">
            <text:p>291.776</text:p>
          </table:table-cell>
          <table:table-cell office:value-type="float" office:value="3.854" calcext:value-type="float">
            <text:p>3.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4.124" calcext:value-type="float">
            <text:p>114.124</text:p>
          </table:table-cell>
          <table:table-cell office:value-type="float" office:value="2.06696" calcext:value-type="float">
            <text:p>2.066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2" calcext:value-type="float">
            <text:p>1302</text:p>
          </table:table-cell>
          <table:table-cell office:value-type="float" office:value="128.129" calcext:value-type="float">
            <text:p>128.129</text:p>
          </table:table-cell>
          <table:table-cell office:value-type="float" office:value="4.176" calcext:value-type="float">
            <text:p>4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0.157" calcext:value-type="float">
            <text:p>180.157</text:p>
          </table:table-cell>
          <table:table-cell office:value-type="float" office:value="2.62351" calcext:value-type="float">
            <text:p>2.623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3" calcext:value-type="float">
            <text:p>1303</text:p>
          </table:table-cell>
          <table:table-cell office:value-type="float" office:value="305.329" calcext:value-type="float">
            <text:p>305.329</text:p>
          </table:table-cell>
          <table:table-cell office:value-type="float" office:value="1.477" calcext:value-type="float">
            <text:p>1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70.237" calcext:value-type="float">
            <text:p>270.237</text:p>
          </table:table-cell>
          <table:table-cell office:value-type="float" office:value="3.56158" calcext:value-type="float">
            <text:p>3.561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6" calcext:value-type="float">
            <text:p>1306</text:p>
          </table:table-cell>
          <table:table-cell office:value-type="float" office:value="324.678" calcext:value-type="float">
            <text:p>324.678</text:p>
          </table:table-cell>
          <table:table-cell office:value-type="float" office:value="3.699" calcext:value-type="float">
            <text:p>3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98.461" calcext:value-type="float">
            <text:p>298.461</text:p>
          </table:table-cell>
          <table:table-cell office:value-type="float" office:value="3.56445" calcext:value-type="float">
            <text:p>3.564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9" calcext:value-type="float">
            <text:p>1309</text:p>
          </table:table-cell>
          <table:table-cell office:value-type="float" office:value="529.242" calcext:value-type="float">
            <text:p>529.242</text:p>
          </table:table-cell>
          <table:table-cell office:value-type="float" office:value="2.225" calcext:value-type="float">
            <text:p>2.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72.743" calcext:value-type="float">
            <text:p>472.743</text:p>
          </table:table-cell>
          <table:table-cell office:value-type="float" office:value="3.65455" calcext:value-type="float">
            <text:p>3.654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0" calcext:value-type="float">
            <text:p>1310</text:p>
          </table:table-cell>
          <table:table-cell office:value-type="float" office:value="394.417" calcext:value-type="float">
            <text:p>394.417</text:p>
          </table:table-cell>
          <table:table-cell office:value-type="float" office:value="4.602" calcext:value-type="float">
            <text:p>4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76.212" calcext:value-type="float">
            <text:p>276.212</text:p>
          </table:table-cell>
          <table:table-cell office:value-type="float" office:value="3.56186" calcext:value-type="float">
            <text:p>3.561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5" calcext:value-type="float">
            <text:p>1315</text:p>
          </table:table-cell>
          <table:table-cell office:value-type="float" office:value="325.21" calcext:value-type="float">
            <text:p>325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82.172" calcext:value-type="float">
            <text:p>182.172</text:p>
          </table:table-cell>
          <table:table-cell office:value-type="float" office:value="2.64329" calcext:value-type="float">
            <text:p>2.643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7" calcext:value-type="float">
            <text:p>1317</text:p>
          </table:table-cell>
          <table:table-cell office:value-type="float" office:value="113.158" calcext:value-type="float">
            <text:p>113.158</text:p>
          </table:table-cell>
          <table:table-cell office:value-type="float" office:value="2.509" calcext:value-type="float">
            <text:p>2.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35.206" calcext:value-type="float">
            <text:p>135.206</text:p>
          </table:table-cell>
          <table:table-cell office:value-type="float" office:value="2.22466" calcext:value-type="float">
            <text:p>2.22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8" calcext:value-type="float">
            <text:p>1318</text:p>
          </table:table-cell>
          <table:table-cell office:value-type="float" office:value="314.053" calcext:value-type="float">
            <text:p>314.0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18.323" calcext:value-type="float">
            <text:p>318.323</text:p>
          </table:table-cell>
          <table:table-cell office:value-type="float" office:value="3.56875" calcext:value-type="float">
            <text:p>3.568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373.461" calcext:value-type="float">
            <text:p>373.461</text:p>
          </table:table-cell>
          <table:table-cell office:value-type="float" office:value="3.38" calcext:value-type="float">
            <text:p>3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35.186" calcext:value-type="float">
            <text:p>135.186</text:p>
          </table:table-cell>
          <table:table-cell office:value-type="float" office:value="2.2245" calcext:value-type="float">
            <text:p>2.2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2" calcext:value-type="float">
            <text:p>1322</text:p>
          </table:table-cell>
          <table:table-cell office:value-type="float" office:value="180.157" calcext:value-type="float">
            <text:p>180.157</text:p>
          </table:table-cell>
          <table:table-cell office:value-type="float" office:value="2.778" calcext:value-type="float">
            <text:p>2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62.185" calcext:value-type="float">
            <text:p>162.185</text:p>
          </table:table-cell>
          <table:table-cell office:value-type="float" office:value="2.45466" calcext:value-type="float">
            <text:p>2.45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8" calcext:value-type="float">
            <text:p>1328</text:p>
          </table:table-cell>
          <table:table-cell office:value-type="float" office:value="222.237" calcext:value-type="float">
            <text:p>222.237</text:p>
          </table:table-cell>
          <table:table-cell office:value-type="float" office:value="4.204" calcext:value-type="float">
            <text:p>4.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48.476" calcext:value-type="float">
            <text:p>348.476</text:p>
          </table:table-cell>
          <table:table-cell office:value-type="float" office:value="3.5787" calcext:value-type="float">
            <text:p>3.57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41" calcext:value-type="float">
            <text:p>1341</text:p>
          </table:table-cell>
          <table:table-cell office:value-type="float" office:value="361.7" calcext:value-type="float">
            <text:p>361.7</text:p>
          </table:table-cell>
          <table:table-cell office:value-type="float" office:value="3.235" calcext:value-type="float">
            <text:p>3.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68.35" calcext:value-type="float">
            <text:p>268.35</text:p>
          </table:table-cell>
          <table:table-cell office:value-type="float" office:value="3.56153" calcext:value-type="float">
            <text:p>3.561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47" calcext:value-type="float">
            <text:p>1347</text:p>
          </table:table-cell>
          <table:table-cell office:value-type="float" office:value="87.1204" calcext:value-type="float">
            <text:p>87.1204</text:p>
          </table:table-cell>
          <table:table-cell office:value-type="float" office:value="3.176" calcext:value-type="float">
            <text:p>3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40.413" calcext:value-type="float">
            <text:p>340.413</text:p>
          </table:table-cell>
          <table:table-cell office:value-type="float" office:value="3.57565" calcext:value-type="float">
            <text:p>3.575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0" calcext:value-type="float">
            <text:p>1350</text:p>
          </table:table-cell>
          <table:table-cell office:value-type="float" office:value="412.191" calcext:value-type="float">
            <text:p>412.191</text:p>
          </table:table-cell>
          <table:table-cell office:value-type="float" office:value="2.824" calcext:value-type="float">
            <text:p>2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21.64" calcext:value-type="float">
            <text:p>621.64</text:p>
          </table:table-cell>
          <table:table-cell office:value-type="float" office:value="3.78906" calcext:value-type="float">
            <text:p>3.789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1" calcext:value-type="float">
            <text:p>1351</text:p>
          </table:table-cell>
          <table:table-cell office:value-type="float" office:value="380.404" calcext:value-type="float">
            <text:p>380.404</text:p>
          </table:table-cell>
          <table:table-cell office:value-type="float" office:value="3.477" calcext:value-type="float">
            <text:p>3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54.249" calcext:value-type="float">
            <text:p>154.249</text:p>
          </table:table-cell>
          <table:table-cell office:value-type="float" office:value="2.38407" calcext:value-type="float">
            <text:p>2.384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5" calcext:value-type="float">
            <text:p>1355</text:p>
          </table:table-cell>
          <table:table-cell office:value-type="float" office:value="146.143" calcext:value-type="float">
            <text:p>146.143</text:p>
          </table:table-cell>
          <table:table-cell office:value-type="float" office:value="2.721" calcext:value-type="float">
            <text:p>2.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2.164" calcext:value-type="float">
            <text:p>122.164</text:p>
          </table:table-cell>
          <table:table-cell office:value-type="float" office:value="2.12454" calcext:value-type="float">
            <text:p>2.124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6" calcext:value-type="float">
            <text:p>1356</text:p>
          </table:table-cell>
          <table:table-cell office:value-type="float" office:value="265.911" calcext:value-type="float">
            <text:p>265.911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05.199" calcext:value-type="float">
            <text:p>505.199</text:p>
          </table:table-cell>
          <table:table-cell office:value-type="float" office:value="3.68105" calcext:value-type="float">
            <text:p>3.68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8" calcext:value-type="float">
            <text:p>1358</text:p>
          </table:table-cell>
          <table:table-cell office:value-type="float" office:value="434.288" calcext:value-type="float">
            <text:p>434.288</text:p>
          </table:table-cell>
          <table:table-cell office:value-type="float" office:value="3.658" calcext:value-type="float">
            <text:p>3.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30.215" calcext:value-type="float">
            <text:p>230.215</text:p>
          </table:table-cell>
          <table:table-cell office:value-type="float" office:value="3.42791" calcext:value-type="float">
            <text:p>3.427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249.091" calcext:value-type="float">
            <text:p>249.091</text:p>
          </table:table-cell>
          <table:table-cell office:value-type="float" office:value="2.681" calcext:value-type="float">
            <text:p>2.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60.326" calcext:value-type="float">
            <text:p>260.326</text:p>
          </table:table-cell>
          <table:table-cell office:value-type="float" office:value="3.56048" calcext:value-type="float">
            <text:p>3.560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75" calcext:value-type="float">
            <text:p>1375</text:p>
          </table:table-cell>
          <table:table-cell office:value-type="float" office:value="793.411" calcext:value-type="float">
            <text:p>793.411</text:p>
          </table:table-cell>
          <table:table-cell office:value-type="float" office:value="3.176" calcext:value-type="float">
            <text:p>3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90.556" calcext:value-type="float">
            <text:p>390.556</text:p>
          </table:table-cell>
          <table:table-cell office:value-type="float" office:value="3.5988" calcext:value-type="float">
            <text:p>3.59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77" calcext:value-type="float">
            <text:p>1377</text:p>
          </table:table-cell>
          <table:table-cell office:value-type="float" office:value="275.795" calcext:value-type="float">
            <text:p>275.795</text:p>
          </table:table-cell>
          <table:table-cell office:value-type="float" office:value="2.145" calcext:value-type="float">
            <text:p>2.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63.89" calcext:value-type="float">
            <text:p>263.89</text:p>
          </table:table-cell>
          <table:table-cell office:value-type="float" office:value="3.56147" calcext:value-type="float">
            <text:p>3.56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5" calcext:value-type="float">
            <text:p>1385</text:p>
          </table:table-cell>
          <table:table-cell office:value-type="float" office:value="255.031" calcext:value-type="float">
            <text:p>255.031</text:p>
          </table:table-cell>
          <table:table-cell office:value-type="float" office:value="2.658" calcext:value-type="float">
            <text:p>2.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62.43" calcext:value-type="float">
            <text:p>262.43</text:p>
          </table:table-cell>
          <table:table-cell office:value-type="float" office:value="3.56135" calcext:value-type="float">
            <text:p>3.56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346.359" calcext:value-type="float">
            <text:p>346.359</text:p>
          </table:table-cell>
          <table:table-cell office:value-type="float" office:value="3.341" calcext:value-type="float">
            <text:p>3.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78.226" calcext:value-type="float">
            <text:p>178.226</text:p>
          </table:table-cell>
          <table:table-cell office:value-type="float" office:value="2.60472" calcext:value-type="float">
            <text:p>2.604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35.064" calcext:value-type="float">
            <text:p>235.064</text:p>
          </table:table-cell>
          <table:table-cell office:value-type="float" office:value="2.481" calcext:value-type="float">
            <text:p>2.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22.237" calcext:value-type="float">
            <text:p>222.237</text:p>
          </table:table-cell>
          <table:table-cell office:value-type="float" office:value="3.17351" calcext:value-type="float">
            <text:p>3.173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05" calcext:value-type="float">
            <text:p>1405</text:p>
          </table:table-cell>
          <table:table-cell office:value-type="float" office:value="283.322" calcext:value-type="float">
            <text:p>283.322</text:p>
          </table:table-cell>
          <table:table-cell office:value-type="float" office:value="6.176" calcext:value-type="float">
            <text:p>6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14.462" calcext:value-type="float">
            <text:p>314.462</text:p>
          </table:table-cell>
          <table:table-cell office:value-type="float" office:value="3.56777" calcext:value-type="float">
            <text:p>3.567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0" calcext:value-type="float">
            <text:p>1410</text:p>
          </table:table-cell>
          <table:table-cell office:value-type="float" office:value="147.002" calcext:value-type="float">
            <text:p>147.002</text:p>
          </table:table-cell>
          <table:table-cell office:value-type="float" office:value="3.046" calcext:value-type="float">
            <text:p>3.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20.339" calcext:value-type="float">
            <text:p>320.339</text:p>
          </table:table-cell>
          <table:table-cell office:value-type="float" office:value="3.56929" calcext:value-type="float">
            <text:p>3.569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1" calcext:value-type="float">
            <text:p>1411</text:p>
          </table:table-cell>
          <table:table-cell office:value-type="float" office:value="207.054" calcext:value-type="float">
            <text:p>207.0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72.382" calcext:value-type="float">
            <text:p>272.382</text:p>
          </table:table-cell>
          <table:table-cell office:value-type="float" office:value="3.56166" calcext:value-type="float">
            <text:p>3.561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3" calcext:value-type="float">
            <text:p>1413</text:p>
          </table:table-cell>
          <table:table-cell office:value-type="float" office:value="406.263" calcext:value-type="float">
            <text:p>406.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77.375" calcext:value-type="float">
            <text:p>477.375</text:p>
          </table:table-cell>
          <table:table-cell office:value-type="float" office:value="3.6582" calcext:value-type="float">
            <text:p>3.65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4" calcext:value-type="float">
            <text:p>1414</text:p>
          </table:table-cell>
          <table:table-cell office:value-type="float" office:value="397.429" calcext:value-type="float">
            <text:p>397.429</text:p>
          </table:table-cell>
          <table:table-cell office:value-type="float" office:value="3.079" calcext:value-type="float">
            <text:p>3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4.594" calcext:value-type="float">
            <text:p>154.594</text:p>
          </table:table-cell>
          <table:table-cell office:value-type="float" office:value="2.38708" calcext:value-type="float">
            <text:p>2.387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0" calcext:value-type="float">
            <text:p>1420</text:p>
          </table:table-cell>
          <table:table-cell office:value-type="float" office:value="454.405" calcext:value-type="float">
            <text:p>454.4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22.366" calcext:value-type="float">
            <text:p>222.366</text:p>
          </table:table-cell>
          <table:table-cell office:value-type="float" office:value="3.1783" calcext:value-type="float">
            <text:p>3.17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5" calcext:value-type="float">
            <text:p>1425</text:p>
          </table:table-cell>
          <table:table-cell office:value-type="float" office:value="183.166" calcext:value-type="float">
            <text:p>183.166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26.355" calcext:value-type="float">
            <text:p>226.355</text:p>
          </table:table-cell>
          <table:table-cell office:value-type="float" office:value="3.3731" calcext:value-type="float">
            <text:p>3.37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8" calcext:value-type="float">
            <text:p>1428</text:p>
          </table:table-cell>
          <table:table-cell office:value-type="float" office:value="134.218" calcext:value-type="float">
            <text:p>134.218</text:p>
          </table:table-cell>
          <table:table-cell office:value-type="float" office:value="2.523" calcext:value-type="float">
            <text:p>2.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28.488" calcext:value-type="float">
            <text:p>328.488</text:p>
          </table:table-cell>
          <table:table-cell office:value-type="float" office:value="3.57166" calcext:value-type="float">
            <text:p>3.571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9" calcext:value-type="float">
            <text:p>1429</text:p>
          </table:table-cell>
          <table:table-cell office:value-type="float" office:value="137.136" calcext:value-type="float">
            <text:p>137.136</text:p>
          </table:table-cell>
          <table:table-cell office:value-type="float" office:value="2.398" calcext:value-type="float">
            <text:p>2.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88.293" calcext:value-type="float">
            <text:p>388.293</text:p>
          </table:table-cell>
          <table:table-cell office:value-type="float" office:value="3.59755" calcext:value-type="float">
            <text:p>3.597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3" calcext:value-type="float">
            <text:p>1433</text:p>
          </table:table-cell>
          <table:table-cell office:value-type="float" office:value="139.109" calcext:value-type="float">
            <text:p>139.109</text:p>
          </table:table-cell>
          <table:table-cell office:value-type="float" office:value="2.176" calcext:value-type="float">
            <text:p>2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97.519" calcext:value-type="float">
            <text:p>297.519</text:p>
          </table:table-cell>
          <table:table-cell office:value-type="float" office:value="3.56429" calcext:value-type="float">
            <text:p>3.564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9" calcext:value-type="float">
            <text:p>1439</text:p>
          </table:table-cell>
          <table:table-cell office:value-type="float" office:value="201.657" calcext:value-type="float">
            <text:p>201.657</text:p>
          </table:table-cell>
          <table:table-cell office:value-type="float" office:value="3.477" calcext:value-type="float">
            <text:p>3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64.201" calcext:value-type="float">
            <text:p>164.201</text:p>
          </table:table-cell>
          <table:table-cell office:value-type="float" office:value="2.47297" calcext:value-type="float">
            <text:p>2.472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1" calcext:value-type="float">
            <text:p>1451</text:p>
          </table:table-cell>
          <table:table-cell office:value-type="float" office:value="330.358" calcext:value-type="float">
            <text:p>330.358</text:p>
          </table:table-cell>
          <table:table-cell office:value-type="float" office:value="2.921" calcext:value-type="float">
            <text:p>2.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52.369" calcext:value-type="float">
            <text:p>452.369</text:p>
          </table:table-cell>
          <table:table-cell office:value-type="float" office:value="3.63905" calcext:value-type="float">
            <text:p>3.639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2" calcext:value-type="float">
            <text:p>1452</text:p>
          </table:table-cell>
          <table:table-cell office:value-type="float" office:value="130.077" calcext:value-type="float">
            <text:p>130.077</text:p>
          </table:table-cell>
          <table:table-cell office:value-type="float" office:value="2.937" calcext:value-type="float">
            <text:p>2.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9.272" calcext:value-type="float">
            <text:p>199.272</text:p>
          </table:table-cell>
          <table:table-cell office:value-type="float" office:value="2.82146" calcext:value-type="float">
            <text:p>2.821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7" calcext:value-type="float">
            <text:p>1457</text:p>
          </table:table-cell>
          <table:table-cell office:value-type="float" office:value="272.382" calcext:value-type="float">
            <text:p>272.382</text:p>
          </table:table-cell>
          <table:table-cell office:value-type="float" office:value="6.301" calcext:value-type="float">
            <text:p>6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5.648" calcext:value-type="float">
            <text:p>345.648</text:p>
          </table:table-cell>
          <table:table-cell office:value-type="float" office:value="3.5776" calcext:value-type="float">
            <text:p>3.57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1" calcext:value-type="float">
            <text:p>1461</text:p>
          </table:table-cell>
          <table:table-cell office:value-type="float" office:value="384.476" calcext:value-type="float">
            <text:p>384.476</text:p>
          </table:table-cell>
          <table:table-cell office:value-type="float" office:value="4.079" calcext:value-type="float">
            <text:p>4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4.344" calcext:value-type="float">
            <text:p>214.344</text:p>
          </table:table-cell>
          <table:table-cell office:value-type="float" office:value="3.01117" calcext:value-type="float">
            <text:p>3.011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5" calcext:value-type="float">
            <text:p>1465</text:p>
          </table:table-cell>
          <table:table-cell office:value-type="float" office:value="352.879" calcext:value-type="float">
            <text:p>352.879</text:p>
          </table:table-cell>
          <table:table-cell office:value-type="float" office:value="2.527" calcext:value-type="float">
            <text:p>2.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42.441" calcext:value-type="float">
            <text:p>242.441</text:p>
          </table:table-cell>
          <table:table-cell office:value-type="float" office:value="3.5164" calcext:value-type="float">
            <text:p>3.51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 office:value-type="float" office:value="249.678" calcext:value-type="float">
            <text:p>249.678</text:p>
          </table:table-cell>
          <table:table-cell office:value-type="float" office:value="2.875" calcext:value-type="float">
            <text:p>2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84.275" calcext:value-type="float">
            <text:p>184.275</text:p>
          </table:table-cell>
          <table:table-cell office:value-type="float" office:value="2.66417" calcext:value-type="float">
            <text:p>2.664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75" calcext:value-type="float">
            <text:p>1475</text:p>
          </table:table-cell>
          <table:table-cell office:value-type="float" office:value="229.257" calcext:value-type="float">
            <text:p>229.257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4.249" calcext:value-type="float">
            <text:p>154.249</text:p>
          </table:table-cell>
          <table:table-cell office:value-type="float" office:value="2.38407" calcext:value-type="float">
            <text:p>2.384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88" calcext:value-type="float">
            <text:p>1488</text:p>
          </table:table-cell>
          <table:table-cell office:value-type="float" office:value="178.228" calcext:value-type="float">
            <text:p>178.228</text:p>
          </table:table-cell>
          <table:table-cell office:value-type="float" office:value="3.301" calcext:value-type="float">
            <text:p>3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25.246" calcext:value-type="float">
            <text:p>225.246</text:p>
          </table:table-cell>
          <table:table-cell office:value-type="float" office:value="3.34964" calcext:value-type="float">
            <text:p>3.349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89" calcext:value-type="float">
            <text:p>1489</text:p>
          </table:table-cell>
          <table:table-cell office:value-type="float" office:value="437.148" calcext:value-type="float">
            <text:p>437.148</text:p>
          </table:table-cell>
          <table:table-cell office:value-type="float" office:value="5.244" calcext:value-type="float">
            <text:p>5.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22.421" calcext:value-type="float">
            <text:p>322.421</text:p>
          </table:table-cell>
          <table:table-cell office:value-type="float" office:value="3.56987" calcext:value-type="float">
            <text:p>3.569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91" calcext:value-type="float">
            <text:p>1491</text:p>
          </table:table-cell>
          <table:table-cell office:value-type="float" office:value="216.665" calcext:value-type="float">
            <text:p>216.665</text:p>
          </table:table-cell>
          <table:table-cell office:value-type="float" office:value="3.602" calcext:value-type="float">
            <text:p>3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89.317" calcext:value-type="float">
            <text:p>389.317</text:p>
          </table:table-cell>
          <table:table-cell office:value-type="float" office:value="3.59811" calcext:value-type="float">
            <text:p>3.598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97" calcext:value-type="float">
            <text:p>1497</text:p>
          </table:table-cell>
          <table:table-cell office:value-type="float" office:value="293.792" calcext:value-type="float">
            <text:p>293.792</text:p>
          </table:table-cell>
          <table:table-cell office:value-type="float" office:value="3.602" calcext:value-type="float">
            <text:p>3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82.332" calcext:value-type="float">
            <text:p>282.332</text:p>
          </table:table-cell>
          <table:table-cell office:value-type="float" office:value="3.56233" calcext:value-type="float">
            <text:p>3.56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3" calcext:value-type="float">
            <text:p>1503</text:p>
          </table:table-cell>
          <table:table-cell office:value-type="float" office:value="444.558" calcext:value-type="float">
            <text:p>444.558</text:p>
          </table:table-cell>
          <table:table-cell office:value-type="float" office:value="1.602" calcext:value-type="float">
            <text:p>1.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72.265" calcext:value-type="float">
            <text:p>172.265</text:p>
          </table:table-cell>
          <table:table-cell office:value-type="float" office:value="2.54775" calcext:value-type="float">
            <text:p>2.54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4" calcext:value-type="float">
            <text:p>1504</text:p>
          </table:table-cell>
          <table:table-cell office:value-type="float" office:value="180.164" calcext:value-type="float">
            <text:p>180.164</text:p>
          </table:table-cell>
          <table:table-cell office:value-type="float" office:value="2.504" calcext:value-type="float">
            <text:p>2.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58.398" calcext:value-type="float">
            <text:p>258.398</text:p>
          </table:table-cell>
          <table:table-cell office:value-type="float" office:value="3.55895" calcext:value-type="float">
            <text:p>3.558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5" calcext:value-type="float">
            <text:p>1505</text:p>
          </table:table-cell>
          <table:table-cell office:value-type="float" office:value="289.33" calcext:value-type="float">
            <text:p>289.33</text:p>
          </table:table-cell>
          <table:table-cell office:value-type="float" office:value="1.824" calcext:value-type="float">
            <text:p>1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9.18" calcext:value-type="float">
            <text:p>129.18</text:p>
          </table:table-cell>
          <table:table-cell office:value-type="float" office:value="2.17741" calcext:value-type="float">
            <text:p>2.177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10" calcext:value-type="float">
            <text:p>1510</text:p>
          </table:table-cell>
          <table:table-cell office:value-type="float" office:value="198.649" calcext:value-type="float">
            <text:p>198.649</text:p>
          </table:table-cell>
          <table:table-cell office:value-type="float" office:value="2.426" calcext:value-type="float">
            <text:p>2.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92.9" calcext:value-type="float">
            <text:p>392.9</text:p>
          </table:table-cell>
          <table:table-cell office:value-type="float" office:value="3.60011" calcext:value-type="float">
            <text:p>3.600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12" calcext:value-type="float">
            <text:p>1512</text:p>
          </table:table-cell>
          <table:table-cell office:value-type="float" office:value="265.302" calcext:value-type="float">
            <text:p>265.302</text:p>
          </table:table-cell>
          <table:table-cell office:value-type="float" office:value="3.301" calcext:value-type="float">
            <text:p>3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7.153" calcext:value-type="float">
            <text:p>107.153</text:p>
          </table:table-cell>
          <table:table-cell office:value-type="float" office:value="2.01981" calcext:value-type="float">
            <text:p>2.019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16" calcext:value-type="float">
            <text:p>1516</text:p>
          </table:table-cell>
          <table:table-cell office:value-type="float" office:value="321.37" calcext:value-type="float">
            <text:p>321.37</text:p>
          </table:table-cell>
          <table:table-cell office:value-type="float" office:value="2.789" calcext:value-type="float">
            <text:p>2.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79.101" calcext:value-type="float">
            <text:p>279.101</text:p>
          </table:table-cell>
          <table:table-cell office:value-type="float" office:value="3.56206" calcext:value-type="float">
            <text:p>3.562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20" calcext:value-type="float">
            <text:p>1520</text:p>
          </table:table-cell>
          <table:table-cell office:value-type="float" office:value="228.314" calcext:value-type="float">
            <text:p>228.314</text:p>
          </table:table-cell>
          <table:table-cell office:value-type="float" office:value="2.824" calcext:value-type="float">
            <text:p>2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07.818" calcext:value-type="float">
            <text:p>307.818</text:p>
          </table:table-cell>
          <table:table-cell office:value-type="float" office:value="3.56625" calcext:value-type="float">
            <text:p>3.56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21" calcext:value-type="float">
            <text:p>1521</text:p>
          </table:table-cell>
          <table:table-cell office:value-type="float" office:value="147.002" calcext:value-type="float">
            <text:p>147.002</text:p>
          </table:table-cell>
          <table:table-cell office:value-type="float" office:value="2.046" calcext:value-type="float">
            <text:p>2.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92.125" calcext:value-type="float">
            <text:p>192.125</text:p>
          </table:table-cell>
          <table:table-cell office:value-type="float" office:value="2.74437" calcext:value-type="float">
            <text:p>2.744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23" calcext:value-type="float">
            <text:p>1523</text:p>
          </table:table-cell>
          <table:table-cell office:value-type="float" office:value="224.728" calcext:value-type="float">
            <text:p>224.7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50.29" calcext:value-type="float">
            <text:p>250.29</text:p>
          </table:table-cell>
          <table:table-cell office:value-type="float" office:value="3.54451" calcext:value-type="float">
            <text:p>3.544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24" calcext:value-type="float">
            <text:p>1524</text:p>
          </table:table-cell>
          <table:table-cell office:value-type="float" office:value="510.044" calcext:value-type="float">
            <text:p>510.044</text:p>
          </table:table-cell>
          <table:table-cell office:value-type="float" office:value="5.477" calcext:value-type="float">
            <text:p>5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44.311" calcext:value-type="float">
            <text:p>244.311</text:p>
          </table:table-cell>
          <table:table-cell office:value-type="float" office:value="3.52456" calcext:value-type="float">
            <text:p>3.524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27" calcext:value-type="float">
            <text:p>1527</text:p>
          </table:table-cell>
          <table:table-cell office:value-type="float" office:value="314.511" calcext:value-type="float">
            <text:p>314.511</text:p>
          </table:table-cell>
          <table:table-cell office:value-type="float" office:value="3.609" calcext:value-type="float">
            <text:p>3.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2.116" calcext:value-type="float">
            <text:p>142.116</text:p>
          </table:table-cell>
          <table:table-cell office:value-type="float" office:value="2.2808" calcext:value-type="float">
            <text:p>2.28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35" calcext:value-type="float">
            <text:p>1535</text:p>
          </table:table-cell>
          <table:table-cell office:value-type="float" office:value="345.747" calcext:value-type="float">
            <text:p>345.7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36.355" calcext:value-type="float">
            <text:p>236.355</text:p>
          </table:table-cell>
          <table:table-cell office:value-type="float" office:value="3.48174" calcext:value-type="float">
            <text:p>3.481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40" calcext:value-type="float">
            <text:p>1540</text:p>
          </table:table-cell>
          <table:table-cell office:value-type="float" office:value="275.303" calcext:value-type="float">
            <text:p>275.303</text:p>
          </table:table-cell>
          <table:table-cell office:value-type="float" office:value="1.477" calcext:value-type="float">
            <text:p>1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36.148" calcext:value-type="float">
            <text:p>136.148</text:p>
          </table:table-cell>
          <table:table-cell office:value-type="float" office:value="2.23219" calcext:value-type="float">
            <text:p>2.232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59" calcext:value-type="float">
            <text:p>1559</text:p>
          </table:table-cell>
          <table:table-cell office:value-type="float" office:value="432.533" calcext:value-type="float">
            <text:p>432.533</text:p>
          </table:table-cell>
          <table:table-cell office:value-type="float" office:value="4.273" calcext:value-type="float">
            <text:p>4.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10.683" calcext:value-type="float">
            <text:p>310.683</text:p>
          </table:table-cell>
          <table:table-cell office:value-type="float" office:value="3.56688" calcext:value-type="float">
            <text:p>3.566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62" calcext:value-type="float">
            <text:p>1562</text:p>
          </table:table-cell>
          <table:table-cell office:value-type="float" office:value="118.174" calcext:value-type="float">
            <text:p>118.174</text:p>
          </table:table-cell>
          <table:table-cell office:value-type="float" office:value="2.426" calcext:value-type="float">
            <text:p>2.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65.962" calcext:value-type="float">
            <text:p>365.962</text:p>
          </table:table-cell>
          <table:table-cell office:value-type="float" office:value="3.58623" calcext:value-type="float">
            <text:p>3.586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63" calcext:value-type="float">
            <text:p>1563</text:p>
          </table:table-cell>
          <table:table-cell office:value-type="float" office:value="62.0678" calcext:value-type="float">
            <text:p>62.0678</text:p>
          </table:table-cell>
          <table:table-cell office:value-type="float" office:value="1.796" calcext:value-type="float">
            <text:p>1.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69.608" calcext:value-type="float">
            <text:p>169.608</text:p>
          </table:table-cell>
          <table:table-cell office:value-type="float" office:value="2.52284" calcext:value-type="float">
            <text:p>2.522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29.433" calcext:value-type="float">
            <text:p>329.433</text:p>
          </table:table-cell>
          <table:table-cell office:value-type="float" office:value="3.778" calcext:value-type="float">
            <text:p>3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7.1204" calcext:value-type="float">
            <text:p>87.1204</text:p>
          </table:table-cell>
          <table:table-cell office:value-type="float" office:value="1.89972" calcext:value-type="float">
            <text:p>1.899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office:value-type="float" office:value="135.206" calcext:value-type="float">
            <text:p>135.206</text:p>
          </table:table-cell>
          <table:table-cell office:value-type="float" office:value="3.125" calcext:value-type="float">
            <text:p>3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30.332" calcext:value-type="float">
            <text:p>330.332</text:p>
          </table:table-cell>
          <table:table-cell office:value-type="float" office:value="3.57224" calcext:value-type="float">
            <text:p>3.572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73" calcext:value-type="float">
            <text:p>1573</text:p>
          </table:table-cell>
          <table:table-cell office:value-type="float" office:value="474.815" calcext:value-type="float">
            <text:p>474.815</text:p>
          </table:table-cell>
          <table:table-cell office:value-type="float" office:value="3.745" calcext:value-type="float">
            <text:p>3.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38.266" calcext:value-type="float">
            <text:p>338.266</text:p>
          </table:table-cell>
          <table:table-cell office:value-type="float" office:value="3.57489" calcext:value-type="float">
            <text:p>3.574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74" calcext:value-type="float">
            <text:p>1574</text:p>
          </table:table-cell>
          <table:table-cell office:value-type="float" office:value="311.401" calcext:value-type="float">
            <text:p>311.401</text:p>
          </table:table-cell>
          <table:table-cell office:value-type="float" office:value="3.248" calcext:value-type="float">
            <text:p>3.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5.482" calcext:value-type="float">
            <text:p>255.482</text:p>
          </table:table-cell>
          <table:table-cell office:value-type="float" office:value="3.55528" calcext:value-type="float">
            <text:p>3.555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80" calcext:value-type="float">
            <text:p>1580</text:p>
          </table:table-cell>
          <table:table-cell office:value-type="float" office:value="411.319" calcext:value-type="float">
            <text:p>411.319</text:p>
          </table:table-cell>
          <table:table-cell office:value-type="float" office:value="3.284" calcext:value-type="float">
            <text:p>3.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41.636" calcext:value-type="float">
            <text:p>441.636</text:p>
          </table:table-cell>
          <table:table-cell office:value-type="float" office:value="3.63129" calcext:value-type="float">
            <text:p>3.631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201.248" calcext:value-type="float">
            <text:p>201.248</text:p>
          </table:table-cell>
          <table:table-cell office:value-type="float" office:value="2.982" calcext:value-type="float">
            <text:p>2.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22.164" calcext:value-type="float">
            <text:p>122.164</text:p>
          </table:table-cell>
          <table:table-cell office:value-type="float" office:value="2.12454" calcext:value-type="float">
            <text:p>2.124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82" calcext:value-type="float">
            <text:p>1582</text:p>
          </table:table-cell>
          <table:table-cell office:value-type="float" office:value="221.252" calcext:value-type="float">
            <text:p>221.2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54.249" calcext:value-type="float">
            <text:p>154.249</text:p>
          </table:table-cell>
          <table:table-cell office:value-type="float" office:value="2.38407" calcext:value-type="float">
            <text:p>2.384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86" calcext:value-type="float">
            <text:p>1586</text:p>
          </table:table-cell>
          <table:table-cell office:value-type="float" office:value="290.83" calcext:value-type="float">
            <text:p>290.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02.565" calcext:value-type="float">
            <text:p>402.565</text:p>
          </table:table-cell>
          <table:table-cell office:value-type="float" office:value="3.60571" calcext:value-type="float">
            <text:p>3.605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89" calcext:value-type="float">
            <text:p>1589</text:p>
          </table:table-cell>
          <table:table-cell office:value-type="float" office:value="187.302" calcext:value-type="float">
            <text:p>187.302</text:p>
          </table:table-cell>
          <table:table-cell office:value-type="float" office:value="4.398" calcext:value-type="float">
            <text:p>4.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24.187" calcext:value-type="float">
            <text:p>724.187</text:p>
          </table:table-cell>
          <table:table-cell office:value-type="float" office:value="3.89375" calcext:value-type="float">
            <text:p>3.89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0" calcext:value-type="float">
            <text:p>1590</text:p>
          </table:table-cell>
          <table:table-cell office:value-type="float" office:value="345.221" calcext:value-type="float">
            <text:p>345.221</text:p>
          </table:table-cell>
          <table:table-cell office:value-type="float" office:value="4.38" calcext:value-type="float">
            <text:p>4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6.281" calcext:value-type="float">
            <text:p>206.281</text:p>
          </table:table-cell>
          <table:table-cell office:value-type="float" office:value="2.90301" calcext:value-type="float">
            <text:p>2.903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2" calcext:value-type="float">
            <text:p>1592</text:p>
          </table:table-cell>
          <table:table-cell office:value-type="float" office:value="197.019" calcext:value-type="float">
            <text:p>197.019</text:p>
          </table:table-cell>
          <table:table-cell office:value-type="float" office:value="1.523" calcext:value-type="float">
            <text:p>1.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09.421" calcext:value-type="float">
            <text:p>509.421</text:p>
          </table:table-cell>
          <table:table-cell office:value-type="float" office:value="3.68464" calcext:value-type="float">
            <text:p>3.684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500.13" calcext:value-type="float">
            <text:p>500.13</text:p>
          </table:table-cell>
          <table:table-cell office:value-type="float" office:value="4.176" calcext:value-type="float">
            <text:p>4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15.211" calcext:value-type="float">
            <text:p>215.211</text:p>
          </table:table-cell>
          <table:table-cell office:value-type="float" office:value="3.0245" calcext:value-type="float">
            <text:p>3.0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9" calcext:value-type="float">
            <text:p>1599</text:p>
          </table:table-cell>
          <table:table-cell office:value-type="float" office:value="240.693" calcext:value-type="float">
            <text:p>240.693</text:p>
          </table:table-cell>
          <table:table-cell office:value-type="float" office:value="6.301" calcext:value-type="float">
            <text:p>6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4.1164" calcext:value-type="float">
            <text:p>84.1164</text:p>
          </table:table-cell>
          <table:table-cell office:value-type="float" office:value="1.88376" calcext:value-type="float">
            <text:p>1.883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1" calcext:value-type="float">
            <text:p>1601</text:p>
          </table:table-cell>
          <table:table-cell office:value-type="float" office:value="385.308" calcext:value-type="float">
            <text:p>385.308</text:p>
          </table:table-cell>
          <table:table-cell office:value-type="float" office:value="3.255" calcext:value-type="float">
            <text:p>3.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9.0653" calcext:value-type="float">
            <text:p>69.0653</text:p>
          </table:table-cell>
          <table:table-cell office:value-type="float" office:value="1.81202" calcext:value-type="float">
            <text:p>1.812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2" calcext:value-type="float">
            <text:p>1602</text:p>
          </table:table-cell>
          <table:table-cell office:value-type="float" office:value="241.869" calcext:value-type="float">
            <text:p>241.869</text:p>
          </table:table-cell>
          <table:table-cell office:value-type="float" office:value="2.824" calcext:value-type="float">
            <text:p>2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4.109" calcext:value-type="float">
            <text:p>104.109</text:p>
          </table:table-cell>
          <table:table-cell office:value-type="float" office:value="2.00007" calcext:value-type="float">
            <text:p>2.000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3" calcext:value-type="float">
            <text:p>1603</text:p>
          </table:table-cell>
          <table:table-cell office:value-type="float" office:value="261.276" calcext:value-type="float">
            <text:p>261.276</text:p>
          </table:table-cell>
          <table:table-cell office:value-type="float" office:value="1.477" calcext:value-type="float">
            <text:p>1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81.773" calcext:value-type="float">
            <text:p>681.773</text:p>
          </table:table-cell>
          <table:table-cell office:value-type="float" office:value="3.84979" calcext:value-type="float">
            <text:p>3.849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4" calcext:value-type="float">
            <text:p>1604</text:p>
          </table:table-cell>
          <table:table-cell office:value-type="float" office:value="94.1112" calcext:value-type="float">
            <text:p>94.1112</text:p>
          </table:table-cell>
          <table:table-cell office:value-type="float" office:value="2.87" calcext:value-type="float">
            <text:p>2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4.186" calcext:value-type="float">
            <text:p>114.186</text:p>
          </table:table-cell>
          <table:table-cell office:value-type="float" office:value="2.06739" calcext:value-type="float">
            <text:p>2.067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2" calcext:value-type="float">
            <text:p>1612</text:p>
          </table:table-cell>
          <table:table-cell office:value-type="float" office:value="350.472" calcext:value-type="float">
            <text:p>350.472</text:p>
          </table:table-cell>
          <table:table-cell office:value-type="float" office:value="3.875" calcext:value-type="float">
            <text:p>3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84.313" calcext:value-type="float">
            <text:p>284.313</text:p>
          </table:table-cell>
          <table:table-cell office:value-type="float" office:value="3.56253" calcext:value-type="float">
            <text:p>3.56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office:value-type="float" office:value="392.362" calcext:value-type="float">
            <text:p>392.362</text:p>
          </table:table-cell>
          <table:table-cell office:value-type="float" office:value="3.255" calcext:value-type="float">
            <text:p>3.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38.991" calcext:value-type="float">
            <text:p>138.991</text:p>
          </table:table-cell>
          <table:table-cell office:value-type="float" office:value="2.25516" calcext:value-type="float">
            <text:p>2.255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8" calcext:value-type="float">
            <text:p>1618</text:p>
          </table:table-cell>
          <table:table-cell office:value-type="float" office:value="408.732" calcext:value-type="float">
            <text:p>408.732</text:p>
          </table:table-cell>
          <table:table-cell office:value-type="float" office:value="2.854" calcext:value-type="float">
            <text:p>2.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7.153" calcext:value-type="float">
            <text:p>107.153</text:p>
          </table:table-cell>
          <table:table-cell office:value-type="float" office:value="2.01981" calcext:value-type="float">
            <text:p>2.019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9" calcext:value-type="float">
            <text:p>1619</text:p>
          </table:table-cell>
          <table:table-cell office:value-type="float" office:value="541.075" calcext:value-type="float">
            <text:p>541.075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29.587" calcext:value-type="float">
            <text:p>129.587</text:p>
          </table:table-cell>
          <table:table-cell office:value-type="float" office:value="2.18055" calcext:value-type="float">
            <text:p>2.180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office:value-type="float" office:value="367.809" calcext:value-type="float">
            <text:p>367.809</text:p>
          </table:table-cell>
          <table:table-cell office:value-type="float" office:value="4.222" calcext:value-type="float">
            <text:p>4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74.716" calcext:value-type="float">
            <text:p>474.716</text:p>
          </table:table-cell>
          <table:table-cell office:value-type="float" office:value="3.6561" calcext:value-type="float">
            <text:p>3.65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6" calcext:value-type="float">
            <text:p>1626</text:p>
          </table:table-cell>
          <table:table-cell office:value-type="float" office:value="598.5" calcext:value-type="float">
            <text:p>598.5</text:p>
          </table:table-cell>
          <table:table-cell office:value-type="float" office:value="4.176" calcext:value-type="float">
            <text:p>4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54.376" calcext:value-type="float">
            <text:p>354.376</text:p>
          </table:table-cell>
          <table:table-cell office:value-type="float" office:value="3.5811" calcext:value-type="float">
            <text:p>3.58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8" calcext:value-type="float">
            <text:p>1628</text:p>
          </table:table-cell>
          <table:table-cell office:value-type="float" office:value="184.106" calcext:value-type="float">
            <text:p>184.106</text:p>
          </table:table-cell>
          <table:table-cell office:value-type="float" office:value="3.477" calcext:value-type="float">
            <text:p>3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52.35" calcext:value-type="float">
            <text:p>452.35</text:p>
          </table:table-cell>
          <table:table-cell office:value-type="float" office:value="3.63904" calcext:value-type="float">
            <text:p>3.639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4" calcext:value-type="float">
            <text:p>1634</text:p>
          </table:table-cell>
          <table:table-cell office:value-type="float" office:value="289.542" calcext:value-type="float">
            <text:p>289.542</text:p>
          </table:table-cell>
          <table:table-cell office:value-type="float" office:value="2.903" calcext:value-type="float">
            <text:p>2.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56.265" calcext:value-type="float">
            <text:p>156.265</text:p>
          </table:table-cell>
          <table:table-cell office:value-type="float" office:value="2.40178" calcext:value-type="float">
            <text:p>2.401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5" calcext:value-type="float">
            <text:p>1635</text:p>
          </table:table-cell>
          <table:table-cell office:value-type="float" office:value="545.543" calcext:value-type="float">
            <text:p>545.543</text:p>
          </table:table-cell>
          <table:table-cell office:value-type="float" office:value="5.678" calcext:value-type="float">
            <text:p>5.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4.171" calcext:value-type="float">
            <text:p>104.171</text:p>
          </table:table-cell>
          <table:table-cell office:value-type="float" office:value="2.00046" calcext:value-type="float">
            <text:p>2.000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6" calcext:value-type="float">
            <text:p>1636</text:p>
          </table:table-cell>
          <table:table-cell office:value-type="float" office:value="364.91" calcext:value-type="float">
            <text:p>364.91</text:p>
          </table:table-cell>
          <table:table-cell office:value-type="float" office:value="5.125" calcext:value-type="float">
            <text:p>5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38.241" calcext:value-type="float">
            <text:p>238.241</text:p>
          </table:table-cell>
          <table:table-cell office:value-type="float" office:value="3.49399" calcext:value-type="float">
            <text:p>3.493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9" calcext:value-type="float">
            <text:p>1639</text:p>
          </table:table-cell>
          <table:table-cell office:value-type="float" office:value="73.1169" calcext:value-type="float">
            <text:p>73.1169</text:p>
          </table:table-cell>
          <table:table-cell office:value-type="float" office:value="3.91" calcext:value-type="float">
            <text:p>3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06.14" calcext:value-type="float">
            <text:p>706.14</text:p>
          </table:table-cell>
          <table:table-cell office:value-type="float" office:value="3.87496" calcext:value-type="float">
            <text:p>3.874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2" calcext:value-type="float">
            <text:p>1642</text:p>
          </table:table-cell>
          <table:table-cell office:value-type="float" office:value="324.786" calcext:value-type="float">
            <text:p>324.786</text:p>
          </table:table-cell>
          <table:table-cell office:value-type="float" office:value="4.222" calcext:value-type="float">
            <text:p>4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6.205" calcext:value-type="float">
            <text:p>116.205</text:p>
          </table:table-cell>
          <table:table-cell office:value-type="float" office:value="2.08154" calcext:value-type="float">
            <text:p>2.081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0" calcext:value-type="float">
            <text:p>1660</text:p>
          </table:table-cell>
          <table:table-cell office:value-type="float" office:value="401.415" calcext:value-type="float">
            <text:p>401.415</text:p>
          </table:table-cell>
          <table:table-cell office:value-type="float" office:value="3.477" calcext:value-type="float">
            <text:p>3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82.624" calcext:value-type="float">
            <text:p>582.624</text:p>
          </table:table-cell>
          <table:table-cell office:value-type="float" office:value="3.75111" calcext:value-type="float">
            <text:p>3.751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1" calcext:value-type="float">
            <text:p>1661</text:p>
          </table:table-cell>
          <table:table-cell office:value-type="float" office:value="45.0406" calcext:value-type="float">
            <text:p>45.0406</text:p>
          </table:table-cell>
          <table:table-cell office:value-type="float" office:value="2.921" calcext:value-type="float">
            <text:p>2.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6.115" calcext:value-type="float">
            <text:p>116.115</text:p>
          </table:table-cell>
          <table:table-cell office:value-type="float" office:value="2.08091" calcext:value-type="float">
            <text:p>2.080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2" calcext:value-type="float">
            <text:p>1662</text:p>
          </table:table-cell>
          <table:table-cell office:value-type="float" office:value="61.833" calcext:value-type="float">
            <text:p>61.833</text:p>
          </table:table-cell>
          <table:table-cell office:value-type="float" office:value="2.585" calcext:value-type="float">
            <text:p>2.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34.174" calcext:value-type="float">
            <text:p>134.174</text:p>
          </table:table-cell>
          <table:table-cell office:value-type="float" office:value="2.21645" calcext:value-type="float">
            <text:p>2.216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5" calcext:value-type="float">
            <text:p>1665</text:p>
          </table:table-cell>
          <table:table-cell office:value-type="float" office:value="380.909" calcext:value-type="float">
            <text:p>380.909</text:p>
          </table:table-cell>
          <table:table-cell office:value-type="float" office:value="5.125" calcext:value-type="float">
            <text:p>5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8.0773" calcext:value-type="float">
            <text:p>68.0773</text:p>
          </table:table-cell>
          <table:table-cell office:value-type="float" office:value="1.80779" calcext:value-type="float">
            <text:p>1.807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301.337" calcext:value-type="float">
            <text:p>301.337</text:p>
          </table:table-cell>
          <table:table-cell office:value-type="float" office:value="3.064" calcext:value-type="float">
            <text:p>3.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16.478" calcext:value-type="float">
            <text:p>316.478</text:p>
          </table:table-cell>
          <table:table-cell office:value-type="float" office:value="3.56828" calcext:value-type="float">
            <text:p>3.568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70" calcext:value-type="float">
            <text:p>1670</text:p>
          </table:table-cell>
          <table:table-cell office:value-type="float" office:value="263.207" calcext:value-type="float">
            <text:p>263.207</text:p>
          </table:table-cell>
          <table:table-cell office:value-type="float" office:value="4.921" calcext:value-type="float">
            <text:p>4.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94.434" calcext:value-type="float">
            <text:p>394.434</text:p>
          </table:table-cell>
          <table:table-cell office:value-type="float" office:value="3.60098" calcext:value-type="float">
            <text:p>3.600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82" calcext:value-type="float">
            <text:p>1682</text:p>
          </table:table-cell>
          <table:table-cell office:value-type="float" office:value="241.459" calcext:value-type="float">
            <text:p>241.459</text:p>
          </table:table-cell>
          <table:table-cell office:value-type="float" office:value="2.222" calcext:value-type="float">
            <text:p>2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81.318" calcext:value-type="float">
            <text:p>181.318</text:p>
          </table:table-cell>
          <table:table-cell office:value-type="float" office:value="2.63488" calcext:value-type="float">
            <text:p>2.634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office:value-type="float" office:value="182.221" calcext:value-type="float">
            <text:p>182.221</text:p>
          </table:table-cell>
          <table:table-cell office:value-type="float" office:value="2.523" calcext:value-type="float">
            <text:p>2.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.255" calcext:value-type="float">
            <text:p>144.255</text:p>
          </table:table-cell>
          <table:table-cell office:value-type="float" office:value="2.29858" calcext:value-type="float">
            <text:p>2.298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86" calcext:value-type="float">
            <text:p>1686</text:p>
          </table:table-cell>
          <table:table-cell office:value-type="float" office:value="164.201" calcext:value-type="float">
            <text:p>164.20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10.514" calcext:value-type="float">
            <text:p>310.514</text:p>
          </table:table-cell>
          <table:table-cell office:value-type="float" office:value="3.56684" calcext:value-type="float">
            <text:p>3.566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88" calcext:value-type="float">
            <text:p>1688</text:p>
          </table:table-cell>
          <table:table-cell office:value-type="float" office:value="364.933" calcext:value-type="float">
            <text:p>364.933</text:p>
          </table:table-cell>
          <table:table-cell office:value-type="float" office:value="4.409" calcext:value-type="float">
            <text:p>4.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92.297" calcext:value-type="float">
            <text:p>192.297</text:p>
          </table:table-cell>
          <table:table-cell office:value-type="float" office:value="2.74617" calcext:value-type="float">
            <text:p>2.746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89" calcext:value-type="float">
            <text:p>1689</text:p>
          </table:table-cell>
          <table:table-cell office:value-type="float" office:value="194.184" calcext:value-type="float">
            <text:p>194.184</text:p>
          </table:table-cell>
          <table:table-cell office:value-type="float" office:value="1.727" calcext:value-type="float">
            <text:p>1.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58.115" calcext:value-type="float">
            <text:p>158.115</text:p>
          </table:table-cell>
          <table:table-cell office:value-type="float" office:value="2.41817" calcext:value-type="float">
            <text:p>2.418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93" calcext:value-type="float">
            <text:p>1693</text:p>
          </table:table-cell>
          <table:table-cell office:value-type="float" office:value="248.185" calcext:value-type="float">
            <text:p>248.185</text:p>
          </table:table-cell>
          <table:table-cell office:value-type="float" office:value="3.783" calcext:value-type="float">
            <text:p>3.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00.156" calcext:value-type="float">
            <text:p>300.156</text:p>
          </table:table-cell>
          <table:table-cell office:value-type="float" office:value="3.56474" calcext:value-type="float">
            <text:p>3.564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94" calcext:value-type="float">
            <text:p>1694</text:p>
          </table:table-cell>
          <table:table-cell office:value-type="float" office:value="421.731" calcext:value-type="float">
            <text:p>421.731</text:p>
          </table:table-cell>
          <table:table-cell office:value-type="float" office:value="3.824" calcext:value-type="float">
            <text:p>3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82.155" calcext:value-type="float">
            <text:p>182.155</text:p>
          </table:table-cell>
          <table:table-cell office:value-type="float" office:value="2.64312" calcext:value-type="float">
            <text:p>2.643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office:value-type="float" office:value="189.318" calcext:value-type="float">
            <text:p>189.318</text:p>
          </table:table-cell>
          <table:table-cell office:value-type="float" office:value="3.699" calcext:value-type="float">
            <text:p>3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37.73" calcext:value-type="float">
            <text:p>737.73</text:p>
          </table:table-cell>
          <table:table-cell office:value-type="float" office:value="3.90792" calcext:value-type="float">
            <text:p>3.907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99" calcext:value-type="float">
            <text:p>1699</text:p>
          </table:table-cell>
          <table:table-cell office:value-type="float" office:value="338.19" calcext:value-type="float">
            <text:p>338.19</text:p>
          </table:table-cell>
          <table:table-cell office:value-type="float" office:value="2.222" calcext:value-type="float">
            <text:p>2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9.734" calcext:value-type="float">
            <text:p>259.734</text:p>
          </table:table-cell>
          <table:table-cell office:value-type="float" office:value="3.56008" calcext:value-type="float">
            <text:p>3.560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230.907" calcext:value-type="float">
            <text:p>230.907</text:p>
          </table:table-cell>
          <table:table-cell office:value-type="float" office:value="3.301" calcext:value-type="float">
            <text:p>3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26.673" calcext:value-type="float">
            <text:p>426.673</text:p>
          </table:table-cell>
          <table:table-cell office:value-type="float" office:value="3.62097" calcext:value-type="float">
            <text:p>3.620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06" calcext:value-type="float">
            <text:p>1706</text:p>
          </table:table-cell>
          <table:table-cell office:value-type="float" office:value="275.386" calcext:value-type="float">
            <text:p>275.386</text:p>
          </table:table-cell>
          <table:table-cell office:value-type="float" office:value="2.215" calcext:value-type="float">
            <text:p>2.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38.164" calcext:value-type="float">
            <text:p>138.164</text:p>
          </table:table-cell>
          <table:table-cell office:value-type="float" office:value="2.24844" calcext:value-type="float">
            <text:p>2.248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07" calcext:value-type="float">
            <text:p>1707</text:p>
          </table:table-cell>
          <table:table-cell office:value-type="float" office:value="110.111" calcext:value-type="float">
            <text:p>110.111</text:p>
          </table:table-cell>
          <table:table-cell office:value-type="float" office:value="2.854" calcext:value-type="float">
            <text:p>2.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87.63" calcext:value-type="float">
            <text:p>187.63</text:p>
          </table:table-cell>
          <table:table-cell office:value-type="float" office:value="2.69798" calcext:value-type="float">
            <text:p>2.697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334.45" calcext:value-type="float">
            <text:p>334.45</text:p>
          </table:table-cell>
          <table:table-cell office:value-type="float" office:value="2.079" calcext:value-type="float">
            <text:p>2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00.236" calcext:value-type="float">
            <text:p>200.236</text:p>
          </table:table-cell>
          <table:table-cell office:value-type="float" office:value="2.83226" calcext:value-type="float">
            <text:p>2.832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11" calcext:value-type="float">
            <text:p>1711</text:p>
          </table:table-cell>
          <table:table-cell office:value-type="float" office:value="311.847" calcext:value-type="float">
            <text:p>311.847</text:p>
          </table:table-cell>
          <table:table-cell office:value-type="float" office:value="2.971" calcext:value-type="float">
            <text:p>2.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64.076" calcext:value-type="float">
            <text:p>464.076</text:p>
          </table:table-cell>
          <table:table-cell office:value-type="float" office:value="3.64784" calcext:value-type="float">
            <text:p>3.647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12" calcext:value-type="float">
            <text:p>1712</text:p>
          </table:table-cell>
          <table:table-cell office:value-type="float" office:value="403.879" calcext:value-type="float">
            <text:p>403.879</text:p>
          </table:table-cell>
          <table:table-cell office:value-type="float" office:value="4.222" calcext:value-type="float">
            <text:p>4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30.938" calcext:value-type="float">
            <text:p>630.938</text:p>
          </table:table-cell>
          <table:table-cell office:value-type="float" office:value="3.79829" calcext:value-type="float">
            <text:p>3.798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13" calcext:value-type="float">
            <text:p>1713</text:p>
          </table:table-cell>
          <table:table-cell office:value-type="float" office:value="354.486" calcext:value-type="float">
            <text:p>354.4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46.374" calcext:value-type="float">
            <text:p>346.374</text:p>
          </table:table-cell>
          <table:table-cell office:value-type="float" office:value="3.57788" calcext:value-type="float">
            <text:p>3.57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14" calcext:value-type="float">
            <text:p>1714</text:p>
          </table:table-cell>
          <table:table-cell office:value-type="float" office:value="314.292" calcext:value-type="float">
            <text:p>314.292</text:p>
          </table:table-cell>
          <table:table-cell office:value-type="float" office:value="1.767" calcext:value-type="float">
            <text:p>1.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8.0705" calcext:value-type="float">
            <text:p>78.0705</text:p>
          </table:table-cell>
          <table:table-cell office:value-type="float" office:value="1.8533" calcext:value-type="float">
            <text:p>1.85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16" calcext:value-type="float">
            <text:p>1716</text:p>
          </table:table-cell>
          <table:table-cell office:value-type="float" office:value="261.116" calcext:value-type="float">
            <text:p>261.116</text:p>
          </table:table-cell>
          <table:table-cell office:value-type="float" office:value="3.231" calcext:value-type="float">
            <text:p>3.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13.566" calcext:value-type="float">
            <text:p>613.566</text:p>
          </table:table-cell>
          <table:table-cell office:value-type="float" office:value="3.78109" calcext:value-type="float">
            <text:p>3.781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18" calcext:value-type="float">
            <text:p>1718</text:p>
          </table:table-cell>
          <table:table-cell office:value-type="float" office:value="215.355" calcext:value-type="float">
            <text:p>215.355</text:p>
          </table:table-cell>
          <table:table-cell office:value-type="float" office:value="3.143" calcext:value-type="float">
            <text:p>3.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28.604" calcext:value-type="float">
            <text:p>428.604</text:p>
          </table:table-cell>
          <table:table-cell office:value-type="float" office:value="3.62227" calcext:value-type="float">
            <text:p>3.622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19" calcext:value-type="float">
            <text:p>1719</text:p>
          </table:table-cell>
          <table:table-cell office:value-type="float" office:value="209.242" calcext:value-type="float">
            <text:p>209.242</text:p>
          </table:table-cell>
          <table:table-cell office:value-type="float" office:value="3.523" calcext:value-type="float">
            <text:p>3.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0.148" calcext:value-type="float">
            <text:p>120.148</text:p>
          </table:table-cell>
          <table:table-cell office:value-type="float" office:value="2.10979" calcext:value-type="float">
            <text:p>2.109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22" calcext:value-type="float">
            <text:p>1722</text:p>
          </table:table-cell>
          <table:table-cell office:value-type="float" office:value="182.218" calcext:value-type="float">
            <text:p>182.218</text:p>
          </table:table-cell>
          <table:table-cell office:value-type="float" office:value="3.191" calcext:value-type="float">
            <text:p>3.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14.217" calcext:value-type="float">
            <text:p>214.217</text:p>
          </table:table-cell>
          <table:table-cell office:value-type="float" office:value="3.00924" calcext:value-type="float">
            <text:p>3.009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34" calcext:value-type="float">
            <text:p>1734</text:p>
          </table:table-cell>
          <table:table-cell office:value-type="float" office:value="281.308" calcext:value-type="float">
            <text:p>281.308</text:p>
          </table:table-cell>
          <table:table-cell office:value-type="float" office:value="3.301" calcext:value-type="float">
            <text:p>3.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36.194" calcext:value-type="float">
            <text:p>136.194</text:p>
          </table:table-cell>
          <table:table-cell office:value-type="float" office:value="2.23256" calcext:value-type="float">
            <text:p>2.23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42" calcext:value-type="float">
            <text:p>1742</text:p>
          </table:table-cell>
          <table:table-cell office:value-type="float" office:value="873.077" calcext:value-type="float">
            <text:p>873.077</text:p>
          </table:table-cell>
          <table:table-cell office:value-type="float" office:value="4.398" calcext:value-type="float">
            <text:p>4.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50.974" calcext:value-type="float">
            <text:p>650.974</text:p>
          </table:table-cell>
          <table:table-cell office:value-type="float" office:value="3.8184" calcext:value-type="float">
            <text:p>3.81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43" calcext:value-type="float">
            <text:p>1743</text:p>
          </table:table-cell>
          <table:table-cell office:value-type="float" office:value="493.777" calcext:value-type="float">
            <text:p>493.777</text:p>
          </table:table-cell>
          <table:table-cell office:value-type="float" office:value="4.477" calcext:value-type="float">
            <text:p>4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61.776" calcext:value-type="float">
            <text:p>361.776</text:p>
          </table:table-cell>
          <table:table-cell office:value-type="float" office:value="3.58432" calcext:value-type="float">
            <text:p>3.58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44" calcext:value-type="float">
            <text:p>1744</text:p>
          </table:table-cell>
          <table:table-cell office:value-type="float" office:value="163.001" calcext:value-type="float">
            <text:p>163.001</text:p>
          </table:table-cell>
          <table:table-cell office:value-type="float" office:value="2.476" calcext:value-type="float">
            <text:p>2.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56.629" calcext:value-type="float">
            <text:p>356.629</text:p>
          </table:table-cell>
          <table:table-cell office:value-type="float" office:value="3.58206" calcext:value-type="float">
            <text:p>3.582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56" calcext:value-type="float">
            <text:p>1756</text:p>
          </table:table-cell>
          <table:table-cell office:value-type="float" office:value="274.404" calcext:value-type="float">
            <text:p>274.4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36.269" calcext:value-type="float">
            <text:p>236.269</text:p>
          </table:table-cell>
          <table:table-cell office:value-type="float" office:value="3.48114" calcext:value-type="float">
            <text:p>3.481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59" calcext:value-type="float">
            <text:p>1759</text:p>
          </table:table-cell>
          <table:table-cell office:value-type="float" office:value="255.661" calcext:value-type="float">
            <text:p>255.661</text:p>
          </table:table-cell>
          <table:table-cell office:value-type="float" office:value="3.477" calcext:value-type="float">
            <text:p>3.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28.243" calcext:value-type="float">
            <text:p>228.243</text:p>
          </table:table-cell>
          <table:table-cell office:value-type="float" office:value="3.40333" calcext:value-type="float">
            <text:p>3.403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219.261" calcext:value-type="float">
            <text:p>219.261</text:p>
          </table:table-cell>
          <table:table-cell office:value-type="float" office:value="4.574" calcext:value-type="float">
            <text:p>4.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72.265" calcext:value-type="float">
            <text:p>172.265</text:p>
          </table:table-cell>
          <table:table-cell office:value-type="float" office:value="2.54775" calcext:value-type="float">
            <text:p>2.54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62" calcext:value-type="float">
            <text:p>1762</text:p>
          </table:table-cell>
          <table:table-cell office:value-type="float" office:value="441.54" calcext:value-type="float">
            <text:p>441.54</text:p>
          </table:table-cell>
          <table:table-cell office:value-type="float" office:value="2.699" calcext:value-type="float">
            <text:p>2.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51.289" calcext:value-type="float">
            <text:p>551.289</text:p>
          </table:table-cell>
          <table:table-cell office:value-type="float" office:value="3.72178" calcext:value-type="float">
            <text:p>3.721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72" calcext:value-type="float">
            <text:p>1772</text:p>
          </table:table-cell>
          <table:table-cell office:value-type="float" office:value="302.331" calcext:value-type="float">
            <text:p>302.331</text:p>
          </table:table-cell>
          <table:table-cell office:value-type="float" office:value="4.161" calcext:value-type="float">
            <text:p>4.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62.285" calcext:value-type="float">
            <text:p>262.285</text:p>
          </table:table-cell>
          <table:table-cell office:value-type="float" office:value="3.56131" calcext:value-type="float">
            <text:p>3.561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77" calcext:value-type="float">
            <text:p>1777</text:p>
          </table:table-cell>
          <table:table-cell office:value-type="float" office:value="336.818" calcext:value-type="float">
            <text:p>336.818</text:p>
          </table:table-cell>
          <table:table-cell office:value-type="float" office:value="3.398" calcext:value-type="float">
            <text:p>3.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30.398" calcext:value-type="float">
            <text:p>330.398</text:p>
          </table:table-cell>
          <table:table-cell office:value-type="float" office:value="3.57226" calcext:value-type="float">
            <text:p>3.572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79" calcext:value-type="float">
            <text:p>1779</text:p>
          </table:table-cell>
          <table:table-cell office:value-type="float" office:value="323.31" calcext:value-type="float">
            <text:p>323.31</text:p>
          </table:table-cell>
          <table:table-cell office:value-type="float" office:value="2.432" calcext:value-type="float">
            <text:p>2.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64.244" calcext:value-type="float">
            <text:p>164.244</text:p>
          </table:table-cell>
          <table:table-cell office:value-type="float" office:value="2.47336" calcext:value-type="float">
            <text:p>2.473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81" calcext:value-type="float">
            <text:p>1781</text:p>
          </table:table-cell>
          <table:table-cell office:value-type="float" office:value="291.816" calcext:value-type="float">
            <text:p>291.816</text:p>
          </table:table-cell>
          <table:table-cell office:value-type="float" office:value="2.875" calcext:value-type="float">
            <text:p>2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77.064" calcext:value-type="float">
            <text:p>377.064</text:p>
          </table:table-cell>
          <table:table-cell office:value-type="float" office:value="3.59163" calcext:value-type="float">
            <text:p>3.591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89" calcext:value-type="float">
            <text:p>1789</text:p>
          </table:table-cell>
          <table:table-cell office:value-type="float" office:value="207.014" calcext:value-type="float">
            <text:p>207.014</text:p>
          </table:table-cell>
          <table:table-cell office:value-type="float" office:value="3.076" calcext:value-type="float">
            <text:p>3.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2.089" calcext:value-type="float">
            <text:p>102.089</text:p>
          </table:table-cell>
          <table:table-cell office:value-type="float" office:value="1.98725" calcext:value-type="float">
            <text:p>1.98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93" calcext:value-type="float">
            <text:p>1793</text:p>
          </table:table-cell>
          <table:table-cell office:value-type="float" office:value="168.15" calcext:value-type="float">
            <text:p>168.15</text:p>
          </table:table-cell>
          <table:table-cell office:value-type="float" office:value="1.222" calcext:value-type="float">
            <text:p>1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98.472" calcext:value-type="float">
            <text:p>398.472</text:p>
          </table:table-cell>
          <table:table-cell office:value-type="float" office:value="3.6033" calcext:value-type="float">
            <text:p>3.60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331.196" calcext:value-type="float">
            <text:p>331.196</text:p>
          </table:table-cell>
          <table:table-cell office:value-type="float" office:value="3.824" calcext:value-type="float">
            <text:p>3.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26.27" calcext:value-type="float">
            <text:p>226.27</text:p>
          </table:table-cell>
          <table:table-cell office:value-type="float" office:value="3.37151" calcext:value-type="float">
            <text:p>3.371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01" calcext:value-type="float">
            <text:p>1801</text:p>
          </table:table-cell>
          <table:table-cell office:value-type="float" office:value="150.173" calcext:value-type="float">
            <text:p>150.173</text:p>
          </table:table-cell>
          <table:table-cell office:value-type="float" office:value="2.921" calcext:value-type="float">
            <text:p>2.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2.179" calcext:value-type="float">
            <text:p>142.179</text:p>
          </table:table-cell>
          <table:table-cell office:value-type="float" office:value="2.28132" calcext:value-type="float">
            <text:p>2.281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05" calcext:value-type="float">
            <text:p>1805</text:p>
          </table:table-cell>
          <table:table-cell office:value-type="float" office:value="235.302" calcext:value-type="float">
            <text:p>235.3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2.68355" calcext:value-type="float">
            <text:p>2.683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19" calcext:value-type="float">
            <text:p>1819</text:p>
          </table:table-cell>
          <table:table-cell office:value-type="float" office:value="247.68" calcext:value-type="float">
            <text:p>247.68</text:p>
          </table:table-cell>
          <table:table-cell office:value-type="float" office:value="3.222" calcext:value-type="float">
            <text:p>3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14.46" calcext:value-type="float">
            <text:p>314.46</text:p>
          </table:table-cell>
          <table:table-cell office:value-type="float" office:value="3.56777" calcext:value-type="float">
            <text:p>3.567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17.371" calcext:value-type="float">
            <text:p>217.371</text:p>
          </table:table-cell>
          <table:table-cell office:value-type="float" office:value="2.523" calcext:value-type="float">
            <text:p>2.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72.265" calcext:value-type="float">
            <text:p>172.265</text:p>
          </table:table-cell>
          <table:table-cell office:value-type="float" office:value="2.54775" calcext:value-type="float">
            <text:p>2.54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25" calcext:value-type="float">
            <text:p>1825</text:p>
          </table:table-cell>
          <table:table-cell office:value-type="float" office:value="276.913" calcext:value-type="float">
            <text:p>276.913</text:p>
          </table:table-cell>
          <table:table-cell office:value-type="float" office:value="3.333" calcext:value-type="float">
            <text:p>3.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62.454" calcext:value-type="float">
            <text:p>462.454</text:p>
          </table:table-cell>
          <table:table-cell office:value-type="float" office:value="3.6466" calcext:value-type="float">
            <text:p>3.6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29" calcext:value-type="float">
            <text:p>1829</text:p>
          </table:table-cell>
          <table:table-cell office:value-type="float" office:value="144.211" calcext:value-type="float">
            <text:p>144.211</text:p>
          </table:table-cell>
          <table:table-cell office:value-type="float" office:value="2.215" calcext:value-type="float">
            <text:p>2.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16.072" calcext:value-type="float">
            <text:p>116.072</text:p>
          </table:table-cell>
          <table:table-cell office:value-type="float" office:value="2.08061" calcext:value-type="float">
            <text:p>2.080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31" calcext:value-type="float">
            <text:p>1831</text:p>
          </table:table-cell>
          <table:table-cell office:value-type="float" office:value="486.409" calcext:value-type="float">
            <text:p>486.409</text:p>
          </table:table-cell>
          <table:table-cell office:value-type="float" office:value="2.954" calcext:value-type="float">
            <text:p>2.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84.275" calcext:value-type="float">
            <text:p>184.275</text:p>
          </table:table-cell>
          <table:table-cell office:value-type="float" office:value="2.66417" calcext:value-type="float">
            <text:p>2.664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37" calcext:value-type="float">
            <text:p>1837</text:p>
          </table:table-cell>
          <table:table-cell office:value-type="float" office:value="223.225" calcext:value-type="float">
            <text:p>223.225</text:p>
          </table:table-cell>
          <table:table-cell office:value-type="float" office:value="3.778" calcext:value-type="float">
            <text:p>3.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96.403" calcext:value-type="float">
            <text:p>296.403</text:p>
          </table:table-cell>
          <table:table-cell office:value-type="float" office:value="3.56411" calcext:value-type="float">
            <text:p>3.564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42" calcext:value-type="float">
            <text:p>1842</text:p>
          </table:table-cell>
          <table:table-cell office:value-type="float" office:value="331.964" calcext:value-type="float">
            <text:p>331.964</text:p>
          </table:table-cell>
          <table:table-cell office:value-type="float" office:value="2.77" calcext:value-type="float">
            <text:p>2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85.687" calcext:value-type="float">
            <text:p>285.687</text:p>
          </table:table-cell>
          <table:table-cell office:value-type="float" office:value="3.56267" calcext:value-type="float">
            <text:p>3.56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49" calcext:value-type="float">
            <text:p>1849</text:p>
          </table:table-cell>
          <table:table-cell office:value-type="float" office:value="431.099" calcext:value-type="float">
            <text:p>431.0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22.164" calcext:value-type="float">
            <text:p>122.164</text:p>
          </table:table-cell>
          <table:table-cell office:value-type="float" office:value="2.12454" calcext:value-type="float">
            <text:p>2.124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74.001" calcext:value-type="float">
            <text:p>474.001</text:p>
          </table:table-cell>
          <table:table-cell office:value-type="float" office:value="3.65554" calcext:value-type="float">
            <text:p>3.655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87.392" calcext:value-type="float">
            <text:p>387.392</text:p>
          </table:table-cell>
          <table:table-cell office:value-type="float" office:value="3.59706" calcext:value-type="float">
            <text:p>3.597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16.158" calcext:value-type="float">
            <text:p>116.158</text:p>
          </table:table-cell>
          <table:table-cell office:value-type="float" office:value="2.08122" calcext:value-type="float">
            <text:p>2.081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0.095" calcext:value-type="float">
            <text:p>60.095</text:p>
          </table:table-cell>
          <table:table-cell office:value-type="float" office:value="1.77568" calcext:value-type="float">
            <text:p>1.7756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64.394" calcext:value-type="float">
            <text:p>264.394</text:p>
          </table:table-cell>
          <table:table-cell office:value-type="float" office:value="3.56147" calcext:value-type="float">
            <text:p>3.561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0.137" calcext:value-type="float">
            <text:p>140.137</text:p>
          </table:table-cell>
          <table:table-cell office:value-type="float" office:value="2.26451" calcext:value-type="float">
            <text:p>2.264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28.212" calcext:value-type="float">
            <text:p>128.212</text:p>
          </table:table-cell>
          <table:table-cell office:value-type="float" office:value="2.16998" calcext:value-type="float">
            <text:p>2.169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4.211" calcext:value-type="float">
            <text:p>144.211</text:p>
          </table:table-cell>
          <table:table-cell office:value-type="float" office:value="2.29822" calcext:value-type="float">
            <text:p>2.298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34.218" calcext:value-type="float">
            <text:p>134.218</text:p>
          </table:table-cell>
          <table:table-cell office:value-type="float" office:value="2.2168" calcext:value-type="float">
            <text:p>2.216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62.017" calcext:value-type="float">
            <text:p>162.017</text:p>
          </table:table-cell>
          <table:table-cell office:value-type="float" office:value="2.45314" calcext:value-type="float">
            <text:p>2.453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82.337" calcext:value-type="float">
            <text:p>282.337</text:p>
          </table:table-cell>
          <table:table-cell office:value-type="float" office:value="3.56233" calcext:value-type="float">
            <text:p>3.562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22.924" calcext:value-type="float">
            <text:p>422.924</text:p>
          </table:table-cell>
          <table:table-cell office:value-type="float" office:value="3.61848" calcext:value-type="float">
            <text:p>3.618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03.845" calcext:value-type="float">
            <text:p>303.845</text:p>
          </table:table-cell>
          <table:table-cell office:value-type="float" office:value="3.56543" calcext:value-type="float">
            <text:p>3.565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86.334" calcext:value-type="float">
            <text:p>186.334</text:p>
          </table:table-cell>
          <table:table-cell office:value-type="float" office:value="2.68484" calcext:value-type="float">
            <text:p>2.684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83.184" calcext:value-type="float">
            <text:p>183.184</text:p>
          </table:table-cell>
          <table:table-cell office:value-type="float" office:value="2.65332" calcext:value-type="float">
            <text:p>2.653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90.556" calcext:value-type="float">
            <text:p>390.556</text:p>
          </table:table-cell>
          <table:table-cell office:value-type="float" office:value="3.5988" calcext:value-type="float">
            <text:p>3.59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80.684" calcext:value-type="float">
            <text:p>480.684</text:p>
          </table:table-cell>
          <table:table-cell office:value-type="float" office:value="3.66084" calcext:value-type="float">
            <text:p>3.660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8.143" calcext:value-type="float">
            <text:p>98.143</text:p>
          </table:table-cell>
          <table:table-cell office:value-type="float" office:value="1.9629" calcext:value-type="float">
            <text:p>1.96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60.212" calcext:value-type="float">
            <text:p>160.212</text:p>
          </table:table-cell>
          <table:table-cell office:value-type="float" office:value="2.43689" calcext:value-type="float">
            <text:p>2.436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66.067" calcext:value-type="float">
            <text:p>366.067</text:p>
          </table:table-cell>
          <table:table-cell office:value-type="float" office:value="3.58628" calcext:value-type="float">
            <text:p>3.586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0.111" calcext:value-type="float">
            <text:p>110.111</text:p>
          </table:table-cell>
          <table:table-cell office:value-type="float" office:value="2.03949" calcext:value-type="float">
            <text:p>2.039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3.08" calcext:value-type="float">
            <text:p>103.08</text:p>
          </table:table-cell>
          <table:table-cell office:value-type="float" office:value="1.99351" calcext:value-type="float">
            <text:p>1.993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6.165" calcext:value-type="float">
            <text:p>106.165</text:p>
          </table:table-cell>
          <table:table-cell office:value-type="float" office:value="2.01335" calcext:value-type="float">
            <text:p>2.013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36.234" calcext:value-type="float">
            <text:p>136.234</text:p>
          </table:table-cell>
          <table:table-cell office:value-type="float" office:value="2.23288" calcext:value-type="float">
            <text:p>2.232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98.264" calcext:value-type="float">
            <text:p>198.264</text:p>
          </table:table-cell>
          <table:table-cell office:value-type="float" office:value="2.81028" calcext:value-type="float">
            <text:p>2.810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63.173" calcext:value-type="float">
            <text:p>163.173</text:p>
          </table:table-cell>
          <table:table-cell office:value-type="float" office:value="2.46362" calcext:value-type="float">
            <text:p>2.463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10.405" calcext:value-type="float">
            <text:p>410.405</text:p>
          </table:table-cell>
          <table:table-cell office:value-type="float" office:value="3.61048" calcext:value-type="float">
            <text:p>3.610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9.1362" calcext:value-type="float">
            <text:p>89.1362</text:p>
          </table:table-cell>
          <table:table-cell office:value-type="float" office:value="1.91073" calcext:value-type="float">
            <text:p>1.910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19.121" calcext:value-type="float">
            <text:p>119.121</text:p>
          </table:table-cell>
          <table:table-cell office:value-type="float" office:value="2.10236" calcext:value-type="float">
            <text:p>2.102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81.372" calcext:value-type="float">
            <text:p>381.372</text:p>
          </table:table-cell>
          <table:table-cell office:value-type="float" office:value="3.59385" calcext:value-type="float">
            <text:p>3.593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61.339" calcext:value-type="float">
            <text:p>261.339</text:p>
          </table:table-cell>
          <table:table-cell office:value-type="float" office:value="3.561" calcext:value-type="float">
            <text:p>3.5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59.67" calcext:value-type="float">
            <text:p>759.67</text:p>
          </table:table-cell>
          <table:table-cell office:value-type="float" office:value="3.93096" calcext:value-type="float">
            <text:p>3.930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12.244" calcext:value-type="float">
            <text:p>212.244</text:p>
          </table:table-cell>
          <table:table-cell office:value-type="float" office:value="2.98065" calcext:value-type="float">
            <text:p>2.980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39.312" calcext:value-type="float">
            <text:p>239.312</text:p>
          </table:table-cell>
          <table:table-cell office:value-type="float" office:value="3.5003" calcext:value-type="float">
            <text:p>3.50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85.303" calcext:value-type="float">
            <text:p>285.303</text:p>
          </table:table-cell>
          <table:table-cell office:value-type="float" office:value="3.56263" calcext:value-type="float">
            <text:p>3.562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96.286" calcext:value-type="float">
            <text:p>196.286</text:p>
          </table:table-cell>
          <table:table-cell office:value-type="float" office:value="2.78867" calcext:value-type="float">
            <text:p>2.788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05.574" calcext:value-type="float">
            <text:p>405.574</text:p>
          </table:table-cell>
          <table:table-cell office:value-type="float" office:value="3.60752" calcext:value-type="float">
            <text:p>3.607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6.1323" calcext:value-type="float">
            <text:p>86.1323</text:p>
          </table:table-cell>
          <table:table-cell office:value-type="float" office:value="1.89441" calcext:value-type="float">
            <text:p>1.894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1.47" calcext:value-type="float">
            <text:p>241.47</text:p>
          </table:table-cell>
          <table:table-cell office:value-type="float" office:value="3.51175" calcext:value-type="float">
            <text:p>3.511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43.609" calcext:value-type="float">
            <text:p>543.609</text:p>
          </table:table-cell>
          <table:table-cell office:value-type="float" office:value="3.71478" calcext:value-type="float">
            <text:p>3.714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80.341" calcext:value-type="float">
            <text:p>280.341</text:p>
          </table:table-cell>
          <table:table-cell office:value-type="float" office:value="3.56216" calcext:value-type="float">
            <text:p>3.562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70.366" calcext:value-type="float">
            <text:p>270.366</text:p>
          </table:table-cell>
          <table:table-cell office:value-type="float" office:value="3.56158" calcext:value-type="float">
            <text:p>3.561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91.999" calcext:value-type="float">
            <text:p>191.999</text:p>
          </table:table-cell>
          <table:table-cell office:value-type="float" office:value="2.74305" calcext:value-type="float">
            <text:p>2.743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88.379" calcext:value-type="float">
            <text:p>288.379</text:p>
          </table:table-cell>
          <table:table-cell office:value-type="float" office:value="3.56298" calcext:value-type="float">
            <text:p>3.562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86.334" calcext:value-type="float">
            <text:p>186.334</text:p>
          </table:table-cell>
          <table:table-cell office:value-type="float" office:value="2.68484" calcext:value-type="float">
            <text:p>2.684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80.422" calcext:value-type="float">
            <text:p>480.422</text:p>
          </table:table-cell>
          <table:table-cell office:value-type="float" office:value="3.66063" calcext:value-type="float">
            <text:p>3.660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73.4" calcext:value-type="float">
            <text:p>373.4</text:p>
          </table:table-cell>
          <table:table-cell office:value-type="float" office:value="3.58979" calcext:value-type="float">
            <text:p>3.589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26.673" calcext:value-type="float">
            <text:p>426.673</text:p>
          </table:table-cell>
          <table:table-cell office:value-type="float" office:value="3.62097" calcext:value-type="float">
            <text:p>3.620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14.46" calcext:value-type="float">
            <text:p>314.46</text:p>
          </table:table-cell>
          <table:table-cell office:value-type="float" office:value="3.56777" calcext:value-type="float">
            <text:p>3.567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80.182" calcext:value-type="float">
            <text:p>180.182</text:p>
          </table:table-cell>
          <table:table-cell office:value-type="float" office:value="2.62374" calcext:value-type="float">
            <text:p>2.623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57.555" calcext:value-type="float">
            <text:p>157.555</text:p>
          </table:table-cell>
          <table:table-cell office:value-type="float" office:value="2.41319" calcext:value-type="float">
            <text:p>2.413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34.956" calcext:value-type="float">
            <text:p>534.956</text:p>
          </table:table-cell>
          <table:table-cell office:value-type="float" office:value="3.70698" calcext:value-type="float">
            <text:p>3.706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18.204" calcext:value-type="float">
            <text:p>218.204</text:p>
          </table:table-cell>
          <table:table-cell office:value-type="float" office:value="3.07542" calcext:value-type="float">
            <text:p>3.075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94.303" calcext:value-type="float">
            <text:p>294.303</text:p>
          </table:table-cell>
          <table:table-cell office:value-type="float" office:value="3.56378" calcext:value-type="float">
            <text:p>3.563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64.868" calcext:value-type="float">
            <text:p>464.868</text:p>
          </table:table-cell>
          <table:table-cell office:value-type="float" office:value="3.64845" calcext:value-type="float">
            <text:p>3.648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09.794" calcext:value-type="float">
            <text:p>109.794</text:p>
          </table:table-cell>
          <table:table-cell office:value-type="float" office:value="2.03737" calcext:value-type="float">
            <text:p>2.037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04.148" calcext:value-type="float">
            <text:p>104.148</text:p>
          </table:table-cell>
          <table:table-cell office:value-type="float" office:value="2.00031" calcext:value-type="float">
            <text:p>2.000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49.103" calcext:value-type="float">
            <text:p>249.103</text:p>
          </table:table-cell>
          <table:table-cell office:value-type="float" office:value="3.54123" calcext:value-type="float">
            <text:p>3.541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6.026" calcext:value-type="float">
            <text:p>206.026</text:p>
          </table:table-cell>
          <table:table-cell office:value-type="float" office:value="2.8999" calcext:value-type="float">
            <text:p>2.89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7.131" calcext:value-type="float">
            <text:p>147.131</text:p>
          </table:table-cell>
          <table:table-cell office:value-type="float" office:value="2.32278" calcext:value-type="float">
            <text:p>2.322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8.245" calcext:value-type="float">
            <text:p>148.245</text:p>
          </table:table-cell>
          <table:table-cell office:value-type="float" office:value="2.33224" calcext:value-type="float">
            <text:p>2.332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51.163" calcext:value-type="float">
            <text:p>151.163</text:p>
          </table:table-cell>
          <table:table-cell office:value-type="float" office:value="2.35725" calcext:value-type="float">
            <text:p>2.357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3.614" calcext:value-type="float">
            <text:p>143.614</text:p>
          </table:table-cell>
          <table:table-cell office:value-type="float" office:value="2.29323" calcext:value-type="float">
            <text:p>2.293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61.372" calcext:value-type="float">
            <text:p>361.372</text:p>
          </table:table-cell>
          <table:table-cell office:value-type="float" office:value="3.58413" calcext:value-type="float">
            <text:p>3.584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52.857" calcext:value-type="float">
            <text:p>352.857</text:p>
          </table:table-cell>
          <table:table-cell office:value-type="float" office:value="3.58047" calcext:value-type="float">
            <text:p>3.580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8.138" calcext:value-type="float">
            <text:p>108.138</text:p>
          </table:table-cell>
          <table:table-cell office:value-type="float" office:value="2.02631" calcext:value-type="float">
            <text:p>2.026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7.0892" calcext:value-type="float">
            <text:p>67.0892</text:p>
          </table:table-cell>
          <table:table-cell office:value-type="float" office:value="1.80361" calcext:value-type="float">
            <text:p>1.803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02.251" calcext:value-type="float">
            <text:p>202.251</text:p>
          </table:table-cell>
          <table:table-cell office:value-type="float" office:value="2.85521" calcext:value-type="float">
            <text:p>2.855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70.451" calcext:value-type="float">
            <text:p>270.451</text:p>
          </table:table-cell>
          <table:table-cell office:value-type="float" office:value="3.56159" calcext:value-type="float">
            <text:p>3.561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34.218" calcext:value-type="float">
            <text:p>134.218</text:p>
          </table:table-cell>
          <table:table-cell office:value-type="float" office:value="2.2168" calcext:value-type="float">
            <text:p>2.216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20.148" calcext:value-type="float">
            <text:p>120.148</text:p>
          </table:table-cell>
          <table:table-cell office:value-type="float" office:value="2.10979" calcext:value-type="float">
            <text:p>2.109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02.132" calcext:value-type="float">
            <text:p>102.132</text:p>
          </table:table-cell>
          <table:table-cell office:value-type="float" office:value="1.98752" calcext:value-type="float">
            <text:p>1.987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92.211" calcext:value-type="float">
            <text:p>192.211</text:p>
          </table:table-cell>
          <table:table-cell office:value-type="float" office:value="2.74527" calcext:value-type="float">
            <text:p>2.745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29.71" calcext:value-type="float">
            <text:p>229.71</text:p>
          </table:table-cell>
          <table:table-cell office:value-type="float" office:value="3.4221" calcext:value-type="float">
            <text:p>3.42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26.11" calcext:value-type="float">
            <text:p>126.11</text:p>
          </table:table-cell>
          <table:table-cell office:value-type="float" office:value="2.15399" calcext:value-type="float">
            <text:p>2.153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10.476" calcext:value-type="float">
            <text:p>310.476</text:p>
          </table:table-cell>
          <table:table-cell office:value-type="float" office:value="3.56683" calcext:value-type="float">
            <text:p>3.566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66.469" calcext:value-type="float">
            <text:p>466.469</text:p>
          </table:table-cell>
          <table:table-cell office:value-type="float" office:value="3.64967" calcext:value-type="float">
            <text:p>3.649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18.281" calcext:value-type="float">
            <text:p>418.281</text:p>
          </table:table-cell>
          <table:table-cell office:value-type="float" office:value="3.61546" calcext:value-type="float">
            <text:p>3.615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98.302" calcext:value-type="float">
            <text:p>198.302</text:p>
          </table:table-cell>
          <table:table-cell office:value-type="float" office:value="2.8107" calcext:value-type="float">
            <text:p>2.81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07.107" calcext:value-type="float">
            <text:p>207.107</text:p>
          </table:table-cell>
          <table:table-cell office:value-type="float" office:value="2.91319" calcext:value-type="float">
            <text:p>2.913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22.164" calcext:value-type="float">
            <text:p>122.164</text:p>
          </table:table-cell>
          <table:table-cell office:value-type="float" office:value="2.12454" calcext:value-type="float">
            <text:p>2.124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36.151" calcext:value-type="float">
            <text:p>136.151</text:p>
          </table:table-cell>
          <table:table-cell office:value-type="float" office:value="2.23222" calcext:value-type="float">
            <text:p>2.232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9.233" calcext:value-type="float">
            <text:p>149.233</text:p>
          </table:table-cell>
          <table:table-cell office:value-type="float" office:value="2.34067" calcext:value-type="float">
            <text:p>2.340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2.239" calcext:value-type="float">
            <text:p>142.239</text:p>
          </table:table-cell>
          <table:table-cell office:value-type="float" office:value="2.28181" calcext:value-type="float">
            <text:p>2.281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56.455" calcext:value-type="float">
            <text:p>356.455</text:p>
          </table:table-cell>
          <table:table-cell office:value-type="float" office:value="3.58198" calcext:value-type="float">
            <text:p>3.581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72.308" calcext:value-type="float">
            <text:p>172.308</text:p>
          </table:table-cell>
          <table:table-cell office:value-type="float" office:value="2.54816" calcext:value-type="float">
            <text:p>2.548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08.071" calcext:value-type="float">
            <text:p>108.071</text:p>
          </table:table-cell>
          <table:table-cell office:value-type="float" office:value="2.02587" calcext:value-type="float">
            <text:p>2.025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75.682" calcext:value-type="float">
            <text:p>475.682</text:p>
          </table:table-cell>
          <table:table-cell office:value-type="float" office:value="3.65686" calcext:value-type="float">
            <text:p>3.656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96.286" calcext:value-type="float">
            <text:p>196.286</text:p>
          </table:table-cell>
          <table:table-cell office:value-type="float" office:value="2.78867" calcext:value-type="float">
            <text:p>2.788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62.43" calcext:value-type="float">
            <text:p>262.43</text:p>
          </table:table-cell>
          <table:table-cell office:value-type="float" office:value="3.56135" calcext:value-type="float">
            <text:p>3.561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62.108" calcext:value-type="float">
            <text:p>462.108</text:p>
          </table:table-cell>
          <table:table-cell office:value-type="float" office:value="3.64634" calcext:value-type="float">
            <text:p>3.646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8.985" calcext:value-type="float">
            <text:p>128.985</text:p>
          </table:table-cell>
          <table:table-cell office:value-type="float" office:value="2.17591" calcext:value-type="float">
            <text:p>2.175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64.091" calcext:value-type="float">
            <text:p>564.091</text:p>
          </table:table-cell>
          <table:table-cell office:value-type="float" office:value="3.73363" calcext:value-type="float">
            <text:p>3.733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86.322" calcext:value-type="float">
            <text:p>286.322</text:p>
          </table:table-cell>
          <table:table-cell office:value-type="float" office:value="3.56274" calcext:value-type="float">
            <text:p>3.562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52.599" calcext:value-type="float">
            <text:p>552.599</text:p>
          </table:table-cell>
          <table:table-cell office:value-type="float" office:value="3.72298" calcext:value-type="float">
            <text:p>3.722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68.363" calcext:value-type="float">
            <text:p>368.363</text:p>
          </table:table-cell>
          <table:table-cell office:value-type="float" office:value="3.58736" calcext:value-type="float">
            <text:p>3.587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72.178" calcext:value-type="float">
            <text:p>172.178</text:p>
          </table:table-cell>
          <table:table-cell office:value-type="float" office:value="2.54694" calcext:value-type="float">
            <text:p>2.546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85.212" calcext:value-type="float">
            <text:p>285.212</text:p>
          </table:table-cell>
          <table:table-cell office:value-type="float" office:value="3.56262" calcext:value-type="float">
            <text:p>3.562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44.696" calcext:value-type="float">
            <text:p>444.696</text:p>
          </table:table-cell>
          <table:table-cell office:value-type="float" office:value="3.63347" calcext:value-type="float">
            <text:p>3.633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61.657" calcext:value-type="float">
            <text:p>361.657</text:p>
          </table:table-cell>
          <table:table-cell office:value-type="float" office:value="3.58426" calcext:value-type="float">
            <text:p>3.584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6.156" calcext:value-type="float">
            <text:p>126.156</text:p>
          </table:table-cell>
          <table:table-cell office:value-type="float" office:value="2.15434" calcext:value-type="float">
            <text:p>2.154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26.196" calcext:value-type="float">
            <text:p>126.196</text:p>
          </table:table-cell>
          <table:table-cell office:value-type="float" office:value="2.15464" calcext:value-type="float">
            <text:p>2.154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88.266" calcext:value-type="float">
            <text:p>188.266</text:p>
          </table:table-cell>
          <table:table-cell office:value-type="float" office:value="2.70445" calcext:value-type="float">
            <text:p>2.704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44.837" calcext:value-type="float">
            <text:p>344.837</text:p>
          </table:table-cell>
          <table:table-cell office:value-type="float" office:value="3.57729" calcext:value-type="float">
            <text:p>3.577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2.175" calcext:value-type="float">
            <text:p>102.175</text:p>
          </table:table-cell>
          <table:table-cell office:value-type="float" office:value="1.98779" calcext:value-type="float">
            <text:p>1.987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48.476" calcext:value-type="float">
            <text:p>348.476</text:p>
          </table:table-cell>
          <table:table-cell office:value-type="float" office:value="3.5787" calcext:value-type="float">
            <text:p>3.57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68.276" calcext:value-type="float">
            <text:p>168.276</text:p>
          </table:table-cell>
          <table:table-cell office:value-type="float" office:value="2.51045" calcext:value-type="float">
            <text:p>2.510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11.166" calcext:value-type="float">
            <text:p>411.166</text:p>
          </table:table-cell>
          <table:table-cell office:value-type="float" office:value="3.61095" calcext:value-type="float">
            <text:p>3.610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44.372" calcext:value-type="float">
            <text:p>244.372</text:p>
          </table:table-cell>
          <table:table-cell office:value-type="float" office:value="3.52481" calcext:value-type="float">
            <text:p>3.524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59.613" calcext:value-type="float">
            <text:p>159.613</text:p>
          </table:table-cell>
          <table:table-cell office:value-type="float" office:value="2.43153" calcext:value-type="float">
            <text:p>2.431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6.227" calcext:value-type="float">
            <text:p>146.227</text:p>
          </table:table-cell>
          <table:table-cell office:value-type="float" office:value="2.31514" calcext:value-type="float">
            <text:p>2.315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31.431" calcext:value-type="float">
            <text:p>531.431</text:p>
          </table:table-cell>
          <table:table-cell office:value-type="float" office:value="3.70384" calcext:value-type="float">
            <text:p>3.703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30.814" calcext:value-type="float">
            <text:p>830.814</text:p>
          </table:table-cell>
          <table:table-cell office:value-type="float" office:value="4.00609" calcext:value-type="float">
            <text:p>4.006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33.856" calcext:value-type="float">
            <text:p>333.856</text:p>
          </table:table-cell>
          <table:table-cell office:value-type="float" office:value="3.57338" calcext:value-type="float">
            <text:p>3.573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62.06" calcext:value-type="float">
            <text:p>362.06</text:p>
          </table:table-cell>
          <table:table-cell office:value-type="float" office:value="3.58444" calcext:value-type="float">
            <text:p>3.584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0.0553" calcext:value-type="float">
            <text:p>60.0553</text:p>
          </table:table-cell>
          <table:table-cell office:value-type="float" office:value="1.77553" calcext:value-type="float">
            <text:p>1.775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1.0831" calcext:value-type="float">
            <text:p>61.0831</text:p>
          </table:table-cell>
          <table:table-cell office:value-type="float" office:value="1.77945" calcext:value-type="float">
            <text:p>1.779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66.498" calcext:value-type="float">
            <text:p>366.498</text:p>
          </table:table-cell>
          <table:table-cell office:value-type="float" office:value="3.58648" calcext:value-type="float">
            <text:p>3.586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38.281" calcext:value-type="float">
            <text:p>238.281</text:p>
          </table:table-cell>
          <table:table-cell office:value-type="float" office:value="3.49423" calcext:value-type="float">
            <text:p>3.494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43.019" calcext:value-type="float">
            <text:p>243.019</text:p>
          </table:table-cell>
          <table:table-cell office:value-type="float" office:value="3.51903" calcext:value-type="float">
            <text:p>3.519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8.21" calcext:value-type="float">
            <text:p>208.21</text:p>
          </table:table-cell>
          <table:table-cell office:value-type="float" office:value="2.92703" calcext:value-type="float">
            <text:p>2.927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78.229" calcext:value-type="float">
            <text:p>178.229</text:p>
          </table:table-cell>
          <table:table-cell office:value-type="float" office:value="2.60475" calcext:value-type="float">
            <text:p>2.604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29.824" calcext:value-type="float">
            <text:p>329.824</text:p>
          </table:table-cell>
          <table:table-cell office:value-type="float" office:value="3.57208" calcext:value-type="float">
            <text:p>3.572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18.566" calcext:value-type="float">
            <text:p>418.566</text:p>
          </table:table-cell>
          <table:table-cell office:value-type="float" office:value="3.61564" calcext:value-type="float">
            <text:p>3.615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54.249" calcext:value-type="float">
            <text:p>154.249</text:p>
          </table:table-cell>
          <table:table-cell office:value-type="float" office:value="2.38407" calcext:value-type="float">
            <text:p>2.384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04.148" calcext:value-type="float">
            <text:p>104.148</text:p>
          </table:table-cell>
          <table:table-cell office:value-type="float" office:value="2.00031" calcext:value-type="float">
            <text:p>2.000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32.201" calcext:value-type="float">
            <text:p>132.201</text:p>
          </table:table-cell>
          <table:table-cell office:value-type="float" office:value="2.20089" calcext:value-type="float">
            <text:p>2.200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60.761" calcext:value-type="float">
            <text:p>260.761</text:p>
          </table:table-cell>
          <table:table-cell office:value-type="float" office:value="3.56073" calcext:value-type="float">
            <text:p>3.560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9.074" calcext:value-type="float">
            <text:p>129.074</text:p>
          </table:table-cell>
          <table:table-cell office:value-type="float" office:value="2.1766" calcext:value-type="float">
            <text:p>2.17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64.119" calcext:value-type="float">
            <text:p>464.119</text:p>
          </table:table-cell>
          <table:table-cell office:value-type="float" office:value="3.64787" calcext:value-type="float">
            <text:p>3.647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349.47" calcext:value-type="float">
            <text:p>1349.47</text:p>
          </table:table-cell>
          <table:table-cell office:value-type="float" office:value="4.48132" calcext:value-type="float">
            <text:p>4.481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14.144" calcext:value-type="float">
            <text:p>514.144</text:p>
          </table:table-cell>
          <table:table-cell office:value-type="float" office:value="3.68869" calcext:value-type="float">
            <text:p>3.688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30.185" calcext:value-type="float">
            <text:p>130.185</text:p>
          </table:table-cell>
          <table:table-cell office:value-type="float" office:value="2.18518" calcext:value-type="float">
            <text:p>2.185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63.387" calcext:value-type="float">
            <text:p>163.387</text:p>
          </table:table-cell>
          <table:table-cell office:value-type="float" office:value="2.46556" calcext:value-type="float">
            <text:p>2.465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21.898" calcext:value-type="float">
            <text:p>421.898</text:p>
          </table:table-cell>
          <table:table-cell office:value-type="float" office:value="3.61781" calcext:value-type="float">
            <text:p>3.617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9.1362" calcext:value-type="float">
            <text:p>89.1362</text:p>
          </table:table-cell>
          <table:table-cell office:value-type="float" office:value="1.91073" calcext:value-type="float">
            <text:p>1.910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56.265" calcext:value-type="float">
            <text:p>156.265</text:p>
          </table:table-cell>
          <table:table-cell office:value-type="float" office:value="2.40178" calcext:value-type="float">
            <text:p>2.401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48.359" calcext:value-type="float">
            <text:p>248.359</text:p>
          </table:table-cell>
          <table:table-cell office:value-type="float" office:value="3.53901" calcext:value-type="float">
            <text:p>3.539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96.522" calcext:value-type="float">
            <text:p>396.522</text:p>
          </table:table-cell>
          <table:table-cell office:value-type="float" office:value="3.60217" calcext:value-type="float">
            <text:p>3.602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84.257" calcext:value-type="float">
            <text:p>184.257</text:p>
          </table:table-cell>
          <table:table-cell office:value-type="float" office:value="2.66399" calcext:value-type="float">
            <text:p>2.663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8.138" calcext:value-type="float">
            <text:p>108.138</text:p>
          </table:table-cell>
          <table:table-cell office:value-type="float" office:value="2.02631" calcext:value-type="float">
            <text:p>2.026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39.447" calcext:value-type="float">
            <text:p>539.447</text:p>
          </table:table-cell>
          <table:table-cell office:value-type="float" office:value="3.71101" calcext:value-type="float">
            <text:p>3.711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40.499" calcext:value-type="float">
            <text:p>340.499</text:p>
          </table:table-cell>
          <table:table-cell office:value-type="float" office:value="3.57569" calcext:value-type="float">
            <text:p>3.575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37.136" calcext:value-type="float">
            <text:p>137.136</text:p>
          </table:table-cell>
          <table:table-cell office:value-type="float" office:value="2.24013" calcext:value-type="float">
            <text:p>2.240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98.217" calcext:value-type="float">
            <text:p>198.217</text:p>
          </table:table-cell>
          <table:table-cell office:value-type="float" office:value="2.80977" calcext:value-type="float">
            <text:p>2.809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21.18" calcext:value-type="float">
            <text:p>121.18</text:p>
          </table:table-cell>
          <table:table-cell office:value-type="float" office:value="2.11731" calcext:value-type="float">
            <text:p>2.117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20.041" calcext:value-type="float">
            <text:p>320.041</text:p>
          </table:table-cell>
          <table:table-cell office:value-type="float" office:value="3.56921" calcext:value-type="float">
            <text:p>3.569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25.582" calcext:value-type="float">
            <text:p>625.582</text:p>
          </table:table-cell>
          <table:table-cell office:value-type="float" office:value="3.79296" calcext:value-type="float">
            <text:p>3.792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91.943" calcext:value-type="float">
            <text:p>291.943</text:p>
          </table:table-cell>
          <table:table-cell office:value-type="float" office:value="3.56344" calcext:value-type="float">
            <text:p>3.563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42.123" calcext:value-type="float">
            <text:p>242.123</text:p>
          </table:table-cell>
          <table:table-cell office:value-type="float" office:value="3.51491" calcext:value-type="float">
            <text:p>3.514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71.28" calcext:value-type="float">
            <text:p>171.28</text:p>
          </table:table-cell>
          <table:table-cell office:value-type="float" office:value="2.53848" calcext:value-type="float">
            <text:p>2.538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64.434" calcext:value-type="float">
            <text:p>264.434</text:p>
          </table:table-cell>
          <table:table-cell office:value-type="float" office:value="3.56147" calcext:value-type="float">
            <text:p>3.561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70.366" calcext:value-type="float">
            <text:p>270.366</text:p>
          </table:table-cell>
          <table:table-cell office:value-type="float" office:value="3.56158" calcext:value-type="float">
            <text:p>3.561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86.322" calcext:value-type="float">
            <text:p>286.322</text:p>
          </table:table-cell>
          <table:table-cell office:value-type="float" office:value="3.56274" calcext:value-type="float">
            <text:p>3.562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44.289" calcext:value-type="float">
            <text:p>244.289</text:p>
          </table:table-cell>
          <table:table-cell office:value-type="float" office:value="3.52447" calcext:value-type="float">
            <text:p>3.524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12.29" calcext:value-type="float">
            <text:p>212.29</text:p>
          </table:table-cell>
          <table:table-cell office:value-type="float" office:value="2.9813" calcext:value-type="float">
            <text:p>2.98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94.225" calcext:value-type="float">
            <text:p>194.225</text:p>
          </table:table-cell>
          <table:table-cell office:value-type="float" office:value="2.76655" calcext:value-type="float">
            <text:p>2.766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68.62" calcext:value-type="float">
            <text:p>168.62</text:p>
          </table:table-cell>
          <table:table-cell office:value-type="float" office:value="2.51364" calcext:value-type="float">
            <text:p>2.51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6.1323" calcext:value-type="float">
            <text:p>86.1323</text:p>
          </table:table-cell>
          <table:table-cell office:value-type="float" office:value="1.89441" calcext:value-type="float">
            <text:p>1.894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3.1368" calcext:value-type="float">
            <text:p>73.1368</text:p>
          </table:table-cell>
          <table:table-cell office:value-type="float" office:value="1.83008" calcext:value-type="float">
            <text:p>1.830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36.234" calcext:value-type="float">
            <text:p>136.234</text:p>
          </table:table-cell>
          <table:table-cell office:value-type="float" office:value="2.23288" calcext:value-type="float">
            <text:p>2.232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38.164" calcext:value-type="float">
            <text:p>138.164</text:p>
          </table:table-cell>
          <table:table-cell office:value-type="float" office:value="2.24844" calcext:value-type="float">
            <text:p>2.248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6.141" calcext:value-type="float">
            <text:p>146.141</text:p>
          </table:table-cell>
          <table:table-cell office:value-type="float" office:value="2.31441" calcext:value-type="float">
            <text:p>2.314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92.253" calcext:value-type="float">
            <text:p>192.253</text:p>
          </table:table-cell>
          <table:table-cell office:value-type="float" office:value="2.7457" calcext:value-type="float">
            <text:p>2.74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47.677" calcext:value-type="float">
            <text:p>247.677</text:p>
          </table:table-cell>
          <table:table-cell office:value-type="float" office:value="3.53687" calcext:value-type="float">
            <text:p>3.536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88.28" calcext:value-type="float">
            <text:p>288.28</text:p>
          </table:table-cell>
          <table:table-cell office:value-type="float" office:value="3.56297" calcext:value-type="float">
            <text:p>3.562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51.163" calcext:value-type="float">
            <text:p>151.163</text:p>
          </table:table-cell>
          <table:table-cell office:value-type="float" office:value="2.35725" calcext:value-type="float">
            <text:p>2.357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64.201" calcext:value-type="float">
            <text:p>164.201</text:p>
          </table:table-cell>
          <table:table-cell office:value-type="float" office:value="2.47297" calcext:value-type="float">
            <text:p>2.472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9.188" calcext:value-type="float">
            <text:p>149.188</text:p>
          </table:table-cell>
          <table:table-cell office:value-type="float" office:value="2.34029" calcext:value-type="float">
            <text:p>2.340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32.409" calcext:value-type="float">
            <text:p>232.409</text:p>
          </table:table-cell>
          <table:table-cell office:value-type="float" office:value="3.45022" calcext:value-type="float">
            <text:p>3.450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06.324" calcext:value-type="float">
            <text:p>206.324</text:p>
          </table:table-cell>
          <table:table-cell office:value-type="float" office:value="2.90354" calcext:value-type="float">
            <text:p>2.903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84.275" calcext:value-type="float">
            <text:p>184.275</text:p>
          </table:table-cell>
          <table:table-cell office:value-type="float" office:value="2.66417" calcext:value-type="float">
            <text:p>2.664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78.59" calcext:value-type="float">
            <text:p>678.59</text:p>
          </table:table-cell>
          <table:table-cell office:value-type="float" office:value="3.84653" calcext:value-type="float">
            <text:p>3.846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54.208" calcext:value-type="float">
            <text:p>154.208</text:p>
          </table:table-cell>
          <table:table-cell office:value-type="float" office:value="2.38371" calcext:value-type="float">
            <text:p>2.383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74.816" calcext:value-type="float">
            <text:p>374.816</text:p>
          </table:table-cell>
          <table:table-cell office:value-type="float" office:value="3.5905" calcext:value-type="float">
            <text:p>3.59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78.271" calcext:value-type="float">
            <text:p>178.271</text:p>
          </table:table-cell>
          <table:table-cell office:value-type="float" office:value="2.60515" calcext:value-type="float">
            <text:p>2.605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84.263" calcext:value-type="float">
            <text:p>284.263</text:p>
          </table:table-cell>
          <table:table-cell office:value-type="float" office:value="3.56252" calcext:value-type="float">
            <text:p>3.562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.301" calcext:value-type="float">
            <text:p>178.301</text:p>
          </table:table-cell>
          <table:table-cell office:value-type="float" office:value="2.60545" calcext:value-type="float">
            <text:p>2.605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96.286" calcext:value-type="float">
            <text:p>196.286</text:p>
          </table:table-cell>
          <table:table-cell office:value-type="float" office:value="2.78867" calcext:value-type="float">
            <text:p>2.788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90.281" calcext:value-type="float">
            <text:p>190.281</text:p>
          </table:table-cell>
          <table:table-cell office:value-type="float" office:value="2.72517" calcext:value-type="float">
            <text:p>2.725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87.514" calcext:value-type="float">
            <text:p>387.514</text:p>
          </table:table-cell>
          <table:table-cell office:value-type="float" office:value="3.59712" calcext:value-type="float">
            <text:p>3.597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78.43" calcext:value-type="float">
            <text:p>278.43</text:p>
          </table:table-cell>
          <table:table-cell office:value-type="float" office:value="3.56201" calcext:value-type="float">
            <text:p>3.562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6.1011" calcext:value-type="float">
            <text:p>66.1011</text:p>
          </table:table-cell>
          <table:table-cell office:value-type="float" office:value="1.79949" calcext:value-type="float">
            <text:p>1.799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99.145" calcext:value-type="float">
            <text:p>499.145</text:p>
          </table:table-cell>
          <table:table-cell office:value-type="float" office:value="3.67595" calcext:value-type="float">
            <text:p>3.675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02.247" calcext:value-type="float">
            <text:p>202.247</text:p>
          </table:table-cell>
          <table:table-cell office:value-type="float" office:value="2.85517" calcext:value-type="float">
            <text:p>2.855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08.141" calcext:value-type="float">
            <text:p>108.141</text:p>
          </table:table-cell>
          <table:table-cell office:value-type="float" office:value="2.02633" calcext:value-type="float">
            <text:p>2.026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75.599" calcext:value-type="float">
            <text:p>675.599</text:p>
          </table:table-cell>
          <table:table-cell office:value-type="float" office:value="3.84346" calcext:value-type="float">
            <text:p>3.843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54.208" calcext:value-type="float">
            <text:p>154.208</text:p>
          </table:table-cell>
          <table:table-cell office:value-type="float" office:value="2.38371" calcext:value-type="float">
            <text:p>2.383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18.174" calcext:value-type="float">
            <text:p>118.174</text:p>
          </table:table-cell>
          <table:table-cell office:value-type="float" office:value="2.09555" calcext:value-type="float">
            <text:p>2.095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11.4" calcext:value-type="float">
            <text:p>311.4</text:p>
          </table:table-cell>
          <table:table-cell office:value-type="float" office:value="3.56704" calcext:value-type="float">
            <text:p>3.567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34.174" calcext:value-type="float">
            <text:p>134.174</text:p>
          </table:table-cell>
          <table:table-cell office:value-type="float" office:value="2.21645" calcext:value-type="float">
            <text:p>2.216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35.206" calcext:value-type="float">
            <text:p>135.206</text:p>
          </table:table-cell>
          <table:table-cell office:value-type="float" office:value="2.22466" calcext:value-type="float">
            <text:p>2.224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84.477" calcext:value-type="float">
            <text:p>284.477</text:p>
          </table:table-cell>
          <table:table-cell office:value-type="float" office:value="3.56254" calcext:value-type="float">
            <text:p>3.562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00.665" calcext:value-type="float">
            <text:p>500.665</text:p>
          </table:table-cell>
          <table:table-cell office:value-type="float" office:value="3.67722" calcext:value-type="float">
            <text:p>3.677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52.19" calcext:value-type="float">
            <text:p>152.19</text:p>
          </table:table-cell>
          <table:table-cell office:value-type="float" office:value="2.36614" calcext:value-type="float">
            <text:p>2.366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40.63" calcext:value-type="float">
            <text:p>340.63</text:p>
          </table:table-cell>
          <table:table-cell office:value-type="float" office:value="3.57573" calcext:value-type="float">
            <text:p>3.575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9.1542" calcext:value-type="float">
            <text:p>99.1542</text:p>
          </table:table-cell>
          <table:table-cell office:value-type="float" office:value="1.96905" calcext:value-type="float">
            <text:p>1.969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58.354" calcext:value-type="float">
            <text:p>258.354</text:p>
          </table:table-cell>
          <table:table-cell office:value-type="float" office:value="3.55891" calcext:value-type="float">
            <text:p>3.558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28.243" calcext:value-type="float">
            <text:p>228.243</text:p>
          </table:table-cell>
          <table:table-cell office:value-type="float" office:value="3.40333" calcext:value-type="float">
            <text:p>3.403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55.347" calcext:value-type="float">
            <text:p>355.347</text:p>
          </table:table-cell>
          <table:table-cell office:value-type="float" office:value="3.58151" calcext:value-type="float">
            <text:p>3.581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0.18" calcext:value-type="float">
            <text:p>140.18</text:p>
          </table:table-cell>
          <table:table-cell office:value-type="float" office:value="2.26486" calcext:value-type="float">
            <text:p>2.264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23.273" calcext:value-type="float">
            <text:p>223.273</text:p>
          </table:table-cell>
          <table:table-cell office:value-type="float" office:value="3.22637" calcext:value-type="float">
            <text:p>3.226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47.167" calcext:value-type="float">
            <text:p>347.167</text:p>
          </table:table-cell>
          <table:table-cell office:value-type="float" office:value="3.57819" calcext:value-type="float">
            <text:p>3.578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13.403" calcext:value-type="float">
            <text:p>213.403</text:p>
          </table:table-cell>
          <table:table-cell office:value-type="float" office:value="2.99721" calcext:value-type="float">
            <text:p>2.997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23.129" calcext:value-type="float">
            <text:p>323.129</text:p>
          </table:table-cell>
          <table:table-cell office:value-type="float" office:value="3.57007" calcext:value-type="float">
            <text:p>3.570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8.1051" calcext:value-type="float">
            <text:p>88.1051</text:p>
          </table:table-cell>
          <table:table-cell office:value-type="float" office:value="1.90507" calcext:value-type="float">
            <text:p>1.905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03.345" calcext:value-type="float">
            <text:p>203.345</text:p>
          </table:table-cell>
          <table:table-cell office:value-type="float" office:value="2.86791" calcext:value-type="float">
            <text:p>2.867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42.441" calcext:value-type="float">
            <text:p>242.441</text:p>
          </table:table-cell>
          <table:table-cell office:value-type="float" office:value="3.5164" calcext:value-type="float">
            <text:p>3.51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56.265" calcext:value-type="float">
            <text:p>156.265</text:p>
          </table:table-cell>
          <table:table-cell office:value-type="float" office:value="2.40178" calcext:value-type="float">
            <text:p>2.401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2.132" calcext:value-type="float">
            <text:p>102.132</text:p>
          </table:table-cell>
          <table:table-cell office:value-type="float" office:value="1.98752" calcext:value-type="float">
            <text:p>1.987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58.556" calcext:value-type="float">
            <text:p>358.556</text:p>
          </table:table-cell>
          <table:table-cell office:value-type="float" office:value="3.58289" calcext:value-type="float">
            <text:p>3.58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02.479" calcext:value-type="float">
            <text:p>402.479</text:p>
          </table:table-cell>
          <table:table-cell office:value-type="float" office:value="3.60566" calcext:value-type="float">
            <text:p>3.605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51.325" calcext:value-type="float">
            <text:p>251.325</text:p>
          </table:table-cell>
          <table:table-cell office:value-type="float" office:value="3.54711" calcext:value-type="float">
            <text:p>3.547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53.083" calcext:value-type="float">
            <text:p>253.083</text:p>
          </table:table-cell>
          <table:table-cell office:value-type="float" office:value="3.551" calcext:value-type="float">
            <text:p>3.5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62.402" calcext:value-type="float">
            <text:p>462.402</text:p>
          </table:table-cell>
          <table:table-cell office:value-type="float" office:value="3.64656" calcext:value-type="float">
            <text:p>3.646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06.324" calcext:value-type="float">
            <text:p>206.324</text:p>
          </table:table-cell>
          <table:table-cell office:value-type="float" office:value="2.90354" calcext:value-type="float">
            <text:p>2.903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4.1539" calcext:value-type="float">
            <text:p>74.1539</text:p>
          </table:table-cell>
          <table:table-cell office:value-type="float" office:value="1.83475" calcext:value-type="float">
            <text:p>1.834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52.147" calcext:value-type="float">
            <text:p>152.147</text:p>
          </table:table-cell>
          <table:table-cell office:value-type="float" office:value="2.36577" calcext:value-type="float">
            <text:p>2.365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50.252" calcext:value-type="float">
            <text:p>250.252</text:p>
          </table:table-cell>
          <table:table-cell office:value-type="float" office:value="3.54441" calcext:value-type="float">
            <text:p>3.544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46.778" calcext:value-type="float">
            <text:p>546.778</text:p>
          </table:table-cell>
          <table:table-cell office:value-type="float" office:value="3.71766" calcext:value-type="float">
            <text:p>3.717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06.279" calcext:value-type="float">
            <text:p>206.279</text:p>
          </table:table-cell>
          <table:table-cell office:value-type="float" office:value="2.90299" calcext:value-type="float">
            <text:p>2.902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14.186" calcext:value-type="float">
            <text:p>114.186</text:p>
          </table:table-cell>
          <table:table-cell office:value-type="float" office:value="2.06739" calcext:value-type="float">
            <text:p>2.067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61.751" calcext:value-type="float">
            <text:p>361.751</text:p>
          </table:table-cell>
          <table:table-cell office:value-type="float" office:value="3.5843" calcext:value-type="float">
            <text:p>3.58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55.482" calcext:value-type="float">
            <text:p>255.482</text:p>
          </table:table-cell>
          <table:table-cell office:value-type="float" office:value="3.55528" calcext:value-type="float">
            <text:p>3.555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8.0424" calcext:value-type="float">
            <text:p>78.0424</text:p>
          </table:table-cell>
          <table:table-cell office:value-type="float" office:value="1.85317" calcext:value-type="float">
            <text:p>1.853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52.306" calcext:value-type="float">
            <text:p>252.306</text:p>
          </table:table-cell>
          <table:table-cell office:value-type="float" office:value="3.54936" calcext:value-type="float">
            <text:p>3.549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9.233" calcext:value-type="float">
            <text:p>149.233</text:p>
          </table:table-cell>
          <table:table-cell office:value-type="float" office:value="2.34067" calcext:value-type="float">
            <text:p>2.340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42.297" calcext:value-type="float">
            <text:p>342.297</text:p>
          </table:table-cell>
          <table:table-cell office:value-type="float" office:value="3.57634" calcext:value-type="float">
            <text:p>3.576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08.374" calcext:value-type="float">
            <text:p>308.374</text:p>
          </table:table-cell>
          <table:table-cell office:value-type="float" office:value="3.56637" calcext:value-type="float">
            <text:p>3.566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47.722" calcext:value-type="float">
            <text:p>247.722</text:p>
          </table:table-cell>
          <table:table-cell office:value-type="float" office:value="3.53701" calcext:value-type="float">
            <text:p>3.537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22.401" calcext:value-type="float">
            <text:p>322.401</text:p>
          </table:table-cell>
          <table:table-cell office:value-type="float" office:value="3.56986" calcext:value-type="float">
            <text:p>3.569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26.312" calcext:value-type="float">
            <text:p>226.312</text:p>
          </table:table-cell>
          <table:table-cell office:value-type="float" office:value="3.37229" calcext:value-type="float">
            <text:p>3.372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65.232" calcext:value-type="float">
            <text:p>165.232</text:p>
          </table:table-cell>
          <table:table-cell office:value-type="float" office:value="2.48239" calcext:value-type="float">
            <text:p>2.482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6.1209" calcext:value-type="float">
            <text:p>76.1209</text:p>
          </table:table-cell>
          <table:table-cell office:value-type="float" office:value="1.84395" calcext:value-type="float">
            <text:p>1.843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8.2" calcext:value-type="float">
            <text:p>148.2</text:p>
          </table:table-cell>
          <table:table-cell office:value-type="float" office:value="2.33186" calcext:value-type="float">
            <text:p>2.331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70.292" calcext:value-type="float">
            <text:p>170.292</text:p>
          </table:table-cell>
          <table:table-cell office:value-type="float" office:value="2.52922" calcext:value-type="float">
            <text:p>2.529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53.539" calcext:value-type="float">
            <text:p>353.539</text:p>
          </table:table-cell>
          <table:table-cell office:value-type="float" office:value="3.58075" calcext:value-type="float">
            <text:p>3.580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53.0626" calcext:value-type="float">
            <text:p>53.0626</text:p>
          </table:table-cell>
          <table:table-cell office:value-type="float" office:value="1.75041" calcext:value-type="float">
            <text:p>1.750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17.722" calcext:value-type="float">
            <text:p>317.722</text:p>
          </table:table-cell>
          <table:table-cell office:value-type="float" office:value="3.5686" calcext:value-type="float">
            <text:p>3.56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02.175" calcext:value-type="float">
            <text:p>102.175</text:p>
          </table:table-cell>
          <table:table-cell office:value-type="float" office:value="1.98779" calcext:value-type="float">
            <text:p>1.987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25.187" calcext:value-type="float">
            <text:p>325.187</text:p>
          </table:table-cell>
          <table:table-cell office:value-type="float" office:value="3.57066" calcext:value-type="float">
            <text:p>3.570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58.385" calcext:value-type="float">
            <text:p>358.385</text:p>
          </table:table-cell>
          <table:table-cell office:value-type="float" office:value="3.58282" calcext:value-type="float">
            <text:p>3.582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50.332" calcext:value-type="float">
            <text:p>250.332</text:p>
          </table:table-cell>
          <table:table-cell office:value-type="float" office:value="3.54462" calcext:value-type="float">
            <text:p>3.544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02.4" calcext:value-type="float">
            <text:p>202.4</text:p>
          </table:table-cell>
          <table:table-cell office:value-type="float" office:value="2.85693" calcext:value-type="float">
            <text:p>2.856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.87773" calcext:value-type="float">
            <text:p>2.877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67.243" calcext:value-type="float">
            <text:p>367.243</text:p>
          </table:table-cell>
          <table:table-cell office:value-type="float" office:value="3.58683" calcext:value-type="float">
            <text:p>3.586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20.307" calcext:value-type="float">
            <text:p>220.307</text:p>
          </table:table-cell>
          <table:table-cell office:value-type="float" office:value="3.11903" calcext:value-type="float">
            <text:p>3.119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30.228" calcext:value-type="float">
            <text:p>130.228</text:p>
          </table:table-cell>
          <table:table-cell office:value-type="float" office:value="2.18551" calcext:value-type="float">
            <text:p>2.185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04.221" calcext:value-type="float">
            <text:p>204.221</text:p>
          </table:table-cell>
          <table:table-cell office:value-type="float" office:value="2.87823" calcext:value-type="float">
            <text:p>2.878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8.143" calcext:value-type="float">
            <text:p>98.143</text:p>
          </table:table-cell>
          <table:table-cell office:value-type="float" office:value="1.9629" calcext:value-type="float">
            <text:p>1.96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34.962" calcext:value-type="float">
            <text:p>434.962</text:p>
          </table:table-cell>
          <table:table-cell office:value-type="float" office:value="3.62661" calcext:value-type="float">
            <text:p>3.626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32.178" calcext:value-type="float">
            <text:p>432.178</text:p>
          </table:table-cell>
          <table:table-cell office:value-type="float" office:value="3.62469" calcext:value-type="float">
            <text:p>3.624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65.189" calcext:value-type="float">
            <text:p>165.189</text:p>
          </table:table-cell>
          <table:table-cell office:value-type="float" office:value="2.482" calcext:value-type="float">
            <text:p>2.4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0.223" calcext:value-type="float">
            <text:p>140.223</text:p>
          </table:table-cell>
          <table:table-cell office:value-type="float" office:value="2.26522" calcext:value-type="float">
            <text:p>2.265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80.938" calcext:value-type="float">
            <text:p>780.938</text:p>
          </table:table-cell>
          <table:table-cell office:value-type="float" office:value="3.95339" calcext:value-type="float">
            <text:p>3.953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10.417" calcext:value-type="float">
            <text:p>410.417</text:p>
          </table:table-cell>
          <table:table-cell office:value-type="float" office:value="3.61048" calcext:value-type="float">
            <text:p>3.610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28.371" calcext:value-type="float">
            <text:p>228.371</text:p>
          </table:table-cell>
          <table:table-cell office:value-type="float" office:value="3.40509" calcext:value-type="float">
            <text:p>3.405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4.201" calcext:value-type="float">
            <text:p>164.201</text:p>
          </table:table-cell>
          <table:table-cell office:value-type="float" office:value="2.47297" calcext:value-type="float">
            <text:p>2.472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69.49" calcext:value-type="float">
            <text:p>269.49</text:p>
          </table:table-cell>
          <table:table-cell office:value-type="float" office:value="3.56156" calcext:value-type="float">
            <text:p>3.561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80.445" calcext:value-type="float">
            <text:p>280.445</text:p>
          </table:table-cell>
          <table:table-cell office:value-type="float" office:value="3.56217" calcext:value-type="float">
            <text:p>3.562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88.1051" calcext:value-type="float">
            <text:p>88.1051</text:p>
          </table:table-cell>
          <table:table-cell office:value-type="float" office:value="1.90507" calcext:value-type="float">
            <text:p>1.905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16.158" calcext:value-type="float">
            <text:p>116.158</text:p>
          </table:table-cell>
          <table:table-cell office:value-type="float" office:value="2.08122" calcext:value-type="float">
            <text:p>2.081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38.205" calcext:value-type="float">
            <text:p>438.205</text:p>
          </table:table-cell>
          <table:table-cell office:value-type="float" office:value="3.62887" calcext:value-type="float">
            <text:p>3.628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69.338" calcext:value-type="float">
            <text:p>269.338</text:p>
          </table:table-cell>
          <table:table-cell office:value-type="float" office:value="3.56155" calcext:value-type="float">
            <text:p>3.561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96.286" calcext:value-type="float">
            <text:p>196.286</text:p>
          </table:table-cell>
          <table:table-cell office:value-type="float" office:value="2.78867" calcext:value-type="float">
            <text:p>2.788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96.465" calcext:value-type="float">
            <text:p>496.465</text:p>
          </table:table-cell>
          <table:table-cell office:value-type="float" office:value="3.67372" calcext:value-type="float">
            <text:p>3.673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16.319" calcext:value-type="float">
            <text:p>216.319</text:p>
          </table:table-cell>
          <table:table-cell office:value-type="float" office:value="3.04232" calcext:value-type="float">
            <text:p>3.042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14.142" calcext:value-type="float">
            <text:p>114.142</text:p>
          </table:table-cell>
          <table:table-cell office:value-type="float" office:value="2.06709" calcext:value-type="float">
            <text:p>2.067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56.265" calcext:value-type="float">
            <text:p>156.265</text:p>
          </table:table-cell>
          <table:table-cell office:value-type="float" office:value="2.40178" calcext:value-type="float">
            <text:p>2.401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00.309" calcext:value-type="float">
            <text:p>300.309</text:p>
          </table:table-cell>
          <table:table-cell office:value-type="float" office:value="3.56477" calcext:value-type="float">
            <text:p>3.564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61.94" calcext:value-type="float">
            <text:p>261.94</text:p>
          </table:table-cell>
          <table:table-cell office:value-type="float" office:value="3.56122" calcext:value-type="float">
            <text:p>3.561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22.164" calcext:value-type="float">
            <text:p>122.164</text:p>
          </table:table-cell>
          <table:table-cell office:value-type="float" office:value="2.12454" calcext:value-type="float">
            <text:p>2.124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32.306" calcext:value-type="float">
            <text:p>332.306</text:p>
          </table:table-cell>
          <table:table-cell office:value-type="float" office:value="3.57287" calcext:value-type="float">
            <text:p>3.572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52.309" calcext:value-type="float">
            <text:p>252.309</text:p>
          </table:table-cell>
          <table:table-cell office:value-type="float" office:value="3.54937" calcext:value-type="float">
            <text:p>3.549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85.35" calcext:value-type="float">
            <text:p>185.35</text:p>
          </table:table-cell>
          <table:table-cell office:value-type="float" office:value="2.67493" calcext:value-type="float">
            <text:p>2.674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42.386" calcext:value-type="float">
            <text:p>342.386</text:p>
          </table:table-cell>
          <table:table-cell office:value-type="float" office:value="3.57637" calcext:value-type="float">
            <text:p>3.576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25.289" calcext:value-type="float">
            <text:p>225.289</text:p>
          </table:table-cell>
          <table:table-cell office:value-type="float" office:value="3.35068" calcext:value-type="float">
            <text:p>3.3506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6.184" calcext:value-type="float">
            <text:p>146.184</text:p>
          </table:table-cell>
          <table:table-cell office:value-type="float" office:value="2.31478" calcext:value-type="float">
            <text:p>2.314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26.317" calcext:value-type="float">
            <text:p>226.317</text:p>
          </table:table-cell>
          <table:table-cell office:value-type="float" office:value="3.37238" calcext:value-type="float">
            <text:p>3.372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92.117" calcext:value-type="float">
            <text:p>92.117</text:p>
          </table:table-cell>
          <table:table-cell office:value-type="float" office:value="1.92746" calcext:value-type="float">
            <text:p>1.927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9.178" calcext:value-type="float">
            <text:p>169.178</text:p>
          </table:table-cell>
          <table:table-cell office:value-type="float" office:value="2.51883" calcext:value-type="float">
            <text:p>2.518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56.265" calcext:value-type="float">
            <text:p>156.265</text:p>
          </table:table-cell>
          <table:table-cell office:value-type="float" office:value="2.40178" calcext:value-type="float">
            <text:p>2.401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90.44" calcext:value-type="float">
            <text:p>290.44</text:p>
          </table:table-cell>
          <table:table-cell office:value-type="float" office:value="3.56324" calcext:value-type="float">
            <text:p>3.563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02.461" calcext:value-type="float">
            <text:p>402.461</text:p>
          </table:table-cell>
          <table:table-cell office:value-type="float" office:value="3.60565" calcext:value-type="float">
            <text:p>3.605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79.01" calcext:value-type="float">
            <text:p>479.01</text:p>
          </table:table-cell>
          <table:table-cell office:value-type="float" office:value="3.6595" calcext:value-type="float">
            <text:p>3.65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38.409" calcext:value-type="float">
            <text:p>238.409</text:p>
          </table:table-cell>
          <table:table-cell office:value-type="float" office:value="3.49501" calcext:value-type="float">
            <text:p>3.495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24.659" calcext:value-type="float">
            <text:p>424.659</text:p>
          </table:table-cell>
          <table:table-cell office:value-type="float" office:value="3.61963" calcext:value-type="float">
            <text:p>3.619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89.608" calcext:value-type="float">
            <text:p>489.608</text:p>
          </table:table-cell>
          <table:table-cell office:value-type="float" office:value="3.66806" calcext:value-type="float">
            <text:p>3.668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50.324" calcext:value-type="float">
            <text:p>350.324</text:p>
          </table:table-cell>
          <table:table-cell office:value-type="float" office:value="3.57944" calcext:value-type="float">
            <text:p>3.579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84.411" calcext:value-type="float">
            <text:p>184.411</text:p>
          </table:table-cell>
          <table:table-cell office:value-type="float" office:value="2.66553" calcext:value-type="float">
            <text:p>2.665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96.69" calcext:value-type="float">
            <text:p>396.69</text:p>
          </table:table-cell>
          <table:table-cell office:value-type="float" office:value="3.60227" calcext:value-type="float">
            <text:p>3.602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879.856" calcext:value-type="float">
            <text:p>879.856</text:p>
          </table:table-cell>
          <table:table-cell office:value-type="float" office:value="4.05776" calcext:value-type="float">
            <text:p>4.057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38.105" calcext:value-type="float">
            <text:p>238.105</text:p>
          </table:table-cell>
          <table:table-cell office:value-type="float" office:value="3.49315" calcext:value-type="float">
            <text:p>3.493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90.121" calcext:value-type="float">
            <text:p>90.121</text:p>
          </table:table-cell>
          <table:table-cell office:value-type="float" office:value="1.9162" calcext:value-type="float">
            <text:p>1.91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35.206" calcext:value-type="float">
            <text:p>135.206</text:p>
          </table:table-cell>
          <table:table-cell office:value-type="float" office:value="2.22466" calcext:value-type="float">
            <text:p>2.224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14.799" calcext:value-type="float">
            <text:p>414.799</text:p>
          </table:table-cell>
          <table:table-cell office:value-type="float" office:value="3.61323" calcext:value-type="float">
            <text:p>3.613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46.778" calcext:value-type="float">
            <text:p>546.778</text:p>
          </table:table-cell>
          <table:table-cell office:value-type="float" office:value="3.71766" calcext:value-type="float">
            <text:p>3.717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66.131" calcext:value-type="float">
            <text:p>166.131</text:p>
          </table:table-cell>
          <table:table-cell office:value-type="float" office:value="2.49064" calcext:value-type="float">
            <text:p>2.490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84.237" calcext:value-type="float">
            <text:p>184.237</text:p>
          </table:table-cell>
          <table:table-cell office:value-type="float" office:value="2.66379" calcext:value-type="float">
            <text:p>2.663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94.475" calcext:value-type="float">
            <text:p>494.475</text:p>
          </table:table-cell>
          <table:table-cell office:value-type="float" office:value="3.67207" calcext:value-type="float">
            <text:p>3.672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84.318" calcext:value-type="float">
            <text:p>184.318</text:p>
          </table:table-cell>
          <table:table-cell office:value-type="float" office:value="2.6646" calcext:value-type="float">
            <text:p>2.66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592.683" calcext:value-type="float">
            <text:p>592.683</text:p>
          </table:table-cell>
          <table:table-cell office:value-type="float" office:value="3.76076" calcext:value-type="float">
            <text:p>3.760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84.275" calcext:value-type="float">
            <text:p>184.275</text:p>
          </table:table-cell>
          <table:table-cell office:value-type="float" office:value="2.66417" calcext:value-type="float">
            <text:p>2.664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59.0672" calcext:value-type="float">
            <text:p>59.0672</text:p>
          </table:table-cell>
          <table:table-cell office:value-type="float" office:value="1.77181" calcext:value-type="float">
            <text:p>1.771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98.291" calcext:value-type="float">
            <text:p>198.291</text:p>
          </table:table-cell>
          <table:table-cell office:value-type="float" office:value="2.81058" calcext:value-type="float">
            <text:p>2.810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23.304" calcext:value-type="float">
            <text:p>323.304</text:p>
          </table:table-cell>
          <table:table-cell office:value-type="float" office:value="3.57012" calcext:value-type="float">
            <text:p>3.570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04.813" calcext:value-type="float">
            <text:p>604.813</text:p>
          </table:table-cell>
          <table:table-cell office:value-type="float" office:value="3.77252" calcext:value-type="float">
            <text:p>3.772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13.596" calcext:value-type="float">
            <text:p>413.596</text:p>
          </table:table-cell>
          <table:table-cell office:value-type="float" office:value="3.61247" calcext:value-type="float">
            <text:p>3.612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19.946" calcext:value-type="float">
            <text:p>219.946</text:p>
          </table:table-cell>
          <table:table-cell office:value-type="float" office:value="3.1108" calcext:value-type="float">
            <text:p>3.11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56.265" calcext:value-type="float">
            <text:p>156.265</text:p>
          </table:table-cell>
          <table:table-cell office:value-type="float" office:value="2.40178" calcext:value-type="float">
            <text:p>2.401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63.13" calcext:value-type="float">
            <text:p>263.13</text:p>
          </table:table-cell>
          <table:table-cell office:value-type="float" office:value="3.56145" calcext:value-type="float">
            <text:p>3.561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02.406" calcext:value-type="float">
            <text:p>302.406</text:p>
          </table:table-cell>
          <table:table-cell office:value-type="float" office:value="3.56516" calcext:value-type="float">
            <text:p>3.565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98.151" calcext:value-type="float">
            <text:p>198.151</text:p>
          </table:table-cell>
          <table:table-cell office:value-type="float" office:value="2.80904" calcext:value-type="float">
            <text:p>2.809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54.185" calcext:value-type="float">
            <text:p>154.185</text:p>
          </table:table-cell>
          <table:table-cell office:value-type="float" office:value="2.38351" calcext:value-type="float">
            <text:p>2.383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13.34" calcext:value-type="float">
            <text:p>213.34</text:p>
          </table:table-cell>
          <table:table-cell office:value-type="float" office:value="2.99629" calcext:value-type="float">
            <text:p>2.996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30.228" calcext:value-type="float">
            <text:p>130.228</text:p>
          </table:table-cell>
          <table:table-cell office:value-type="float" office:value="2.18551" calcext:value-type="float">
            <text:p>2.185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54.798" calcext:value-type="float">
            <text:p>354.798</text:p>
          </table:table-cell>
          <table:table-cell office:value-type="float" office:value="3.58128" calcext:value-type="float">
            <text:p>3.581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30.188" calcext:value-type="float">
            <text:p>130.188</text:p>
          </table:table-cell>
          <table:table-cell office:value-type="float" office:value="2.1852" calcext:value-type="float">
            <text:p>2.18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08.138" calcext:value-type="float">
            <text:p>108.138</text:p>
          </table:table-cell>
          <table:table-cell office:value-type="float" office:value="2.02631" calcext:value-type="float">
            <text:p>2.026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92.239" calcext:value-type="float">
            <text:p>392.239</text:p>
          </table:table-cell>
          <table:table-cell office:value-type="float" office:value="3.59974" calcext:value-type="float">
            <text:p>3.599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74.0785" calcext:value-type="float">
            <text:p>74.0785</text:p>
          </table:table-cell>
          <table:table-cell office:value-type="float" office:value="1.8344" calcext:value-type="float">
            <text:p>1.83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65.933" calcext:value-type="float">
            <text:p>265.933</text:p>
          </table:table-cell>
          <table:table-cell office:value-type="float" office:value="3.56148" calcext:value-type="float">
            <text:p>3.561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06.324" calcext:value-type="float">
            <text:p>206.324</text:p>
          </table:table-cell>
          <table:table-cell office:value-type="float" office:value="2.90354" calcext:value-type="float">
            <text:p>2.903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02.178" calcext:value-type="float">
            <text:p>102.178</text:p>
          </table:table-cell>
          <table:table-cell office:value-type="float" office:value="1.98781" calcext:value-type="float">
            <text:p>1.987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733.927" calcext:value-type="float">
            <text:p>733.927</text:p>
          </table:table-cell>
          <table:table-cell office:value-type="float" office:value="3.90394" calcext:value-type="float">
            <text:p>3.903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36.356" calcext:value-type="float">
            <text:p>436.356</text:p>
          </table:table-cell>
          <table:table-cell office:value-type="float" office:value="3.62758" calcext:value-type="float">
            <text:p>3.627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00.309" calcext:value-type="float">
            <text:p>300.309</text:p>
          </table:table-cell>
          <table:table-cell office:value-type="float" office:value="3.56477" calcext:value-type="float">
            <text:p>3.564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84.477" calcext:value-type="float">
            <text:p>284.477</text:p>
          </table:table-cell>
          <table:table-cell office:value-type="float" office:value="3.56254" calcext:value-type="float">
            <text:p>3.562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22.121" calcext:value-type="float">
            <text:p>122.121</text:p>
          </table:table-cell>
          <table:table-cell office:value-type="float" office:value="2.12422" calcext:value-type="float">
            <text:p>2.124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82.172" calcext:value-type="float">
            <text:p>182.172</text:p>
          </table:table-cell>
          <table:table-cell office:value-type="float" office:value="2.64329" calcext:value-type="float">
            <text:p>2.643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9.756" calcext:value-type="float">
            <text:p>329.756</text:p>
          </table:table-cell>
          <table:table-cell office:value-type="float" office:value="3.57205" calcext:value-type="float">
            <text:p>3.572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14.533" calcext:value-type="float">
            <text:p>414.533</text:p>
          </table:table-cell>
          <table:table-cell office:value-type="float" office:value="3.61306" calcext:value-type="float">
            <text:p>3.613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76.283" calcext:value-type="float">
            <text:p>276.283</text:p>
          </table:table-cell>
          <table:table-cell office:value-type="float" office:value="3.56187" calcext:value-type="float">
            <text:p>3.561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96.648" calcext:value-type="float">
            <text:p>396.648</text:p>
          </table:table-cell>
          <table:table-cell office:value-type="float" office:value="3.60224" calcext:value-type="float">
            <text:p>3.602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88.055" calcext:value-type="float">
            <text:p>188.055</text:p>
          </table:table-cell>
          <table:table-cell office:value-type="float" office:value="2.70231" calcext:value-type="float">
            <text:p>2.702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14.217" calcext:value-type="float">
            <text:p>214.217</text:p>
          </table:table-cell>
          <table:table-cell office:value-type="float" office:value="3.00924" calcext:value-type="float">
            <text:p>3.009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6.227" calcext:value-type="float">
            <text:p>146.227</text:p>
          </table:table-cell>
          <table:table-cell office:value-type="float" office:value="2.31514" calcext:value-type="float">
            <text:p>2.315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2.239" calcext:value-type="float">
            <text:p>142.239</text:p>
          </table:table-cell>
          <table:table-cell office:value-type="float" office:value="2.28181" calcext:value-type="float">
            <text:p>2.281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94.191" calcext:value-type="float">
            <text:p>194.191</text:p>
          </table:table-cell>
          <table:table-cell office:value-type="float" office:value="2.76618" calcext:value-type="float">
            <text:p>2.766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03.237" calcext:value-type="float">
            <text:p>203.237</text:p>
          </table:table-cell>
          <table:table-cell office:value-type="float" office:value="2.86666" calcext:value-type="float">
            <text:p>2.866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00.309" calcext:value-type="float">
            <text:p>300.309</text:p>
          </table:table-cell>
          <table:table-cell office:value-type="float" office:value="3.56477" calcext:value-type="float">
            <text:p>3.564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66.174" calcext:value-type="float">
            <text:p>166.174</text:p>
          </table:table-cell>
          <table:table-cell office:value-type="float" office:value="2.49104" calcext:value-type="float">
            <text:p>2.491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00.435" calcext:value-type="float">
            <text:p>300.435</text:p>
          </table:table-cell>
          <table:table-cell office:value-type="float" office:value="3.56479" calcext:value-type="float">
            <text:p>3.564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46.431" calcext:value-type="float">
            <text:p>246.431</text:p>
          </table:table-cell>
          <table:table-cell office:value-type="float" office:value="3.53265" calcext:value-type="float">
            <text:p>3.532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38.157" calcext:value-type="float">
            <text:p>238.157</text:p>
          </table:table-cell>
          <table:table-cell office:value-type="float" office:value="3.49348" calcext:value-type="float">
            <text:p>3.493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86.409" calcext:value-type="float">
            <text:p>286.409</text:p>
          </table:table-cell>
          <table:table-cell office:value-type="float" office:value="3.56275" calcext:value-type="float">
            <text:p>3.562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88.381" calcext:value-type="float">
            <text:p>288.381</text:p>
          </table:table-cell>
          <table:table-cell office:value-type="float" office:value="3.56298" calcext:value-type="float">
            <text:p>3.562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60.32" calcext:value-type="float">
            <text:p>160.32</text:p>
          </table:table-cell>
          <table:table-cell office:value-type="float" office:value="2.43786" calcext:value-type="float">
            <text:p>2.437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22.549" calcext:value-type="float">
            <text:p>122.549</text:p>
          </table:table-cell>
          <table:table-cell office:value-type="float" office:value="2.12738" calcext:value-type="float">
            <text:p>2.127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24.255" calcext:value-type="float">
            <text:p>224.255</text:p>
          </table:table-cell>
          <table:table-cell office:value-type="float" office:value="3.32039" calcext:value-type="float">
            <text:p>3.320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19.281" calcext:value-type="float">
            <text:p>219.281</text:p>
          </table:table-cell>
          <table:table-cell office:value-type="float" office:value="3.09656" calcext:value-type="float">
            <text:p>3.096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264.25" calcext:value-type="float">
            <text:p>264.25</text:p>
          </table:table-cell>
          <table:table-cell office:value-type="float" office:value="3.56147" calcext:value-type="float">
            <text:p>3.561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514.692" calcext:value-type="float">
            <text:p>514.692</text:p>
          </table:table-cell>
          <table:table-cell office:value-type="float" office:value="3.68916" calcext:value-type="float">
            <text:p>3.689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281.477" calcext:value-type="float">
            <text:p>281.477</text:p>
          </table:table-cell>
          <table:table-cell office:value-type="float" office:value="3.56226" calcext:value-type="float">
            <text:p>3.562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31.468" calcext:value-type="float">
            <text:p>431.468</text:p>
          </table:table-cell>
          <table:table-cell office:value-type="float" office:value="3.62421" calcext:value-type="float">
            <text:p>3.624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97.276" calcext:value-type="float">
            <text:p>197.276</text:p>
          </table:table-cell>
          <table:table-cell office:value-type="float" office:value="2.79943" calcext:value-type="float">
            <text:p>2.799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514.083" calcext:value-type="float">
            <text:p>514.083</text:p>
          </table:table-cell>
          <table:table-cell office:value-type="float" office:value="3.68864" calcext:value-type="float">
            <text:p>3.688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68.107" calcext:value-type="float">
            <text:p>168.107</text:p>
          </table:table-cell>
          <table:table-cell office:value-type="float" office:value="2.50888" calcext:value-type="float">
            <text:p>2.508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71.515" calcext:value-type="float">
            <text:p>371.515</text:p>
          </table:table-cell>
          <table:table-cell office:value-type="float" office:value="3.58887" calcext:value-type="float">
            <text:p>3.588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66.314" calcext:value-type="float">
            <text:p>266.314</text:p>
          </table:table-cell>
          <table:table-cell office:value-type="float" office:value="3.56149" calcext:value-type="float">
            <text:p>3.561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41.358" calcext:value-type="float">
            <text:p>341.358</text:p>
          </table:table-cell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86.1356" calcext:value-type="float">
            <text:p>86.1356</text:p>
          </table:table-cell>
          <table:table-cell office:value-type="float" office:value="1.89443" calcext:value-type="float">
            <text:p>1.894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86.0892" calcext:value-type="float">
            <text:p>86.0892</text:p>
          </table:table-cell>
          <table:table-cell office:value-type="float" office:value="1.89418" calcext:value-type="float">
            <text:p>1.894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74.174" calcext:value-type="float">
            <text:p>174.174</text:p>
          </table:table-cell>
          <table:table-cell office:value-type="float" office:value="2.56584" calcext:value-type="float">
            <text:p>2.565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9.233" calcext:value-type="float">
            <text:p>149.233</text:p>
          </table:table-cell>
          <table:table-cell office:value-type="float" office:value="2.34067" calcext:value-type="float">
            <text:p>2.340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64.201" calcext:value-type="float">
            <text:p>164.201</text:p>
          </table:table-cell>
          <table:table-cell office:value-type="float" office:value="2.47297" calcext:value-type="float">
            <text:p>2.472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28.52" calcext:value-type="float">
            <text:p>428.52</text:p>
          </table:table-cell>
          <table:table-cell office:value-type="float" office:value="3.62221" calcext:value-type="float">
            <text:p>3.622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94.183" calcext:value-type="float">
            <text:p>194.183</text:p>
          </table:table-cell>
          <table:table-cell office:value-type="float" office:value="2.7661" calcext:value-type="float">
            <text:p>2.76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413.533" calcext:value-type="float">
            <text:p>413.533</text:p>
          </table:table-cell>
          <table:table-cell office:value-type="float" office:value="3.61243" calcext:value-type="float">
            <text:p>3.612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75.0666" calcext:value-type="float">
            <text:p>75.0666</text:p>
          </table:table-cell>
          <table:table-cell office:value-type="float" office:value="1.83899" calcext:value-type="float">
            <text:p>1.838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64.061" calcext:value-type="float">
            <text:p>364.061</text:p>
          </table:table-cell>
          <table:table-cell office:value-type="float" office:value="3.58535" calcext:value-type="float">
            <text:p>3.585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228.414" calcext:value-type="float">
            <text:p>228.414</text:p>
          </table:table-cell>
          <table:table-cell office:value-type="float" office:value="3.40568" calcext:value-type="float">
            <text:p>3.4056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61.143" calcext:value-type="float">
            <text:p>461.143</text:p>
          </table:table-cell>
          <table:table-cell office:value-type="float" office:value="3.64561" calcext:value-type="float">
            <text:p>3.645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01.352" calcext:value-type="float">
            <text:p>201.352</text:p>
          </table:table-cell>
          <table:table-cell office:value-type="float" office:value="2.84491" calcext:value-type="float">
            <text:p>2.844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23.346" calcext:value-type="float">
            <text:p>323.346</text:p>
          </table:table-cell>
          <table:table-cell office:value-type="float" office:value="3.57013" calcext:value-type="float">
            <text:p>3.570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86.228" calcext:value-type="float">
            <text:p>186.228</text:p>
          </table:table-cell>
          <table:table-cell office:value-type="float" office:value="2.68377" calcext:value-type="float">
            <text:p>2.683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286.407" calcext:value-type="float">
            <text:p>286.407</text:p>
          </table:table-cell>
          <table:table-cell office:value-type="float" office:value="3.56275" calcext:value-type="float">
            <text:p>3.562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87.861" calcext:value-type="float">
            <text:p>187.861</text:p>
          </table:table-cell>
          <table:table-cell office:value-type="float" office:value="2.70033" calcext:value-type="float">
            <text:p>2.700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17.221" calcext:value-type="float">
            <text:p>317.221</text:p>
          </table:table-cell>
          <table:table-cell office:value-type="float" office:value="3.56847" calcext:value-type="float">
            <text:p>3.568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34.188" calcext:value-type="float">
            <text:p>234.188</text:p>
          </table:table-cell>
          <table:table-cell office:value-type="float" office:value="3.46556" calcext:value-type="float">
            <text:p>3.465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89.1362" calcext:value-type="float">
            <text:p>89.1362</text:p>
          </table:table-cell>
          <table:table-cell office:value-type="float" office:value="1.91073" calcext:value-type="float">
            <text:p>1.910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20.192" calcext:value-type="float">
            <text:p>120.192</text:p>
          </table:table-cell>
          <table:table-cell office:value-type="float" office:value="2.11011" calcext:value-type="float">
            <text:p>2.110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21.18" calcext:value-type="float">
            <text:p>121.18</text:p>
          </table:table-cell>
          <table:table-cell office:value-type="float" office:value="2.11731" calcext:value-type="float">
            <text:p>2.117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588.858" calcext:value-type="float">
            <text:p>588.858</text:p>
          </table:table-cell>
          <table:table-cell office:value-type="float" office:value="3.75708" calcext:value-type="float">
            <text:p>3.757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61.672" calcext:value-type="float">
            <text:p>161.672</text:p>
          </table:table-cell>
          <table:table-cell office:value-type="float" office:value="2.45003" calcext:value-type="float">
            <text:p>2.450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36.234" calcext:value-type="float">
            <text:p>136.234</text:p>
          </table:table-cell>
          <table:table-cell office:value-type="float" office:value="2.23288" calcext:value-type="float">
            <text:p>2.232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496.422" calcext:value-type="float">
            <text:p>496.422</text:p>
          </table:table-cell>
          <table:table-cell office:value-type="float" office:value="3.67368" calcext:value-type="float">
            <text:p>3.6736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5.162" calcext:value-type="float">
            <text:p>105.162</text:p>
          </table:table-cell>
          <table:table-cell office:value-type="float" office:value="2.00684" calcext:value-type="float">
            <text:p>2.006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00.159" calcext:value-type="float">
            <text:p>100.159</text:p>
          </table:table-cell>
          <table:table-cell office:value-type="float" office:value="1.97523" calcext:value-type="float">
            <text:p>1.975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58.281" calcext:value-type="float">
            <text:p>158.281</text:p>
          </table:table-cell>
          <table:table-cell office:value-type="float" office:value="2.41964" calcext:value-type="float">
            <text:p>2.419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32.158" calcext:value-type="float">
            <text:p>132.158</text:p>
          </table:table-cell>
          <table:table-cell office:value-type="float" office:value="2.20055" calcext:value-type="float">
            <text:p>2.200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02.552" calcext:value-type="float">
            <text:p>202.552</text:p>
          </table:table-cell>
          <table:table-cell office:value-type="float" office:value="2.85869" calcext:value-type="float">
            <text:p>2.858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36.234" calcext:value-type="float">
            <text:p>136.234</text:p>
          </table:table-cell>
          <table:table-cell office:value-type="float" office:value="2.23288" calcext:value-type="float">
            <text:p>2.232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84.42" calcext:value-type="float">
            <text:p>384.42</text:p>
          </table:table-cell>
          <table:table-cell office:value-type="float" office:value="3.59546" calcext:value-type="float">
            <text:p>3.595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86.291" calcext:value-type="float">
            <text:p>186.291</text:p>
          </table:table-cell>
          <table:table-cell office:value-type="float" office:value="2.68441" calcext:value-type="float">
            <text:p>2.684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2.156" calcext:value-type="float">
            <text:p>142.156</text:p>
          </table:table-cell>
          <table:table-cell office:value-type="float" office:value="2.28113" calcext:value-type="float">
            <text:p>2.281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20.192" calcext:value-type="float">
            <text:p>120.192</text:p>
          </table:table-cell>
          <table:table-cell office:value-type="float" office:value="2.11011" calcext:value-type="float">
            <text:p>2.110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36.234" calcext:value-type="float">
            <text:p>136.234</text:p>
          </table:table-cell>
          <table:table-cell office:value-type="float" office:value="2.23288" calcext:value-type="float">
            <text:p>2.232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32.202" calcext:value-type="float">
            <text:p>132.202</text:p>
          </table:table-cell>
          <table:table-cell office:value-type="float" office:value="2.2009" calcext:value-type="float">
            <text:p>2.20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84.08" calcext:value-type="float">
            <text:p>84.08</text:p>
          </table:table-cell>
          <table:table-cell office:value-type="float" office:value="1.88357" calcext:value-type="float">
            <text:p>1.883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4.211" calcext:value-type="float">
            <text:p>144.211</text:p>
          </table:table-cell>
          <table:table-cell office:value-type="float" office:value="2.29822" calcext:value-type="float">
            <text:p>2.298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208.21" calcext:value-type="float">
            <text:p>208.21</text:p>
          </table:table-cell>
          <table:table-cell office:value-type="float" office:value="2.92703" calcext:value-type="float">
            <text:p>2.927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92.328" calcext:value-type="float">
            <text:p>192.328</text:p>
          </table:table-cell>
          <table:table-cell office:value-type="float" office:value="2.7465" calcext:value-type="float">
            <text:p>2.74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72.265" calcext:value-type="float">
            <text:p>172.265</text:p>
          </table:table-cell>
          <table:table-cell office:value-type="float" office:value="2.54775" calcext:value-type="float">
            <text:p>2.547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32.273" calcext:value-type="float">
            <text:p>232.273</text:p>
          </table:table-cell>
          <table:table-cell office:value-type="float" office:value="3.44895" calcext:value-type="float">
            <text:p>3.448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64.201" calcext:value-type="float">
            <text:p>164.201</text:p>
          </table:table-cell>
          <table:table-cell office:value-type="float" office:value="2.47297" calcext:value-type="float">
            <text:p>2.472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92.368" calcext:value-type="float">
            <text:p>292.368</text:p>
          </table:table-cell>
          <table:table-cell office:value-type="float" office:value="3.5635" calcext:value-type="float">
            <text:p>3.56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28.672" calcext:value-type="float">
            <text:p>228.672</text:p>
          </table:table-cell>
          <table:table-cell office:value-type="float" office:value="3.40915" calcext:value-type="float">
            <text:p>3.409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56.184" calcext:value-type="float">
            <text:p>156.184</text:p>
          </table:table-cell>
          <table:table-cell office:value-type="float" office:value="2.40106" calcext:value-type="float">
            <text:p>2.401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66.376" calcext:value-type="float">
            <text:p>266.376</text:p>
          </table:table-cell>
          <table:table-cell office:value-type="float" office:value="3.56149" calcext:value-type="float">
            <text:p>3.561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98.393" calcext:value-type="float">
            <text:p>398.393</text:p>
          </table:table-cell>
          <table:table-cell office:value-type="float" office:value="3.60325" calcext:value-type="float">
            <text:p>3.603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10.284" calcext:value-type="float">
            <text:p>310.284</text:p>
          </table:table-cell>
          <table:table-cell office:value-type="float" office:value="3.56679" calcext:value-type="float">
            <text:p>3.566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36.148" calcext:value-type="float">
            <text:p>136.148</text:p>
          </table:table-cell>
          <table:table-cell office:value-type="float" office:value="2.23219" calcext:value-type="float">
            <text:p>2.232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12.986" calcext:value-type="float">
            <text:p>112.986</text:p>
          </table:table-cell>
          <table:table-cell office:value-type="float" office:value="2.05908" calcext:value-type="float">
            <text:p>2.059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82.218" calcext:value-type="float">
            <text:p>182.218</text:p>
          </table:table-cell>
          <table:table-cell office:value-type="float" office:value="2.64375" calcext:value-type="float">
            <text:p>2.643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18.13" calcext:value-type="float">
            <text:p>318.13</text:p>
          </table:table-cell>
          <table:table-cell office:value-type="float" office:value="3.5687" calcext:value-type="float">
            <text:p>3.56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36.234" calcext:value-type="float">
            <text:p>136.234</text:p>
          </table:table-cell>
          <table:table-cell office:value-type="float" office:value="2.23288" calcext:value-type="float">
            <text:p>2.232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12.818" calcext:value-type="float">
            <text:p>412.818</text:p>
          </table:table-cell>
          <table:table-cell office:value-type="float" office:value="3.61198" calcext:value-type="float">
            <text:p>3.611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20.422" calcext:value-type="float">
            <text:p>320.422</text:p>
          </table:table-cell>
          <table:table-cell office:value-type="float" office:value="3.56931" calcext:value-type="float">
            <text:p>3.569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97.0937" calcext:value-type="float">
            <text:p>97.0937</text:p>
          </table:table-cell>
          <table:table-cell office:value-type="float" office:value="1.95657" calcext:value-type="float">
            <text:p>1.956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266.42" calcext:value-type="float">
            <text:p>266.42</text:p>
          </table:table-cell>
          <table:table-cell office:value-type="float" office:value="3.56149" calcext:value-type="float">
            <text:p>3.561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36.307" calcext:value-type="float">
            <text:p>236.307</text:p>
          </table:table-cell>
          <table:table-cell office:value-type="float" office:value="3.4814" calcext:value-type="float">
            <text:p>3.48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06.12" calcext:value-type="float">
            <text:p>106.12</text:p>
          </table:table-cell>
          <table:table-cell office:value-type="float" office:value="2.01306" calcext:value-type="float">
            <text:p>2.013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04.404" calcext:value-type="float">
            <text:p>404.404</text:p>
          </table:table-cell>
          <table:table-cell office:value-type="float" office:value="3.60681" calcext:value-type="float">
            <text:p>3.606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38.367" calcext:value-type="float">
            <text:p>238.367</text:p>
          </table:table-cell>
          <table:table-cell office:value-type="float" office:value="3.49476" calcext:value-type="float">
            <text:p>3.494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92.211" calcext:value-type="float">
            <text:p>292.211</text:p>
          </table:table-cell>
          <table:table-cell office:value-type="float" office:value="3.56348" calcext:value-type="float">
            <text:p>3.563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20.147" calcext:value-type="float">
            <text:p>120.147</text:p>
          </table:table-cell>
          <table:table-cell office:value-type="float" office:value="2.10978" calcext:value-type="float">
            <text:p>2.109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62.378" calcext:value-type="float">
            <text:p>162.378</text:p>
          </table:table-cell>
          <table:table-cell office:value-type="float" office:value="2.4564" calcext:value-type="float">
            <text:p>2.45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92.0938" calcext:value-type="float">
            <text:p>92.0938</text:p>
          </table:table-cell>
          <table:table-cell office:value-type="float" office:value="1.92733" calcext:value-type="float">
            <text:p>1.927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34.408" calcext:value-type="float">
            <text:p>234.408</text:p>
          </table:table-cell>
          <table:table-cell office:value-type="float" office:value="3.46732" calcext:value-type="float">
            <text:p>3.467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88.221" calcext:value-type="float">
            <text:p>188.221</text:p>
          </table:table-cell>
          <table:table-cell office:value-type="float" office:value="2.704" calcext:value-type="float">
            <text:p>2.7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4.17" calcext:value-type="float">
            <text:p>144.17</text:p>
          </table:table-cell>
          <table:table-cell office:value-type="float" office:value="2.29787" calcext:value-type="float">
            <text:p>2.297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18.32" calcext:value-type="float">
            <text:p>318.32</text:p>
          </table:table-cell>
          <table:table-cell office:value-type="float" office:value="3.56875" calcext:value-type="float">
            <text:p>3.568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79.01" calcext:value-type="float">
            <text:p>479.01</text:p>
          </table:table-cell>
          <table:table-cell office:value-type="float" office:value="3.6595" calcext:value-type="float">
            <text:p>3.65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20.107" calcext:value-type="float">
            <text:p>120.107</text:p>
          </table:table-cell>
          <table:table-cell office:value-type="float" office:value="2.10949" calcext:value-type="float">
            <text:p>2.109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78.229" calcext:value-type="float">
            <text:p>178.229</text:p>
          </table:table-cell>
          <table:table-cell office:value-type="float" office:value="2.60475" calcext:value-type="float">
            <text:p>2.604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0.052" calcext:value-type="float">
            <text:p>60.052</text:p>
          </table:table-cell>
          <table:table-cell office:value-type="float" office:value="1.77551" calcext:value-type="float">
            <text:p>1.775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70.447" calcext:value-type="float">
            <text:p>370.447</text:p>
          </table:table-cell>
          <table:table-cell office:value-type="float" office:value="3.58835" calcext:value-type="float">
            <text:p>3.588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98.106" calcext:value-type="float">
            <text:p>198.106</text:p>
          </table:table-cell>
          <table:table-cell office:value-type="float" office:value="2.80854" calcext:value-type="float">
            <text:p>2.808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08.456" calcext:value-type="float">
            <text:p>308.456</text:p>
          </table:table-cell>
          <table:table-cell office:value-type="float" office:value="3.56638" calcext:value-type="float">
            <text:p>3.566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80.287" calcext:value-type="float">
            <text:p>180.287</text:p>
          </table:table-cell>
          <table:table-cell office:value-type="float" office:value="2.62477" calcext:value-type="float">
            <text:p>2.624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29.159" calcext:value-type="float">
            <text:p>129.159</text:p>
          </table:table-cell>
          <table:table-cell office:value-type="float" office:value="2.17725" calcext:value-type="float">
            <text:p>2.177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0.026" calcext:value-type="float">
            <text:p>30.026</text:p>
          </table:table-cell>
          <table:table-cell office:value-type="float" office:value="1.68579" calcext:value-type="float">
            <text:p>1.685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54.238" calcext:value-type="float">
            <text:p>254.238</text:p>
          </table:table-cell>
          <table:table-cell office:value-type="float" office:value="3.55321" calcext:value-type="float">
            <text:p>3.553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38.124" calcext:value-type="float">
            <text:p>138.124</text:p>
          </table:table-cell>
          <table:table-cell office:value-type="float" office:value="2.24812" calcext:value-type="float">
            <text:p>2.248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56.54" calcext:value-type="float">
            <text:p>356.54</text:p>
          </table:table-cell>
          <table:table-cell office:value-type="float" office:value="3.58202" calcext:value-type="float">
            <text:p>3.582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718.869" calcext:value-type="float">
            <text:p>718.869</text:p>
          </table:table-cell>
          <table:table-cell office:value-type="float" office:value="3.8882" calcext:value-type="float">
            <text:p>3.88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78.271" calcext:value-type="float">
            <text:p>178.271</text:p>
          </table:table-cell>
          <table:table-cell office:value-type="float" office:value="2.60515" calcext:value-type="float">
            <text:p>2.605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747.829" calcext:value-type="float">
            <text:p>747.829</text:p>
          </table:table-cell>
          <table:table-cell office:value-type="float" office:value="3.91851" calcext:value-type="float">
            <text:p>3.918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03.259" calcext:value-type="float">
            <text:p>203.259</text:p>
          </table:table-cell>
          <table:table-cell office:value-type="float" office:value="2.86691" calcext:value-type="float">
            <text:p>2.866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24.996" calcext:value-type="float">
            <text:p>124.996</text:p>
          </table:table-cell>
          <table:table-cell office:value-type="float" office:value="2.1456" calcext:value-type="float">
            <text:p>2.14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407.914" calcext:value-type="float">
            <text:p>407.914</text:p>
          </table:table-cell>
          <table:table-cell office:value-type="float" office:value="3.60894" calcext:value-type="float">
            <text:p>3.608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62.017" calcext:value-type="float">
            <text:p>162.017</text:p>
          </table:table-cell>
          <table:table-cell office:value-type="float" office:value="2.45314" calcext:value-type="float">
            <text:p>2.453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1.598" calcext:value-type="float">
            <text:p>141.598</text:p>
          </table:table-cell>
          <table:table-cell office:value-type="float" office:value="2.27652" calcext:value-type="float">
            <text:p>2.276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94.184" calcext:value-type="float">
            <text:p>194.184</text:p>
          </table:table-cell>
          <table:table-cell office:value-type="float" office:value="2.76611" calcext:value-type="float">
            <text:p>2.766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566.665" calcext:value-type="float">
            <text:p>566.665</text:p>
          </table:table-cell>
          <table:table-cell office:value-type="float" office:value="3.73603" calcext:value-type="float">
            <text:p>3.736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16.072" calcext:value-type="float">
            <text:p>116.072</text:p>
          </table:table-cell>
          <table:table-cell office:value-type="float" office:value="2.08061" calcext:value-type="float">
            <text:p>2.080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547.989" calcext:value-type="float">
            <text:p>547.989</text:p>
          </table:table-cell>
          <table:table-cell office:value-type="float" office:value="3.71876" calcext:value-type="float">
            <text:p>3.718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54.439" calcext:value-type="float">
            <text:p>454.439</text:p>
          </table:table-cell>
          <table:table-cell office:value-type="float" office:value="3.64058" calcext:value-type="float">
            <text:p>3.640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32.346" calcext:value-type="float">
            <text:p>332.346</text:p>
          </table:table-cell>
          <table:table-cell office:value-type="float" office:value="3.57288" calcext:value-type="float">
            <text:p>3.572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07.153" calcext:value-type="float">
            <text:p>107.153</text:p>
          </table:table-cell>
          <table:table-cell office:value-type="float" office:value="2.01981" calcext:value-type="float">
            <text:p>2.019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90.128" calcext:value-type="float">
            <text:p>190.128</text:p>
          </table:table-cell>
          <table:table-cell office:value-type="float" office:value="2.72359" calcext:value-type="float">
            <text:p>2.723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155.34" calcext:value-type="float">
            <text:p>1155.34</text:p>
          </table:table-cell>
          <table:table-cell office:value-type="float" office:value="4.32909" calcext:value-type="float">
            <text:p>4.329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02.158" calcext:value-type="float">
            <text:p>102.158</text:p>
          </table:table-cell>
          <table:table-cell office:value-type="float" office:value="1.98769" calcext:value-type="float">
            <text:p>1.987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67.119" calcext:value-type="float">
            <text:p>167.119</text:p>
          </table:table-cell>
          <table:table-cell office:value-type="float" office:value="2.49974" calcext:value-type="float">
            <text:p>2.499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373.318" calcext:value-type="float">
            <text:p>373.318</text:p>
          </table:table-cell>
          <table:table-cell office:value-type="float" office:value="3.58975" calcext:value-type="float">
            <text:p>3.589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08.328" calcext:value-type="float">
            <text:p>308.328</text:p>
          </table:table-cell>
          <table:table-cell office:value-type="float" office:value="3.56636" calcext:value-type="float">
            <text:p>3.566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00.318" calcext:value-type="float">
            <text:p>200.318</text:p>
          </table:table-cell>
          <table:table-cell office:value-type="float" office:value="2.83318" calcext:value-type="float">
            <text:p>2.833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28.169" calcext:value-type="float">
            <text:p>128.169</text:p>
          </table:table-cell>
          <table:table-cell office:value-type="float" office:value="2.16965" calcext:value-type="float">
            <text:p>2.169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93.285" calcext:value-type="float">
            <text:p>193.285</text:p>
          </table:table-cell>
          <table:table-cell office:value-type="float" office:value="2.75658" calcext:value-type="float">
            <text:p>2.756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87.162" calcext:value-type="float">
            <text:p>287.162</text:p>
          </table:table-cell>
          <table:table-cell office:value-type="float" office:value="3.56284" calcext:value-type="float">
            <text:p>3.562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9.1051" calcext:value-type="float">
            <text:p>69.1051</text:p>
          </table:table-cell>
          <table:table-cell office:value-type="float" office:value="1.81219" calcext:value-type="float">
            <text:p>1.812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3.57014" calcext:value-type="float">
            <text:p>3.570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79.611" calcext:value-type="float">
            <text:p>679.611</text:p>
          </table:table-cell>
          <table:table-cell office:value-type="float" office:value="3.84757" calcext:value-type="float">
            <text:p>3.847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32.115" calcext:value-type="float">
            <text:p>132.115</text:p>
          </table:table-cell>
          <table:table-cell office:value-type="float" office:value="2.20022" calcext:value-type="float">
            <text:p>2.200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55.155" calcext:value-type="float">
            <text:p>155.155</text:p>
          </table:table-cell>
          <table:table-cell office:value-type="float" office:value="2.392" calcext:value-type="float">
            <text:p>2.3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446.662" calcext:value-type="float">
            <text:p>446.662</text:p>
          </table:table-cell>
          <table:table-cell office:value-type="float" office:value="3.63489" calcext:value-type="float">
            <text:p>3.634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06.238" calcext:value-type="float">
            <text:p>206.238</text:p>
          </table:table-cell>
          <table:table-cell office:value-type="float" office:value="2.90248" calcext:value-type="float">
            <text:p>2.902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50.218" calcext:value-type="float">
            <text:p>150.218</text:p>
          </table:table-cell>
          <table:table-cell office:value-type="float" office:value="2.34912" calcext:value-type="float">
            <text:p>2.349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16.137" calcext:value-type="float">
            <text:p>316.137</text:p>
          </table:table-cell>
          <table:table-cell office:value-type="float" office:value="3.56819" calcext:value-type="float">
            <text:p>3.568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86.291" calcext:value-type="float">
            <text:p>186.291</text:p>
          </table:table-cell>
          <table:table-cell office:value-type="float" office:value="2.68441" calcext:value-type="float">
            <text:p>2.684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8.202" calcext:value-type="float">
            <text:p>148.202</text:p>
          </table:table-cell>
          <table:table-cell office:value-type="float" office:value="2.33187" calcext:value-type="float">
            <text:p>2.331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8.202" calcext:value-type="float">
            <text:p>148.202</text:p>
          </table:table-cell>
          <table:table-cell office:value-type="float" office:value="2.33187" calcext:value-type="float">
            <text:p>2.331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424.657" calcext:value-type="float">
            <text:p>424.657</text:p>
          </table:table-cell>
          <table:table-cell office:value-type="float" office:value="3.61963" calcext:value-type="float">
            <text:p>3.619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62.271" calcext:value-type="float">
            <text:p>162.271</text:p>
          </table:table-cell>
          <table:table-cell office:value-type="float" office:value="2.45544" calcext:value-type="float">
            <text:p>2.455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38.121" calcext:value-type="float">
            <text:p>138.121</text:p>
          </table:table-cell>
          <table:table-cell office:value-type="float" office:value="2.24809" calcext:value-type="float">
            <text:p>2.248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02.292" calcext:value-type="float">
            <text:p>202.292</text:p>
          </table:table-cell>
          <table:table-cell office:value-type="float" office:value="2.85569" calcext:value-type="float">
            <text:p>2.855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70.292" calcext:value-type="float">
            <text:p>170.292</text:p>
          </table:table-cell>
          <table:table-cell office:value-type="float" office:value="2.52922" calcext:value-type="float">
            <text:p>2.529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66.336" calcext:value-type="float">
            <text:p>266.336</text:p>
          </table:table-cell>
          <table:table-cell office:value-type="float" office:value="3.56149" calcext:value-type="float">
            <text:p>3.561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316.432" calcext:value-type="float">
            <text:p>316.432</text:p>
          </table:table-cell>
          <table:table-cell office:value-type="float" office:value="3.56826" calcext:value-type="float">
            <text:p>3.568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21.135" calcext:value-type="float">
            <text:p>121.135</text:p>
          </table:table-cell>
          <table:table-cell office:value-type="float" office:value="2.11699" calcext:value-type="float">
            <text:p>2.116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63.001" calcext:value-type="float">
            <text:p>163.001</text:p>
          </table:table-cell>
          <table:table-cell office:value-type="float" office:value="2.46206" calcext:value-type="float">
            <text:p>2.462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23.182" calcext:value-type="float">
            <text:p>223.182</text:p>
          </table:table-cell>
          <table:table-cell office:value-type="float" office:value="3.21904" calcext:value-type="float">
            <text:p>3.219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9.894" calcext:value-type="float">
            <text:p>149.894</text:p>
          </table:table-cell>
          <table:table-cell office:value-type="float" office:value="2.34634" calcext:value-type="float">
            <text:p>2.346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422.823" calcext:value-type="float">
            <text:p>422.823</text:p>
          </table:table-cell>
          <table:table-cell office:value-type="float" office:value="3.61841" calcext:value-type="float">
            <text:p>3.618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9.233" calcext:value-type="float">
            <text:p>149.233</text:p>
          </table:table-cell>
          <table:table-cell office:value-type="float" office:value="2.34067" calcext:value-type="float">
            <text:p>2.340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20.192" calcext:value-type="float">
            <text:p>120.192</text:p>
          </table:table-cell>
          <table:table-cell office:value-type="float" office:value="2.11011" calcext:value-type="float">
            <text:p>2.110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04.148" calcext:value-type="float">
            <text:p>104.148</text:p>
          </table:table-cell>
          <table:table-cell office:value-type="float" office:value="2.00031" calcext:value-type="float">
            <text:p>2.000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90.0779" calcext:value-type="float">
            <text:p>90.0779</text:p>
          </table:table-cell>
          <table:table-cell office:value-type="float" office:value="1.91596" calcext:value-type="float">
            <text:p>1.915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37.139" calcext:value-type="float">
            <text:p>137.139</text:p>
          </table:table-cell>
          <table:table-cell office:value-type="float" office:value="2.24016" calcext:value-type="float">
            <text:p>2.240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54.486" calcext:value-type="float">
            <text:p>354.486</text:p>
          </table:table-cell>
          <table:table-cell office:value-type="float" office:value="3.58115" calcext:value-type="float">
            <text:p>3.581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53.423" calcext:value-type="float">
            <text:p>253.423</text:p>
          </table:table-cell>
          <table:table-cell office:value-type="float" office:value="3.55168" calcext:value-type="float">
            <text:p>3.5516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70.482" calcext:value-type="float">
            <text:p>370.482</text:p>
          </table:table-cell>
          <table:table-cell office:value-type="float" office:value="3.58837" calcext:value-type="float">
            <text:p>3.588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18.088" calcext:value-type="float">
            <text:p>218.088</text:p>
          </table:table-cell>
          <table:table-cell office:value-type="float" office:value="3.07326" calcext:value-type="float">
            <text:p>3.073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84.237" calcext:value-type="float">
            <text:p>184.237</text:p>
          </table:table-cell>
          <table:table-cell office:value-type="float" office:value="2.66379" calcext:value-type="float">
            <text:p>2.663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30.185" calcext:value-type="float">
            <text:p>130.185</text:p>
          </table:table-cell>
          <table:table-cell office:value-type="float" office:value="2.18518" calcext:value-type="float">
            <text:p>2.185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330.31" calcext:value-type="float">
            <text:p>330.31</text:p>
          </table:table-cell>
          <table:table-cell office:value-type="float" office:value="3.57223" calcext:value-type="float">
            <text:p>3.572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22.366" calcext:value-type="float">
            <text:p>222.366</text:p>
          </table:table-cell>
          <table:table-cell office:value-type="float" office:value="3.1783" calcext:value-type="float">
            <text:p>3.17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14.186" calcext:value-type="float">
            <text:p>114.186</text:p>
          </table:table-cell>
          <table:table-cell office:value-type="float" office:value="2.06739" calcext:value-type="float">
            <text:p>2.067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77.144" calcext:value-type="float">
            <text:p>277.144</text:p>
          </table:table-cell>
          <table:table-cell office:value-type="float" office:value="3.56192" calcext:value-type="float">
            <text:p>3.561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56.424" calcext:value-type="float">
            <text:p>256.424</text:p>
          </table:table-cell>
          <table:table-cell office:value-type="float" office:value="3.55665" calcext:value-type="float">
            <text:p>3.556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14.172" calcext:value-type="float">
            <text:p>614.172</text:p>
          </table:table-cell>
          <table:table-cell office:value-type="float" office:value="3.78169" calcext:value-type="float">
            <text:p>3.781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28.212" calcext:value-type="float">
            <text:p>128.212</text:p>
          </table:table-cell>
          <table:table-cell office:value-type="float" office:value="2.16998" calcext:value-type="float">
            <text:p>2.169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415.524" calcext:value-type="float">
            <text:p>415.524</text:p>
          </table:table-cell>
          <table:table-cell office:value-type="float" office:value="3.61369" calcext:value-type="float">
            <text:p>3.613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58.241" calcext:value-type="float">
            <text:p>158.241</text:p>
          </table:table-cell>
          <table:table-cell office:value-type="float" office:value="2.41929" calcext:value-type="float">
            <text:p>2.419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50.27" calcext:value-type="float">
            <text:p>250.27</text:p>
          </table:table-cell>
          <table:table-cell office:value-type="float" office:value="3.54446" calcext:value-type="float">
            <text:p>3.544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50.218" calcext:value-type="float">
            <text:p>150.218</text:p>
          </table:table-cell>
          <table:table-cell office:value-type="float" office:value="2.34912" calcext:value-type="float">
            <text:p>2.349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89.74" calcext:value-type="float">
            <text:p>189.74</text:p>
          </table:table-cell>
          <table:table-cell office:value-type="float" office:value="2.71958" calcext:value-type="float">
            <text:p>2.719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26.227" calcext:value-type="float">
            <text:p>226.227</text:p>
          </table:table-cell>
          <table:table-cell office:value-type="float" office:value="3.37069" calcext:value-type="float">
            <text:p>3.370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46.461" calcext:value-type="float">
            <text:p>346.461</text:p>
          </table:table-cell>
          <table:table-cell office:value-type="float" office:value="3.57791" calcext:value-type="float">
            <text:p>3.577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52.147" calcext:value-type="float">
            <text:p>152.147</text:p>
          </table:table-cell>
          <table:table-cell office:value-type="float" office:value="2.36577" calcext:value-type="float">
            <text:p>2.365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47.719" calcext:value-type="float">
            <text:p>247.719</text:p>
          </table:table-cell>
          <table:table-cell office:value-type="float" office:value="3.537" calcext:value-type="float">
            <text:p>3.5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372.544" calcext:value-type="float">
            <text:p>372.544</text:p>
          </table:table-cell>
          <table:table-cell office:value-type="float" office:value="3.58937" calcext:value-type="float">
            <text:p>3.589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96.9433" calcext:value-type="float">
            <text:p>96.9433</text:p>
          </table:table-cell>
          <table:table-cell office:value-type="float" office:value="1.95567" calcext:value-type="float">
            <text:p>1.955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438.623" calcext:value-type="float">
            <text:p>438.623</text:p>
          </table:table-cell>
          <table:table-cell office:value-type="float" office:value="3.62916" calcext:value-type="float">
            <text:p>3.629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80.5135" calcext:value-type="float">
            <text:p>80.5135</text:p>
          </table:table-cell>
          <table:table-cell office:value-type="float" office:value="1.86535" calcext:value-type="float">
            <text:p>1.865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375.864" calcext:value-type="float">
            <text:p>375.864</text:p>
          </table:table-cell>
          <table:table-cell office:value-type="float" office:value="3.59102" calcext:value-type="float">
            <text:p>3.591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4.255" calcext:value-type="float">
            <text:p>144.255</text:p>
          </table:table-cell>
          <table:table-cell office:value-type="float" office:value="2.29858" calcext:value-type="float">
            <text:p>2.298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4.103" calcext:value-type="float">
            <text:p>144.103</text:p>
          </table:table-cell>
          <table:table-cell office:value-type="float" office:value="2.29731" calcext:value-type="float">
            <text:p>2.297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543.871" calcext:value-type="float">
            <text:p>543.871</text:p>
          </table:table-cell>
          <table:table-cell office:value-type="float" office:value="3.71501" calcext:value-type="float">
            <text:p>3.715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70.249" calcext:value-type="float">
            <text:p>170.249</text:p>
          </table:table-cell>
          <table:table-cell office:value-type="float" office:value="2.52882" calcext:value-type="float">
            <text:p>2.528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81.347" calcext:value-type="float">
            <text:p>281.347</text:p>
          </table:table-cell>
          <table:table-cell office:value-type="float" office:value="3.56225" calcext:value-type="float">
            <text:p>3.562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73.0938" calcext:value-type="float">
            <text:p>73.0938</text:p>
          </table:table-cell>
          <table:table-cell office:value-type="float" office:value="1.82989" calcext:value-type="float">
            <text:p>1.829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05.639" calcext:value-type="float">
            <text:p>205.639</text:p>
          </table:table-cell>
          <table:table-cell office:value-type="float" office:value="2.8952" calcext:value-type="float">
            <text:p>2.89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21.932" calcext:value-type="float">
            <text:p>621.932</text:p>
          </table:table-cell>
          <table:table-cell office:value-type="float" office:value="3.78934" calcext:value-type="float">
            <text:p>3.789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22.323" calcext:value-type="float">
            <text:p>222.323</text:p>
          </table:table-cell>
          <table:table-cell office:value-type="float" office:value="3.17667" calcext:value-type="float">
            <text:p>3.176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90.121" calcext:value-type="float">
            <text:p>90.121</text:p>
          </table:table-cell>
          <table:table-cell office:value-type="float" office:value="1.9162" calcext:value-type="float">
            <text:p>1.91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252.138" calcext:value-type="float">
            <text:p>252.138</text:p>
          </table:table-cell>
          <table:table-cell office:value-type="float" office:value="3.54899" calcext:value-type="float">
            <text:p>3.548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6.186" calcext:value-type="float">
            <text:p>146.186</text:p>
          </table:table-cell>
          <table:table-cell office:value-type="float" office:value="2.31479" calcext:value-type="float">
            <text:p>2.314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30.215" calcext:value-type="float">
            <text:p>230.215</text:p>
          </table:table-cell>
          <table:table-cell office:value-type="float" office:value="3.42791" calcext:value-type="float">
            <text:p>3.427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98.133" calcext:value-type="float">
            <text:p>198.133</text:p>
          </table:table-cell>
          <table:table-cell office:value-type="float" office:value="2.80884" calcext:value-type="float">
            <text:p>2.808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04.652" calcext:value-type="float">
            <text:p>204.652</text:p>
          </table:table-cell>
          <table:table-cell office:value-type="float" office:value="2.88335" calcext:value-type="float">
            <text:p>2.883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08.167" calcext:value-type="float">
            <text:p>208.167</text:p>
          </table:table-cell>
          <table:table-cell office:value-type="float" office:value="2.92648" calcext:value-type="float">
            <text:p>2.926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28.556" calcext:value-type="float">
            <text:p>128.556</text:p>
          </table:table-cell>
          <table:table-cell office:value-type="float" office:value="2.17262" calcext:value-type="float">
            <text:p>2.172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62.4" calcext:value-type="float">
            <text:p>362.4</text:p>
          </table:table-cell>
          <table:table-cell office:value-type="float" office:value="3.5846" calcext:value-type="float">
            <text:p>3.58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34.087" calcext:value-type="float">
            <text:p>134.087</text:p>
          </table:table-cell>
          <table:table-cell office:value-type="float" office:value="2.21576" calcext:value-type="float">
            <text:p>2.215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98.217" calcext:value-type="float">
            <text:p>198.217</text:p>
          </table:table-cell>
          <table:table-cell office:value-type="float" office:value="2.80977" calcext:value-type="float">
            <text:p>2.809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10.132" calcext:value-type="float">
            <text:p>110.132</text:p>
          </table:table-cell>
          <table:table-cell office:value-type="float" office:value="2.03964" calcext:value-type="float">
            <text:p>2.039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79.216" calcext:value-type="float">
            <text:p>179.216</text:p>
          </table:table-cell>
          <table:table-cell office:value-type="float" office:value="2.61432" calcext:value-type="float">
            <text:p>2.614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86.236" calcext:value-type="float">
            <text:p>286.236</text:p>
          </table:table-cell>
          <table:table-cell office:value-type="float" office:value="3.56273" calcext:value-type="float">
            <text:p>3.562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334.521" calcext:value-type="float">
            <text:p>334.521</text:p>
          </table:table-cell>
          <table:table-cell office:value-type="float" office:value="3.5736" calcext:value-type="float">
            <text:p>3.57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85.896" calcext:value-type="float">
            <text:p>285.896</text:p>
          </table:table-cell>
          <table:table-cell office:value-type="float" office:value="3.56269" calcext:value-type="float">
            <text:p>3.562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22.505" calcext:value-type="float">
            <text:p>222.505</text:p>
          </table:table-cell>
          <table:table-cell office:value-type="float" office:value="3.18375" calcext:value-type="float">
            <text:p>3.183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03.482" calcext:value-type="float">
            <text:p>303.482</text:p>
          </table:table-cell>
          <table:table-cell office:value-type="float" office:value="3.56536" calcext:value-type="float">
            <text:p>3.565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00.233" calcext:value-type="float">
            <text:p>200.233</text:p>
          </table:table-cell>
          <table:table-cell office:value-type="float" office:value="2.83223" calcext:value-type="float">
            <text:p>2.832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58.428" calcext:value-type="float">
            <text:p>358.428</text:p>
          </table:table-cell>
          <table:table-cell office:value-type="float" office:value="3.58284" calcext:value-type="float">
            <text:p>3.582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67.119" calcext:value-type="float">
            <text:p>167.119</text:p>
          </table:table-cell>
          <table:table-cell office:value-type="float" office:value="2.49974" calcext:value-type="float">
            <text:p>2.499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14.26" calcext:value-type="float">
            <text:p>214.26</text:p>
          </table:table-cell>
          <table:table-cell office:value-type="float" office:value="3.00989" calcext:value-type="float">
            <text:p>3.009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16.16" calcext:value-type="float">
            <text:p>116.16</text:p>
          </table:table-cell>
          <table:table-cell office:value-type="float" office:value="2.08123" calcext:value-type="float">
            <text:p>2.081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14.169" calcext:value-type="float">
            <text:p>114.169</text:p>
          </table:table-cell>
          <table:table-cell office:value-type="float" office:value="2.06727" calcext:value-type="float">
            <text:p>2.067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54.249" calcext:value-type="float">
            <text:p>154.249</text:p>
          </table:table-cell>
          <table:table-cell office:value-type="float" office:value="2.38407" calcext:value-type="float">
            <text:p>2.384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58.238" calcext:value-type="float">
            <text:p>158.238</text:p>
          </table:table-cell>
          <table:table-cell office:value-type="float" office:value="2.41926" calcext:value-type="float">
            <text:p>2.419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404.54" calcext:value-type="float">
            <text:p>404.54</text:p>
          </table:table-cell>
          <table:table-cell office:value-type="float" office:value="3.60689" calcext:value-type="float">
            <text:p>3.606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323.798" calcext:value-type="float">
            <text:p>323.798</text:p>
          </table:table-cell>
          <table:table-cell office:value-type="float" office:value="3.57026" calcext:value-type="float">
            <text:p>3.570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81.447" calcext:value-type="float">
            <text:p>181.447</text:p>
          </table:table-cell>
          <table:table-cell office:value-type="float" office:value="2.63615" calcext:value-type="float">
            <text:p>2.636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792.848" calcext:value-type="float">
            <text:p>792.848</text:p>
          </table:table-cell>
          <table:table-cell office:value-type="float" office:value="3.96596" calcext:value-type="float">
            <text:p>3.965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78.984" calcext:value-type="float">
            <text:p>178.984</text:p>
          </table:table-cell>
          <table:table-cell office:value-type="float" office:value="2.61207" calcext:value-type="float">
            <text:p>2.612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18.29" calcext:value-type="float">
            <text:p>218.29</text:p>
          </table:table-cell>
          <table:table-cell office:value-type="float" office:value="3.07704" calcext:value-type="float">
            <text:p>3.077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555.564" calcext:value-type="float">
            <text:p>555.564</text:p>
          </table:table-cell>
          <table:table-cell office:value-type="float" office:value="3.72571" calcext:value-type="float">
            <text:p>3.725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76.124" calcext:value-type="float">
            <text:p>176.124</text:p>
          </table:table-cell>
          <table:table-cell office:value-type="float" office:value="2.58446" calcext:value-type="float">
            <text:p>2.584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04.174" calcext:value-type="float">
            <text:p>104.174</text:p>
          </table:table-cell>
          <table:table-cell office:value-type="float" office:value="2.00048" calcext:value-type="float">
            <text:p>2.000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332.432" calcext:value-type="float">
            <text:p>332.432</text:p>
          </table:table-cell>
          <table:table-cell office:value-type="float" office:value="3.57291" calcext:value-type="float">
            <text:p>3.572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24.137" calcext:value-type="float">
            <text:p>124.137</text:p>
          </table:table-cell>
          <table:table-cell office:value-type="float" office:value="2.13917" calcext:value-type="float">
            <text:p>2.139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2.132" calcext:value-type="float">
            <text:p>102.132</text:p>
          </table:table-cell>
          <table:table-cell office:value-type="float" office:value="1.98752" calcext:value-type="float">
            <text:p>1.987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68.15" calcext:value-type="float">
            <text:p>168.15</text:p>
          </table:table-cell>
          <table:table-cell office:value-type="float" office:value="2.50928" calcext:value-type="float">
            <text:p>2.509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575.56" calcext:value-type="float">
            <text:p>575.56</text:p>
          </table:table-cell>
          <table:table-cell office:value-type="float" office:value="3.7444" calcext:value-type="float">
            <text:p>3.74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387.813" calcext:value-type="float">
            <text:p>387.813</text:p>
          </table:table-cell>
          <table:table-cell office:value-type="float" office:value="3.59729" calcext:value-type="float">
            <text:p>3.597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36.191" calcext:value-type="float">
            <text:p>136.191</text:p>
          </table:table-cell>
          <table:table-cell office:value-type="float" office:value="2.23254" calcext:value-type="float">
            <text:p>2.232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362.394" calcext:value-type="float">
            <text:p>362.394</text:p>
          </table:table-cell>
          <table:table-cell office:value-type="float" office:value="3.58459" calcext:value-type="float">
            <text:p>3.584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391.374" calcext:value-type="float">
            <text:p>391.374</text:p>
          </table:table-cell>
          <table:table-cell office:value-type="float" office:value="3.59925" calcext:value-type="float">
            <text:p>3.599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06.771" calcext:value-type="float">
            <text:p>606.771</text:p>
          </table:table-cell>
          <table:table-cell office:value-type="float" office:value="3.77443" calcext:value-type="float">
            <text:p>3.774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43.427" calcext:value-type="float">
            <text:p>343.427</text:p>
          </table:table-cell>
          <table:table-cell office:value-type="float" office:value="3.57676" calcext:value-type="float">
            <text:p>3.576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419.559" calcext:value-type="float">
            <text:p>419.559</text:p>
          </table:table-cell>
          <table:table-cell office:value-type="float" office:value="3.61628" calcext:value-type="float">
            <text:p>3.616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50.174" calcext:value-type="float">
            <text:p>150.174</text:p>
          </table:table-cell>
          <table:table-cell office:value-type="float" office:value="2.34875" calcext:value-type="float">
            <text:p>2.348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89.233" calcext:value-type="float">
            <text:p>189.233</text:p>
          </table:table-cell>
          <table:table-cell office:value-type="float" office:value="2.71436" calcext:value-type="float">
            <text:p>2.714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60.168" calcext:value-type="float">
            <text:p>160.168</text:p>
          </table:table-cell>
          <table:table-cell office:value-type="float" office:value="2.43649" calcext:value-type="float">
            <text:p>2.436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38.102" calcext:value-type="float">
            <text:p>138.102</text:p>
          </table:table-cell>
          <table:table-cell office:value-type="float" office:value="2.24794" calcext:value-type="float">
            <text:p>2.247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61.091" calcext:value-type="float">
            <text:p>161.091</text:p>
          </table:table-cell>
          <table:table-cell office:value-type="float" office:value="2.44479" calcext:value-type="float">
            <text:p>2.444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701.2" calcext:value-type="float">
            <text:p>1701.2</text:p>
          </table:table-cell>
          <table:table-cell office:value-type="float" office:value="4.64588" calcext:value-type="float">
            <text:p>4.645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60.211" calcext:value-type="float">
            <text:p>160.211</text:p>
          </table:table-cell>
          <table:table-cell office:value-type="float" office:value="2.43688" calcext:value-type="float">
            <text:p>2.436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20.222" calcext:value-type="float">
            <text:p>120.222</text:p>
          </table:table-cell>
          <table:table-cell office:value-type="float" office:value="2.11033" calcext:value-type="float">
            <text:p>2.110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18.088" calcext:value-type="float">
            <text:p>118.088</text:p>
          </table:table-cell>
          <table:table-cell office:value-type="float" office:value="2.09493" calcext:value-type="float">
            <text:p>2.094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51.163" calcext:value-type="float">
            <text:p>151.163</text:p>
          </table:table-cell>
          <table:table-cell office:value-type="float" office:value="2.35725" calcext:value-type="float">
            <text:p>2.357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9.233" calcext:value-type="float">
            <text:p>149.233</text:p>
          </table:table-cell>
          <table:table-cell office:value-type="float" office:value="2.34067" calcext:value-type="float">
            <text:p>2.340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01.103" calcext:value-type="float">
            <text:p>101.103</text:p>
          </table:table-cell>
          <table:table-cell office:value-type="float" office:value="1.98108" calcext:value-type="float">
            <text:p>1.981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03.345" calcext:value-type="float">
            <text:p>203.345</text:p>
          </table:table-cell>
          <table:table-cell office:value-type="float" office:value="2.86791" calcext:value-type="float">
            <text:p>2.867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24.213" calcext:value-type="float">
            <text:p>224.213</text:p>
          </table:table-cell>
          <table:table-cell office:value-type="float" office:value="3.31883" calcext:value-type="float">
            <text:p>3.318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08.085" calcext:value-type="float">
            <text:p>208.085</text:p>
          </table:table-cell>
          <table:table-cell office:value-type="float" office:value="2.92544" calcext:value-type="float">
            <text:p>2.925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6.308" calcext:value-type="float">
            <text:p>156.308</text:p>
          </table:table-cell>
          <table:table-cell office:value-type="float" office:value="2.40216" calcext:value-type="float">
            <text:p>2.402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0.218" calcext:value-type="float">
            <text:p>150.218</text:p>
          </table:table-cell>
          <table:table-cell office:value-type="float" office:value="2.34912" calcext:value-type="float">
            <text:p>2.349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490.636" calcext:value-type="float">
            <text:p>490.636</text:p>
          </table:table-cell>
          <table:table-cell office:value-type="float" office:value="3.6689" calcext:value-type="float">
            <text:p>3.66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324.433" calcext:value-type="float">
            <text:p>324.433</text:p>
          </table:table-cell>
          <table:table-cell office:value-type="float" office:value="3.57044" calcext:value-type="float">
            <text:p>3.570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96.616" calcext:value-type="float">
            <text:p>296.616</text:p>
          </table:table-cell>
          <table:table-cell office:value-type="float" office:value="3.56414" calcext:value-type="float">
            <text:p>3.564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465.493" calcext:value-type="float">
            <text:p>465.493</text:p>
          </table:table-cell>
          <table:table-cell office:value-type="float" office:value="3.64892" calcext:value-type="float">
            <text:p>3.648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364.104" calcext:value-type="float">
            <text:p>364.104</text:p>
          </table:table-cell>
          <table:table-cell office:value-type="float" office:value="3.58537" calcext:value-type="float">
            <text:p>3.585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56.222" calcext:value-type="float">
            <text:p>156.222</text:p>
          </table:table-cell>
          <table:table-cell office:value-type="float" office:value="2.4014" calcext:value-type="float">
            <text:p>2.40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440.413" calcext:value-type="float">
            <text:p>440.413</text:p>
          </table:table-cell>
          <table:table-cell office:value-type="float" office:value="3.63042" calcext:value-type="float">
            <text:p>3.630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90.439" calcext:value-type="float">
            <text:p>290.439</text:p>
          </table:table-cell>
          <table:table-cell office:value-type="float" office:value="3.56324" calcext:value-type="float">
            <text:p>3.563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64.199" calcext:value-type="float">
            <text:p>164.199</text:p>
          </table:table-cell>
          <table:table-cell office:value-type="float" office:value="2.47296" calcext:value-type="float">
            <text:p>2.472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282.183" calcext:value-type="float">
            <text:p>282.183</text:p>
          </table:table-cell>
          <table:table-cell office:value-type="float" office:value="3.56232" calcext:value-type="float">
            <text:p>3.562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29.071" calcext:value-type="float">
            <text:p>229.071</text:p>
          </table:table-cell>
          <table:table-cell office:value-type="float" office:value="3.4143" calcext:value-type="float">
            <text:p>3.41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433.337" calcext:value-type="float">
            <text:p>433.337</text:p>
          </table:table-cell>
          <table:table-cell office:value-type="float" office:value="3.62549" calcext:value-type="float">
            <text:p>3.625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15" calcext:value-type="float">
            <text:p>215</text:p>
          </table:table-cell>
          <table:table-cell office:value-type="float" office:value="3.0212" calcext:value-type="float">
            <text:p>3.02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07.539" calcext:value-type="float">
            <text:p>107.539</text:p>
          </table:table-cell>
          <table:table-cell office:value-type="float" office:value="2.02235" calcext:value-type="float">
            <text:p>2.022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99.1741" calcext:value-type="float">
            <text:p>99.1741</text:p>
          </table:table-cell>
          <table:table-cell office:value-type="float" office:value="1.96917" calcext:value-type="float">
            <text:p>1.969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278.344" calcext:value-type="float">
            <text:p>278.344</text:p>
          </table:table-cell>
          <table:table-cell office:value-type="float" office:value="3.56201" calcext:value-type="float">
            <text:p>3.562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30.188" calcext:value-type="float">
            <text:p>130.188</text:p>
          </table:table-cell>
          <table:table-cell office:value-type="float" office:value="2.1852" calcext:value-type="float">
            <text:p>2.18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308.456" calcext:value-type="float">
            <text:p>308.456</text:p>
          </table:table-cell>
          <table:table-cell office:value-type="float" office:value="3.56638" calcext:value-type="float">
            <text:p>3.566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82.69" calcext:value-type="float">
            <text:p>182.69</text:p>
          </table:table-cell>
          <table:table-cell office:value-type="float" office:value="2.64841" calcext:value-type="float">
            <text:p>2.648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17.148" calcext:value-type="float">
            <text:p>117.148</text:p>
          </table:table-cell>
          <table:table-cell office:value-type="float" office:value="2.08823" calcext:value-type="float">
            <text:p>2.088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34.377" calcext:value-type="float">
            <text:p>234.377</text:p>
          </table:table-cell>
          <table:table-cell office:value-type="float" office:value="3.46707" calcext:value-type="float">
            <text:p>3.467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2.196" calcext:value-type="float">
            <text:p>142.196</text:p>
          </table:table-cell>
          <table:table-cell office:value-type="float" office:value="2.28146" calcext:value-type="float">
            <text:p>2.281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54.249" calcext:value-type="float">
            <text:p>154.249</text:p>
          </table:table-cell>
          <table:table-cell office:value-type="float" office:value="2.38407" calcext:value-type="float">
            <text:p>2.384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84.095" calcext:value-type="float">
            <text:p>284.095</text:p>
          </table:table-cell>
          <table:table-cell office:value-type="float" office:value="3.5625" calcext:value-type="float">
            <text:p>3.56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36.234" calcext:value-type="float">
            <text:p>136.234</text:p>
          </table:table-cell>
          <table:table-cell office:value-type="float" office:value="2.23288" calcext:value-type="float">
            <text:p>2.232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87.1204" calcext:value-type="float">
            <text:p>87.1204</text:p>
          </table:table-cell>
          <table:table-cell office:value-type="float" office:value="1.89972" calcext:value-type="float">
            <text:p>1.899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42.398" calcext:value-type="float">
            <text:p>242.398</text:p>
          </table:table-cell>
          <table:table-cell office:value-type="float" office:value="3.5162" calcext:value-type="float">
            <text:p>3.51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25.249" calcext:value-type="float">
            <text:p>225.249</text:p>
          </table:table-cell>
          <table:table-cell office:value-type="float" office:value="3.34972" calcext:value-type="float">
            <text:p>3.349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319.829" calcext:value-type="float">
            <text:p>319.829</text:p>
          </table:table-cell>
          <table:table-cell office:value-type="float" office:value="3.56915" calcext:value-type="float">
            <text:p>3.569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06.925" calcext:value-type="float">
            <text:p>406.925</text:p>
          </table:table-cell>
          <table:table-cell office:value-type="float" office:value="3.60834" calcext:value-type="float">
            <text:p>3.608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39.986" calcext:value-type="float">
            <text:p>339.986</text:p>
          </table:table-cell>
          <table:table-cell office:value-type="float" office:value="3.5755" calcext:value-type="float">
            <text:p>3.57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368.574" calcext:value-type="float">
            <text:p>368.574</text:p>
          </table:table-cell>
          <table:table-cell office:value-type="float" office:value="3.58746" calcext:value-type="float">
            <text:p>3.587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09.779" calcext:value-type="float">
            <text:p>409.779</text:p>
          </table:table-cell>
          <table:table-cell office:value-type="float" office:value="3.61009" calcext:value-type="float">
            <text:p>3.610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246.299" calcext:value-type="float">
            <text:p>246.299</text:p>
          </table:table-cell>
          <table:table-cell office:value-type="float" office:value="3.53218" calcext:value-type="float">
            <text:p>3.532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68.107" calcext:value-type="float">
            <text:p>168.107</text:p>
          </table:table-cell>
          <table:table-cell office:value-type="float" office:value="2.50888" calcext:value-type="float">
            <text:p>2.508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62.43" calcext:value-type="float">
            <text:p>262.43</text:p>
          </table:table-cell>
          <table:table-cell office:value-type="float" office:value="3.56135" calcext:value-type="float">
            <text:p>3.561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23.152" calcext:value-type="float">
            <text:p>123.152</text:p>
          </table:table-cell>
          <table:table-cell office:value-type="float" office:value="2.13184" calcext:value-type="float">
            <text:p>2.131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353.763" calcext:value-type="float">
            <text:p>353.763</text:p>
          </table:table-cell>
          <table:table-cell office:value-type="float" office:value="3.58085" calcext:value-type="float">
            <text:p>3.580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56.341" calcext:value-type="float">
            <text:p>256.341</text:p>
          </table:table-cell>
          <table:table-cell office:value-type="float" office:value="3.55654" calcext:value-type="float">
            <text:p>3.556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42.969" calcext:value-type="float">
            <text:p>142.969</text:p>
          </table:table-cell>
          <table:table-cell office:value-type="float" office:value="2.28786" calcext:value-type="float">
            <text:p>2.287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86.334" calcext:value-type="float">
            <text:p>186.334</text:p>
          </table:table-cell>
          <table:table-cell office:value-type="float" office:value="2.68484" calcext:value-type="float">
            <text:p>2.684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83.794" calcext:value-type="float">
            <text:p>283.794</text:p>
          </table:table-cell>
          <table:table-cell office:value-type="float" office:value="3.56247" calcext:value-type="float">
            <text:p>3.562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258.229" calcext:value-type="float">
            <text:p>258.229</text:p>
          </table:table-cell>
          <table:table-cell office:value-type="float" office:value="3.55878" calcext:value-type="float">
            <text:p>3.558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327.12" calcext:value-type="float">
            <text:p>327.12</text:p>
          </table:table-cell>
          <table:table-cell office:value-type="float" office:value="3.57124" calcext:value-type="float">
            <text:p>3.571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99.1741" calcext:value-type="float">
            <text:p>99.1741</text:p>
          </table:table-cell>
          <table:table-cell office:value-type="float" office:value="1.96917" calcext:value-type="float">
            <text:p>1.969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301.508" calcext:value-type="float">
            <text:p>301.508</text:p>
          </table:table-cell>
          <table:table-cell office:value-type="float" office:value="3.56499" calcext:value-type="float">
            <text:p>3.564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93.1265" calcext:value-type="float">
            <text:p>93.1265</text:p>
          </table:table-cell>
          <table:table-cell office:value-type="float" office:value="1.93325" calcext:value-type="float">
            <text:p>1.933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11.142" calcext:value-type="float">
            <text:p>111.142</text:p>
          </table:table-cell>
          <table:table-cell office:value-type="float" office:value="2.04647" calcext:value-type="float">
            <text:p>2.046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20.35" calcext:value-type="float">
            <text:p>220.35</text:p>
          </table:table-cell>
          <table:table-cell office:value-type="float" office:value="3.12004" calcext:value-type="float">
            <text:p>3.120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15.923" calcext:value-type="float">
            <text:p>315.923</text:p>
          </table:table-cell>
          <table:table-cell office:value-type="float" office:value="3.56813" calcext:value-type="float">
            <text:p>3.568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203.022" calcext:value-type="float">
            <text:p>203.022</text:p>
          </table:table-cell>
          <table:table-cell office:value-type="float" office:value="2.86415" calcext:value-type="float">
            <text:p>2.864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75.727" calcext:value-type="float">
            <text:p>375.727</text:p>
          </table:table-cell>
          <table:table-cell office:value-type="float" office:value="3.59095" calcext:value-type="float">
            <text:p>3.590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58.354" calcext:value-type="float">
            <text:p>258.354</text:p>
          </table:table-cell>
          <table:table-cell office:value-type="float" office:value="3.55891" calcext:value-type="float">
            <text:p>3.558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399.437" calcext:value-type="float">
            <text:p>399.437</text:p>
          </table:table-cell>
          <table:table-cell office:value-type="float" office:value="3.60386" calcext:value-type="float">
            <text:p>3.603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33.212" calcext:value-type="float">
            <text:p>133.212</text:p>
          </table:table-cell>
          <table:table-cell office:value-type="float" office:value="2.20884" calcext:value-type="float">
            <text:p>2.208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232.278" calcext:value-type="float">
            <text:p>232.278</text:p>
          </table:table-cell>
          <table:table-cell office:value-type="float" office:value="3.449" calcext:value-type="float">
            <text:p>3.4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70.366" calcext:value-type="float">
            <text:p>270.366</text:p>
          </table:table-cell>
          <table:table-cell office:value-type="float" office:value="3.56158" calcext:value-type="float">
            <text:p>3.561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18.25" calcext:value-type="float">
            <text:p>218.25</text:p>
          </table:table-cell>
          <table:table-cell office:value-type="float" office:value="3.07628" calcext:value-type="float">
            <text:p>3.076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444.435" calcext:value-type="float">
            <text:p>444.435</text:p>
          </table:table-cell>
          <table:table-cell office:value-type="float" office:value="3.63328" calcext:value-type="float">
            <text:p>3.633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58.281" calcext:value-type="float">
            <text:p>158.281</text:p>
          </table:table-cell>
          <table:table-cell office:value-type="float" office:value="2.41964" calcext:value-type="float">
            <text:p>2.419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408.452" calcext:value-type="float">
            <text:p>408.452</text:p>
          </table:table-cell>
          <table:table-cell office:value-type="float" office:value="3.60927" calcext:value-type="float">
            <text:p>3.609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57.296" calcext:value-type="float">
            <text:p>157.296</text:p>
          </table:table-cell>
          <table:table-cell office:value-type="float" office:value="2.4109" calcext:value-type="float">
            <text:p>2.41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47.431" calcext:value-type="float">
            <text:p>147.431</text:p>
          </table:table-cell>
          <table:table-cell office:value-type="float" office:value="2.32532" calcext:value-type="float">
            <text:p>2.325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00.152" calcext:value-type="float">
            <text:p>200.152</text:p>
          </table:table-cell>
          <table:table-cell office:value-type="float" office:value="2.83131" calcext:value-type="float">
            <text:p>2.831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40.186" calcext:value-type="float">
            <text:p>140.186</text:p>
          </table:table-cell>
          <table:table-cell office:value-type="float" office:value="2.26492" calcext:value-type="float">
            <text:p>2.264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92.297" calcext:value-type="float">
            <text:p>192.297</text:p>
          </table:table-cell>
          <table:table-cell office:value-type="float" office:value="2.74617" calcext:value-type="float">
            <text:p>2.746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379.495" calcext:value-type="float">
            <text:p>379.495</text:p>
          </table:table-cell>
          <table:table-cell office:value-type="float" office:value="3.59287" calcext:value-type="float">
            <text:p>3.592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15.582" calcext:value-type="float">
            <text:p>315.582</text:p>
          </table:table-cell>
          <table:table-cell office:value-type="float" office:value="3.56805" calcext:value-type="float">
            <text:p>3.568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20.148" calcext:value-type="float">
            <text:p>120.148</text:p>
          </table:table-cell>
          <table:table-cell office:value-type="float" office:value="2.10979" calcext:value-type="float">
            <text:p>2.109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292.37" calcext:value-type="float">
            <text:p>292.37</text:p>
          </table:table-cell>
          <table:table-cell office:value-type="float" office:value="3.5635" calcext:value-type="float">
            <text:p>3.56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78.344" calcext:value-type="float">
            <text:p>278.344</text:p>
          </table:table-cell>
          <table:table-cell office:value-type="float" office:value="3.56201" calcext:value-type="float">
            <text:p>3.562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50.13" calcext:value-type="float">
            <text:p>150.13</text:p>
          </table:table-cell>
          <table:table-cell office:value-type="float" office:value="2.34836" calcext:value-type="float">
            <text:p>2.348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96.286" calcext:value-type="float">
            <text:p>196.286</text:p>
          </table:table-cell>
          <table:table-cell office:value-type="float" office:value="2.78867" calcext:value-type="float">
            <text:p>2.788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338.439" calcext:value-type="float">
            <text:p>338.439</text:p>
          </table:table-cell>
          <table:table-cell office:value-type="float" office:value="3.57495" calcext:value-type="float">
            <text:p>3.574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87.1204" calcext:value-type="float">
            <text:p>87.1204</text:p>
          </table:table-cell>
          <table:table-cell office:value-type="float" office:value="1.89972" calcext:value-type="float">
            <text:p>1.899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26.132" calcext:value-type="float">
            <text:p>126.132</text:p>
          </table:table-cell>
          <table:table-cell office:value-type="float" office:value="2.15415" calcext:value-type="float">
            <text:p>2.154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539.084" calcext:value-type="float">
            <text:p>539.084</text:p>
          </table:table-cell>
          <table:table-cell office:value-type="float" office:value="3.71069" calcext:value-type="float">
            <text:p>3.710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69.298" calcext:value-type="float">
            <text:p>269.298</text:p>
          </table:table-cell>
          <table:table-cell office:value-type="float" office:value="3.56155" calcext:value-type="float">
            <text:p>3.561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29.157" calcext:value-type="float">
            <text:p>129.157</text:p>
          </table:table-cell>
          <table:table-cell office:value-type="float" office:value="2.17723" calcext:value-type="float">
            <text:p>2.177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37.179" calcext:value-type="float">
            <text:p>137.179</text:p>
          </table:table-cell>
          <table:table-cell office:value-type="float" office:value="2.24048" calcext:value-type="float">
            <text:p>2.240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00.024" calcext:value-type="float">
            <text:p>100.024</text:p>
          </table:table-cell>
          <table:table-cell office:value-type="float" office:value="1.9744" calcext:value-type="float">
            <text:p>1.97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30.108" calcext:value-type="float">
            <text:p>630.108</text:p>
          </table:table-cell>
          <table:table-cell office:value-type="float" office:value="3.79746" calcext:value-type="float">
            <text:p>3.797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46.215" calcext:value-type="float">
            <text:p>246.215</text:p>
          </table:table-cell>
          <table:table-cell office:value-type="float" office:value="3.53188" calcext:value-type="float">
            <text:p>3.531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302.365" calcext:value-type="float">
            <text:p>302.365</text:p>
          </table:table-cell>
          <table:table-cell office:value-type="float" office:value="3.56515" calcext:value-type="float">
            <text:p>3.565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51.206" calcext:value-type="float">
            <text:p>151.206</text:p>
          </table:table-cell>
          <table:table-cell office:value-type="float" office:value="2.35762" calcext:value-type="float">
            <text:p>2.357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19.685" calcext:value-type="float">
            <text:p>219.685</text:p>
          </table:table-cell>
          <table:table-cell office:value-type="float" office:value="3.10508" calcext:value-type="float">
            <text:p>3.105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33.189" calcext:value-type="float">
            <text:p>133.189</text:p>
          </table:table-cell>
          <table:table-cell office:value-type="float" office:value="2.20866" calcext:value-type="float">
            <text:p>2.208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80.205" calcext:value-type="float">
            <text:p>180.205</text:p>
          </table:table-cell>
          <table:table-cell office:value-type="float" office:value="2.62397" calcext:value-type="float">
            <text:p>2.623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56.265" calcext:value-type="float">
            <text:p>156.265</text:p>
          </table:table-cell>
          <table:table-cell office:value-type="float" office:value="2.40178" calcext:value-type="float">
            <text:p>2.401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52.19" calcext:value-type="float">
            <text:p>152.19</text:p>
          </table:table-cell>
          <table:table-cell office:value-type="float" office:value="2.36614" calcext:value-type="float">
            <text:p>2.366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71.0779" calcext:value-type="float">
            <text:p>71.0779</text:p>
          </table:table-cell>
          <table:table-cell office:value-type="float" office:value="1.82083" calcext:value-type="float">
            <text:p>1.820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51.156" calcext:value-type="float">
            <text:p>251.156</text:p>
          </table:table-cell>
          <table:table-cell office:value-type="float" office:value="3.5467" calcext:value-type="float">
            <text:p>3.54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04.33" calcext:value-type="float">
            <text:p>204.33</text:p>
          </table:table-cell>
          <table:table-cell office:value-type="float" office:value="2.87951" calcext:value-type="float">
            <text:p>2.879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06.324" calcext:value-type="float">
            <text:p>206.324</text:p>
          </table:table-cell>
          <table:table-cell office:value-type="float" office:value="2.90354" calcext:value-type="float">
            <text:p>2.903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96.249" calcext:value-type="float">
            <text:p>696.249</text:p>
          </table:table-cell>
          <table:table-cell office:value-type="float" office:value="3.86472" calcext:value-type="float">
            <text:p>3.864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80.201" calcext:value-type="float">
            <text:p>180.201</text:p>
          </table:table-cell>
          <table:table-cell office:value-type="float" office:value="2.62393" calcext:value-type="float">
            <text:p>2.623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82.172" calcext:value-type="float">
            <text:p>182.172</text:p>
          </table:table-cell>
          <table:table-cell office:value-type="float" office:value="2.64329" calcext:value-type="float">
            <text:p>2.643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302.449" calcext:value-type="float">
            <text:p>302.449</text:p>
          </table:table-cell>
          <table:table-cell office:value-type="float" office:value="3.56516" calcext:value-type="float">
            <text:p>3.565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373.186" calcext:value-type="float">
            <text:p>373.186</text:p>
          </table:table-cell>
          <table:table-cell office:value-type="float" office:value="3.58969" calcext:value-type="float">
            <text:p>3.589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232.278" calcext:value-type="float">
            <text:p>232.278</text:p>
          </table:table-cell>
          <table:table-cell office:value-type="float" office:value="3.449" calcext:value-type="float">
            <text:p>3.4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48.279" calcext:value-type="float">
            <text:p>248.279</text:p>
          </table:table-cell>
          <table:table-cell office:value-type="float" office:value="3.53877" calcext:value-type="float">
            <text:p>3.538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72.771" calcext:value-type="float">
            <text:p>272.771</text:p>
          </table:table-cell>
          <table:table-cell office:value-type="float" office:value="3.56168" calcext:value-type="float">
            <text:p>3.5616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232.273" calcext:value-type="float">
            <text:p>232.273</text:p>
          </table:table-cell>
          <table:table-cell office:value-type="float" office:value="3.44895" calcext:value-type="float">
            <text:p>3.448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571.109" calcext:value-type="float">
            <text:p>571.109</text:p>
          </table:table-cell>
          <table:table-cell office:value-type="float" office:value="3.7402" calcext:value-type="float">
            <text:p>3.74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28.942" calcext:value-type="float">
            <text:p>128.942</text:p>
          </table:table-cell>
          <table:table-cell office:value-type="float" office:value="2.17558" calcext:value-type="float">
            <text:p>2.175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528.948" calcext:value-type="float">
            <text:p>528.948</text:p>
          </table:table-cell>
          <table:table-cell office:value-type="float" office:value="3.70163" calcext:value-type="float">
            <text:p>3.701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65.328" calcext:value-type="float">
            <text:p>265.328</text:p>
          </table:table-cell>
          <table:table-cell office:value-type="float" office:value="3.56148" calcext:value-type="float">
            <text:p>3.561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30.809" calcext:value-type="float">
            <text:p>330.809</text:p>
          </table:table-cell>
          <table:table-cell office:value-type="float" office:value="3.57239" calcext:value-type="float">
            <text:p>3.572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00.159" calcext:value-type="float">
            <text:p>100.159</text:p>
          </table:table-cell>
          <table:table-cell office:value-type="float" office:value="1.97523" calcext:value-type="float">
            <text:p>1.975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32.202" calcext:value-type="float">
            <text:p>132.202</text:p>
          </table:table-cell>
          <table:table-cell office:value-type="float" office:value="2.2009" calcext:value-type="float">
            <text:p>2.20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98.547" calcext:value-type="float">
            <text:p>298.547</text:p>
          </table:table-cell>
          <table:table-cell office:value-type="float" office:value="3.56446" calcext:value-type="float">
            <text:p>3.564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314.404" calcext:value-type="float">
            <text:p>314.404</text:p>
          </table:table-cell>
          <table:table-cell office:value-type="float" office:value="3.56776" calcext:value-type="float">
            <text:p>3.567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396.441" calcext:value-type="float">
            <text:p>396.441</text:p>
          </table:table-cell>
          <table:table-cell office:value-type="float" office:value="3.60212" calcext:value-type="float">
            <text:p>3.602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14.332" calcext:value-type="float">
            <text:p>314.332</text:p>
          </table:table-cell>
          <table:table-cell office:value-type="float" office:value="3.56774" calcext:value-type="float">
            <text:p>3.567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75.195" calcext:value-type="float">
            <text:p>275.195</text:p>
          </table:table-cell>
          <table:table-cell office:value-type="float" office:value="3.5618" calcext:value-type="float">
            <text:p>3.56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24.076" calcext:value-type="float">
            <text:p>124.076</text:p>
          </table:table-cell>
          <table:table-cell office:value-type="float" office:value="2.13871" calcext:value-type="float">
            <text:p>2.138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91.268" calcext:value-type="float">
            <text:p>191.268</text:p>
          </table:table-cell>
          <table:table-cell office:value-type="float" office:value="2.73541" calcext:value-type="float">
            <text:p>2.735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70.237" calcext:value-type="float">
            <text:p>270.237</text:p>
          </table:table-cell>
          <table:table-cell office:value-type="float" office:value="3.56158" calcext:value-type="float">
            <text:p>3.561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50.218" calcext:value-type="float">
            <text:p>150.218</text:p>
          </table:table-cell>
          <table:table-cell office:value-type="float" office:value="2.34912" calcext:value-type="float">
            <text:p>2.349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70.323" calcext:value-type="float">
            <text:p>270.323</text:p>
          </table:table-cell>
          <table:table-cell office:value-type="float" office:value="3.56158" calcext:value-type="float">
            <text:p>3.561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78.249" calcext:value-type="float">
            <text:p>378.249</text:p>
          </table:table-cell>
          <table:table-cell office:value-type="float" office:value="3.59223" calcext:value-type="float">
            <text:p>3.592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73.168" calcext:value-type="float">
            <text:p>173.168</text:p>
          </table:table-cell>
          <table:table-cell office:value-type="float" office:value="2.55629" calcext:value-type="float">
            <text:p>2.556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460.434" calcext:value-type="float">
            <text:p>460.434</text:p>
          </table:table-cell>
          <table:table-cell office:value-type="float" office:value="3.64507" calcext:value-type="float">
            <text:p>3.645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93.366" calcext:value-type="float">
            <text:p>293.366</text:p>
          </table:table-cell>
          <table:table-cell office:value-type="float" office:value="3.56364" calcext:value-type="float">
            <text:p>3.56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562.564" calcext:value-type="float">
            <text:p>562.564</text:p>
          </table:table-cell>
          <table:table-cell office:value-type="float" office:value="3.7322" calcext:value-type="float">
            <text:p>3.73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65.189" calcext:value-type="float">
            <text:p>165.189</text:p>
          </table:table-cell>
          <table:table-cell office:value-type="float" office:value="2.482" calcext:value-type="float">
            <text:p>2.4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44.255" calcext:value-type="float">
            <text:p>144.255</text:p>
          </table:table-cell>
          <table:table-cell office:value-type="float" office:value="2.29858" calcext:value-type="float">
            <text:p>2.298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68.353" calcext:value-type="float">
            <text:p>268.353</text:p>
          </table:table-cell>
          <table:table-cell office:value-type="float" office:value="3.56153" calcext:value-type="float">
            <text:p>3.561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98.419" calcext:value-type="float">
            <text:p>298.419</text:p>
          </table:table-cell>
          <table:table-cell office:value-type="float" office:value="3.56444" calcext:value-type="float">
            <text:p>3.564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52.263" calcext:value-type="float">
            <text:p>252.263</text:p>
          </table:table-cell>
          <table:table-cell office:value-type="float" office:value="3.54927" calcext:value-type="float">
            <text:p>3.549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88.1482" calcext:value-type="float">
            <text:p>88.1482</text:p>
          </table:table-cell>
          <table:table-cell office:value-type="float" office:value="1.9053" calcext:value-type="float">
            <text:p>1.90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48.202" calcext:value-type="float">
            <text:p>148.202</text:p>
          </table:table-cell>
          <table:table-cell office:value-type="float" office:value="2.33187" calcext:value-type="float">
            <text:p>2.331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255.977" calcext:value-type="float">
            <text:p>255.977</text:p>
          </table:table-cell>
          <table:table-cell office:value-type="float" office:value="3.55602" calcext:value-type="float">
            <text:p>3.556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37.136" calcext:value-type="float">
            <text:p>137.136</text:p>
          </table:table-cell>
          <table:table-cell office:value-type="float" office:value="2.24013" calcext:value-type="float">
            <text:p>2.240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38.164" calcext:value-type="float">
            <text:p>138.164</text:p>
          </table:table-cell>
          <table:table-cell office:value-type="float" office:value="2.24844" calcext:value-type="float">
            <text:p>2.248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66.353" calcext:value-type="float">
            <text:p>466.353</text:p>
          </table:table-cell>
          <table:table-cell office:value-type="float" office:value="3.64959" calcext:value-type="float">
            <text:p>3.649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370.566" calcext:value-type="float">
            <text:p>370.566</text:p>
          </table:table-cell>
          <table:table-cell office:value-type="float" office:value="3.58841" calcext:value-type="float">
            <text:p>3.588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441.397" calcext:value-type="float">
            <text:p>441.397</text:p>
          </table:table-cell>
          <table:table-cell office:value-type="float" office:value="3.63112" calcext:value-type="float">
            <text:p>3.631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390.248" calcext:value-type="float">
            <text:p>390.248</text:p>
          </table:table-cell>
          <table:table-cell office:value-type="float" office:value="3.59863" calcext:value-type="float">
            <text:p>3.598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42.239" calcext:value-type="float">
            <text:p>142.239</text:p>
          </table:table-cell>
          <table:table-cell office:value-type="float" office:value="2.28181" calcext:value-type="float">
            <text:p>2.281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94.27" calcext:value-type="float">
            <text:p>194.27</text:p>
          </table:table-cell>
          <table:table-cell office:value-type="float" office:value="2.76702" calcext:value-type="float">
            <text:p>2.767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46.184" calcext:value-type="float">
            <text:p>146.184</text:p>
          </table:table-cell>
          <table:table-cell office:value-type="float" office:value="2.31478" calcext:value-type="float">
            <text:p>2.314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363.388" calcext:value-type="float">
            <text:p>363.388</text:p>
          </table:table-cell>
          <table:table-cell office:value-type="float" office:value="3.58504" calcext:value-type="float">
            <text:p>3.585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474.656" calcext:value-type="float">
            <text:p>474.656</text:p>
          </table:table-cell>
          <table:table-cell office:value-type="float" office:value="3.65605" calcext:value-type="float">
            <text:p>3.656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36.191" calcext:value-type="float">
            <text:p>136.191</text:p>
          </table:table-cell>
          <table:table-cell office:value-type="float" office:value="2.23254" calcext:value-type="float">
            <text:p>2.232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97.236" calcext:value-type="float">
            <text:p>197.236</text:p>
          </table:table-cell>
          <table:table-cell office:value-type="float" office:value="2.799" calcext:value-type="float">
            <text:p>2.7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419.385" calcext:value-type="float">
            <text:p>419.385</text:p>
          </table:table-cell>
          <table:table-cell office:value-type="float" office:value="3.61617" calcext:value-type="float">
            <text:p>3.616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208.21" calcext:value-type="float">
            <text:p>208.21</text:p>
          </table:table-cell>
          <table:table-cell office:value-type="float" office:value="2.92703" calcext:value-type="float">
            <text:p>2.927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08.141" calcext:value-type="float">
            <text:p>108.141</text:p>
          </table:table-cell>
          <table:table-cell office:value-type="float" office:value="2.02633" calcext:value-type="float">
            <text:p>2.026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80.39" calcext:value-type="float">
            <text:p>280.39</text:p>
          </table:table-cell>
          <table:table-cell office:value-type="float" office:value="3.56216" calcext:value-type="float">
            <text:p>3.562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92.254" calcext:value-type="float">
            <text:p>192.254</text:p>
          </table:table-cell>
          <table:table-cell office:value-type="float" office:value="2.74572" calcext:value-type="float">
            <text:p>2.745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250.333" calcext:value-type="float">
            <text:p>250.333</text:p>
          </table:table-cell>
          <table:table-cell office:value-type="float" office:value="3.54462" calcext:value-type="float">
            <text:p>3.544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380.354" calcext:value-type="float">
            <text:p>380.354</text:p>
          </table:table-cell>
          <table:table-cell office:value-type="float" office:value="3.59332" calcext:value-type="float">
            <text:p>3.593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421.509" calcext:value-type="float">
            <text:p>421.509</text:p>
          </table:table-cell>
          <table:table-cell office:value-type="float" office:value="3.61755" calcext:value-type="float">
            <text:p>3.617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18.176" calcext:value-type="float">
            <text:p>118.176</text:p>
          </table:table-cell>
          <table:table-cell office:value-type="float" office:value="2.09556" calcext:value-type="float">
            <text:p>2.095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97.611" calcext:value-type="float">
            <text:p>697.611</text:p>
          </table:table-cell>
          <table:table-cell office:value-type="float" office:value="3.86612" calcext:value-type="float">
            <text:p>3.866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336.738" calcext:value-type="float">
            <text:p>336.738</text:p>
          </table:table-cell>
          <table:table-cell office:value-type="float" office:value="3.57436" calcext:value-type="float">
            <text:p>3.574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58.238" calcext:value-type="float">
            <text:p>158.238</text:p>
          </table:table-cell>
          <table:table-cell office:value-type="float" office:value="2.41926" calcext:value-type="float">
            <text:p>2.419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68.147" calcext:value-type="float">
            <text:p>168.147</text:p>
          </table:table-cell>
          <table:table-cell office:value-type="float" office:value="2.50925" calcext:value-type="float">
            <text:p>2.509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46.141" calcext:value-type="float">
            <text:p>146.141</text:p>
          </table:table-cell>
          <table:table-cell office:value-type="float" office:value="2.31441" calcext:value-type="float">
            <text:p>2.314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416.573" calcext:value-type="float">
            <text:p>416.573</text:p>
          </table:table-cell>
          <table:table-cell office:value-type="float" office:value="3.61436" calcext:value-type="float">
            <text:p>3.614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22.125" calcext:value-type="float">
            <text:p>122.125</text:p>
          </table:table-cell>
          <table:table-cell office:value-type="float" office:value="2.12425" calcext:value-type="float">
            <text:p>2.124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211.688" calcext:value-type="float">
            <text:p>211.688</text:p>
          </table:table-cell>
          <table:table-cell office:value-type="float" office:value="2.97292" calcext:value-type="float">
            <text:p>2.972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66.283" calcext:value-type="float">
            <text:p>166.283</text:p>
          </table:table-cell>
          <table:table-cell office:value-type="float" office:value="2.49204" calcext:value-type="float">
            <text:p>2.492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76.0547" calcext:value-type="float">
            <text:p>76.0547</text:p>
          </table:table-cell>
          <table:table-cell office:value-type="float" office:value="1.84364" calcext:value-type="float">
            <text:p>1.84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68.663" calcext:value-type="float">
            <text:p>168.663</text:p>
          </table:table-cell>
          <table:table-cell office:value-type="float" office:value="2.51404" calcext:value-type="float">
            <text:p>2.514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58.155" calcext:value-type="float">
            <text:p>158.155</text:p>
          </table:table-cell>
          <table:table-cell office:value-type="float" office:value="2.41852" calcext:value-type="float">
            <text:p>2.418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97.446" calcext:value-type="float">
            <text:p>197.446</text:p>
          </table:table-cell>
          <table:table-cell office:value-type="float" office:value="2.8013" calcext:value-type="float">
            <text:p>2.80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322.447" calcext:value-type="float">
            <text:p>322.447</text:p>
          </table:table-cell>
          <table:table-cell office:value-type="float" office:value="3.56988" calcext:value-type="float">
            <text:p>3.569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435.15" calcext:value-type="float">
            <text:p>435.15</text:p>
          </table:table-cell>
          <table:table-cell office:value-type="float" office:value="3.62674" calcext:value-type="float">
            <text:p>3.626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84.1164" calcext:value-type="float">
            <text:p>84.1164</text:p>
          </table:table-cell>
          <table:table-cell office:value-type="float" office:value="1.88376" calcext:value-type="float">
            <text:p>1.883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20.192" calcext:value-type="float">
            <text:p>120.192</text:p>
          </table:table-cell>
          <table:table-cell office:value-type="float" office:value="2.11011" calcext:value-type="float">
            <text:p>2.110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86.291" calcext:value-type="float">
            <text:p>186.291</text:p>
          </table:table-cell>
          <table:table-cell office:value-type="float" office:value="2.68441" calcext:value-type="float">
            <text:p>2.684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326.514" calcext:value-type="float">
            <text:p>326.514</text:p>
          </table:table-cell>
          <table:table-cell office:value-type="float" office:value="3.57106" calcext:value-type="float">
            <text:p>3.571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82.23" calcext:value-type="float">
            <text:p>282.23</text:p>
          </table:table-cell>
          <table:table-cell office:value-type="float" office:value="3.56232" calcext:value-type="float">
            <text:p>3.562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70.207" calcext:value-type="float">
            <text:p>170.207</text:p>
          </table:table-cell>
          <table:table-cell office:value-type="float" office:value="2.52843" calcext:value-type="float">
            <text:p>2.528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85.1045" calcext:value-type="float">
            <text:p>85.1045</text:p>
          </table:table-cell>
          <table:table-cell office:value-type="float" office:value="1.88895" calcext:value-type="float">
            <text:p>1.888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12.244" calcext:value-type="float">
            <text:p>212.244</text:p>
          </table:table-cell>
          <table:table-cell office:value-type="float" office:value="2.98065" calcext:value-type="float">
            <text:p>2.980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10.111" calcext:value-type="float">
            <text:p>110.111</text:p>
          </table:table-cell>
          <table:table-cell office:value-type="float" office:value="2.03949" calcext:value-type="float">
            <text:p>2.039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22.164" calcext:value-type="float">
            <text:p>122.164</text:p>
          </table:table-cell>
          <table:table-cell office:value-type="float" office:value="2.12454" calcext:value-type="float">
            <text:p>2.124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01.349" calcext:value-type="float">
            <text:p>201.349</text:p>
          </table:table-cell>
          <table:table-cell office:value-type="float" office:value="2.84487" calcext:value-type="float">
            <text:p>2.844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86.399" calcext:value-type="float">
            <text:p>186.399</text:p>
          </table:table-cell>
          <table:table-cell office:value-type="float" office:value="2.68549" calcext:value-type="float">
            <text:p>2.685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55.439" calcext:value-type="float">
            <text:p>255.439</text:p>
          </table:table-cell>
          <table:table-cell office:value-type="float" office:value="3.55522" calcext:value-type="float">
            <text:p>3.555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03.83" calcext:value-type="float">
            <text:p>303.83</text:p>
          </table:table-cell>
          <table:table-cell office:value-type="float" office:value="3.56543" calcext:value-type="float">
            <text:p>3.565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68.193" calcext:value-type="float">
            <text:p>168.193</text:p>
          </table:table-cell>
          <table:table-cell office:value-type="float" office:value="2.50968" calcext:value-type="float">
            <text:p>2.5096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26.584" calcext:value-type="float">
            <text:p>126.584</text:p>
          </table:table-cell>
          <table:table-cell office:value-type="float" office:value="2.15757" calcext:value-type="float">
            <text:p>2.157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327.57" calcext:value-type="float">
            <text:p>327.57</text:p>
          </table:table-cell>
          <table:table-cell office:value-type="float" office:value="3.57138" calcext:value-type="float">
            <text:p>3.571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364.448" calcext:value-type="float">
            <text:p>364.448</text:p>
          </table:table-cell>
          <table:table-cell office:value-type="float" office:value="3.58553" calcext:value-type="float">
            <text:p>3.585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72.539" calcext:value-type="float">
            <text:p>372.539</text:p>
          </table:table-cell>
          <table:table-cell office:value-type="float" office:value="3.58937" calcext:value-type="float">
            <text:p>3.589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66.174" calcext:value-type="float">
            <text:p>166.174</text:p>
          </table:table-cell>
          <table:table-cell office:value-type="float" office:value="2.49104" calcext:value-type="float">
            <text:p>2.491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435.221" calcext:value-type="float">
            <text:p>435.221</text:p>
          </table:table-cell>
          <table:table-cell office:value-type="float" office:value="3.62679" calcext:value-type="float">
            <text:p>3.626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80.555" calcext:value-type="float">
            <text:p>180.555</text:p>
          </table:table-cell>
          <table:table-cell office:value-type="float" office:value="2.6274" calcext:value-type="float">
            <text:p>2.62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50.218" calcext:value-type="float">
            <text:p>150.218</text:p>
          </table:table-cell>
          <table:table-cell office:value-type="float" office:value="2.34912" calcext:value-type="float">
            <text:p>2.349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62.228" calcext:value-type="float">
            <text:p>162.228</text:p>
          </table:table-cell>
          <table:table-cell office:value-type="float" office:value="2.45505" calcext:value-type="float">
            <text:p>2.455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510.309" calcext:value-type="float">
            <text:p>510.309</text:p>
          </table:table-cell>
          <table:table-cell office:value-type="float" office:value="3.6854" calcext:value-type="float">
            <text:p>3.68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96.372" calcext:value-type="float">
            <text:p>196.372</text:p>
          </table:table-cell>
          <table:table-cell office:value-type="float" office:value="2.7896" calcext:value-type="float">
            <text:p>2.78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76.0944" calcext:value-type="float">
            <text:p>76.0944</text:p>
          </table:table-cell>
          <table:table-cell office:value-type="float" office:value="1.84383" calcext:value-type="float">
            <text:p>1.843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10.501" calcext:value-type="float">
            <text:p>410.501</text:p>
          </table:table-cell>
          <table:table-cell office:value-type="float" office:value="3.61054" calcext:value-type="float">
            <text:p>3.610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507.644" calcext:value-type="float">
            <text:p>507.644</text:p>
          </table:table-cell>
          <table:table-cell office:value-type="float" office:value="3.68312" calcext:value-type="float">
            <text:p>3.683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37.136" calcext:value-type="float">
            <text:p>137.136</text:p>
          </table:table-cell>
          <table:table-cell office:value-type="float" office:value="2.24013" calcext:value-type="float">
            <text:p>2.240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69.961" calcext:value-type="float">
            <text:p>669.961</text:p>
          </table:table-cell>
          <table:table-cell office:value-type="float" office:value="3.83769" calcext:value-type="float">
            <text:p>3.837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78.271" calcext:value-type="float">
            <text:p>178.271</text:p>
          </table:table-cell>
          <table:table-cell office:value-type="float" office:value="2.60515" calcext:value-type="float">
            <text:p>2.605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330.418" calcext:value-type="float">
            <text:p>330.418</text:p>
          </table:table-cell>
          <table:table-cell office:value-type="float" office:value="3.57226" calcext:value-type="float">
            <text:p>3.572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546.612" calcext:value-type="float">
            <text:p>546.612</text:p>
          </table:table-cell>
          <table:table-cell office:value-type="float" office:value="3.71751" calcext:value-type="float">
            <text:p>3.717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22.262" calcext:value-type="float">
            <text:p>222.262</text:p>
          </table:table-cell>
          <table:table-cell office:value-type="float" office:value="3.17441" calcext:value-type="float">
            <text:p>3.174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50.174" calcext:value-type="float">
            <text:p>150.174</text:p>
          </table:table-cell>
          <table:table-cell office:value-type="float" office:value="2.34875" calcext:value-type="float">
            <text:p>2.348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06.271" calcext:value-type="float">
            <text:p>306.271</text:p>
          </table:table-cell>
          <table:table-cell office:value-type="float" office:value="3.56592" calcext:value-type="float">
            <text:p>3.565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43.185" calcext:value-type="float">
            <text:p>143.185</text:p>
          </table:table-cell>
          <table:table-cell office:value-type="float" office:value="2.28966" calcext:value-type="float">
            <text:p>2.289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430.373" calcext:value-type="float">
            <text:p>430.373</text:p>
          </table:table-cell>
          <table:table-cell office:value-type="float" office:value="3.62346" calcext:value-type="float">
            <text:p>3.623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30.463" calcext:value-type="float">
            <text:p>330.463</text:p>
          </table:table-cell>
          <table:table-cell office:value-type="float" office:value="3.57228" calcext:value-type="float">
            <text:p>3.572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12.287" calcext:value-type="float">
            <text:p>212.287</text:p>
          </table:table-cell>
          <table:table-cell office:value-type="float" office:value="2.98125" calcext:value-type="float">
            <text:p>2.981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74.396" calcext:value-type="float">
            <text:p>274.396</text:p>
          </table:table-cell>
          <table:table-cell office:value-type="float" office:value="3.56176" calcext:value-type="float">
            <text:p>3.561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28.556" calcext:value-type="float">
            <text:p>128.556</text:p>
          </table:table-cell>
          <table:table-cell office:value-type="float" office:value="2.17262" calcext:value-type="float">
            <text:p>2.172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80.659" calcext:value-type="float">
            <text:p>680.659</text:p>
          </table:table-cell>
          <table:table-cell office:value-type="float" office:value="3.84865" calcext:value-type="float">
            <text:p>3.848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312.446" calcext:value-type="float">
            <text:p>312.446</text:p>
          </table:table-cell>
          <table:table-cell office:value-type="float" office:value="3.56729" calcext:value-type="float">
            <text:p>3.567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177.63" calcext:value-type="float">
            <text:p>1177.63</text:p>
          </table:table-cell>
          <table:table-cell office:value-type="float" office:value="4.34861" calcext:value-type="float">
            <text:p>4.348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401.882" calcext:value-type="float">
            <text:p>401.882</text:p>
          </table:table-cell>
          <table:table-cell office:value-type="float" office:value="3.6053" calcext:value-type="float">
            <text:p>3.60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18.174" calcext:value-type="float">
            <text:p>118.174</text:p>
          </table:table-cell>
          <table:table-cell office:value-type="float" office:value="2.09555" calcext:value-type="float">
            <text:p>2.095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32.159" calcext:value-type="float">
            <text:p>132.159</text:p>
          </table:table-cell>
          <table:table-cell office:value-type="float" office:value="2.20057" calcext:value-type="float">
            <text:p>2.200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08.141" calcext:value-type="float">
            <text:p>108.141</text:p>
          </table:table-cell>
          <table:table-cell office:value-type="float" office:value="2.02633" calcext:value-type="float">
            <text:p>2.026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22.283" calcext:value-type="float">
            <text:p>222.283</text:p>
          </table:table-cell>
          <table:table-cell office:value-type="float" office:value="3.17519" calcext:value-type="float">
            <text:p>3.175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39.109" calcext:value-type="float">
            <text:p>139.109</text:p>
          </table:table-cell>
          <table:table-cell office:value-type="float" office:value="2.25612" calcext:value-type="float">
            <text:p>2.256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72.265" calcext:value-type="float">
            <text:p>172.265</text:p>
          </table:table-cell>
          <table:table-cell office:value-type="float" office:value="2.54775" calcext:value-type="float">
            <text:p>2.547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48.2" calcext:value-type="float">
            <text:p>148.2</text:p>
          </table:table-cell>
          <table:table-cell office:value-type="float" office:value="2.33186" calcext:value-type="float">
            <text:p>2.331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52.233" calcext:value-type="float">
            <text:p>152.233</text:p>
          </table:table-cell>
          <table:table-cell office:value-type="float" office:value="2.36652" calcext:value-type="float">
            <text:p>2.366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82.461" calcext:value-type="float">
            <text:p>282.461</text:p>
          </table:table-cell>
          <table:table-cell office:value-type="float" office:value="3.56235" calcext:value-type="float">
            <text:p>3.562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40.075" calcext:value-type="float">
            <text:p>140.075</text:p>
          </table:table-cell>
          <table:table-cell office:value-type="float" office:value="2.26401" calcext:value-type="float">
            <text:p>2.264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56.341" calcext:value-type="float">
            <text:p>256.341</text:p>
          </table:table-cell>
          <table:table-cell office:value-type="float" office:value="3.55654" calcext:value-type="float">
            <text:p>3.556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82.133" calcext:value-type="float">
            <text:p>182.133</text:p>
          </table:table-cell>
          <table:table-cell office:value-type="float" office:value="2.64292" calcext:value-type="float">
            <text:p>2.642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350.454" calcext:value-type="float">
            <text:p>350.454</text:p>
          </table:table-cell>
          <table:table-cell office:value-type="float" office:value="3.57949" calcext:value-type="float">
            <text:p>3.579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43.184" calcext:value-type="float">
            <text:p>143.184</text:p>
          </table:table-cell>
          <table:table-cell office:value-type="float" office:value="2.28965" calcext:value-type="float">
            <text:p>2.289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50.218" calcext:value-type="float">
            <text:p>150.218</text:p>
          </table:table-cell>
          <table:table-cell office:value-type="float" office:value="2.34912" calcext:value-type="float">
            <text:p>2.349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90.397" calcext:value-type="float">
            <text:p>290.397</text:p>
          </table:table-cell>
          <table:table-cell office:value-type="float" office:value="3.56323" calcext:value-type="float">
            <text:p>3.563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41.47" calcext:value-type="float">
            <text:p>241.47</text:p>
          </table:table-cell>
          <table:table-cell office:value-type="float" office:value="3.51175" calcext:value-type="float">
            <text:p>3.511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19.124" calcext:value-type="float">
            <text:p>119.124</text:p>
          </table:table-cell>
          <table:table-cell office:value-type="float" office:value="2.10238" calcext:value-type="float">
            <text:p>2.102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08.679" calcext:value-type="float">
            <text:p>608.679</text:p>
          </table:table-cell>
          <table:table-cell office:value-type="float" office:value="3.7763" calcext:value-type="float">
            <text:p>3.77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12.36" calcext:value-type="float">
            <text:p>312.36</text:p>
          </table:table-cell>
          <table:table-cell office:value-type="float" office:value="3.56727" calcext:value-type="float">
            <text:p>3.567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85.35" calcext:value-type="float">
            <text:p>185.35</text:p>
          </table:table-cell>
          <table:table-cell office:value-type="float" office:value="2.67493" calcext:value-type="float">
            <text:p>2.674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50.087" calcext:value-type="float">
            <text:p>150.087</text:p>
          </table:table-cell>
          <table:table-cell office:value-type="float" office:value="2.34799" calcext:value-type="float">
            <text:p>2.347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28.212" calcext:value-type="float">
            <text:p>128.212</text:p>
          </table:table-cell>
          <table:table-cell office:value-type="float" office:value="2.16998" calcext:value-type="float">
            <text:p>2.169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96.092" calcext:value-type="float">
            <text:p>396.092</text:p>
          </table:table-cell>
          <table:table-cell office:value-type="float" office:value="3.60192" calcext:value-type="float">
            <text:p>3.601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57.788" calcext:value-type="float">
            <text:p>357.788</text:p>
          </table:table-cell>
          <table:table-cell office:value-type="float" office:value="3.58256" calcext:value-type="float">
            <text:p>3.582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50.174" calcext:value-type="float">
            <text:p>150.174</text:p>
          </table:table-cell>
          <table:table-cell office:value-type="float" office:value="2.34875" calcext:value-type="float">
            <text:p>2.348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4.249" calcext:value-type="float">
            <text:p>154.249</text:p>
          </table:table-cell>
          <table:table-cell office:value-type="float" office:value="2.38407" calcext:value-type="float">
            <text:p>2.384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66.131" calcext:value-type="float">
            <text:p>166.131</text:p>
          </table:table-cell>
          <table:table-cell office:value-type="float" office:value="2.49064" calcext:value-type="float">
            <text:p>2.490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41.695" calcext:value-type="float">
            <text:p>641.695</text:p>
          </table:table-cell>
          <table:table-cell office:value-type="float" office:value="3.80905" calcext:value-type="float">
            <text:p>3.809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66.219" calcext:value-type="float">
            <text:p>166.219</text:p>
          </table:table-cell>
          <table:table-cell office:value-type="float" office:value="2.49145" calcext:value-type="float">
            <text:p>2.491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36.146" calcext:value-type="float">
            <text:p>136.146</text:p>
          </table:table-cell>
          <table:table-cell office:value-type="float" office:value="2.23218" calcext:value-type="float">
            <text:p>2.232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28.169" calcext:value-type="float">
            <text:p>128.169</text:p>
          </table:table-cell>
          <table:table-cell office:value-type="float" office:value="2.16965" calcext:value-type="float">
            <text:p>2.169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33.151" calcext:value-type="float">
            <text:p>133.151</text:p>
          </table:table-cell>
          <table:table-cell office:value-type="float" office:value="2.20836" calcext:value-type="float">
            <text:p>2.208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91.05" calcext:value-type="float">
            <text:p>691.05</text:p>
          </table:table-cell>
          <table:table-cell office:value-type="float" office:value="3.85935" calcext:value-type="float">
            <text:p>3.859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76.1209" calcext:value-type="float">
            <text:p>76.1209</text:p>
          </table:table-cell>
          <table:table-cell office:value-type="float" office:value="1.84395" calcext:value-type="float">
            <text:p>1.843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23.109" calcext:value-type="float">
            <text:p>123.109</text:p>
          </table:table-cell>
          <table:table-cell office:value-type="float" office:value="2.13152" calcext:value-type="float">
            <text:p>2.131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27.044" calcext:value-type="float">
            <text:p>227.044</text:p>
          </table:table-cell>
          <table:table-cell office:value-type="float" office:value="3.38517" calcext:value-type="float">
            <text:p>3.385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78.1334" calcext:value-type="float">
            <text:p>78.1334</text:p>
          </table:table-cell>
          <table:table-cell office:value-type="float" office:value="1.85361" calcext:value-type="float">
            <text:p>1.853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02.236" calcext:value-type="float">
            <text:p>302.236</text:p>
          </table:table-cell>
          <table:table-cell office:value-type="float" office:value="3.56512" calcext:value-type="float">
            <text:p>3.565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17.321" calcext:value-type="float">
            <text:p>317.321</text:p>
          </table:table-cell>
          <table:table-cell office:value-type="float" office:value="3.56849" calcext:value-type="float">
            <text:p>3.568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81.447" calcext:value-type="float">
            <text:p>181.447</text:p>
          </table:table-cell>
          <table:table-cell office:value-type="float" office:value="2.63615" calcext:value-type="float">
            <text:p>2.636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64.158" calcext:value-type="float">
            <text:p>164.158</text:p>
          </table:table-cell>
          <table:table-cell office:value-type="float" office:value="2.47258" calcext:value-type="float">
            <text:p>2.472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49.091" calcext:value-type="float">
            <text:p>249.091</text:p>
          </table:table-cell>
          <table:table-cell office:value-type="float" office:value="3.5412" calcext:value-type="float">
            <text:p>3.54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26.494" calcext:value-type="float">
            <text:p>326.494</text:p>
          </table:table-cell>
          <table:table-cell office:value-type="float" office:value="3.57105" calcext:value-type="float">
            <text:p>3.571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415.586" calcext:value-type="float">
            <text:p>415.586</text:p>
          </table:table-cell>
          <table:table-cell office:value-type="float" office:value="3.61373" calcext:value-type="float">
            <text:p>3.613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236.531" calcext:value-type="float">
            <text:p>236.531</text:p>
          </table:table-cell>
          <table:table-cell office:value-type="float" office:value="3.48295" calcext:value-type="float">
            <text:p>3.482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88.342" calcext:value-type="float">
            <text:p>288.342</text:p>
          </table:table-cell>
          <table:table-cell office:value-type="float" office:value="3.56297" calcext:value-type="float">
            <text:p>3.562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288.424" calcext:value-type="float">
            <text:p>288.424</text:p>
          </table:table-cell>
          <table:table-cell office:value-type="float" office:value="3.56298" calcext:value-type="float">
            <text:p>3.562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36.229" calcext:value-type="float">
            <text:p>336.229</text:p>
          </table:table-cell>
          <table:table-cell office:value-type="float" office:value="3.57418" calcext:value-type="float">
            <text:p>3.574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58.281" calcext:value-type="float">
            <text:p>158.281</text:p>
          </table:table-cell>
          <table:table-cell office:value-type="float" office:value="2.41964" calcext:value-type="float">
            <text:p>2.419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22.168" calcext:value-type="float">
            <text:p>122.168</text:p>
          </table:table-cell>
          <table:table-cell office:value-type="float" office:value="2.12457" calcext:value-type="float">
            <text:p>2.124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321.196" calcext:value-type="float">
            <text:p>321.196</text:p>
          </table:table-cell>
          <table:table-cell office:value-type="float" office:value="3.56953" calcext:value-type="float">
            <text:p>3.569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51.163" calcext:value-type="float">
            <text:p>151.163</text:p>
          </table:table-cell>
          <table:table-cell office:value-type="float" office:value="2.35725" calcext:value-type="float">
            <text:p>2.357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58.238" calcext:value-type="float">
            <text:p>158.238</text:p>
          </table:table-cell>
          <table:table-cell office:value-type="float" office:value="2.41926" calcext:value-type="float">
            <text:p>2.419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46.388" calcext:value-type="float">
            <text:p>246.388</text:p>
          </table:table-cell>
          <table:table-cell office:value-type="float" office:value="3.5325" calcext:value-type="float">
            <text:p>3.53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228.243" calcext:value-type="float">
            <text:p>228.243</text:p>
          </table:table-cell>
          <table:table-cell office:value-type="float" office:value="3.40333" calcext:value-type="float">
            <text:p>3.403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08.141" calcext:value-type="float">
            <text:p>108.141</text:p>
          </table:table-cell>
          <table:table-cell office:value-type="float" office:value="2.02633" calcext:value-type="float">
            <text:p>2.026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446.51" calcext:value-type="float">
            <text:p>446.51</text:p>
          </table:table-cell>
          <table:table-cell office:value-type="float" office:value="3.63478" calcext:value-type="float">
            <text:p>3.634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82.303" calcext:value-type="float">
            <text:p>182.303</text:p>
          </table:table-cell>
          <table:table-cell office:value-type="float" office:value="2.64458" calcext:value-type="float">
            <text:p>2.644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96.519" calcext:value-type="float">
            <text:p>396.519</text:p>
          </table:table-cell>
          <table:table-cell office:value-type="float" office:value="3.60217" calcext:value-type="float">
            <text:p>3.602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82.303" calcext:value-type="float">
            <text:p>182.303</text:p>
          </table:table-cell>
          <table:table-cell office:value-type="float" office:value="2.64458" calcext:value-type="float">
            <text:p>2.644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221.369" calcext:value-type="float">
            <text:p>221.369</text:p>
          </table:table-cell>
          <table:table-cell office:value-type="float" office:value="3.14609" calcext:value-type="float">
            <text:p>3.146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30.799" calcext:value-type="float">
            <text:p>330.799</text:p>
          </table:table-cell>
          <table:table-cell office:value-type="float" office:value="3.57239" calcext:value-type="float">
            <text:p>3.572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68.859" calcext:value-type="float">
            <text:p>268.859</text:p>
          </table:table-cell>
          <table:table-cell office:value-type="float" office:value="3.56154" calcext:value-type="float">
            <text:p>3.561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54.249" calcext:value-type="float">
            <text:p>154.249</text:p>
          </table:table-cell>
          <table:table-cell office:value-type="float" office:value="2.38407" calcext:value-type="float">
            <text:p>2.384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34.175" calcext:value-type="float">
            <text:p>134.175</text:p>
          </table:table-cell>
          <table:table-cell office:value-type="float" office:value="2.21646" calcext:value-type="float">
            <text:p>2.216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22.357" calcext:value-type="float">
            <text:p>222.357</text:p>
          </table:table-cell>
          <table:table-cell office:value-type="float" office:value="3.17796" calcext:value-type="float">
            <text:p>3.177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34.377" calcext:value-type="float">
            <text:p>234.377</text:p>
          </table:table-cell>
          <table:table-cell office:value-type="float" office:value="3.46707" calcext:value-type="float">
            <text:p>3.467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96.286" calcext:value-type="float">
            <text:p>196.286</text:p>
          </table:table-cell>
          <table:table-cell office:value-type="float" office:value="2.78867" calcext:value-type="float">
            <text:p>2.788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22.164" calcext:value-type="float">
            <text:p>122.164</text:p>
          </table:table-cell>
          <table:table-cell office:value-type="float" office:value="2.12454" calcext:value-type="float">
            <text:p>2.124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D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2T16:28:42.482495521</dc:date>
    <meta:generator>LibreOffice/4.2.3.3$Linux_X86_64 LibreOffice_project/420m0$Build-3</meta:generator>
    <meta:editing-duration>P0D</meta:editing-duration>
    <meta:editing-cycles>1</meta:editing-cycles>
    <meta:document-statistic meta:table-count="1" meta:cell-count="74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Sheet1.H2:Sheet1.I475 Sheet1.C2:Sheet1.C1372" svg:x="0.77cm" svg:y="0.855cm" svg:width="12.327cm" svg:height="7.545cm">
          <chartooo:coordinate-region svg:x="1.312cm" svg:y="1.054cm" svg:width="11.413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475" chart:class="chart:scatter">
            <chart:domain table:cell-range-address="Sheet1.H2:Sheet1.H475"/>
            <chart:data-point chart:repeated="474"/>
          </chart:series>
          <chart:series chart:style-name="ch7" chart:values-cell-range-address="Sheet1.C2:Sheet1.C1372" chart:class="chart:scatter">
            <chart:domain table:cell-range-address="Sheet1.B2:Sheet1.B1372"/>
            <chart:data-point chart:repeated="13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.08">
                <text:p>218.08</text:p>
                <draw:g>
                  <svg:desc>Sheet1.H2:Sheet1.H475</svg:desc>
                </draw:g>
              </table:table-cell>
              <table:table-cell office:value-type="float" office:value="3.574">
                <text:p>3.574</text:p>
                <draw:g>
                  <svg:desc>Sheet1.I2:Sheet1.I475</svg:desc>
                </draw:g>
              </table:table-cell>
              <table:table-cell office:value-type="float" office:value="277.402">
                <text:p>277.402</text:p>
                <draw:g>
                  <svg:desc>Sheet1.B2:Sheet1.B1372</svg:desc>
                </draw:g>
              </table:table-cell>
              <table:table-cell office:value-type="float" office:value="3.56194">
                <text:p>3.56194</text:p>
                <draw:g>
                  <svg:desc>Sheet1.C2:Sheet1.C13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.19">
                <text:p>237.19</text:p>
              </table:table-cell>
              <table:table-cell office:value-type="float" office:value="5.301">
                <text:p>5.301</text:p>
              </table:table-cell>
              <table:table-cell office:value-type="float" office:value="142.586">
                <text:p>142.586</text:p>
              </table:table-cell>
              <table:table-cell office:value-type="float" office:value="2.28469">
                <text:p>2.28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0944">
                <text:p>76.0944</text:p>
              </table:table-cell>
              <table:table-cell office:value-type="float" office:value="-0.301">
                <text:p>-0.301</text:p>
              </table:table-cell>
              <table:table-cell office:value-type="float" office:value="288.342">
                <text:p>288.342</text:p>
              </table:table-cell>
              <table:table-cell office:value-type="float" office:value="3.56297">
                <text:p>3.56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.844">
                <text:p>198.844</text:p>
              </table:table-cell>
              <table:table-cell office:value-type="float" office:value="6.301">
                <text:p>6.301</text:p>
              </table:table-cell>
              <table:table-cell office:value-type="float" office:value="255.742">
                <text:p>255.742</text:p>
              </table:table-cell>
              <table:table-cell office:value-type="float" office:value="3.55568">
                <text:p>3.55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.433">
                <text:p>240.433</text:p>
              </table:table-cell>
              <table:table-cell office:value-type="float" office:value="3.602">
                <text:p>3.602</text:p>
              </table:table-cell>
              <table:table-cell office:value-type="float" office:value="161.029">
                <text:p>161.029</text:p>
              </table:table-cell>
              <table:table-cell office:value-type="float" office:value="2.44423">
                <text:p>2.44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.233">
                <text:p>152.233</text:p>
              </table:table-cell>
              <table:table-cell office:value-type="float" office:value="2.273">
                <text:p>2.273</text:p>
              </table:table-cell>
              <table:table-cell office:value-type="float" office:value="285.921">
                <text:p>285.921</text:p>
              </table:table-cell>
              <table:table-cell office:value-type="float" office:value="3.5627">
                <text:p>3.56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6.631">
                <text:p>556.631</text:p>
              </table:table-cell>
              <table:table-cell office:value-type="float" office:value="3">
                <text:p>3</text:p>
              </table:table-cell>
              <table:table-cell office:value-type="float" office:value="134.087">
                <text:p>134.087</text:p>
              </table:table-cell>
              <table:table-cell office:value-type="float" office:value="2.21577">
                <text:p>2.21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8.134">
                <text:p>308.134</text:p>
              </table:table-cell>
              <table:table-cell office:value-type="float" office:value="2">
                <text:p>2</text:p>
              </table:table-cell>
              <table:table-cell office:value-type="float" office:value="319.852">
                <text:p>319.852</text:p>
              </table:table-cell>
              <table:table-cell office:value-type="float" office:value="3.56916">
                <text:p>3.56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5.892">
                <text:p>215.892</text:p>
              </table:table-cell>
              <table:table-cell office:value-type="float" office:value="3.824">
                <text:p>3.824</text:p>
              </table:table-cell>
              <table:table-cell office:value-type="float" office:value="386.523">
                <text:p>386.523</text:p>
              </table:table-cell>
              <table:table-cell office:value-type="float" office:value="3.59659">
                <text:p>3.59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.633">
                <text:p>434.633</text:p>
              </table:table-cell>
              <table:table-cell office:value-type="float" office:value="1.602">
                <text:p>1.602</text:p>
              </table:table-cell>
              <table:table-cell office:value-type="float" office:value="116.158">
                <text:p>116.158</text:p>
              </table:table-cell>
              <table:table-cell office:value-type="float" office:value="2.08122">
                <text:p>2.08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.268">
                <text:p>252.268</text:p>
              </table:table-cell>
              <table:table-cell office:value-type="float" office:value="3.25">
                <text:p>3.25</text:p>
              </table:table-cell>
              <table:table-cell office:value-type="float" office:value="123.109">
                <text:p>123.109</text:p>
              </table:table-cell>
              <table:table-cell office:value-type="float" office:value="2.13152">
                <text:p>2.13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234">
                <text:p>136.234</text:p>
              </table:table-cell>
              <table:table-cell office:value-type="float" office:value="1.903">
                <text:p>1.903</text:p>
              </table:table-cell>
              <table:table-cell office:value-type="float" office:value="249.266">
                <text:p>249.266</text:p>
              </table:table-cell>
              <table:table-cell office:value-type="float" office:value="3.5417">
                <text:p>3.54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.0514">
                <text:p>76.0514</text:p>
              </table:table-cell>
              <table:table-cell office:value-type="float" office:value="2">
                <text:p>2</text:p>
              </table:table-cell>
              <table:table-cell office:value-type="float" office:value="262.344">
                <text:p>262.344</text:p>
              </table:table-cell>
              <table:table-cell office:value-type="float" office:value="3.56133">
                <text:p>3.56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.0099">
                <text:p>65.0099</text:p>
              </table:table-cell>
              <table:table-cell office:value-type="float" office:value="3.903">
                <text:p>3.903</text:p>
              </table:table-cell>
              <table:table-cell office:value-type="float" office:value="185.369">
                <text:p>185.369</text:p>
              </table:table-cell>
              <table:table-cell office:value-type="float" office:value="2.67512">
                <text:p>2.67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2.369">
                <text:p>452.369</text:p>
              </table:table-cell>
              <table:table-cell office:value-type="float" office:value="1.347">
                <text:p>1.347</text:p>
              </table:table-cell>
              <table:table-cell office:value-type="float" office:value="194.227">
                <text:p>194.227</text:p>
              </table:table-cell>
              <table:table-cell office:value-type="float" office:value="2.76656">
                <text:p>2.76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.222">
                <text:p>169.222</text:p>
              </table:table-cell>
              <table:table-cell office:value-type="float" office:value="2.477">
                <text:p>2.477</text:p>
              </table:table-cell>
              <table:table-cell office:value-type="float" office:value="222.239">
                <text:p>222.239</text:p>
              </table:table-cell>
              <table:table-cell office:value-type="float" office:value="3.17356">
                <text:p>3.17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3.604">
                <text:p>173.604</text:p>
              </table:table-cell>
              <table:table-cell office:value-type="float" office:value="3.079">
                <text:p>3.079</text:p>
              </table:table-cell>
              <table:table-cell office:value-type="float" office:value="194.27">
                <text:p>194.27</text:p>
              </table:table-cell>
              <table:table-cell office:value-type="float" office:value="2.76702">
                <text:p>2.76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.377">
                <text:p>260.377</text:p>
              </table:table-cell>
              <table:table-cell office:value-type="float" office:value="5">
                <text:p>5</text:p>
              </table:table-cell>
              <table:table-cell office:value-type="float" office:value="344.486">
                <text:p>344.486</text:p>
              </table:table-cell>
              <table:table-cell office:value-type="float" office:value="3.57716">
                <text:p>3.57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.133">
                <text:p>118.133</text:p>
              </table:table-cell>
              <table:table-cell office:value-type="float" office:value="2.505">
                <text:p>2.505</text:p>
              </table:table-cell>
              <table:table-cell office:value-type="float" office:value="297.264">
                <text:p>297.264</text:p>
              </table:table-cell>
              <table:table-cell office:value-type="float" office:value="3.56425">
                <text:p>3.56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3.263">
                <text:p>333.263</text:p>
              </table:table-cell>
              <table:table-cell office:value-type="float" office:value="2.824">
                <text:p>2.824</text:p>
              </table:table-cell>
              <table:table-cell office:value-type="float" office:value="570.932">
                <text:p>570.932</text:p>
              </table:table-cell>
              <table:table-cell office:value-type="float" office:value="3.74004">
                <text:p>3.74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.136">
                <text:p>105.136</text:p>
              </table:table-cell>
              <table:table-cell office:value-type="float" office:value="2.854">
                <text:p>2.854</text:p>
              </table:table-cell>
              <table:table-cell office:value-type="float" office:value="167.251">
                <text:p>167.251</text:p>
              </table:table-cell>
              <table:table-cell office:value-type="float" office:value="2.50096">
                <text:p>2.50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.9953">
                <text:p>68.9953</text:p>
              </table:table-cell>
              <table:table-cell office:value-type="float" office:value="2.523">
                <text:p>2.523</text:p>
              </table:table-cell>
              <table:table-cell office:value-type="float" office:value="278.219">
                <text:p>278.219</text:p>
              </table:table-cell>
              <table:table-cell office:value-type="float" office:value="3.562">
                <text:p>3.5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.225">
                <text:p>204.225</text:p>
              </table:table-cell>
              <table:table-cell office:value-type="float" office:value="0.426">
                <text:p>0.426</text:p>
              </table:table-cell>
              <table:table-cell office:value-type="float" office:value="136.191">
                <text:p>136.191</text:p>
              </table:table-cell>
              <table:table-cell office:value-type="float" office:value="2.23254">
                <text:p>2.23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.619">
                <text:p>200.619</text:p>
              </table:table-cell>
              <table:table-cell office:value-type="float" office:value="2.426">
                <text:p>2.426</text:p>
              </table:table-cell>
              <table:table-cell office:value-type="float" office:value="318.025">
                <text:p>318.025</text:p>
              </table:table-cell>
              <table:table-cell office:value-type="float" office:value="3.56867">
                <text:p>3.568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.1045">
                <text:p>85.1045</text:p>
              </table:table-cell>
              <table:table-cell office:value-type="float" office:value="2.699">
                <text:p>2.699</text:p>
              </table:table-cell>
              <table:table-cell office:value-type="float" office:value="419.9">
                <text:p>419.9</text:p>
              </table:table-cell>
              <table:table-cell office:value-type="float" office:value="3.61651">
                <text:p>3.61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0.909">
                <text:p>380.909</text:p>
              </table:table-cell>
              <table:table-cell office:value-type="float" office:value="5.079">
                <text:p>5.079</text:p>
              </table:table-cell>
              <table:table-cell office:value-type="float" office:value="164.244">
                <text:p>164.244</text:p>
              </table:table-cell>
              <table:table-cell office:value-type="float" office:value="2.47336">
                <text:p>2.47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.139">
                <text:p>191.139</text:p>
              </table:table-cell>
              <table:table-cell office:value-type="float" office:value="0.949">
                <text:p>0.949</text:p>
              </table:table-cell>
              <table:table-cell office:value-type="float" office:value="75.1097">
                <text:p>75.1097</text:p>
              </table:table-cell>
              <table:table-cell office:value-type="float" office:value="1.83919">
                <text:p>1.839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.279">
                <text:p>240.279</text:p>
              </table:table-cell>
              <table:table-cell office:value-type="float" office:value="2.597">
                <text:p>2.597</text:p>
              </table:table-cell>
              <table:table-cell office:value-type="float" office:value="214.387">
                <text:p>214.387</text:p>
              </table:table-cell>
              <table:table-cell office:value-type="float" office:value="3.01182">
                <text:p>3.01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.831">
                <text:p>360.831</text:p>
              </table:table-cell>
              <table:table-cell office:value-type="float" office:value="2.011">
                <text:p>2.011</text:p>
              </table:table-cell>
              <table:table-cell office:value-type="float" office:value="110.049">
                <text:p>110.049</text:p>
              </table:table-cell>
              <table:table-cell office:value-type="float" office:value="2.03908">
                <text:p>2.039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9.41">
                <text:p>359.41</text:p>
              </table:table-cell>
              <table:table-cell office:value-type="float" office:value="3.26">
                <text:p>3.26</text:p>
              </table:table-cell>
              <table:table-cell office:value-type="float" office:value="85.1045">
                <text:p>85.1045</text:p>
              </table:table-cell>
              <table:table-cell office:value-type="float" office:value="1.88895">
                <text:p>1.888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5.335">
                <text:p>295.335</text:p>
              </table:table-cell>
              <table:table-cell office:value-type="float" office:value="3.903">
                <text:p>3.903</text:p>
              </table:table-cell>
              <table:table-cell office:value-type="float" office:value="177.286">
                <text:p>177.286</text:p>
              </table:table-cell>
              <table:table-cell office:value-type="float" office:value="2.59563">
                <text:p>2.59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5.522">
                <text:p>275.522</text:p>
              </table:table-cell>
              <table:table-cell office:value-type="float" office:value="2.574">
                <text:p>2.574</text:p>
              </table:table-cell>
              <table:table-cell office:value-type="float" office:value="418.609">
                <text:p>418.609</text:p>
              </table:table-cell>
              <table:table-cell office:value-type="float" office:value="3.61567">
                <text:p>3.615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8.737">
                <text:p>348.737</text:p>
              </table:table-cell>
              <table:table-cell office:value-type="float" office:value="3.389">
                <text:p>3.389</text:p>
              </table:table-cell>
              <table:table-cell office:value-type="float" office:value="222.366">
                <text:p>222.366</text:p>
              </table:table-cell>
              <table:table-cell office:value-type="float" office:value="3.1783">
                <text:p>3.17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1.314">
                <text:p>271.314</text:p>
              </table:table-cell>
              <table:table-cell office:value-type="float" office:value="3.176">
                <text:p>3.176</text:p>
              </table:table-cell>
              <table:table-cell office:value-type="float" office:value="398.62">
                <text:p>398.62</text:p>
              </table:table-cell>
              <table:table-cell office:value-type="float" office:value="3.60339">
                <text:p>3.603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6.111">
                <text:p>286.111</text:p>
              </table:table-cell>
              <table:table-cell office:value-type="float" office:value="3.699">
                <text:p>3.699</text:p>
              </table:table-cell>
              <table:table-cell office:value-type="float" office:value="154.249">
                <text:p>154.249</text:p>
              </table:table-cell>
              <table:table-cell office:value-type="float" office:value="2.38407">
                <text:p>2.384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6.336">
                <text:p>266.336</text:p>
              </table:table-cell>
              <table:table-cell office:value-type="float" office:value="4.301">
                <text:p>4.301</text:p>
              </table:table-cell>
              <table:table-cell office:value-type="float" office:value="448.427">
                <text:p>448.427</text:p>
              </table:table-cell>
              <table:table-cell office:value-type="float" office:value="3.63617">
                <text:p>3.636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6.471">
                <text:p>256.471</text:p>
              </table:table-cell>
              <table:table-cell office:value-type="float" office:value="3.079">
                <text:p>3.079</text:p>
              </table:table-cell>
              <table:table-cell office:value-type="float" office:value="197.964">
                <text:p>197.964</text:p>
              </table:table-cell>
              <table:table-cell office:value-type="float" office:value="2.80698">
                <text:p>2.80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4.337">
                <text:p>344.337</text:p>
              </table:table-cell>
              <table:table-cell office:value-type="float" office:value="3.255">
                <text:p>3.255</text:p>
              </table:table-cell>
              <table:table-cell office:value-type="float" office:value="151.163">
                <text:p>151.163</text:p>
              </table:table-cell>
              <table:table-cell office:value-type="float" office:value="2.35725">
                <text:p>2.35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3.207">
                <text:p>343.207</text:p>
              </table:table-cell>
              <table:table-cell office:value-type="float" office:value="2.879">
                <text:p>2.879</text:p>
              </table:table-cell>
              <table:table-cell office:value-type="float" office:value="162.232">
                <text:p>162.232</text:p>
              </table:table-cell>
              <table:table-cell office:value-type="float" office:value="2.45508">
                <text:p>2.45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3.094">
                <text:p>233.094</text:p>
              </table:table-cell>
              <table:table-cell office:value-type="float" office:value="4.523">
                <text:p>4.523</text:p>
              </table:table-cell>
              <table:table-cell office:value-type="float" office:value="174.194">
                <text:p>174.194</text:p>
              </table:table-cell>
              <table:table-cell office:value-type="float" office:value="2.56603">
                <text:p>2.566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.388">
                <text:p>403.388</text:p>
              </table:table-cell>
              <table:table-cell office:value-type="float" office:value="3.079">
                <text:p>3.079</text:p>
              </table:table-cell>
              <table:table-cell office:value-type="float" office:value="342.297">
                <text:p>342.297</text:p>
              </table:table-cell>
              <table:table-cell office:value-type="float" office:value="3.57634">
                <text:p>3.576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2.202">
                <text:p>232.202</text:p>
              </table:table-cell>
              <table:table-cell office:value-type="float" office:value="4.301">
                <text:p>4.301</text:p>
              </table:table-cell>
              <table:table-cell office:value-type="float" office:value="154.249">
                <text:p>154.249</text:p>
              </table:table-cell>
              <table:table-cell office:value-type="float" office:value="2.38407">
                <text:p>2.384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2.47">
                <text:p>352.47</text:p>
              </table:table-cell>
              <table:table-cell office:value-type="float" office:value="3.921">
                <text:p>3.921</text:p>
              </table:table-cell>
              <table:table-cell office:value-type="float" office:value="158.2">
                <text:p>158.2</text:p>
              </table:table-cell>
              <table:table-cell office:value-type="float" office:value="2.41892">
                <text:p>2.418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1.288">
                <text:p>391.288</text:p>
              </table:table-cell>
              <table:table-cell office:value-type="float" office:value="3.347">
                <text:p>3.347</text:p>
              </table:table-cell>
              <table:table-cell office:value-type="float" office:value="262.344">
                <text:p>262.344</text:p>
              </table:table-cell>
              <table:table-cell office:value-type="float" office:value="3.56133">
                <text:p>3.561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1.309">
                <text:p>281.309</text:p>
              </table:table-cell>
              <table:table-cell office:value-type="float" office:value="4.222">
                <text:p>4.222</text:p>
              </table:table-cell>
              <table:table-cell office:value-type="float" office:value="126.584">
                <text:p>126.584</text:p>
              </table:table-cell>
              <table:table-cell office:value-type="float" office:value="2.15757">
                <text:p>2.157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4.332">
                <text:p>354.332</text:p>
              </table:table-cell>
              <table:table-cell office:value-type="float" office:value="3.721">
                <text:p>3.721</text:p>
              </table:table-cell>
              <table:table-cell office:value-type="float" office:value="466.48">
                <text:p>466.48</text:p>
              </table:table-cell>
              <table:table-cell office:value-type="float" office:value="3.64968">
                <text:p>3.649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2.199">
                <text:p>212.199</text:p>
              </table:table-cell>
              <table:table-cell office:value-type="float" office:value="1.204">
                <text:p>1.204</text:p>
              </table:table-cell>
              <table:table-cell office:value-type="float" office:value="488.767">
                <text:p>488.767</text:p>
              </table:table-cell>
              <table:table-cell office:value-type="float" office:value="3.66737">
                <text:p>3.66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8.372">
                <text:p>318.372</text:p>
              </table:table-cell>
              <table:table-cell office:value-type="float" office:value="4.745">
                <text:p>4.745</text:p>
              </table:table-cell>
              <table:table-cell office:value-type="float" office:value="206.263">
                <text:p>206.263</text:p>
              </table:table-cell>
              <table:table-cell office:value-type="float" office:value="2.90279">
                <text:p>2.902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7.817">
                <text:p>387.817</text:p>
              </table:table-cell>
              <table:table-cell office:value-type="float" office:value="3.678">
                <text:p>3.678</text:p>
              </table:table-cell>
              <table:table-cell office:value-type="float" office:value="184.318">
                <text:p>184.318</text:p>
              </table:table-cell>
              <table:table-cell office:value-type="float" office:value="2.6646">
                <text:p>2.66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5.474">
                <text:p>195.474</text:p>
              </table:table-cell>
              <table:table-cell office:value-type="float" office:value="5.079">
                <text:p>5.079</text:p>
              </table:table-cell>
              <table:table-cell office:value-type="float" office:value="201.242">
                <text:p>201.242</text:p>
              </table:table-cell>
              <table:table-cell office:value-type="float" office:value="2.84365">
                <text:p>2.843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7.375">
                <text:p>357.375</text:p>
              </table:table-cell>
              <table:table-cell office:value-type="float" office:value="4.301">
                <text:p>4.301</text:p>
              </table:table-cell>
              <table:table-cell office:value-type="float" office:value="45.0837">
                <text:p>45.0837</text:p>
              </table:table-cell>
              <table:table-cell office:value-type="float" office:value="1.72501">
                <text:p>1.725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3.357">
                <text:p>303.357</text:p>
              </table:table-cell>
              <table:table-cell office:value-type="float" office:value="4.347">
                <text:p>4.347</text:p>
              </table:table-cell>
              <table:table-cell office:value-type="float" office:value="220.35">
                <text:p>220.35</text:p>
              </table:table-cell>
              <table:table-cell office:value-type="float" office:value="3.12004">
                <text:p>3.12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5.438">
                <text:p>305.438</text:p>
              </table:table-cell>
              <table:table-cell office:value-type="float" office:value="3.469">
                <text:p>3.469</text:p>
              </table:table-cell>
              <table:table-cell office:value-type="float" office:value="227.323">
                <text:p>227.323</text:p>
              </table:table-cell>
              <table:table-cell office:value-type="float" office:value="3.38969">
                <text:p>3.38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0.83">
                <text:p>290.83</text:p>
              </table:table-cell>
              <table:table-cell office:value-type="float" office:value="3.204">
                <text:p>3.204</text:p>
              </table:table-cell>
              <table:table-cell office:value-type="float" office:value="60.0843">
                <text:p>60.0843</text:p>
              </table:table-cell>
              <table:table-cell office:value-type="float" office:value="1.77564">
                <text:p>1.77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4.398">
                <text:p>274.398</text:p>
              </table:table-cell>
              <table:table-cell office:value-type="float" office:value="3.824">
                <text:p>3.824</text:p>
              </table:table-cell>
              <table:table-cell office:value-type="float" office:value="66.0614">
                <text:p>66.0614</text:p>
              </table:table-cell>
              <table:table-cell office:value-type="float" office:value="1.79933">
                <text:p>1.799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7.717">
                <text:p>257.717</text:p>
              </table:table-cell>
              <table:table-cell office:value-type="float" office:value="4">
                <text:p>4</text:p>
              </table:table-cell>
              <table:table-cell office:value-type="float" office:value="122.143">
                <text:p>122.143</text:p>
              </table:table-cell>
              <table:table-cell office:value-type="float" office:value="2.12438">
                <text:p>2.12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6.344">
                <text:p>286.344</text:p>
              </table:table-cell>
              <table:table-cell office:value-type="float" office:value="1.699">
                <text:p>1.699</text:p>
              </table:table-cell>
              <table:table-cell office:value-type="float" office:value="116.201">
                <text:p>116.201</text:p>
              </table:table-cell>
              <table:table-cell office:value-type="float" office:value="2.08152">
                <text:p>2.081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8.22">
                <text:p>538.22</text:p>
              </table:table-cell>
              <table:table-cell office:value-type="float" office:value="4.602">
                <text:p>4.602</text:p>
              </table:table-cell>
              <table:table-cell office:value-type="float" office:value="280.363">
                <text:p>280.363</text:p>
              </table:table-cell>
              <table:table-cell office:value-type="float" office:value="3.56216">
                <text:p>3.562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0.556">
                <text:p>390.556</text:p>
              </table:table-cell>
              <table:table-cell office:value-type="float" office:value="4.602">
                <text:p>4.602</text:p>
              </table:table-cell>
              <table:table-cell office:value-type="float" office:value="300.336">
                <text:p>300.336</text:p>
              </table:table-cell>
              <table:table-cell office:value-type="float" office:value="3.56477">
                <text:p>3.564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6.641">
                <text:p>336.641</text:p>
              </table:table-cell>
              <table:table-cell office:value-type="float" office:value="1.815">
                <text:p>1.815</text:p>
              </table:table-cell>
              <table:table-cell office:value-type="float" office:value="335.825">
                <text:p>335.825</text:p>
              </table:table-cell>
              <table:table-cell office:value-type="float" office:value="3.57404">
                <text:p>3.574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22.94">
                <text:p>822.94</text:p>
              </table:table-cell>
              <table:table-cell office:value-type="float" office:value="2.301">
                <text:p>2.301</text:p>
              </table:table-cell>
              <table:table-cell office:value-type="float" office:value="407.613">
                <text:p>407.613</text:p>
              </table:table-cell>
              <table:table-cell office:value-type="float" office:value="3.60876">
                <text:p>3.608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.599">
                <text:p>149.599</text:p>
              </table:table-cell>
              <table:table-cell office:value-type="float" office:value="3.62">
                <text:p>3.62</text:p>
              </table:table-cell>
              <table:table-cell office:value-type="float" office:value="702.596">
                <text:p>702.596</text:p>
              </table:table-cell>
              <table:table-cell office:value-type="float" office:value="3.87129">
                <text:p>3.87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2.058">
                <text:p>242.058</text:p>
              </table:table-cell>
              <table:table-cell office:value-type="float" office:value="1.875">
                <text:p>1.875</text:p>
              </table:table-cell>
              <table:table-cell office:value-type="float" office:value="134.218">
                <text:p>134.218</text:p>
              </table:table-cell>
              <table:table-cell office:value-type="float" office:value="2.2168">
                <text:p>2.21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1.354">
                <text:p>271.354</text:p>
              </table:table-cell>
              <table:table-cell office:value-type="float" office:value="2.301">
                <text:p>2.301</text:p>
              </table:table-cell>
              <table:table-cell office:value-type="float" office:value="102.135">
                <text:p>102.135</text:p>
              </table:table-cell>
              <table:table-cell office:value-type="float" office:value="1.98754">
                <text:p>1.98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.279">
                <text:p>335.279</text:p>
              </table:table-cell>
              <table:table-cell office:value-type="float" office:value="3.491">
                <text:p>3.491</text:p>
              </table:table-cell>
              <table:table-cell office:value-type="float" office:value="190.346">
                <text:p>190.346</text:p>
              </table:table-cell>
              <table:table-cell office:value-type="float" office:value="2.72584">
                <text:p>2.72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1.221">
                <text:p>201.221</text:p>
              </table:table-cell>
              <table:table-cell office:value-type="float" office:value="3">
                <text:p>3</text:p>
              </table:table-cell>
              <table:table-cell office:value-type="float" office:value="136.191">
                <text:p>136.191</text:p>
              </table:table-cell>
              <table:table-cell office:value-type="float" office:value="2.23254">
                <text:p>2.232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.207">
                <text:p>138.207</text:p>
              </table:table-cell>
              <table:table-cell office:value-type="float" office:value="2.38">
                <text:p>2.38</text:p>
              </table:table-cell>
              <table:table-cell office:value-type="float" office:value="396.834">
                <text:p>396.834</text:p>
              </table:table-cell>
              <table:table-cell office:value-type="float" office:value="3.60235">
                <text:p>3.602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.116">
                <text:p>100.116</text:p>
              </table:table-cell>
              <table:table-cell office:value-type="float" office:value="3.079">
                <text:p>3.079</text:p>
              </table:table-cell>
              <table:table-cell office:value-type="float" office:value="137.136">
                <text:p>137.136</text:p>
              </table:table-cell>
              <table:table-cell office:value-type="float" office:value="2.24013">
                <text:p>2.24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2.705">
                <text:p>492.705</text:p>
              </table:table-cell>
              <table:table-cell office:value-type="float" office:value="3.481">
                <text:p>3.481</text:p>
              </table:table-cell>
              <table:table-cell office:value-type="float" office:value="130.186">
                <text:p>130.186</text:p>
              </table:table-cell>
              <table:table-cell office:value-type="float" office:value="2.18519">
                <text:p>2.185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0.35">
                <text:p>220.35</text:p>
              </table:table-cell>
              <table:table-cell office:value-type="float" office:value="3">
                <text:p>3</text:p>
              </table:table-cell>
              <table:table-cell office:value-type="float" office:value="357.375">
                <text:p>357.375</text:p>
              </table:table-cell>
              <table:table-cell office:value-type="float" office:value="3.58238">
                <text:p>3.58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4.664">
                <text:p>304.664</text:p>
              </table:table-cell>
              <table:table-cell office:value-type="float" office:value="3.824">
                <text:p>3.824</text:p>
              </table:table-cell>
              <table:table-cell office:value-type="float" office:value="137.179">
                <text:p>137.179</text:p>
              </table:table-cell>
              <table:table-cell office:value-type="float" office:value="2.24048">
                <text:p>2.240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5.294">
                <text:p>325.294</text:p>
              </table:table-cell>
              <table:table-cell office:value-type="float" office:value="1.602">
                <text:p>1.602</text:p>
              </table:table-cell>
              <table:table-cell office:value-type="float" office:value="151.186">
                <text:p>151.186</text:p>
              </table:table-cell>
              <table:table-cell office:value-type="float" office:value="2.35745">
                <text:p>2.357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5.092">
                <text:p>465.092</text:p>
              </table:table-cell>
              <table:table-cell office:value-type="float" office:value="4.921">
                <text:p>4.921</text:p>
              </table:table-cell>
              <table:table-cell office:value-type="float" office:value="174.281">
                <text:p>174.281</text:p>
              </table:table-cell>
              <table:table-cell office:value-type="float" office:value="2.56684">
                <text:p>2.56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1.091">
                <text:p>161.091</text:p>
              </table:table-cell>
              <table:table-cell office:value-type="float" office:value="1.699">
                <text:p>1.699</text:p>
              </table:table-cell>
              <table:table-cell office:value-type="float" office:value="156.265">
                <text:p>156.265</text:p>
              </table:table-cell>
              <table:table-cell office:value-type="float" office:value="2.40178">
                <text:p>2.401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8.371">
                <text:p>408.371</text:p>
              </table:table-cell>
              <table:table-cell office:value-type="float" office:value="2.514">
                <text:p>2.514</text:p>
              </table:table-cell>
              <table:table-cell office:value-type="float" office:value="411.62">
                <text:p>411.62</text:p>
              </table:table-cell>
              <table:table-cell office:value-type="float" office:value="3.61123">
                <text:p>3.611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8.286">
                <text:p>238.286</text:p>
              </table:table-cell>
              <table:table-cell office:value-type="float" office:value="3.875">
                <text:p>3.875</text:p>
              </table:table-cell>
              <table:table-cell office:value-type="float" office:value="305.631">
                <text:p>305.631</text:p>
              </table:table-cell>
              <table:table-cell office:value-type="float" office:value="3.56579">
                <text:p>3.565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6">
                <text:p>336</text:p>
              </table:table-cell>
              <table:table-cell office:value-type="float" office:value="4.778">
                <text:p>4.778</text:p>
              </table:table-cell>
              <table:table-cell office:value-type="float" office:value="108.141">
                <text:p>108.141</text:p>
              </table:table-cell>
              <table:table-cell office:value-type="float" office:value="2.02633">
                <text:p>2.026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8.439">
                <text:p>338.439</text:p>
              </table:table-cell>
              <table:table-cell office:value-type="float" office:value="2.347">
                <text:p>2.347</text:p>
              </table:table-cell>
              <table:table-cell office:value-type="float" office:value="130.185">
                <text:p>130.185</text:p>
              </table:table-cell>
              <table:table-cell office:value-type="float" office:value="2.18518">
                <text:p>2.185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2.868">
                <text:p>422.868</text:p>
              </table:table-cell>
              <table:table-cell office:value-type="float" office:value="4.176">
                <text:p>4.176</text:p>
              </table:table-cell>
              <table:table-cell office:value-type="float" office:value="186.291">
                <text:p>186.291</text:p>
              </table:table-cell>
              <table:table-cell office:value-type="float" office:value="2.68441">
                <text:p>2.684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2.196">
                <text:p>302.196</text:p>
              </table:table-cell>
              <table:table-cell office:value-type="float" office:value="2.076">
                <text:p>2.076</text:p>
              </table:table-cell>
              <table:table-cell office:value-type="float" office:value="156.224">
                <text:p>156.224</text:p>
              </table:table-cell>
              <table:table-cell office:value-type="float" office:value="2.40141">
                <text:p>2.40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7.979">
                <text:p>407.979</text:p>
              </table:table-cell>
              <table:table-cell office:value-type="float" office:value="4.477">
                <text:p>4.477</text:p>
              </table:table-cell>
              <table:table-cell office:value-type="float" office:value="423.734">
                <text:p>423.734</text:p>
              </table:table-cell>
              <table:table-cell office:value-type="float" office:value="3.61902">
                <text:p>3.619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0.167">
                <text:p>330.167</text:p>
              </table:table-cell>
              <table:table-cell office:value-type="float" office:value="2.738">
                <text:p>2.738</text:p>
              </table:table-cell>
              <table:table-cell office:value-type="float" office:value="146.141">
                <text:p>146.141</text:p>
              </table:table-cell>
              <table:table-cell office:value-type="float" office:value="2.31441">
                <text:p>2.314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5.393">
                <text:p>315.393</text:p>
              </table:table-cell>
              <table:table-cell office:value-type="float" office:value="3.523">
                <text:p>3.523</text:p>
              </table:table-cell>
              <table:table-cell office:value-type="float" office:value="412.646">
                <text:p>412.646</text:p>
              </table:table-cell>
              <table:table-cell office:value-type="float" office:value="3.61187">
                <text:p>3.61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7.18">
                <text:p>297.18</text:p>
              </table:table-cell>
              <table:table-cell office:value-type="float" office:value="3.903">
                <text:p>3.903</text:p>
              </table:table-cell>
              <table:table-cell office:value-type="float" office:value="254.217">
                <text:p>254.217</text:p>
              </table:table-cell>
              <table:table-cell office:value-type="float" office:value="3.55317">
                <text:p>3.553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6.404">
                <text:p>376.404</text:p>
              </table:table-cell>
              <table:table-cell office:value-type="float" office:value="3.477">
                <text:p>3.477</text:p>
              </table:table-cell>
              <table:table-cell office:value-type="float" office:value="380.545">
                <text:p>380.545</text:p>
              </table:table-cell>
              <table:table-cell office:value-type="float" office:value="3.59341">
                <text:p>3.593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0.352">
                <text:p>300.352</text:p>
              </table:table-cell>
              <table:table-cell office:value-type="float" office:value="3.523">
                <text:p>3.523</text:p>
              </table:table-cell>
              <table:table-cell office:value-type="float" office:value="142.197">
                <text:p>142.197</text:p>
              </table:table-cell>
              <table:table-cell office:value-type="float" office:value="2.28147">
                <text:p>2.28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2.408">
                <text:p>302.408</text:p>
              </table:table-cell>
              <table:table-cell office:value-type="float" office:value="2.783">
                <text:p>2.783</text:p>
              </table:table-cell>
              <table:table-cell office:value-type="float" office:value="286.452">
                <text:p>286.452</text:p>
              </table:table-cell>
              <table:table-cell office:value-type="float" office:value="3.56275">
                <text:p>3.562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0.905">
                <text:p>430.905</text:p>
              </table:table-cell>
              <table:table-cell office:value-type="float" office:value="2.222">
                <text:p>2.222</text:p>
              </table:table-cell>
              <table:table-cell office:value-type="float" office:value="184.275">
                <text:p>184.275</text:p>
              </table:table-cell>
              <table:table-cell office:value-type="float" office:value="2.66417">
                <text:p>2.664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1.18">
                <text:p>121.18</text:p>
              </table:table-cell>
              <table:table-cell office:value-type="float" office:value="3.046">
                <text:p>3.046</text:p>
              </table:table-cell>
              <table:table-cell office:value-type="float" office:value="174.998">
                <text:p>174.998</text:p>
              </table:table-cell>
              <table:table-cell office:value-type="float" office:value="2.57369">
                <text:p>2.573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2.699">
                <text:p>242.699</text:p>
              </table:table-cell>
              <table:table-cell office:value-type="float" office:value="2.125">
                <text:p>2.125</text:p>
              </table:table-cell>
              <table:table-cell office:value-type="float" office:value="158.238">
                <text:p>158.238</text:p>
              </table:table-cell>
              <table:table-cell office:value-type="float" office:value="2.41926">
                <text:p>2.419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2.151">
                <text:p>152.151</text:p>
              </table:table-cell>
              <table:table-cell office:value-type="float" office:value="3.125">
                <text:p>3.125</text:p>
              </table:table-cell>
              <table:table-cell office:value-type="float" office:value="691.854">
                <text:p>691.854</text:p>
              </table:table-cell>
              <table:table-cell office:value-type="float" office:value="3.86018">
                <text:p>3.86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7.198">
                <text:p>527.198</text:p>
              </table:table-cell>
              <table:table-cell office:value-type="float" office:value="3.959">
                <text:p>3.959</text:p>
              </table:table-cell>
              <table:table-cell office:value-type="float" office:value="124.203">
                <text:p>124.203</text:p>
              </table:table-cell>
              <table:table-cell office:value-type="float" office:value="2.13966">
                <text:p>2.139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0.207">
                <text:p>170.207</text:p>
              </table:table-cell>
              <table:table-cell office:value-type="float" office:value="2.176">
                <text:p>2.176</text:p>
              </table:table-cell>
              <table:table-cell office:value-type="float" office:value="230.433">
                <text:p>230.433</text:p>
              </table:table-cell>
              <table:table-cell office:value-type="float" office:value="3.43033">
                <text:p>3.430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5.334">
                <text:p>305.334</text:p>
              </table:table-cell>
              <table:table-cell office:value-type="float" office:value="3.602">
                <text:p>3.602</text:p>
              </table:table-cell>
              <table:table-cell office:value-type="float" office:value="446.581">
                <text:p>446.581</text:p>
              </table:table-cell>
              <table:table-cell office:value-type="float" office:value="3.63483">
                <text:p>3.634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.794">
                <text:p>283.794</text:p>
              </table:table-cell>
              <table:table-cell office:value-type="float" office:value="2.176">
                <text:p>2.176</text:p>
              </table:table-cell>
              <table:table-cell office:value-type="float" office:value="154.249">
                <text:p>154.249</text:p>
              </table:table-cell>
              <table:table-cell office:value-type="float" office:value="2.38407">
                <text:p>2.384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0.784">
                <text:p>380.784</text:p>
              </table:table-cell>
              <table:table-cell office:value-type="float" office:value="3.699">
                <text:p>3.699</text:p>
              </table:table-cell>
              <table:table-cell office:value-type="float" office:value="326.386">
                <text:p>326.386</text:p>
              </table:table-cell>
              <table:table-cell office:value-type="float" office:value="3.57102">
                <text:p>3.571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1.187">
                <text:p>191.187</text:p>
              </table:table-cell>
              <table:table-cell office:value-type="float" office:value="2.523">
                <text:p>2.523</text:p>
              </table:table-cell>
              <table:table-cell office:value-type="float" office:value="448.409">
                <text:p>448.409</text:p>
              </table:table-cell>
              <table:table-cell office:value-type="float" office:value="3.63615">
                <text:p>3.636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6.925">
                <text:p>406.925</text:p>
              </table:table-cell>
              <table:table-cell office:value-type="float" office:value="4.921">
                <text:p>4.921</text:p>
              </table:table-cell>
              <table:table-cell office:value-type="float" office:value="90.121">
                <text:p>90.121</text:p>
              </table:table-cell>
              <table:table-cell office:value-type="float" office:value="1.9162">
                <text:p>1.9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4.244">
                <text:p>164.244</text:p>
              </table:table-cell>
              <table:table-cell office:value-type="float" office:value="2.176">
                <text:p>2.176</text:p>
              </table:table-cell>
              <table:table-cell office:value-type="float" office:value="402.482">
                <text:p>402.482</text:p>
              </table:table-cell>
              <table:table-cell office:value-type="float" office:value="3.60566">
                <text:p>3.605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1.773">
                <text:p>461.773</text:p>
              </table:table-cell>
              <table:table-cell office:value-type="float" office:value="3.678">
                <text:p>3.678</text:p>
              </table:table-cell>
              <table:table-cell office:value-type="float" office:value="326.283">
                <text:p>326.283</text:p>
              </table:table-cell>
              <table:table-cell office:value-type="float" office:value="3.57099">
                <text:p>3.570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3.0938">
                <text:p>73.0938</text:p>
              </table:table-cell>
              <table:table-cell office:value-type="float" office:value="2.477">
                <text:p>2.477</text:p>
              </table:table-cell>
              <table:table-cell office:value-type="float" office:value="522.265">
                <text:p>522.265</text:p>
              </table:table-cell>
              <table:table-cell office:value-type="float" office:value="3.69575">
                <text:p>3.695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0.318">
                <text:p>290.318</text:p>
              </table:table-cell>
              <table:table-cell office:value-type="float" office:value="2.409">
                <text:p>2.409</text:p>
              </table:table-cell>
              <table:table-cell office:value-type="float" office:value="212.33">
                <text:p>212.33</text:p>
              </table:table-cell>
              <table:table-cell office:value-type="float" office:value="2.98186">
                <text:p>2.98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6.665">
                <text:p>376.665</text:p>
              </table:table-cell>
              <table:table-cell office:value-type="float" office:value="3.125">
                <text:p>3.125</text:p>
              </table:table-cell>
              <table:table-cell office:value-type="float" office:value="143.012">
                <text:p>143.012</text:p>
              </table:table-cell>
              <table:table-cell office:value-type="float" office:value="2.28822">
                <text:p>2.288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5.289">
                <text:p>225.289</text:p>
              </table:table-cell>
              <table:table-cell office:value-type="float" office:value="4.155">
                <text:p>4.155</text:p>
              </table:table-cell>
              <table:table-cell office:value-type="float" office:value="367.046">
                <text:p>367.046</text:p>
              </table:table-cell>
              <table:table-cell office:value-type="float" office:value="3.58673">
                <text:p>3.586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7.834">
                <text:p>527.834</text:p>
              </table:table-cell>
              <table:table-cell office:value-type="float" office:value="4.602">
                <text:p>4.602</text:p>
              </table:table-cell>
              <table:table-cell office:value-type="float" office:value="278.347">
                <text:p>278.347</text:p>
              </table:table-cell>
              <table:table-cell office:value-type="float" office:value="3.56201">
                <text:p>3.562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6.938">
                <text:p>416.938</text:p>
              </table:table-cell>
              <table:table-cell office:value-type="float" office:value="2.204">
                <text:p>2.204</text:p>
              </table:table-cell>
              <table:table-cell office:value-type="float" office:value="222.28">
                <text:p>222.28</text:p>
              </table:table-cell>
              <table:table-cell office:value-type="float" office:value="3.17507">
                <text:p>3.175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3.668">
                <text:p>303.668</text:p>
              </table:table-cell>
              <table:table-cell office:value-type="float" office:value="2.727">
                <text:p>2.727</text:p>
              </table:table-cell>
              <table:table-cell office:value-type="float" office:value="214.217">
                <text:p>214.217</text:p>
              </table:table-cell>
              <table:table-cell office:value-type="float" office:value="3.00924">
                <text:p>3.009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8.679">
                <text:p>218.679</text:p>
              </table:table-cell>
              <table:table-cell office:value-type="float" office:value="2.824">
                <text:p>2.824</text:p>
              </table:table-cell>
              <table:table-cell office:value-type="float" office:value="265.394">
                <text:p>265.394</text:p>
              </table:table-cell>
              <table:table-cell office:value-type="float" office:value="3.56148">
                <text:p>3.561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8.344">
                <text:p>278.344</text:p>
              </table:table-cell>
              <table:table-cell office:value-type="float" office:value="3.272">
                <text:p>3.272</text:p>
              </table:table-cell>
              <table:table-cell office:value-type="float" office:value="426.673">
                <text:p>426.673</text:p>
              </table:table-cell>
              <table:table-cell office:value-type="float" office:value="3.62097">
                <text:p>3.620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6.324">
                <text:p>206.324</text:p>
              </table:table-cell>
              <table:table-cell office:value-type="float" office:value="3.284">
                <text:p>3.284</text:p>
              </table:table-cell>
              <table:table-cell office:value-type="float" office:value="74.0818">
                <text:p>74.0818</text:p>
              </table:table-cell>
              <table:table-cell office:value-type="float" office:value="1.83442">
                <text:p>1.834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7.029">
                <text:p>367.029</text:p>
              </table:table-cell>
              <table:table-cell office:value-type="float" office:value="4.699">
                <text:p>4.699</text:p>
              </table:table-cell>
              <table:table-cell office:value-type="float" office:value="192.254">
                <text:p>192.254</text:p>
              </table:table-cell>
              <table:table-cell office:value-type="float" office:value="2.74572">
                <text:p>2.745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8.827">
                <text:p>458.827</text:p>
              </table:table-cell>
              <table:table-cell office:value-type="float" office:value="3.201">
                <text:p>3.201</text:p>
              </table:table-cell>
              <table:table-cell office:value-type="float" office:value="150.13">
                <text:p>150.13</text:p>
              </table:table-cell>
              <table:table-cell office:value-type="float" office:value="2.34836">
                <text:p>2.348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9.391">
                <text:p>359.391</text:p>
              </table:table-cell>
              <table:table-cell office:value-type="float" office:value="3.255">
                <text:p>3.255</text:p>
              </table:table-cell>
              <table:table-cell office:value-type="float" office:value="106.15">
                <text:p>106.15</text:p>
              </table:table-cell>
              <table:table-cell office:value-type="float" office:value="2.01325">
                <text:p>2.013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8.068">
                <text:p>638.068</text:p>
              </table:table-cell>
              <table:table-cell office:value-type="float" office:value="4.255">
                <text:p>4.255</text:p>
              </table:table-cell>
              <table:table-cell office:value-type="float" office:value="250.187">
                <text:p>250.187</text:p>
              </table:table-cell>
              <table:table-cell office:value-type="float" office:value="3.54424">
                <text:p>3.544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8.106">
                <text:p>198.106</text:p>
              </table:table-cell>
              <table:table-cell office:value-type="float" office:value="0.602">
                <text:p>0.602</text:p>
              </table:table-cell>
              <table:table-cell office:value-type="float" office:value="182.302">
                <text:p>182.302</text:p>
              </table:table-cell>
              <table:table-cell office:value-type="float" office:value="2.64458">
                <text:p>2.644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4.184">
                <text:p>194.184</text:p>
              </table:table-cell>
              <table:table-cell office:value-type="float" office:value="0.924">
                <text:p>0.924</text:p>
              </table:table-cell>
              <table:table-cell office:value-type="float" office:value="98.0999">
                <text:p>98.0999</text:p>
              </table:table-cell>
              <table:table-cell office:value-type="float" office:value="1.96264">
                <text:p>1.962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7.227">
                <text:p>217.227</text:p>
              </table:table-cell>
              <table:table-cell office:value-type="float" office:value="4">
                <text:p>4</text:p>
              </table:table-cell>
              <table:table-cell office:value-type="float" office:value="250.333">
                <text:p>250.333</text:p>
              </table:table-cell>
              <table:table-cell office:value-type="float" office:value="3.54462">
                <text:p>3.544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9.316">
                <text:p>229.316</text:p>
              </table:table-cell>
              <table:table-cell office:value-type="float" office:value="2">
                <text:p>2</text:p>
              </table:table-cell>
              <table:table-cell office:value-type="float" office:value="376.364">
                <text:p>376.364</text:p>
              </table:table-cell>
              <table:table-cell office:value-type="float" office:value="3.59127">
                <text:p>3.591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2.276">
                <text:p>162.276</text:p>
              </table:table-cell>
              <table:table-cell office:value-type="float" office:value="3.824">
                <text:p>3.824</text:p>
              </table:table-cell>
              <table:table-cell office:value-type="float" office:value="154.249">
                <text:p>154.249</text:p>
              </table:table-cell>
              <table:table-cell office:value-type="float" office:value="2.38407">
                <text:p>2.384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5.683">
                <text:p>215.683</text:p>
              </table:table-cell>
              <table:table-cell office:value-type="float" office:value="4.222">
                <text:p>4.222</text:p>
              </table:table-cell>
              <table:table-cell office:value-type="float" office:value="163.259">
                <text:p>163.259</text:p>
              </table:table-cell>
              <table:table-cell office:value-type="float" office:value="2.4644">
                <text:p>2.46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0.276">
                <text:p>210.276</text:p>
              </table:table-cell>
              <table:table-cell office:value-type="float" office:value="4">
                <text:p>4</text:p>
              </table:table-cell>
              <table:table-cell office:value-type="float" office:value="200.318">
                <text:p>200.318</text:p>
              </table:table-cell>
              <table:table-cell office:value-type="float" office:value="2.83318">
                <text:p>2.833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6.221">
                <text:p>326.221</text:p>
              </table:table-cell>
              <table:table-cell office:value-type="float" office:value="4.149">
                <text:p>4.149</text:p>
              </table:table-cell>
              <table:table-cell office:value-type="float" office:value="214.645">
                <text:p>214.645</text:p>
              </table:table-cell>
              <table:table-cell office:value-type="float" office:value="3.01574">
                <text:p>3.015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1.999">
                <text:p>191.999</text:p>
              </table:table-cell>
              <table:table-cell office:value-type="float" office:value="2.602">
                <text:p>2.602</text:p>
              </table:table-cell>
              <table:table-cell office:value-type="float" office:value="162.271">
                <text:p>162.271</text:p>
              </table:table-cell>
              <table:table-cell office:value-type="float" office:value="2.45544">
                <text:p>2.455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2.394">
                <text:p>342.394</text:p>
              </table:table-cell>
              <table:table-cell office:value-type="float" office:value="2.875">
                <text:p>2.875</text:p>
              </table:table-cell>
              <table:table-cell office:value-type="float" office:value="206.195">
                <text:p>206.195</text:p>
              </table:table-cell>
              <table:table-cell office:value-type="float" office:value="2.90196">
                <text:p>2.901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4.148">
                <text:p>224.148</text:p>
              </table:table-cell>
              <table:table-cell office:value-type="float" office:value="5.959">
                <text:p>5.959</text:p>
              </table:table-cell>
              <table:table-cell office:value-type="float" office:value="177.286">
                <text:p>177.286</text:p>
              </table:table-cell>
              <table:table-cell office:value-type="float" office:value="2.59563">
                <text:p>2.595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2.408">
                <text:p>302.408</text:p>
              </table:table-cell>
              <table:table-cell office:value-type="float" office:value="3.632">
                <text:p>3.632</text:p>
              </table:table-cell>
              <table:table-cell office:value-type="float" office:value="150.218">
                <text:p>150.218</text:p>
              </table:table-cell>
              <table:table-cell office:value-type="float" office:value="2.34912">
                <text:p>2.349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.206">
                <text:p>143.206</text:p>
              </table:table-cell>
              <table:table-cell office:value-type="float" office:value="4.301">
                <text:p>4.301</text:p>
              </table:table-cell>
              <table:table-cell office:value-type="float" office:value="97.9952">
                <text:p>97.9952</text:p>
              </table:table-cell>
              <table:table-cell office:value-type="float" office:value="1.962">
                <text:p>1.9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2.674">
                <text:p>222.674</text:p>
              </table:table-cell>
              <table:table-cell office:value-type="float" office:value="2.778">
                <text:p>2.778</text:p>
              </table:table-cell>
              <table:table-cell office:value-type="float" office:value="438.763">
                <text:p>438.763</text:p>
              </table:table-cell>
              <table:table-cell office:value-type="float" office:value="3.62926">
                <text:p>3.629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6.259">
                <text:p>246.259</text:p>
              </table:table-cell>
              <table:table-cell office:value-type="float" office:value="2.778">
                <text:p>2.778</text:p>
              </table:table-cell>
              <table:table-cell office:value-type="float" office:value="213.297">
                <text:p>213.297</text:p>
              </table:table-cell>
              <table:table-cell office:value-type="float" office:value="2.99566">
                <text:p>2.995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.0892">
                <text:p>86.0892</text:p>
              </table:table-cell>
              <table:table-cell office:value-type="float" office:value="3.477">
                <text:p>3.477</text:p>
              </table:table-cell>
              <table:table-cell office:value-type="float" office:value="160.168">
                <text:p>160.168</text:p>
              </table:table-cell>
              <table:table-cell office:value-type="float" office:value="2.43649">
                <text:p>2.436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3.185">
                <text:p>143.185</text:p>
              </table:table-cell>
              <table:table-cell office:value-type="float" office:value="2.125">
                <text:p>2.125</text:p>
              </table:table-cell>
              <table:table-cell office:value-type="float" office:value="200.233">
                <text:p>200.233</text:p>
              </table:table-cell>
              <table:table-cell office:value-type="float" office:value="2.83223">
                <text:p>2.832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7.907">
                <text:p>457.907</text:p>
              </table:table-cell>
              <table:table-cell office:value-type="float" office:value="2.477">
                <text:p>2.477</text:p>
              </table:table-cell>
              <table:table-cell office:value-type="float" office:value="229.919">
                <text:p>229.919</text:p>
              </table:table-cell>
              <table:table-cell office:value-type="float" office:value="3.42454">
                <text:p>3.424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8.138">
                <text:p>108.138</text:p>
              </table:table-cell>
              <table:table-cell office:value-type="float" office:value="2.002">
                <text:p>2.002</text:p>
              </table:table-cell>
              <table:table-cell office:value-type="float" office:value="161.393">
                <text:p>161.393</text:p>
              </table:table-cell>
              <table:table-cell office:value-type="float" office:value="2.44751">
                <text:p>2.447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87.628">
                <text:p>587.628</text:p>
              </table:table-cell>
              <table:table-cell office:value-type="float" office:value="3">
                <text:p>3</text:p>
              </table:table-cell>
              <table:table-cell office:value-type="float" office:value="215.044">
                <text:p>215.044</text:p>
              </table:table-cell>
              <table:table-cell office:value-type="float" office:value="3.02188">
                <text:p>3.021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3.862">
                <text:p>423.862</text:p>
              </table:table-cell>
              <table:table-cell office:value-type="float" office:value="2.979">
                <text:p>2.979</text:p>
              </table:table-cell>
              <table:table-cell office:value-type="float" office:value="808.848">
                <text:p>808.848</text:p>
              </table:table-cell>
              <table:table-cell office:value-type="float" office:value="3.98287">
                <text:p>3.982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.997">
                <text:p>137.997</text:p>
              </table:table-cell>
              <table:table-cell office:value-type="float" office:value="3.66">
                <text:p>3.66</text:p>
              </table:table-cell>
              <table:table-cell office:value-type="float" office:value="197.446">
                <text:p>197.446</text:p>
              </table:table-cell>
              <table:table-cell office:value-type="float" office:value="2.8013">
                <text:p>2.80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9.061">
                <text:p>349.061</text:p>
              </table:table-cell>
              <table:table-cell office:value-type="float" office:value="3.076">
                <text:p>3.076</text:p>
              </table:table-cell>
              <table:table-cell office:value-type="float" office:value="150.218">
                <text:p>150.218</text:p>
              </table:table-cell>
              <table:table-cell office:value-type="float" office:value="2.34912">
                <text:p>2.34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7.513">
                <text:p>397.513</text:p>
              </table:table-cell>
              <table:table-cell office:value-type="float" office:value="3.824">
                <text:p>3.824</text:p>
              </table:table-cell>
              <table:table-cell office:value-type="float" office:value="80.5135">
                <text:p>80.5135</text:p>
              </table:table-cell>
              <table:table-cell office:value-type="float" office:value="1.86535">
                <text:p>1.865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5.765">
                <text:p>295.765</text:p>
              </table:table-cell>
              <table:table-cell office:value-type="float" office:value="3.301">
                <text:p>3.301</text:p>
              </table:table-cell>
              <table:table-cell office:value-type="float" office:value="414.068">
                <text:p>414.068</text:p>
              </table:table-cell>
              <table:table-cell office:value-type="float" office:value="3.61277">
                <text:p>3.612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2.147">
                <text:p>152.147</text:p>
              </table:table-cell>
              <table:table-cell office:value-type="float" office:value="1.301">
                <text:p>1.301</text:p>
              </table:table-cell>
              <table:table-cell office:value-type="float" office:value="138.164">
                <text:p>138.164</text:p>
              </table:table-cell>
              <table:table-cell office:value-type="float" office:value="2.24844">
                <text:p>2.248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7.78">
                <text:p>257.78</text:p>
              </table:table-cell>
              <table:table-cell office:value-type="float" office:value="3.699">
                <text:p>3.699</text:p>
              </table:table-cell>
              <table:table-cell office:value-type="float" office:value="214.217">
                <text:p>214.217</text:p>
              </table:table-cell>
              <table:table-cell office:value-type="float" office:value="3.00924">
                <text:p>3.009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0.191">
                <text:p>130.191</text:p>
              </table:table-cell>
              <table:table-cell office:value-type="float" office:value="4">
                <text:p>4</text:p>
              </table:table-cell>
              <table:table-cell office:value-type="float" office:value="100.119">
                <text:p>100.119</text:p>
              </table:table-cell>
              <table:table-cell office:value-type="float" office:value="1.97498">
                <text:p>1.974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0.984">
                <text:p>640.984</text:p>
              </table:table-cell>
              <table:table-cell office:value-type="float" office:value="3">
                <text:p>3</text:p>
              </table:table-cell>
              <table:table-cell office:value-type="float" office:value="129.203">
                <text:p>129.203</text:p>
              </table:table-cell>
              <table:table-cell office:value-type="float" office:value="2.17759">
                <text:p>2.177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2.386">
                <text:p>492.386</text:p>
              </table:table-cell>
              <table:table-cell office:value-type="float" office:value="0.171">
                <text:p>0.171</text:p>
              </table:table-cell>
              <table:table-cell office:value-type="float" office:value="276.488">
                <text:p>276.488</text:p>
              </table:table-cell>
              <table:table-cell office:value-type="float" office:value="3.56188">
                <text:p>3.561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3.856">
                <text:p>333.856</text:p>
              </table:table-cell>
              <table:table-cell office:value-type="float" office:value="4.201">
                <text:p>4.201</text:p>
              </table:table-cell>
              <table:table-cell office:value-type="float" office:value="375.134">
                <text:p>375.134</text:p>
              </table:table-cell>
              <table:table-cell office:value-type="float" office:value="3.59066">
                <text:p>3.590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.619">
                <text:p>200.619</text:p>
              </table:table-cell>
              <table:table-cell office:value-type="float" office:value="3.699">
                <text:p>3.699</text:p>
              </table:table-cell>
              <table:table-cell office:value-type="float" office:value="144.211">
                <text:p>144.211</text:p>
              </table:table-cell>
              <table:table-cell office:value-type="float" office:value="2.29822">
                <text:p>2.298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9.741">
                <text:p>349.741</text:p>
              </table:table-cell>
              <table:table-cell office:value-type="float" office:value="4.018">
                <text:p>4.018</text:p>
              </table:table-cell>
              <table:table-cell office:value-type="float" office:value="226.441">
                <text:p>226.441</text:p>
              </table:table-cell>
              <table:table-cell office:value-type="float" office:value="3.37469">
                <text:p>3.374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2.723">
                <text:p>252.723</text:p>
              </table:table-cell>
              <table:table-cell office:value-type="float" office:value="3.721">
                <text:p>3.721</text:p>
              </table:table-cell>
              <table:table-cell office:value-type="float" office:value="149.146">
                <text:p>149.146</text:p>
              </table:table-cell>
              <table:table-cell office:value-type="float" office:value="2.33993">
                <text:p>2.339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.241">
                <text:p>230.241</text:p>
              </table:table-cell>
              <table:table-cell office:value-type="float" office:value="1.955">
                <text:p>1.955</text:p>
              </table:table-cell>
              <table:table-cell office:value-type="float" office:value="284.245">
                <text:p>284.245</text:p>
              </table:table-cell>
              <table:table-cell office:value-type="float" office:value="3.56252">
                <text:p>3.562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1.83">
                <text:p>341.83</text:p>
              </table:table-cell>
              <table:table-cell office:value-type="float" office:value="2.658">
                <text:p>2.658</text:p>
              </table:table-cell>
              <table:table-cell office:value-type="float" office:value="222.601">
                <text:p>222.601</text:p>
              </table:table-cell>
              <table:table-cell office:value-type="float" office:value="3.18774">
                <text:p>3.187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8.328">
                <text:p>278.328</text:p>
              </table:table-cell>
              <table:table-cell office:value-type="float" office:value="4.155">
                <text:p>4.155</text:p>
              </table:table-cell>
              <table:table-cell office:value-type="float" office:value="292.415">
                <text:p>292.415</text:p>
              </table:table-cell>
              <table:table-cell office:value-type="float" office:value="3.56351">
                <text:p>3.563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1.261">
                <text:p>291.261</text:p>
              </table:table-cell>
              <table:table-cell office:value-type="float" office:value="4">
                <text:p>4</text:p>
              </table:table-cell>
              <table:table-cell office:value-type="float" office:value="378.916">
                <text:p>378.916</text:p>
              </table:table-cell>
              <table:table-cell office:value-type="float" office:value="3.59257">
                <text:p>3.592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7.675">
                <text:p>527.675</text:p>
              </table:table-cell>
              <table:table-cell office:value-type="float" office:value="2.921">
                <text:p>2.921</text:p>
              </table:table-cell>
              <table:table-cell office:value-type="float" office:value="429.594">
                <text:p>429.594</text:p>
              </table:table-cell>
              <table:table-cell office:value-type="float" office:value="3.62293">
                <text:p>3.622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1.037">
                <text:p>221.037</text:p>
              </table:table-cell>
              <table:table-cell office:value-type="float" office:value="2.398">
                <text:p>2.398</text:p>
              </table:table-cell>
              <table:table-cell office:value-type="float" office:value="116.115">
                <text:p>116.115</text:p>
              </table:table-cell>
              <table:table-cell office:value-type="float" office:value="2.08091">
                <text:p>2.080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4.363">
                <text:p>534.363</text:p>
              </table:table-cell>
              <table:table-cell office:value-type="float" office:value="1.842">
                <text:p>1.842</text:p>
              </table:table-cell>
              <table:table-cell office:value-type="float" office:value="75.0666">
                <text:p>75.0666</text:p>
              </table:table-cell>
              <table:table-cell office:value-type="float" office:value="1.83899">
                <text:p>1.838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7.234">
                <text:p>277.234</text:p>
              </table:table-cell>
              <table:table-cell office:value-type="float" office:value="4.301">
                <text:p>4.301</text:p>
              </table:table-cell>
              <table:table-cell office:value-type="float" office:value="204.308">
                <text:p>204.308</text:p>
              </table:table-cell>
              <table:table-cell office:value-type="float" office:value="2.87926">
                <text:p>2.879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2.146">
                <text:p>372.146</text:p>
              </table:table-cell>
              <table:table-cell office:value-type="float" office:value="4.155">
                <text:p>4.155</text:p>
              </table:table-cell>
              <table:table-cell office:value-type="float" office:value="182.133">
                <text:p>182.133</text:p>
              </table:table-cell>
              <table:table-cell office:value-type="float" office:value="2.64292">
                <text:p>2.642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1.091">
                <text:p>281.091</text:p>
              </table:table-cell>
              <table:table-cell office:value-type="float" office:value="2.875">
                <text:p>2.875</text:p>
              </table:table-cell>
              <table:table-cell office:value-type="float" office:value="162.271">
                <text:p>162.271</text:p>
              </table:table-cell>
              <table:table-cell office:value-type="float" office:value="2.45544">
                <text:p>2.455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9.094">
                <text:p>249.094</text:p>
              </table:table-cell>
              <table:table-cell office:value-type="float" office:value="3.234">
                <text:p>3.234</text:p>
              </table:table-cell>
              <table:table-cell office:value-type="float" office:value="215.206">
                <text:p>215.206</text:p>
              </table:table-cell>
              <table:table-cell office:value-type="float" office:value="3.02442">
                <text:p>3.024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7.476">
                <text:p>297.476</text:p>
              </table:table-cell>
              <table:table-cell office:value-type="float" office:value="3.032">
                <text:p>3.032</text:p>
              </table:table-cell>
              <table:table-cell office:value-type="float" office:value="116.079">
                <text:p>116.079</text:p>
              </table:table-cell>
              <table:table-cell office:value-type="float" office:value="2.08065">
                <text:p>2.080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2.802">
                <text:p>372.802</text:p>
              </table:table-cell>
              <table:table-cell office:value-type="float" office:value="4.347">
                <text:p>4.347</text:p>
              </table:table-cell>
              <table:table-cell office:value-type="float" office:value="84.08">
                <text:p>84.08</text:p>
              </table:table-cell>
              <table:table-cell office:value-type="float" office:value="1.88357">
                <text:p>1.883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4.469">
                <text:p>354.469</text:p>
              </table:table-cell>
              <table:table-cell office:value-type="float" office:value="4">
                <text:p>4</text:p>
              </table:table-cell>
              <table:table-cell office:value-type="float" office:value="330.461">
                <text:p>330.461</text:p>
              </table:table-cell>
              <table:table-cell office:value-type="float" office:value="3.57228">
                <text:p>3.572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0.294">
                <text:p>350.294</text:p>
              </table:table-cell>
              <table:table-cell office:value-type="float" office:value="3.268">
                <text:p>3.268</text:p>
              </table:table-cell>
              <table:table-cell office:value-type="float" office:value="313.348">
                <text:p>313.348</text:p>
              </table:table-cell>
              <table:table-cell office:value-type="float" office:value="3.5675">
                <text:p>3.56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4.21">
                <text:p>314.21</text:p>
              </table:table-cell>
              <table:table-cell office:value-type="float" office:value="3.851">
                <text:p>3.851</text:p>
              </table:table-cell>
              <table:table-cell office:value-type="float" office:value="204.351">
                <text:p>204.351</text:p>
              </table:table-cell>
              <table:table-cell office:value-type="float" office:value="2.87977">
                <text:p>2.879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3.362">
                <text:p>383.362</text:p>
              </table:table-cell>
              <table:table-cell office:value-type="float" office:value="4.824">
                <text:p>4.824</text:p>
              </table:table-cell>
              <table:table-cell office:value-type="float" office:value="166.174">
                <text:p>166.174</text:p>
              </table:table-cell>
              <table:table-cell office:value-type="float" office:value="2.49104">
                <text:p>2.491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4.494">
                <text:p>144.494</text:p>
              </table:table-cell>
              <table:table-cell office:value-type="float" office:value="2.409">
                <text:p>2.409</text:p>
              </table:table-cell>
              <table:table-cell office:value-type="float" office:value="138.121">
                <text:p>138.121</text:p>
              </table:table-cell>
              <table:table-cell office:value-type="float" office:value="2.24809">
                <text:p>2.248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2.168">
                <text:p>122.168</text:p>
              </table:table-cell>
              <table:table-cell office:value-type="float" office:value="2.176">
                <text:p>2.176</text:p>
              </table:table-cell>
              <table:table-cell office:value-type="float" office:value="136.191">
                <text:p>136.191</text:p>
              </table:table-cell>
              <table:table-cell office:value-type="float" office:value="2.23254">
                <text:p>2.232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5.872">
                <text:p>505.872</text:p>
              </table:table-cell>
              <table:table-cell office:value-type="float" office:value="2.602">
                <text:p>2.602</text:p>
              </table:table-cell>
              <table:table-cell office:value-type="float" office:value="102.132">
                <text:p>102.132</text:p>
              </table:table-cell>
              <table:table-cell office:value-type="float" office:value="1.98752">
                <text:p>1.987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8.711">
                <text:p>248.711</text:p>
              </table:table-cell>
              <table:table-cell office:value-type="float" office:value="4.046">
                <text:p>4.046</text:p>
              </table:table-cell>
              <table:table-cell office:value-type="float" office:value="279.678">
                <text:p>279.678</text:p>
              </table:table-cell>
              <table:table-cell office:value-type="float" office:value="3.56211">
                <text:p>3.562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4.227">
                <text:p>194.227</text:p>
              </table:table-cell>
              <table:table-cell office:value-type="float" office:value="2.523">
                <text:p>2.523</text:p>
              </table:table-cell>
              <table:table-cell office:value-type="float" office:value="364.393">
                <text:p>364.393</text:p>
              </table:table-cell>
              <table:table-cell office:value-type="float" office:value="3.5855">
                <text:p>3.58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1.238">
                <text:p>251.238</text:p>
              </table:table-cell>
              <table:table-cell office:value-type="float" office:value="0.824">
                <text:p>0.824</text:p>
              </table:table-cell>
              <table:table-cell office:value-type="float" office:value="370.77">
                <text:p>370.77</text:p>
              </table:table-cell>
              <table:table-cell office:value-type="float" office:value="3.58851">
                <text:p>3.588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2.533">
                <text:p>322.533</text:p>
              </table:table-cell>
              <table:table-cell office:value-type="float" office:value="5">
                <text:p>5</text:p>
              </table:table-cell>
              <table:table-cell office:value-type="float" office:value="208.234">
                <text:p>208.234</text:p>
              </table:table-cell>
              <table:table-cell office:value-type="float" office:value="2.92733">
                <text:p>2.927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5.49">
                <text:p>285.49</text:p>
              </table:table-cell>
              <table:table-cell office:value-type="float" office:value="2.357">
                <text:p>2.357</text:p>
              </table:table-cell>
              <table:table-cell office:value-type="float" office:value="178.226">
                <text:p>178.226</text:p>
              </table:table-cell>
              <table:table-cell office:value-type="float" office:value="2.60472">
                <text:p>2.604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3.406">
                <text:p>293.406</text:p>
              </table:table-cell>
              <table:table-cell office:value-type="float" office:value="3.699">
                <text:p>3.699</text:p>
              </table:table-cell>
              <table:table-cell office:value-type="float" office:value="344.659">
                <text:p>344.659</text:p>
              </table:table-cell>
              <table:table-cell office:value-type="float" office:value="3.57722">
                <text:p>3.577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.423">
                <text:p>349.423</text:p>
              </table:table-cell>
              <table:table-cell office:value-type="float" office:value="4.176">
                <text:p>4.176</text:p>
              </table:table-cell>
              <table:table-cell office:value-type="float" office:value="180.243">
                <text:p>180.243</text:p>
              </table:table-cell>
              <table:table-cell office:value-type="float" office:value="2.62435">
                <text:p>2.624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8.124">
                <text:p>138.124</text:p>
              </table:table-cell>
              <table:table-cell office:value-type="float" office:value="3.347">
                <text:p>3.347</text:p>
              </table:table-cell>
              <table:table-cell office:value-type="float" office:value="306.355">
                <text:p>306.355</text:p>
              </table:table-cell>
              <table:table-cell office:value-type="float" office:value="3.56594">
                <text:p>3.565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5.325">
                <text:p>355.325</text:p>
              </table:table-cell>
              <table:table-cell office:value-type="float" office:value="3.778">
                <text:p>3.778</text:p>
              </table:table-cell>
              <table:table-cell office:value-type="float" office:value="250.333">
                <text:p>250.333</text:p>
              </table:table-cell>
              <table:table-cell office:value-type="float" office:value="3.54462">
                <text:p>3.544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8.44">
                <text:p>338.44</text:p>
              </table:table-cell>
              <table:table-cell office:value-type="float" office:value="2.574">
                <text:p>2.574</text:p>
              </table:table-cell>
              <table:table-cell office:value-type="float" office:value="657.766">
                <text:p>657.766</text:p>
              </table:table-cell>
              <table:table-cell office:value-type="float" office:value="3.82528">
                <text:p>3.825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4.194">
                <text:p>174.194</text:p>
              </table:table-cell>
              <table:table-cell office:value-type="float" office:value="2.81">
                <text:p>2.81</text:p>
              </table:table-cell>
              <table:table-cell office:value-type="float" office:value="152.192">
                <text:p>152.192</text:p>
              </table:table-cell>
              <table:table-cell office:value-type="float" office:value="2.36616">
                <text:p>2.366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3.749">
                <text:p>293.749</text:p>
              </table:table-cell>
              <table:table-cell office:value-type="float" office:value="3.079">
                <text:p>3.079</text:p>
              </table:table-cell>
              <table:table-cell office:value-type="float" office:value="242.313">
                <text:p>242.313</text:p>
              </table:table-cell>
              <table:table-cell office:value-type="float" office:value="3.5158">
                <text:p>3.51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8.775">
                <text:p>288.775</text:p>
              </table:table-cell>
              <table:table-cell office:value-type="float" office:value="3.127">
                <text:p>3.127</text:p>
              </table:table-cell>
              <table:table-cell office:value-type="float" office:value="248.301">
                <text:p>248.301</text:p>
              </table:table-cell>
              <table:table-cell office:value-type="float" office:value="3.53884">
                <text:p>3.538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4.132">
                <text:p>134.132</text:p>
              </table:table-cell>
              <table:table-cell office:value-type="float" office:value="4.301">
                <text:p>4.301</text:p>
              </table:table-cell>
              <table:table-cell office:value-type="float" office:value="370.566">
                <text:p>370.566</text:p>
              </table:table-cell>
              <table:table-cell office:value-type="float" office:value="3.58841">
                <text:p>3.588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8.566">
                <text:p>428.566</text:p>
              </table:table-cell>
              <table:table-cell office:value-type="float" office:value="3.653">
                <text:p>3.653</text:p>
              </table:table-cell>
              <table:table-cell office:value-type="float" office:value="171.217">
                <text:p>171.217</text:p>
              </table:table-cell>
              <table:table-cell office:value-type="float" office:value="2.53789">
                <text:p>2.537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.237">
                <text:p>184.237</text:p>
              </table:table-cell>
              <table:table-cell office:value-type="float" office:value="2.301">
                <text:p>2.301</text:p>
              </table:table-cell>
              <table:table-cell office:value-type="float" office:value="122.164">
                <text:p>122.164</text:p>
              </table:table-cell>
              <table:table-cell office:value-type="float" office:value="2.12454">
                <text:p>2.124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0.36">
                <text:p>440.36</text:p>
              </table:table-cell>
              <table:table-cell office:value-type="float" office:value="3.176">
                <text:p>3.176</text:p>
              </table:table-cell>
              <table:table-cell office:value-type="float" office:value="260.116">
                <text:p>260.116</text:p>
              </table:table-cell>
              <table:table-cell office:value-type="float" office:value="3.56035">
                <text:p>3.560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7.572">
                <text:p>127.572</text:p>
              </table:table-cell>
              <table:table-cell office:value-type="float" office:value="2.125">
                <text:p>2.125</text:p>
              </table:table-cell>
              <table:table-cell office:value-type="float" office:value="164.199">
                <text:p>164.199</text:p>
              </table:table-cell>
              <table:table-cell office:value-type="float" office:value="2.47296">
                <text:p>2.47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2.011">
                <text:p>172.011</text:p>
              </table:table-cell>
              <table:table-cell office:value-type="float" office:value="2.903">
                <text:p>2.903</text:p>
              </table:table-cell>
              <table:table-cell office:value-type="float" office:value="300.434">
                <text:p>300.434</text:p>
              </table:table-cell>
              <table:table-cell office:value-type="float" office:value="3.56479">
                <text:p>3.564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9.698">
                <text:p>239.698</text:p>
              </table:table-cell>
              <table:table-cell office:value-type="float" office:value="3.569">
                <text:p>3.569</text:p>
              </table:table-cell>
              <table:table-cell office:value-type="float" office:value="168.234">
                <text:p>168.234</text:p>
              </table:table-cell>
              <table:table-cell office:value-type="float" office:value="2.51006">
                <text:p>2.510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2.499">
                <text:p>382.499</text:p>
              </table:table-cell>
              <table:table-cell office:value-type="float" office:value="2.778">
                <text:p>2.778</text:p>
              </table:table-cell>
              <table:table-cell office:value-type="float" office:value="253.367">
                <text:p>253.367</text:p>
              </table:table-cell>
              <table:table-cell office:value-type="float" office:value="3.55157">
                <text:p>3.551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1.129">
                <text:p>141.129</text:p>
              </table:table-cell>
              <table:table-cell office:value-type="float" office:value="4.363">
                <text:p>4.363</text:p>
              </table:table-cell>
              <table:table-cell office:value-type="float" office:value="326.429">
                <text:p>326.429</text:p>
              </table:table-cell>
              <table:table-cell office:value-type="float" office:value="3.57103">
                <text:p>3.571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2.21">
                <text:p>162.21</text:p>
              </table:table-cell>
              <table:table-cell office:value-type="float" office:value="3.337">
                <text:p>3.337</text:p>
              </table:table-cell>
              <table:table-cell office:value-type="float" office:value="176.215">
                <text:p>176.215</text:p>
              </table:table-cell>
              <table:table-cell office:value-type="float" office:value="2.58533">
                <text:p>2.585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6.488">
                <text:p>376.488</text:p>
              </table:table-cell>
              <table:table-cell office:value-type="float" office:value="3.481">
                <text:p>3.481</text:p>
              </table:table-cell>
              <table:table-cell office:value-type="float" office:value="207.247">
                <text:p>207.247</text:p>
              </table:table-cell>
              <table:table-cell office:value-type="float" office:value="2.91494">
                <text:p>2.914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8.844">
                <text:p>388.844</text:p>
              </table:table-cell>
              <table:table-cell office:value-type="float" office:value="2.201">
                <text:p>2.201</text:p>
              </table:table-cell>
              <table:table-cell office:value-type="float" office:value="236.055">
                <text:p>236.055</text:p>
              </table:table-cell>
              <table:table-cell office:value-type="float" office:value="3.47964">
                <text:p>3.479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7.33">
                <text:p>227.33</text:p>
              </table:table-cell>
              <table:table-cell office:value-type="float" office:value="2.778">
                <text:p>2.778</text:p>
              </table:table-cell>
              <table:table-cell office:value-type="float" office:value="84.08">
                <text:p>84.08</text:p>
              </table:table-cell>
              <table:table-cell office:value-type="float" office:value="1.88357">
                <text:p>1.883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6.184">
                <text:p>166.184</text:p>
              </table:table-cell>
              <table:table-cell office:value-type="float" office:value="3.602">
                <text:p>3.602</text:p>
              </table:table-cell>
              <table:table-cell office:value-type="float" office:value="170.207">
                <text:p>170.207</text:p>
              </table:table-cell>
              <table:table-cell office:value-type="float" office:value="2.52843">
                <text:p>2.528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1.408">
                <text:p>401.408</text:p>
              </table:table-cell>
              <table:table-cell office:value-type="float" office:value="5.255">
                <text:p>5.255</text:p>
              </table:table-cell>
              <table:table-cell office:value-type="float" office:value="116.479">
                <text:p>116.479</text:p>
              </table:table-cell>
              <table:table-cell office:value-type="float" office:value="2.08348">
                <text:p>2.083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2.087">
                <text:p>112.087</text:p>
              </table:table-cell>
              <table:table-cell office:value-type="float" office:value="0.824">
                <text:p>0.824</text:p>
              </table:table-cell>
              <table:table-cell office:value-type="float" office:value="186.592">
                <text:p>186.592</text:p>
              </table:table-cell>
              <table:table-cell office:value-type="float" office:value="2.68745">
                <text:p>2.687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.221">
                <text:p>198.221</text:p>
              </table:table-cell>
              <table:table-cell office:value-type="float" office:value="1.824">
                <text:p>1.824</text:p>
              </table:table-cell>
              <table:table-cell office:value-type="float" office:value="318.323">
                <text:p>318.323</text:p>
              </table:table-cell>
              <table:table-cell office:value-type="float" office:value="3.56875">
                <text:p>3.56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1.914">
                <text:p>461.914</text:p>
              </table:table-cell>
              <table:table-cell office:value-type="float" office:value="3.909">
                <text:p>3.909</text:p>
              </table:table-cell>
              <table:table-cell office:value-type="float" office:value="174.156">
                <text:p>174.156</text:p>
              </table:table-cell>
              <table:table-cell office:value-type="float" office:value="2.56566">
                <text:p>2.565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0.171">
                <text:p>160.171</text:p>
              </table:table-cell>
              <table:table-cell office:value-type="float" office:value="3.697">
                <text:p>3.697</text:p>
              </table:table-cell>
              <table:table-cell office:value-type="float" office:value="236.35">
                <text:p>236.35</text:p>
              </table:table-cell>
              <table:table-cell office:value-type="float" office:value="3.4817">
                <text:p>3.48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6.302">
                <text:p>246.302</text:p>
              </table:table-cell>
              <table:table-cell office:value-type="float" office:value="4.778">
                <text:p>4.778</text:p>
              </table:table-cell>
              <table:table-cell office:value-type="float" office:value="144.215">
                <text:p>144.215</text:p>
              </table:table-cell>
              <table:table-cell office:value-type="float" office:value="2.29824">
                <text:p>2.298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6.0841">
                <text:p>96.0841</text:p>
              </table:table-cell>
              <table:table-cell office:value-type="float" office:value="2.959">
                <text:p>2.959</text:p>
              </table:table-cell>
              <table:table-cell office:value-type="float" office:value="428.603">
                <text:p>428.603</text:p>
              </table:table-cell>
              <table:table-cell office:value-type="float" office:value="3.62226">
                <text:p>3.622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3.348">
                <text:p>283.348</text:p>
              </table:table-cell>
              <table:table-cell office:value-type="float" office:value="5.097">
                <text:p>5.097</text:p>
              </table:table-cell>
              <table:table-cell office:value-type="float" office:value="103.166">
                <text:p>103.166</text:p>
              </table:table-cell>
              <table:table-cell office:value-type="float" office:value="1.99406">
                <text:p>1.994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3.163">
                <text:p>223.163</text:p>
              </table:table-cell>
              <table:table-cell office:value-type="float" office:value="5.824">
                <text:p>5.824</text:p>
              </table:table-cell>
              <table:table-cell office:value-type="float" office:value="455.815">
                <text:p>455.815</text:p>
              </table:table-cell>
              <table:table-cell office:value-type="float" office:value="3.6416">
                <text:p>3.64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5.201">
                <text:p>325.201</text:p>
              </table:table-cell>
              <table:table-cell office:value-type="float" office:value="3.778">
                <text:p>3.778</text:p>
              </table:table-cell>
              <table:table-cell office:value-type="float" office:value="200.232">
                <text:p>200.232</text:p>
              </table:table-cell>
              <table:table-cell office:value-type="float" office:value="2.83221">
                <text:p>2.832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9.71">
                <text:p>229.71</text:p>
              </table:table-cell>
              <table:table-cell office:value-type="float" office:value="4.523">
                <text:p>4.523</text:p>
              </table:table-cell>
              <table:table-cell office:value-type="float" office:value="156.224">
                <text:p>156.224</text:p>
              </table:table-cell>
              <table:table-cell office:value-type="float" office:value="2.40141">
                <text:p>2.401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2.36">
                <text:p>312.36</text:p>
              </table:table-cell>
              <table:table-cell office:value-type="float" office:value="2">
                <text:p>2</text:p>
              </table:table-cell>
              <table:table-cell office:value-type="float" office:value="136.191">
                <text:p>136.191</text:p>
              </table:table-cell>
              <table:table-cell office:value-type="float" office:value="2.23254">
                <text:p>2.232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3.661">
                <text:p>213.661</text:p>
              </table:table-cell>
              <table:table-cell office:value-type="float" office:value="2.799">
                <text:p>2.799</text:p>
              </table:table-cell>
              <table:table-cell office:value-type="float" office:value="126.196">
                <text:p>126.196</text:p>
              </table:table-cell>
              <table:table-cell office:value-type="float" office:value="2.15464">
                <text:p>2.154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7.857">
                <text:p>387.857</text:p>
              </table:table-cell>
              <table:table-cell office:value-type="float" office:value="3.538">
                <text:p>3.538</text:p>
              </table:table-cell>
              <table:table-cell office:value-type="float" office:value="236.227">
                <text:p>236.227</text:p>
              </table:table-cell>
              <table:table-cell office:value-type="float" office:value="3.48085">
                <text:p>3.480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5.334">
                <text:p>295.334</text:p>
              </table:table-cell>
              <table:table-cell office:value-type="float" office:value="3">
                <text:p>3</text:p>
              </table:table-cell>
              <table:table-cell office:value-type="float" office:value="350.582">
                <text:p>350.582</text:p>
              </table:table-cell>
              <table:table-cell office:value-type="float" office:value="3.57954">
                <text:p>3.579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04">
                <text:p>42.04</text:p>
              </table:table-cell>
              <table:table-cell office:value-type="float" office:value="3.574">
                <text:p>3.574</text:p>
              </table:table-cell>
              <table:table-cell office:value-type="float" office:value="298.333">
                <text:p>298.333</text:p>
              </table:table-cell>
              <table:table-cell office:value-type="float" office:value="3.56443">
                <text:p>3.564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3.638">
                <text:p>563.638</text:p>
              </table:table-cell>
              <table:table-cell office:value-type="float" office:value="6">
                <text:p>6</text:p>
              </table:table-cell>
              <table:table-cell office:value-type="float" office:value="116.158">
                <text:p>116.158</text:p>
              </table:table-cell>
              <table:table-cell office:value-type="float" office:value="2.08122">
                <text:p>2.081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8.083">
                <text:p>598.083</text:p>
              </table:table-cell>
              <table:table-cell office:value-type="float" office:value="2.824">
                <text:p>2.824</text:p>
              </table:table-cell>
              <table:table-cell office:value-type="float" office:value="151.635">
                <text:p>151.635</text:p>
              </table:table-cell>
              <table:table-cell office:value-type="float" office:value="2.36133">
                <text:p>2.361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0.976">
                <text:p>220.976</text:p>
              </table:table-cell>
              <table:table-cell office:value-type="float" office:value="5">
                <text:p>5</text:p>
              </table:table-cell>
              <table:table-cell office:value-type="float" office:value="206.279">
                <text:p>206.279</text:p>
              </table:table-cell>
              <table:table-cell office:value-type="float" office:value="2.90299">
                <text:p>2.902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8.352">
                <text:p>238.352</text:p>
              </table:table-cell>
              <table:table-cell office:value-type="float" office:value="3.222">
                <text:p>3.222</text:p>
              </table:table-cell>
              <table:table-cell office:value-type="float" office:value="167.192">
                <text:p>167.192</text:p>
              </table:table-cell>
              <table:table-cell office:value-type="float" office:value="2.50041">
                <text:p>2.500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15.638">
                <text:p>515.638</text:p>
              </table:table-cell>
              <table:table-cell office:value-type="float" office:value="2.398">
                <text:p>2.398</text:p>
              </table:table-cell>
              <table:table-cell office:value-type="float" office:value="136.148">
                <text:p>136.148</text:p>
              </table:table-cell>
              <table:table-cell office:value-type="float" office:value="2.23219">
                <text:p>2.232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6.217">
                <text:p>166.217</text:p>
              </table:table-cell>
              <table:table-cell office:value-type="float" office:value="1.903">
                <text:p>1.903</text:p>
              </table:table-cell>
              <table:table-cell office:value-type="float" office:value="101.147">
                <text:p>101.147</text:p>
              </table:table-cell>
              <table:table-cell office:value-type="float" office:value="1.98136">
                <text:p>1.981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8.431">
                <text:p>288.431</text:p>
              </table:table-cell>
              <table:table-cell office:value-type="float" office:value="4.66">
                <text:p>4.66</text:p>
              </table:table-cell>
              <table:table-cell office:value-type="float" office:value="516.405">
                <text:p>516.405</text:p>
              </table:table-cell>
              <table:table-cell office:value-type="float" office:value="3.69065">
                <text:p>3.690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7.482">
                <text:p>327.482</text:p>
              </table:table-cell>
              <table:table-cell office:value-type="float" office:value="3.173">
                <text:p>3.173</text:p>
              </table:table-cell>
              <table:table-cell office:value-type="float" office:value="277.263">
                <text:p>277.263</text:p>
              </table:table-cell>
              <table:table-cell office:value-type="float" office:value="3.56193">
                <text:p>3.561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4.48">
                <text:p>404.48</text:p>
              </table:table-cell>
              <table:table-cell office:value-type="float" office:value="3.176">
                <text:p>3.176</text:p>
              </table:table-cell>
              <table:table-cell office:value-type="float" office:value="340.497">
                <text:p>340.497</text:p>
              </table:table-cell>
              <table:table-cell office:value-type="float" office:value="3.57568">
                <text:p>3.575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8.179">
                <text:p>198.179</text:p>
              </table:table-cell>
              <table:table-cell office:value-type="float" office:value="3">
                <text:p>3</text:p>
              </table:table-cell>
              <table:table-cell office:value-type="float" office:value="178.228">
                <text:p>178.228</text:p>
              </table:table-cell>
              <table:table-cell office:value-type="float" office:value="2.60473">
                <text:p>2.604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1.27">
                <text:p>191.27</text:p>
              </table:table-cell>
              <table:table-cell office:value-type="float" office:value="2.602">
                <text:p>2.602</text:p>
              </table:table-cell>
              <table:table-cell office:value-type="float" office:value="124.137">
                <text:p>124.137</text:p>
              </table:table-cell>
              <table:table-cell office:value-type="float" office:value="2.13917">
                <text:p>2.139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2.394">
                <text:p>332.394</text:p>
              </table:table-cell>
              <table:table-cell office:value-type="float" office:value="2.824">
                <text:p>2.824</text:p>
              </table:table-cell>
              <table:table-cell office:value-type="float" office:value="126.584">
                <text:p>126.584</text:p>
              </table:table-cell>
              <table:table-cell office:value-type="float" office:value="2.15757">
                <text:p>2.157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9.252">
                <text:p>199.252</text:p>
              </table:table-cell>
              <table:table-cell office:value-type="float" office:value="3.721">
                <text:p>3.721</text:p>
              </table:table-cell>
              <table:table-cell office:value-type="float" office:value="341.487">
                <text:p>341.487</text:p>
              </table:table-cell>
              <table:table-cell office:value-type="float" office:value="3.57604">
                <text:p>3.576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9.333">
                <text:p>459.333</text:p>
              </table:table-cell>
              <table:table-cell office:value-type="float" office:value="2">
                <text:p>2</text:p>
              </table:table-cell>
              <table:table-cell office:value-type="float" office:value="372.539">
                <text:p>372.539</text:p>
              </table:table-cell>
              <table:table-cell office:value-type="float" office:value="3.58937">
                <text:p>3.589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2.076">
                <text:p>362.076</text:p>
              </table:table-cell>
              <table:table-cell office:value-type="float" office:value="4.176">
                <text:p>4.176</text:p>
              </table:table-cell>
              <table:table-cell office:value-type="float" office:value="132.227">
                <text:p>132.227</text:p>
              </table:table-cell>
              <table:table-cell office:value-type="float" office:value="2.2011">
                <text:p>2.20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0.392">
                <text:p>300.392</text:p>
              </table:table-cell>
              <table:table-cell office:value-type="float" office:value="3.004">
                <text:p>3.004</text:p>
              </table:table-cell>
              <table:table-cell office:value-type="float" office:value="136.234">
                <text:p>136.234</text:p>
              </table:table-cell>
              <table:table-cell office:value-type="float" office:value="2.23288">
                <text:p>2.232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6.539">
                <text:p>296.539</text:p>
              </table:table-cell>
              <table:table-cell office:value-type="float" office:value="2.648">
                <text:p>2.648</text:p>
              </table:table-cell>
              <table:table-cell office:value-type="float" office:value="168.191">
                <text:p>168.191</text:p>
              </table:table-cell>
              <table:table-cell office:value-type="float" office:value="2.50966">
                <text:p>2.509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2.451">
                <text:p>302.451</text:p>
              </table:table-cell>
              <table:table-cell office:value-type="float" office:value="3.778">
                <text:p>3.778</text:p>
              </table:table-cell>
              <table:table-cell office:value-type="float" office:value="170.207">
                <text:p>170.207</text:p>
              </table:table-cell>
              <table:table-cell office:value-type="float" office:value="2.52843">
                <text:p>2.528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2.313">
                <text:p>252.313</text:p>
              </table:table-cell>
              <table:table-cell office:value-type="float" office:value="2.77">
                <text:p>2.77</text:p>
              </table:table-cell>
              <table:table-cell office:value-type="float" office:value="142.583">
                <text:p>142.583</text:p>
              </table:table-cell>
              <table:table-cell office:value-type="float" office:value="2.28466">
                <text:p>2.284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6.128">
                <text:p>256.128</text:p>
              </table:table-cell>
              <table:table-cell office:value-type="float" office:value="2.875">
                <text:p>2.875</text:p>
              </table:table-cell>
              <table:table-cell office:value-type="float" office:value="194.183">
                <text:p>194.183</text:p>
              </table:table-cell>
              <table:table-cell office:value-type="float" office:value="2.7661">
                <text:p>2.76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3.146">
                <text:p>303.146</text:p>
              </table:table-cell>
              <table:table-cell office:value-type="float" office:value="2.699">
                <text:p>2.699</text:p>
              </table:table-cell>
              <table:table-cell office:value-type="float" office:value="226.269">
                <text:p>226.269</text:p>
              </table:table-cell>
              <table:table-cell office:value-type="float" office:value="3.37148">
                <text:p>3.371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4.389">
                <text:p>374.389</text:p>
              </table:table-cell>
              <table:table-cell office:value-type="float" office:value="3.943">
                <text:p>3.943</text:p>
              </table:table-cell>
              <table:table-cell office:value-type="float" office:value="117.189">
                <text:p>117.189</text:p>
              </table:table-cell>
              <table:table-cell office:value-type="float" office:value="2.08852">
                <text:p>2.088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72.844">
                <text:p>972.844</text:p>
              </table:table-cell>
              <table:table-cell office:value-type="float" office:value="3.357">
                <text:p>3.357</text:p>
              </table:table-cell>
              <table:table-cell office:value-type="float" office:value="281.69">
                <text:p>281.69</text:p>
              </table:table-cell>
              <table:table-cell office:value-type="float" office:value="3.56228">
                <text:p>3.562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7.307">
                <text:p>217.307</text:p>
              </table:table-cell>
              <table:table-cell office:value-type="float" office:value="2.875">
                <text:p>2.875</text:p>
              </table:table-cell>
              <table:table-cell office:value-type="float" office:value="60.0983">
                <text:p>60.0983</text:p>
              </table:table-cell>
              <table:table-cell office:value-type="float" office:value="1.77569">
                <text:p>1.775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0.589">
                <text:p>300.589</text:p>
              </table:table-cell>
              <table:table-cell office:value-type="float" office:value="2.699">
                <text:p>2.699</text:p>
              </table:table-cell>
              <table:table-cell office:value-type="float" office:value="59.1103">
                <text:p>59.1103</text:p>
              </table:table-cell>
              <table:table-cell office:value-type="float" office:value="1.77197">
                <text:p>1.771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0.251">
                <text:p>220.251</text:p>
              </table:table-cell>
              <table:table-cell office:value-type="float" office:value="2.62">
                <text:p>2.62</text:p>
              </table:table-cell>
              <table:table-cell office:value-type="float" office:value="625.55">
                <text:p>625.55</text:p>
              </table:table-cell>
              <table:table-cell office:value-type="float" office:value="3.79293">
                <text:p>3.792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6.558">
                <text:p>296.558</text:p>
              </table:table-cell>
              <table:table-cell office:value-type="float" office:value="2.875">
                <text:p>2.875</text:p>
              </table:table-cell>
              <table:table-cell office:value-type="float" office:value="317.595">
                <text:p>317.595</text:p>
              </table:table-cell>
              <table:table-cell office:value-type="float" office:value="3.56856">
                <text:p>3.568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9.9">
                <text:p>419.9</text:p>
              </table:table-cell>
              <table:table-cell office:value-type="float" office:value="4.079">
                <text:p>4.079</text:p>
              </table:table-cell>
              <table:table-cell office:value-type="float" office:value="192.297">
                <text:p>192.297</text:p>
              </table:table-cell>
              <table:table-cell office:value-type="float" office:value="2.74617">
                <text:p>2.746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0.373">
                <text:p>420.373</text:p>
              </table:table-cell>
              <table:table-cell office:value-type="float" office:value="1.951">
                <text:p>1.951</text:p>
              </table:table-cell>
              <table:table-cell office:value-type="float" office:value="164.201">
                <text:p>164.201</text:p>
              </table:table-cell>
              <table:table-cell office:value-type="float" office:value="2.47297">
                <text:p>2.472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1.715">
                <text:p>291.715</text:p>
              </table:table-cell>
              <table:table-cell office:value-type="float" office:value="4.011">
                <text:p>4.011</text:p>
              </table:table-cell>
              <table:table-cell office:value-type="float" office:value="130.185">
                <text:p>130.185</text:p>
              </table:table-cell>
              <table:table-cell office:value-type="float" office:value="2.18518">
                <text:p>2.185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.4416">
                <text:p>90.4416</text:p>
              </table:table-cell>
              <table:table-cell office:value-type="float" office:value="3.456">
                <text:p>3.456</text:p>
              </table:table-cell>
              <table:table-cell office:value-type="float" office:value="171.283">
                <text:p>171.283</text:p>
              </table:table-cell>
              <table:table-cell office:value-type="float" office:value="2.53851">
                <text:p>2.538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1.163">
                <text:p>151.163</text:p>
              </table:table-cell>
              <table:table-cell office:value-type="float" office:value="2.398">
                <text:p>2.398</text:p>
              </table:table-cell>
              <table:table-cell office:value-type="float" office:value="122.164">
                <text:p>122.164</text:p>
              </table:table-cell>
              <table:table-cell office:value-type="float" office:value="2.12454">
                <text:p>2.124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7.324">
                <text:p>317.324</text:p>
              </table:table-cell>
              <table:table-cell office:value-type="float" office:value="3.927">
                <text:p>3.927</text:p>
              </table:table-cell>
              <table:table-cell office:value-type="float" office:value="295.332">
                <text:p>295.332</text:p>
              </table:table-cell>
              <table:table-cell office:value-type="float" office:value="3.56394">
                <text:p>3.563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6.41">
                <text:p>406.41</text:p>
              </table:table-cell>
              <table:table-cell office:value-type="float" office:value="3">
                <text:p>3</text:p>
              </table:table-cell>
              <table:table-cell office:value-type="float" office:value="113.158">
                <text:p>113.158</text:p>
              </table:table-cell>
              <table:table-cell office:value-type="float" office:value="2.06027">
                <text:p>2.060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3.741">
                <text:p>313.741</text:p>
              </table:table-cell>
              <table:table-cell office:value-type="float" office:value="3.204">
                <text:p>3.204</text:p>
              </table:table-cell>
              <table:table-cell office:value-type="float" office:value="271.396">
                <text:p>271.396</text:p>
              </table:table-cell>
              <table:table-cell office:value-type="float" office:value="3.56162">
                <text:p>3.561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9.32">
                <text:p>339.32</text:p>
              </table:table-cell>
              <table:table-cell office:value-type="float" office:value="4.745">
                <text:p>4.745</text:p>
              </table:table-cell>
              <table:table-cell office:value-type="float" office:value="197.317">
                <text:p>197.317</text:p>
              </table:table-cell>
              <table:table-cell office:value-type="float" office:value="2.79989">
                <text:p>2.799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2.133">
                <text:p>182.133</text:p>
              </table:table-cell>
              <table:table-cell office:value-type="float" office:value="2.933">
                <text:p>2.933</text:p>
              </table:table-cell>
              <table:table-cell office:value-type="float" office:value="483.663">
                <text:p>483.663</text:p>
              </table:table-cell>
              <table:table-cell office:value-type="float" office:value="3.66323">
                <text:p>3.663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1.18">
                <text:p>121.18</text:p>
              </table:table-cell>
              <table:table-cell office:value-type="float" office:value="2.699">
                <text:p>2.699</text:p>
              </table:table-cell>
              <table:table-cell office:value-type="float" office:value="58.0791">
                <text:p>58.0791</text:p>
              </table:table-cell>
              <table:table-cell office:value-type="float" office:value="1.76815">
                <text:p>1.768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70.486">
                <text:p>370.486</text:p>
              </table:table-cell>
              <table:table-cell office:value-type="float" office:value="4.194">
                <text:p>4.194</text:p>
              </table:table-cell>
              <table:table-cell office:value-type="float" office:value="266.532">
                <text:p>266.532</text:p>
              </table:table-cell>
              <table:table-cell office:value-type="float" office:value="3.56149">
                <text:p>3.561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9.1311">
                <text:p>99.1311</text:p>
              </table:table-cell>
              <table:table-cell office:value-type="float" office:value="2.079">
                <text:p>2.079</text:p>
              </table:table-cell>
              <table:table-cell office:value-type="float" office:value="142.282">
                <text:p>142.282</text:p>
              </table:table-cell>
              <table:table-cell office:value-type="float" office:value="2.28217">
                <text:p>2.282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4.419">
                <text:p>404.419</text:p>
              </table:table-cell>
              <table:table-cell office:value-type="float" office:value="3.778">
                <text:p>3.778</text:p>
              </table:table-cell>
              <table:table-cell office:value-type="float" office:value="148.159">
                <text:p>148.159</text:p>
              </table:table-cell>
              <table:table-cell office:value-type="float" office:value="2.33151">
                <text:p>2.331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6.22">
                <text:p>406.22</text:p>
              </table:table-cell>
              <table:table-cell office:value-type="float" office:value="2.778">
                <text:p>2.778</text:p>
              </table:table-cell>
              <table:table-cell office:value-type="float" office:value="164.204">
                <text:p>164.204</text:p>
              </table:table-cell>
              <table:table-cell office:value-type="float" office:value="2.473">
                <text:p>2.4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1.406">
                <text:p>331.406</text:p>
              </table:table-cell>
              <table:table-cell office:value-type="float" office:value="4.046">
                <text:p>4.046</text:p>
              </table:table-cell>
              <table:table-cell office:value-type="float" office:value="380.412">
                <text:p>380.412</text:p>
              </table:table-cell>
              <table:table-cell office:value-type="float" office:value="3.59335">
                <text:p>3.593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2.766">
                <text:p>362.766</text:p>
              </table:table-cell>
              <table:table-cell office:value-type="float" office:value="5.155">
                <text:p>5.155</text:p>
              </table:table-cell>
              <table:table-cell office:value-type="float" office:value="212.329">
                <text:p>212.329</text:p>
              </table:table-cell>
              <table:table-cell office:value-type="float" office:value="2.98184">
                <text:p>2.981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8.469">
                <text:p>368.469</text:p>
              </table:table-cell>
              <table:table-cell office:value-type="float" office:value="3.699">
                <text:p>3.699</text:p>
              </table:table-cell>
              <table:table-cell office:value-type="float" office:value="270.366">
                <text:p>270.366</text:p>
              </table:table-cell>
              <table:table-cell office:value-type="float" office:value="3.56158">
                <text:p>3.561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1.335">
                <text:p>311.335</text:p>
              </table:table-cell>
              <table:table-cell office:value-type="float" office:value="2.301">
                <text:p>2.301</text:p>
              </table:table-cell>
              <table:table-cell office:value-type="float" office:value="298.298">
                <text:p>298.298</text:p>
              </table:table-cell>
              <table:table-cell office:value-type="float" office:value="3.56442">
                <text:p>3.564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42.703">
                <text:p>542.703</text:p>
              </table:table-cell>
              <table:table-cell office:value-type="float" office:value="2.873">
                <text:p>2.873</text:p>
              </table:table-cell>
              <table:table-cell office:value-type="float" office:value="589.083">
                <text:p>589.083</text:p>
              </table:table-cell>
              <table:table-cell office:value-type="float" office:value="3.7573">
                <text:p>3.75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4.167">
                <text:p>154.167</text:p>
              </table:table-cell>
              <table:table-cell office:value-type="float" office:value="3.778">
                <text:p>3.778</text:p>
              </table:table-cell>
              <table:table-cell office:value-type="float" office:value="309.361">
                <text:p>309.361</text:p>
              </table:table-cell>
              <table:table-cell office:value-type="float" office:value="3.56658">
                <text:p>3.566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1.776">
                <text:p>361.776</text:p>
              </table:table-cell>
              <table:table-cell office:value-type="float" office:value="4">
                <text:p>4</text:p>
              </table:table-cell>
              <table:table-cell office:value-type="float" office:value="323.432">
                <text:p>323.432</text:p>
              </table:table-cell>
              <table:table-cell office:value-type="float" office:value="3.57016">
                <text:p>3.570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0.232">
                <text:p>170.232</text:p>
              </table:table-cell>
              <table:table-cell office:value-type="float" office:value="5">
                <text:p>5</text:p>
              </table:table-cell>
              <table:table-cell office:value-type="float" office:value="449.85">
                <text:p>449.85</text:p>
              </table:table-cell>
              <table:table-cell office:value-type="float" office:value="3.6372">
                <text:p>3.63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4.246">
                <text:p>234.246</text:p>
              </table:table-cell>
              <table:table-cell office:value-type="float" office:value="0.699">
                <text:p>0.699</text:p>
              </table:table-cell>
              <table:table-cell office:value-type="float" office:value="78.4976">
                <text:p>78.4976</text:p>
              </table:table-cell>
              <table:table-cell office:value-type="float" office:value="1.85538">
                <text:p>1.855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4.288">
                <text:p>214.288</text:p>
              </table:table-cell>
              <table:table-cell office:value-type="float" office:value="3.523">
                <text:p>3.523</text:p>
              </table:table-cell>
              <table:table-cell office:value-type="float" office:value="89.0932">
                <text:p>89.0932</text:p>
              </table:table-cell>
              <table:table-cell office:value-type="float" office:value="1.91049">
                <text:p>1.910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5.543">
                <text:p>465.543</text:p>
              </table:table-cell>
              <table:table-cell office:value-type="float" office:value="4.176">
                <text:p>4.176</text:p>
              </table:table-cell>
              <table:table-cell office:value-type="float" office:value="187.068">
                <text:p>187.068</text:p>
              </table:table-cell>
              <table:table-cell office:value-type="float" office:value="2.69226">
                <text:p>2.692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0.427">
                <text:p>360.427</text:p>
              </table:table-cell>
              <table:table-cell office:value-type="float" office:value="2.398">
                <text:p>2.398</text:p>
              </table:table-cell>
              <table:table-cell office:value-type="float" office:value="511.15">
                <text:p>511.15</text:p>
              </table:table-cell>
              <table:table-cell office:value-type="float" office:value="3.68612">
                <text:p>3.686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6.324">
                <text:p>206.324</text:p>
              </table:table-cell>
              <table:table-cell office:value-type="float" office:value="3.903">
                <text:p>3.903</text:p>
              </table:table-cell>
              <table:table-cell office:value-type="float" office:value="210.313">
                <text:p>210.313</text:p>
              </table:table-cell>
              <table:table-cell office:value-type="float" office:value="2.95431">
                <text:p>2.954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2.22">
                <text:p>342.22</text:p>
              </table:table-cell>
              <table:table-cell office:value-type="float" office:value="2.8">
                <text:p>2.8</text:p>
              </table:table-cell>
              <table:table-cell office:value-type="float" office:value="144.17">
                <text:p>144.17</text:p>
              </table:table-cell>
              <table:table-cell office:value-type="float" office:value="2.29787">
                <text:p>2.297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74.772">
                <text:p>574.772</text:p>
              </table:table-cell>
              <table:table-cell office:value-type="float" office:value="2.477">
                <text:p>2.477</text:p>
              </table:table-cell>
              <table:table-cell office:value-type="float" office:value="364.351">
                <text:p>364.351</text:p>
              </table:table-cell>
              <table:table-cell office:value-type="float" office:value="3.58548">
                <text:p>3.585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9.32">
                <text:p>359.32</text:p>
              </table:table-cell>
              <table:table-cell office:value-type="float" office:value="2.759">
                <text:p>2.759</text:p>
              </table:table-cell>
              <table:table-cell office:value-type="float" office:value="316.432">
                <text:p>316.432</text:p>
              </table:table-cell>
              <table:table-cell office:value-type="float" office:value="3.56826">
                <text:p>3.568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8.24">
                <text:p>1008.24</text:p>
              </table:table-cell>
              <table:table-cell office:value-type="float" office:value="3.875">
                <text:p>3.875</text:p>
              </table:table-cell>
              <table:table-cell office:value-type="float" office:value="404.156">
                <text:p>404.156</text:p>
              </table:table-cell>
              <table:table-cell office:value-type="float" office:value="3.60666">
                <text:p>3.606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7.19">
                <text:p>387.19</text:p>
              </table:table-cell>
              <table:table-cell office:value-type="float" office:value="2.778">
                <text:p>2.778</text:p>
              </table:table-cell>
              <table:table-cell office:value-type="float" office:value="223.227">
                <text:p>223.227</text:p>
              </table:table-cell>
              <table:table-cell office:value-type="float" office:value="3.22249">
                <text:p>3.222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5.158">
                <text:p>145.158</text:p>
              </table:table-cell>
              <table:table-cell office:value-type="float" office:value="1.824">
                <text:p>1.824</text:p>
              </table:table-cell>
              <table:table-cell office:value-type="float" office:value="370.566">
                <text:p>370.566</text:p>
              </table:table-cell>
              <table:table-cell office:value-type="float" office:value="3.58841">
                <text:p>3.588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6.0944">
                <text:p>76.0944</text:p>
              </table:table-cell>
              <table:table-cell office:value-type="float" office:value="2.155">
                <text:p>2.155</text:p>
              </table:table-cell>
              <table:table-cell office:value-type="float" office:value="161.157">
                <text:p>161.157</text:p>
              </table:table-cell>
              <table:table-cell office:value-type="float" office:value="2.44539">
                <text:p>2.445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13.176">
                <text:p>413.176</text:p>
              </table:table-cell>
              <table:table-cell office:value-type="float" office:value="2.398">
                <text:p>2.398</text:p>
              </table:table-cell>
              <table:table-cell office:value-type="float" office:value="214.26">
                <text:p>214.26</text:p>
              </table:table-cell>
              <table:table-cell office:value-type="float" office:value="3.00989">
                <text:p>3.009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1.118">
                <text:p>151.118</text:p>
              </table:table-cell>
              <table:table-cell office:value-type="float" office:value="2.301">
                <text:p>2.301</text:p>
              </table:table-cell>
              <table:table-cell office:value-type="float" office:value="116.093">
                <text:p>116.093</text:p>
              </table:table-cell>
              <table:table-cell office:value-type="float" office:value="2.08076">
                <text:p>2.080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8.286">
                <text:p>228.286</text:p>
              </table:table-cell>
              <table:table-cell office:value-type="float" office:value="3.301">
                <text:p>3.301</text:p>
              </table:table-cell>
              <table:table-cell office:value-type="float" office:value="228.288">
                <text:p>228.288</text:p>
              </table:table-cell>
              <table:table-cell office:value-type="float" office:value="3.40395">
                <text:p>3.403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6.397">
                <text:p>306.397</text:p>
              </table:table-cell>
              <table:table-cell office:value-type="float" office:value="3.621">
                <text:p>3.621</text:p>
              </table:table-cell>
              <table:table-cell office:value-type="float" office:value="317.211">
                <text:p>317.211</text:p>
              </table:table-cell>
              <table:table-cell office:value-type="float" office:value="3.56846">
                <text:p>3.568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30.493">
                <text:p>430.493</text:p>
              </table:table-cell>
              <table:table-cell office:value-type="float" office:value="2.602">
                <text:p>2.602</text:p>
              </table:table-cell>
              <table:table-cell office:value-type="float" office:value="110.177">
                <text:p>110.177</text:p>
              </table:table-cell>
              <table:table-cell office:value-type="float" office:value="2.03994">
                <text:p>2.039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4.238">
                <text:p>254.238</text:p>
              </table:table-cell>
              <table:table-cell office:value-type="float" office:value="2.699">
                <text:p>2.699</text:p>
              </table:table-cell>
              <table:table-cell office:value-type="float" office:value="269.123">
                <text:p>269.123</text:p>
              </table:table-cell>
              <table:table-cell office:value-type="float" office:value="3.56155">
                <text:p>3.561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6.162">
                <text:p>186.162</text:p>
              </table:table-cell>
              <table:table-cell office:value-type="float" office:value="3.079">
                <text:p>3.079</text:p>
              </table:table-cell>
              <table:table-cell office:value-type="float" office:value="150.218">
                <text:p>150.218</text:p>
              </table:table-cell>
              <table:table-cell office:value-type="float" office:value="2.34912">
                <text:p>2.349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0.164">
                <text:p>180.164</text:p>
              </table:table-cell>
              <table:table-cell office:value-type="float" office:value="2.648">
                <text:p>2.648</text:p>
              </table:table-cell>
              <table:table-cell office:value-type="float" office:value="320.041">
                <text:p>320.041</text:p>
              </table:table-cell>
              <table:table-cell office:value-type="float" office:value="3.56921">
                <text:p>3.569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0.263">
                <text:p>190.263</text:p>
              </table:table-cell>
              <table:table-cell office:value-type="float" office:value="5.176">
                <text:p>5.176</text:p>
              </table:table-cell>
              <table:table-cell office:value-type="float" office:value="286.713">
                <text:p>286.713</text:p>
              </table:table-cell>
              <table:table-cell office:value-type="float" office:value="3.56278">
                <text:p>3.562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4.345">
                <text:p>304.345</text:p>
              </table:table-cell>
              <table:table-cell office:value-type="float" office:value="5.495">
                <text:p>5.495</text:p>
              </table:table-cell>
              <table:table-cell office:value-type="float" office:value="212.415">
                <text:p>212.415</text:p>
              </table:table-cell>
              <table:table-cell office:value-type="float" office:value="2.98305">
                <text:p>2.983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43.073">
                <text:p>543.073</text:p>
              </table:table-cell>
              <table:table-cell office:value-type="float" office:value="3.477">
                <text:p>3.477</text:p>
              </table:table-cell>
              <table:table-cell office:value-type="float" office:value="233.349">
                <text:p>233.349</text:p>
              </table:table-cell>
              <table:table-cell office:value-type="float" office:value="3.45858">
                <text:p>3.458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5.279">
                <text:p>335.279</text:p>
              </table:table-cell>
              <table:table-cell office:value-type="float" office:value="3.125">
                <text:p>3.125</text:p>
              </table:table-cell>
              <table:table-cell office:value-type="float" office:value="390.432">
                <text:p>390.432</text:p>
              </table:table-cell>
              <table:table-cell office:value-type="float" office:value="3.59873">
                <text:p>3.598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9.767">
                <text:p>269.767</text:p>
              </table:table-cell>
              <table:table-cell office:value-type="float" office:value="3.824">
                <text:p>3.824</text:p>
              </table:table-cell>
              <table:table-cell office:value-type="float" office:value="147.002">
                <text:p>147.002</text:p>
              </table:table-cell>
              <table:table-cell office:value-type="float" office:value="2.32169">
                <text:p>2.321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1.278">
                <text:p>251.278</text:p>
              </table:table-cell>
              <table:table-cell office:value-type="float" office:value="2.09">
                <text:p>2.09</text:p>
              </table:table-cell>
              <table:table-cell office:value-type="float" office:value="112.127">
                <text:p>112.127</text:p>
              </table:table-cell>
              <table:table-cell office:value-type="float" office:value="2.05318">
                <text:p>2.053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7.739">
                <text:p>297.739</text:p>
              </table:table-cell>
              <table:table-cell office:value-type="float" office:value="2.903">
                <text:p>2.903</text:p>
              </table:table-cell>
              <table:table-cell office:value-type="float" office:value="382.591">
                <text:p>382.591</text:p>
              </table:table-cell>
              <table:table-cell office:value-type="float" office:value="3.59449">
                <text:p>3.594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0.228">
                <text:p>130.228</text:p>
              </table:table-cell>
              <table:table-cell office:value-type="float" office:value="2.125">
                <text:p>2.125</text:p>
              </table:table-cell>
              <table:table-cell office:value-type="float" office:value="198.136">
                <text:p>198.136</text:p>
              </table:table-cell>
              <table:table-cell office:value-type="float" office:value="2.80888">
                <text:p>2.808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76.475">
                <text:p>476.475</text:p>
              </table:table-cell>
              <table:table-cell office:value-type="float" office:value="1.81">
                <text:p>1.81</text:p>
              </table:table-cell>
              <table:table-cell office:value-type="float" office:value="188.333">
                <text:p>188.333</text:p>
              </table:table-cell>
              <table:table-cell office:value-type="float" office:value="2.70515">
                <text:p>2.705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2.164">
                <text:p>122.164</text:p>
              </table:table-cell>
              <table:table-cell office:value-type="float" office:value="2.222">
                <text:p>2.222</text:p>
              </table:table-cell>
              <table:table-cell office:value-type="float" office:value="122.121">
                <text:p>122.121</text:p>
              </table:table-cell>
              <table:table-cell office:value-type="float" office:value="2.12422">
                <text:p>2.124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1.643">
                <text:p>221.643</text:p>
              </table:table-cell>
              <table:table-cell office:value-type="float" office:value="2.778">
                <text:p>2.778</text:p>
              </table:table-cell>
              <table:table-cell office:value-type="float" office:value="123.152">
                <text:p>123.152</text:p>
              </table:table-cell>
              <table:table-cell office:value-type="float" office:value="2.13184">
                <text:p>2.131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8.143">
                <text:p>98.143</text:p>
              </table:table-cell>
              <table:table-cell office:value-type="float" office:value="1.488">
                <text:p>1.488</text:p>
              </table:table-cell>
              <table:table-cell office:value-type="float" office:value="345.906">
                <text:p>345.906</text:p>
              </table:table-cell>
              <table:table-cell office:value-type="float" office:value="3.5777">
                <text:p>3.57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0.271">
                <text:p>210.271</text:p>
              </table:table-cell>
              <table:table-cell office:value-type="float" office:value="3">
                <text:p>3</text:p>
              </table:table-cell>
              <table:table-cell office:value-type="float" office:value="194.229">
                <text:p>194.229</text:p>
              </table:table-cell>
              <table:table-cell office:value-type="float" office:value="2.76658">
                <text:p>2.766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4.37">
                <text:p>254.37</text:p>
              </table:table-cell>
              <table:table-cell office:value-type="float" office:value="3.617">
                <text:p>3.617</text:p>
              </table:table-cell>
              <table:table-cell office:value-type="float" office:value="294.472">
                <text:p>294.472</text:p>
              </table:table-cell>
              <table:table-cell office:value-type="float" office:value="3.56381">
                <text:p>3.563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3.631">
                <text:p>373.631</text:p>
              </table:table-cell>
              <table:table-cell office:value-type="float" office:value="3.523">
                <text:p>3.523</text:p>
              </table:table-cell>
              <table:table-cell office:value-type="float" office:value="158.238">
                <text:p>158.238</text:p>
              </table:table-cell>
              <table:table-cell office:value-type="float" office:value="2.41926">
                <text:p>2.419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9.452">
                <text:p>379.452</text:p>
              </table:table-cell>
              <table:table-cell office:value-type="float" office:value="2.824">
                <text:p>2.824</text:p>
              </table:table-cell>
              <table:table-cell office:value-type="float" office:value="174.194">
                <text:p>174.194</text:p>
              </table:table-cell>
              <table:table-cell office:value-type="float" office:value="2.56603">
                <text:p>2.566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4.138">
                <text:p>284.138</text:p>
              </table:table-cell>
              <table:table-cell office:value-type="float" office:value="2.903">
                <text:p>2.903</text:p>
              </table:table-cell>
              <table:table-cell office:value-type="float" office:value="137.179">
                <text:p>137.179</text:p>
              </table:table-cell>
              <table:table-cell office:value-type="float" office:value="2.24048">
                <text:p>2.240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8.734">
                <text:p>418.734</text:p>
              </table:table-cell>
              <table:table-cell office:value-type="float" office:value="4">
                <text:p>4</text:p>
              </table:table-cell>
              <table:table-cell office:value-type="float" office:value="555.752">
                <text:p>555.752</text:p>
              </table:table-cell>
              <table:table-cell office:value-type="float" office:value="3.72589">
                <text:p>3.725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83.362">
                <text:p>383.362</text:p>
              </table:table-cell>
              <table:table-cell office:value-type="float" office:value="4.301">
                <text:p>4.301</text:p>
              </table:table-cell>
              <table:table-cell office:value-type="float" office:value="146.227">
                <text:p>146.227</text:p>
              </table:table-cell>
              <table:table-cell office:value-type="float" office:value="2.31514">
                <text:p>2.315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6.375">
                <text:p>396.375</text:p>
              </table:table-cell>
              <table:table-cell office:value-type="float" office:value="3.301">
                <text:p>3.301</text:p>
              </table:table-cell>
              <table:table-cell office:value-type="float" office:value="1297.12">
                <text:p>1297.12</text:p>
              </table:table-cell>
              <table:table-cell office:value-type="float" office:value="4.44444">
                <text:p>4.444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7.813">
                <text:p>317.813</text:p>
              </table:table-cell>
              <table:table-cell office:value-type="float" office:value="4.222">
                <text:p>4.222</text:p>
              </table:table-cell>
              <table:table-cell office:value-type="float" office:value="388.394">
                <text:p>388.394</text:p>
              </table:table-cell>
              <table:table-cell office:value-type="float" office:value="3.59761">
                <text:p>3.597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1.356">
                <text:p>241.356</text:p>
              </table:table-cell>
              <table:table-cell office:value-type="float" office:value="3.824">
                <text:p>3.824</text:p>
              </table:table-cell>
              <table:table-cell office:value-type="float" office:value="418.609">
                <text:p>418.609</text:p>
              </table:table-cell>
              <table:table-cell office:value-type="float" office:value="3.61567">
                <text:p>3.615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6.253">
                <text:p>256.253</text:p>
              </table:table-cell>
              <table:table-cell office:value-type="float" office:value="2.254">
                <text:p>2.254</text:p>
              </table:table-cell>
              <table:table-cell office:value-type="float" office:value="368.552">
                <text:p>368.552</text:p>
              </table:table-cell>
              <table:table-cell office:value-type="float" office:value="3.58745">
                <text:p>3.587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9.767">
                <text:p>269.767</text:p>
              </table:table-cell>
              <table:table-cell office:value-type="float" office:value="3.783">
                <text:p>3.783</text:p>
              </table:table-cell>
              <table:table-cell office:value-type="float" office:value="133.189">
                <text:p>133.189</text:p>
              </table:table-cell>
              <table:table-cell office:value-type="float" office:value="2.20866">
                <text:p>2.208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4.174">
                <text:p>134.174</text:p>
              </table:table-cell>
              <table:table-cell office:value-type="float" office:value="1.447">
                <text:p>1.447</text:p>
              </table:table-cell>
              <table:table-cell office:value-type="float" office:value="198.221">
                <text:p>198.221</text:p>
              </table:table-cell>
              <table:table-cell office:value-type="float" office:value="2.80981">
                <text:p>2.809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30.703">
                <text:p>530.703</text:p>
              </table:table-cell>
              <table:table-cell office:value-type="float" office:value="3">
                <text:p>3</text:p>
              </table:table-cell>
              <table:table-cell office:value-type="float" office:value="162.227">
                <text:p>162.227</text:p>
              </table:table-cell>
              <table:table-cell office:value-type="float" office:value="2.45504">
                <text:p>2.455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1.037">
                <text:p>221.037</text:p>
              </table:table-cell>
              <table:table-cell office:value-type="float" office:value="3.778">
                <text:p>3.778</text:p>
              </table:table-cell>
              <table:table-cell office:value-type="float" office:value="498.329">
                <text:p>498.329</text:p>
              </table:table-cell>
              <table:table-cell office:value-type="float" office:value="3.67527">
                <text:p>3.675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65.687">
                <text:p>565.687</text:p>
              </table:table-cell>
              <table:table-cell office:value-type="float" office:value="2.778">
                <text:p>2.778</text:p>
              </table:table-cell>
              <table:table-cell office:value-type="float" office:value="156.609">
                <text:p>156.609</text:p>
              </table:table-cell>
              <table:table-cell office:value-type="float" office:value="2.40482">
                <text:p>2.404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1.186">
                <text:p>341.186</text:p>
              </table:table-cell>
              <table:table-cell office:value-type="float" office:value="4.824">
                <text:p>4.824</text:p>
              </table:table-cell>
              <table:table-cell office:value-type="float" office:value="183.225">
                <text:p>183.225</text:p>
              </table:table-cell>
              <table:table-cell office:value-type="float" office:value="2.65372">
                <text:p>2.653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7.352">
                <text:p>297.352</text:p>
              </table:table-cell>
              <table:table-cell office:value-type="float" office:value="2.079">
                <text:p>2.079</text:p>
              </table:table-cell>
              <table:table-cell office:value-type="float" office:value="142.583">
                <text:p>142.583</text:p>
              </table:table-cell>
              <table:table-cell office:value-type="float" office:value="2.28466">
                <text:p>2.284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7.53">
                <text:p>247.53</text:p>
              </table:table-cell>
              <table:table-cell office:value-type="float" office:value="3">
                <text:p>3</text:p>
              </table:table-cell>
              <table:table-cell office:value-type="float" office:value="164.275">
                <text:p>164.275</text:p>
              </table:table-cell>
              <table:table-cell office:value-type="float" office:value="2.47364">
                <text:p>2.473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4.1">
                <text:p>274.1</text:p>
              </table:table-cell>
              <table:table-cell office:value-type="float" office:value="3.721">
                <text:p>3.721</text:p>
              </table:table-cell>
              <table:table-cell office:value-type="float" office:value="172.265">
                <text:p>172.265</text:p>
              </table:table-cell>
              <table:table-cell office:value-type="float" office:value="2.54775">
                <text:p>2.547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9.662">
                <text:p>149.662</text:p>
              </table:table-cell>
              <table:table-cell office:value-type="float" office:value="2.176">
                <text:p>2.176</text:p>
              </table:table-cell>
              <table:table-cell office:value-type="float" office:value="128.212">
                <text:p>128.212</text:p>
              </table:table-cell>
              <table:table-cell office:value-type="float" office:value="2.16998">
                <text:p>2.169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3.331">
                <text:p>363.331</text:p>
              </table:table-cell>
              <table:table-cell office:value-type="float" office:value="3.854">
                <text:p>3.854</text:p>
              </table:table-cell>
              <table:table-cell office:value-type="float" office:value="196.2">
                <text:p>196.2</text:p>
              </table:table-cell>
              <table:table-cell office:value-type="float" office:value="2.78774">
                <text:p>2.787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5.506">
                <text:p>325.506</text:p>
              </table:table-cell>
              <table:table-cell office:value-type="float" office:value="3.204">
                <text:p>3.204</text:p>
              </table:table-cell>
              <table:table-cell office:value-type="float" office:value="240.213">
                <text:p>240.213</text:p>
              </table:table-cell>
              <table:table-cell office:value-type="float" office:value="3.50527">
                <text:p>3.505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5.255">
                <text:p>505.255</text:p>
              </table:table-cell>
              <table:table-cell office:value-type="float" office:value="2.176">
                <text:p>2.176</text:p>
              </table:table-cell>
              <table:table-cell office:value-type="float" office:value="350.451">
                <text:p>350.451</text:p>
              </table:table-cell>
              <table:table-cell office:value-type="float" office:value="3.57949">
                <text:p>3.579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1.489">
                <text:p>421.489</text:p>
              </table:table-cell>
              <table:table-cell office:value-type="float" office:value="3.921">
                <text:p>3.921</text:p>
              </table:table-cell>
              <table:table-cell office:value-type="float" office:value="310.43">
                <text:p>310.43</text:p>
              </table:table-cell>
              <table:table-cell office:value-type="float" office:value="3.56682">
                <text:p>3.566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1.496">
                <text:p>271.496</text:p>
              </table:table-cell>
              <table:table-cell office:value-type="float" office:value="4.903">
                <text:p>4.903</text:p>
              </table:table-cell>
              <table:table-cell office:value-type="float" office:value="128.255">
                <text:p>128.255</text:p>
              </table:table-cell>
              <table:table-cell office:value-type="float" office:value="2.17031">
                <text:p>2.170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0.327">
                <text:p>340.327</text:p>
              </table:table-cell>
              <table:table-cell office:value-type="float" office:value="2.699">
                <text:p>2.699</text:p>
              </table:table-cell>
              <table:table-cell office:value-type="float" office:value="235.837">
                <text:p>235.837</text:p>
              </table:table-cell>
              <table:table-cell office:value-type="float" office:value="3.47809">
                <text:p>3.478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4.488">
                <text:p>344.488</text:p>
              </table:table-cell>
              <table:table-cell office:value-type="float" office:value="4.778">
                <text:p>4.778</text:p>
              </table:table-cell>
              <table:table-cell office:value-type="float" office:value="192.124">
                <text:p>192.124</text:p>
              </table:table-cell>
              <table:table-cell office:value-type="float" office:value="2.74435">
                <text:p>2.744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6.297">
                <text:p>416.297</text:p>
              </table:table-cell>
              <table:table-cell office:value-type="float" office:value="3.079">
                <text:p>3.079</text:p>
              </table:table-cell>
              <table:table-cell office:value-type="float" office:value="202.251">
                <text:p>202.251</text:p>
              </table:table-cell>
              <table:table-cell office:value-type="float" office:value="2.85521">
                <text:p>2.855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85.506">
                <text:p>485.506</text:p>
              </table:table-cell>
              <table:table-cell office:value-type="float" office:value="3.954">
                <text:p>3.954</text:p>
              </table:table-cell>
              <table:table-cell office:value-type="float" office:value="157.296">
                <text:p>157.296</text:p>
              </table:table-cell>
              <table:table-cell office:value-type="float" office:value="2.4109">
                <text:p>2.41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9.988">
                <text:p>199.988</text:p>
              </table:table-cell>
              <table:table-cell office:value-type="float" office:value="3.341">
                <text:p>3.341</text:p>
              </table:table-cell>
              <table:table-cell office:value-type="float" office:value="150.218">
                <text:p>150.218</text:p>
              </table:table-cell>
              <table:table-cell office:value-type="float" office:value="2.34912">
                <text:p>2.349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2.772">
                <text:p>272.772</text:p>
              </table:table-cell>
              <table:table-cell office:value-type="float" office:value="3.022">
                <text:p>3.022</text:p>
              </table:table-cell>
              <table:table-cell office:value-type="float" office:value="318.364">
                <text:p>318.364</text:p>
              </table:table-cell>
              <table:table-cell office:value-type="float" office:value="3.56876">
                <text:p>3.568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5.842">
                <text:p>305.842</text:p>
              </table:table-cell>
              <table:table-cell office:value-type="float" office:value="3.678">
                <text:p>3.678</text:p>
              </table:table-cell>
              <table:table-cell office:value-type="float" office:value="750.7">
                <text:p>750.7</text:p>
              </table:table-cell>
              <table:table-cell office:value-type="float" office:value="3.92153">
                <text:p>3.921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2.339">
                <text:p>242.339</text:p>
              </table:table-cell>
              <table:table-cell office:value-type="float" office:value="5.409">
                <text:p>5.409</text:p>
              </table:table-cell>
              <table:table-cell office:value-type="float" office:value="367.319">
                <text:p>367.319</text:p>
              </table:table-cell>
              <table:table-cell office:value-type="float" office:value="3.58686">
                <text:p>3.586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8.171">
                <text:p>128.171</text:p>
              </table:table-cell>
              <table:table-cell office:value-type="float" office:value="2.778">
                <text:p>2.778</text:p>
              </table:table-cell>
              <table:table-cell office:value-type="float" office:value="202.211">
                <text:p>202.211</text:p>
              </table:table-cell>
              <table:table-cell office:value-type="float" office:value="2.85475">
                <text:p>2.854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8.35">
                <text:p>268.35</text:p>
              </table:table-cell>
              <table:table-cell office:value-type="float" office:value="6">
                <text:p>6</text:p>
              </table:table-cell>
              <table:table-cell office:value-type="float" office:value="122.168">
                <text:p>122.168</text:p>
              </table:table-cell>
              <table:table-cell office:value-type="float" office:value="2.12457">
                <text:p>2.124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.316">
                <text:p>329.316</text:p>
              </table:table-cell>
              <table:table-cell office:value-type="float" office:value="2.125">
                <text:p>2.125</text:p>
              </table:table-cell>
              <table:table-cell office:value-type="float" office:value="90.121">
                <text:p>90.121</text:p>
              </table:table-cell>
              <table:table-cell office:value-type="float" office:value="1.9162">
                <text:p>1.91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83.37">
                <text:p>483.37</text:p>
              </table:table-cell>
              <table:table-cell office:value-type="float" office:value="2.301">
                <text:p>2.301</text:p>
              </table:table-cell>
              <table:table-cell office:value-type="float" office:value="210.313">
                <text:p>210.313</text:p>
              </table:table-cell>
              <table:table-cell office:value-type="float" office:value="2.95431">
                <text:p>2.954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0.586">
                <text:p>350.586</text:p>
              </table:table-cell>
              <table:table-cell office:value-type="float" office:value="5.477">
                <text:p>5.477</text:p>
              </table:table-cell>
              <table:table-cell office:value-type="float" office:value="110.539">
                <text:p>110.539</text:p>
              </table:table-cell>
              <table:table-cell office:value-type="float" office:value="2.04239">
                <text:p>2.042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9.332">
                <text:p>279.332</text:p>
              </table:table-cell>
              <table:table-cell office:value-type="float" office:value="3.602">
                <text:p>3.602</text:p>
              </table:table-cell>
              <table:table-cell office:value-type="float" office:value="148.203">
                <text:p>148.203</text:p>
              </table:table-cell>
              <table:table-cell office:value-type="float" office:value="2.33189">
                <text:p>2.331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7.241">
                <text:p>267.241</text:p>
              </table:table-cell>
              <table:table-cell office:value-type="float" office:value="2.602">
                <text:p>2.602</text:p>
              </table:table-cell>
              <table:table-cell office:value-type="float" office:value="170.596">
                <text:p>170.596</text:p>
              </table:table-cell>
              <table:table-cell office:value-type="float" office:value="2.53207">
                <text:p>2.532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5.291">
                <text:p>225.291</text:p>
              </table:table-cell>
              <table:table-cell office:value-type="float" office:value="4.301">
                <text:p>4.301</text:p>
              </table:table-cell>
              <table:table-cell office:value-type="float" office:value="308.306">
                <text:p>308.306</text:p>
              </table:table-cell>
              <table:table-cell office:value-type="float" office:value="3.56635">
                <text:p>3.566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57.437">
                <text:p>257.437</text:p>
              </table:table-cell>
              <table:table-cell office:value-type="float" office:value="3.477">
                <text:p>3.477</text:p>
              </table:table-cell>
              <table:table-cell office:value-type="float" office:value="200.361">
                <text:p>200.361</text:p>
              </table:table-cell>
              <table:table-cell office:value-type="float" office:value="2.83366">
                <text:p>2.833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96.895">
                <text:p>496.895</text:p>
              </table:table-cell>
              <table:table-cell office:value-type="float" office:value="4.824">
                <text:p>4.824</text:p>
              </table:table-cell>
              <table:table-cell office:value-type="float" office:value="86.1323">
                <text:p>86.1323</text:p>
              </table:table-cell>
              <table:table-cell office:value-type="float" office:value="1.89441">
                <text:p>1.894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1.262">
                <text:p>211.262</text:p>
              </table:table-cell>
              <table:table-cell office:value-type="float" office:value="2.77">
                <text:p>2.77</text:p>
              </table:table-cell>
              <table:table-cell office:value-type="float" office:value="196.245">
                <text:p>196.245</text:p>
              </table:table-cell>
              <table:table-cell office:value-type="float" office:value="2.78822">
                <text:p>2.788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1.791">
                <text:p>301.791</text:p>
              </table:table-cell>
              <table:table-cell office:value-type="float" office:value="2.979">
                <text:p>2.979</text:p>
              </table:table-cell>
              <table:table-cell office:value-type="float" office:value="613.138">
                <text:p>613.138</text:p>
              </table:table-cell>
              <table:table-cell office:value-type="float" office:value="3.78067">
                <text:p>3.780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1.776">
                <text:p>291.776</text:p>
              </table:table-cell>
              <table:table-cell office:value-type="float" office:value="3.854">
                <text:p>3.854</text:p>
              </table:table-cell>
              <table:table-cell office:value-type="float" office:value="90.0349">
                <text:p>90.0349</text:p>
              </table:table-cell>
              <table:table-cell office:value-type="float" office:value="1.91572">
                <text:p>1.915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8.129">
                <text:p>128.129</text:p>
              </table:table-cell>
              <table:table-cell office:value-type="float" office:value="4.176">
                <text:p>4.176</text:p>
              </table:table-cell>
              <table:table-cell office:value-type="float" office:value="114.124">
                <text:p>114.124</text:p>
              </table:table-cell>
              <table:table-cell office:value-type="float" office:value="2.06696">
                <text:p>2.066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5.329">
                <text:p>305.329</text:p>
              </table:table-cell>
              <table:table-cell office:value-type="float" office:value="1.477">
                <text:p>1.477</text:p>
              </table:table-cell>
              <table:table-cell office:value-type="float" office:value="180.157">
                <text:p>180.157</text:p>
              </table:table-cell>
              <table:table-cell office:value-type="float" office:value="2.62351">
                <text:p>2.623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24.678">
                <text:p>324.678</text:p>
              </table:table-cell>
              <table:table-cell office:value-type="float" office:value="3.699">
                <text:p>3.699</text:p>
              </table:table-cell>
              <table:table-cell office:value-type="float" office:value="270.237">
                <text:p>270.237</text:p>
              </table:table-cell>
              <table:table-cell office:value-type="float" office:value="3.56158">
                <text:p>3.561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29.242">
                <text:p>529.242</text:p>
              </table:table-cell>
              <table:table-cell office:value-type="float" office:value="2.225">
                <text:p>2.225</text:p>
              </table:table-cell>
              <table:table-cell office:value-type="float" office:value="298.461">
                <text:p>298.461</text:p>
              </table:table-cell>
              <table:table-cell office:value-type="float" office:value="3.56445">
                <text:p>3.564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4.417">
                <text:p>394.417</text:p>
              </table:table-cell>
              <table:table-cell office:value-type="float" office:value="4.602">
                <text:p>4.602</text:p>
              </table:table-cell>
              <table:table-cell office:value-type="float" office:value="472.743">
                <text:p>472.743</text:p>
              </table:table-cell>
              <table:table-cell office:value-type="float" office:value="3.65455">
                <text:p>3.654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25.21">
                <text:p>325.21</text:p>
              </table:table-cell>
              <table:table-cell office:value-type="float" office:value="4">
                <text:p>4</text:p>
              </table:table-cell>
              <table:table-cell office:value-type="float" office:value="276.212">
                <text:p>276.212</text:p>
              </table:table-cell>
              <table:table-cell office:value-type="float" office:value="3.56186">
                <text:p>3.561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3.158">
                <text:p>113.158</text:p>
              </table:table-cell>
              <table:table-cell office:value-type="float" office:value="2.509">
                <text:p>2.509</text:p>
              </table:table-cell>
              <table:table-cell office:value-type="float" office:value="182.172">
                <text:p>182.172</text:p>
              </table:table-cell>
              <table:table-cell office:value-type="float" office:value="2.64329">
                <text:p>2.643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4.053">
                <text:p>314.053</text:p>
              </table:table-cell>
              <table:table-cell office:value-type="float" office:value="3">
                <text:p>3</text:p>
              </table:table-cell>
              <table:table-cell office:value-type="float" office:value="135.206">
                <text:p>135.206</text:p>
              </table:table-cell>
              <table:table-cell office:value-type="float" office:value="2.22466">
                <text:p>2.224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3.461">
                <text:p>373.461</text:p>
              </table:table-cell>
              <table:table-cell office:value-type="float" office:value="3.38">
                <text:p>3.38</text:p>
              </table:table-cell>
              <table:table-cell office:value-type="float" office:value="318.323">
                <text:p>318.323</text:p>
              </table:table-cell>
              <table:table-cell office:value-type="float" office:value="3.56875">
                <text:p>3.568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0.157">
                <text:p>180.157</text:p>
              </table:table-cell>
              <table:table-cell office:value-type="float" office:value="2.778">
                <text:p>2.778</text:p>
              </table:table-cell>
              <table:table-cell office:value-type="float" office:value="135.186">
                <text:p>135.186</text:p>
              </table:table-cell>
              <table:table-cell office:value-type="float" office:value="2.2245">
                <text:p>2.22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2.237">
                <text:p>222.237</text:p>
              </table:table-cell>
              <table:table-cell office:value-type="float" office:value="4.204">
                <text:p>4.204</text:p>
              </table:table-cell>
              <table:table-cell office:value-type="float" office:value="162.185">
                <text:p>162.185</text:p>
              </table:table-cell>
              <table:table-cell office:value-type="float" office:value="2.45466">
                <text:p>2.454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1.7">
                <text:p>361.7</text:p>
              </table:table-cell>
              <table:table-cell office:value-type="float" office:value="3.235">
                <text:p>3.235</text:p>
              </table:table-cell>
              <table:table-cell office:value-type="float" office:value="348.476">
                <text:p>348.476</text:p>
              </table:table-cell>
              <table:table-cell office:value-type="float" office:value="3.5787">
                <text:p>3.57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7.1204">
                <text:p>87.1204</text:p>
              </table:table-cell>
              <table:table-cell office:value-type="float" office:value="3.176">
                <text:p>3.176</text:p>
              </table:table-cell>
              <table:table-cell office:value-type="float" office:value="268.35">
                <text:p>268.35</text:p>
              </table:table-cell>
              <table:table-cell office:value-type="float" office:value="3.56153">
                <text:p>3.561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2.191">
                <text:p>412.191</text:p>
              </table:table-cell>
              <table:table-cell office:value-type="float" office:value="2.824">
                <text:p>2.824</text:p>
              </table:table-cell>
              <table:table-cell office:value-type="float" office:value="340.413">
                <text:p>340.413</text:p>
              </table:table-cell>
              <table:table-cell office:value-type="float" office:value="3.57565">
                <text:p>3.575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0.404">
                <text:p>380.404</text:p>
              </table:table-cell>
              <table:table-cell office:value-type="float" office:value="3.477">
                <text:p>3.477</text:p>
              </table:table-cell>
              <table:table-cell office:value-type="float" office:value="621.64">
                <text:p>621.64</text:p>
              </table:table-cell>
              <table:table-cell office:value-type="float" office:value="3.78906">
                <text:p>3.789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6.143">
                <text:p>146.143</text:p>
              </table:table-cell>
              <table:table-cell office:value-type="float" office:value="2.721">
                <text:p>2.721</text:p>
              </table:table-cell>
              <table:table-cell office:value-type="float" office:value="154.249">
                <text:p>154.249</text:p>
              </table:table-cell>
              <table:table-cell office:value-type="float" office:value="2.38407">
                <text:p>2.384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5.911">
                <text:p>265.911</text:p>
              </table:table-cell>
              <table:table-cell office:value-type="float" office:value="4.25">
                <text:p>4.25</text:p>
              </table:table-cell>
              <table:table-cell office:value-type="float" office:value="122.164">
                <text:p>122.164</text:p>
              </table:table-cell>
              <table:table-cell office:value-type="float" office:value="2.12454">
                <text:p>2.124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34.288">
                <text:p>434.288</text:p>
              </table:table-cell>
              <table:table-cell office:value-type="float" office:value="3.658">
                <text:p>3.658</text:p>
              </table:table-cell>
              <table:table-cell office:value-type="float" office:value="505.199">
                <text:p>505.199</text:p>
              </table:table-cell>
              <table:table-cell office:value-type="float" office:value="3.68105">
                <text:p>3.681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9.091">
                <text:p>249.091</text:p>
              </table:table-cell>
              <table:table-cell office:value-type="float" office:value="2.681">
                <text:p>2.681</text:p>
              </table:table-cell>
              <table:table-cell office:value-type="float" office:value="230.215">
                <text:p>230.215</text:p>
              </table:table-cell>
              <table:table-cell office:value-type="float" office:value="3.42791">
                <text:p>3.427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93.411">
                <text:p>793.411</text:p>
              </table:table-cell>
              <table:table-cell office:value-type="float" office:value="3.176">
                <text:p>3.176</text:p>
              </table:table-cell>
              <table:table-cell office:value-type="float" office:value="260.326">
                <text:p>260.326</text:p>
              </table:table-cell>
              <table:table-cell office:value-type="float" office:value="3.56048">
                <text:p>3.560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75.795">
                <text:p>275.795</text:p>
              </table:table-cell>
              <table:table-cell office:value-type="float" office:value="2.145">
                <text:p>2.145</text:p>
              </table:table-cell>
              <table:table-cell office:value-type="float" office:value="390.556">
                <text:p>390.556</text:p>
              </table:table-cell>
              <table:table-cell office:value-type="float" office:value="3.5988">
                <text:p>3.59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5.031">
                <text:p>255.031</text:p>
              </table:table-cell>
              <table:table-cell office:value-type="float" office:value="2.658">
                <text:p>2.658</text:p>
              </table:table-cell>
              <table:table-cell office:value-type="float" office:value="263.89">
                <text:p>263.89</text:p>
              </table:table-cell>
              <table:table-cell office:value-type="float" office:value="3.56147">
                <text:p>3.561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46.359">
                <text:p>346.359</text:p>
              </table:table-cell>
              <table:table-cell office:value-type="float" office:value="3.341">
                <text:p>3.341</text:p>
              </table:table-cell>
              <table:table-cell office:value-type="float" office:value="262.43">
                <text:p>262.43</text:p>
              </table:table-cell>
              <table:table-cell office:value-type="float" office:value="3.56135">
                <text:p>3.561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5.064">
                <text:p>235.064</text:p>
              </table:table-cell>
              <table:table-cell office:value-type="float" office:value="2.481">
                <text:p>2.481</text:p>
              </table:table-cell>
              <table:table-cell office:value-type="float" office:value="178.226">
                <text:p>178.226</text:p>
              </table:table-cell>
              <table:table-cell office:value-type="float" office:value="2.60472">
                <text:p>2.604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3.322">
                <text:p>283.322</text:p>
              </table:table-cell>
              <table:table-cell office:value-type="float" office:value="6.176">
                <text:p>6.176</text:p>
              </table:table-cell>
              <table:table-cell office:value-type="float" office:value="222.237">
                <text:p>222.237</text:p>
              </table:table-cell>
              <table:table-cell office:value-type="float" office:value="3.17351">
                <text:p>3.173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7.002">
                <text:p>147.002</text:p>
              </table:table-cell>
              <table:table-cell office:value-type="float" office:value="3.046">
                <text:p>3.046</text:p>
              </table:table-cell>
              <table:table-cell office:value-type="float" office:value="314.462">
                <text:p>314.462</text:p>
              </table:table-cell>
              <table:table-cell office:value-type="float" office:value="3.56777">
                <text:p>3.567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7.054">
                <text:p>207.054</text:p>
              </table:table-cell>
              <table:table-cell office:value-type="float" office:value="2">
                <text:p>2</text:p>
              </table:table-cell>
              <table:table-cell office:value-type="float" office:value="320.339">
                <text:p>320.339</text:p>
              </table:table-cell>
              <table:table-cell office:value-type="float" office:value="3.56929">
                <text:p>3.569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6.263">
                <text:p>406.263</text:p>
              </table:table-cell>
              <table:table-cell office:value-type="float" office:value="4">
                <text:p>4</text:p>
              </table:table-cell>
              <table:table-cell office:value-type="float" office:value="272.382">
                <text:p>272.382</text:p>
              </table:table-cell>
              <table:table-cell office:value-type="float" office:value="3.56166">
                <text:p>3.561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97.429">
                <text:p>397.429</text:p>
              </table:table-cell>
              <table:table-cell office:value-type="float" office:value="3.079">
                <text:p>3.079</text:p>
              </table:table-cell>
              <table:table-cell office:value-type="float" office:value="477.375">
                <text:p>477.375</text:p>
              </table:table-cell>
              <table:table-cell office:value-type="float" office:value="3.6582">
                <text:p>3.65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4.405">
                <text:p>454.405</text:p>
              </table:table-cell>
              <table:table-cell office:value-type="float" office:value="3">
                <text:p>3</text:p>
              </table:table-cell>
              <table:table-cell office:value-type="float" office:value="154.594">
                <text:p>154.594</text:p>
              </table:table-cell>
              <table:table-cell office:value-type="float" office:value="2.38708">
                <text:p>2.387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3.166">
                <text:p>183.166</text:p>
              </table:table-cell>
              <table:table-cell office:value-type="float" office:value="4.125">
                <text:p>4.125</text:p>
              </table:table-cell>
              <table:table-cell office:value-type="float" office:value="222.366">
                <text:p>222.366</text:p>
              </table:table-cell>
              <table:table-cell office:value-type="float" office:value="3.1783">
                <text:p>3.17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4.218">
                <text:p>134.218</text:p>
              </table:table-cell>
              <table:table-cell office:value-type="float" office:value="2.523">
                <text:p>2.523</text:p>
              </table:table-cell>
              <table:table-cell office:value-type="float" office:value="226.355">
                <text:p>226.355</text:p>
              </table:table-cell>
              <table:table-cell office:value-type="float" office:value="3.3731">
                <text:p>3.37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7.136">
                <text:p>137.136</text:p>
              </table:table-cell>
              <table:table-cell office:value-type="float" office:value="2.398">
                <text:p>2.398</text:p>
              </table:table-cell>
              <table:table-cell office:value-type="float" office:value="328.488">
                <text:p>328.488</text:p>
              </table:table-cell>
              <table:table-cell office:value-type="float" office:value="3.57166">
                <text:p>3.571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9.109">
                <text:p>139.109</text:p>
              </table:table-cell>
              <table:table-cell office:value-type="float" office:value="2.176">
                <text:p>2.176</text:p>
              </table:table-cell>
              <table:table-cell office:value-type="float" office:value="388.293">
                <text:p>388.293</text:p>
              </table:table-cell>
              <table:table-cell office:value-type="float" office:value="3.59755">
                <text:p>3.597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1.657">
                <text:p>201.657</text:p>
              </table:table-cell>
              <table:table-cell office:value-type="float" office:value="3.477">
                <text:p>3.477</text:p>
              </table:table-cell>
              <table:table-cell office:value-type="float" office:value="297.519">
                <text:p>297.519</text:p>
              </table:table-cell>
              <table:table-cell office:value-type="float" office:value="3.56429">
                <text:p>3.564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30.358">
                <text:p>330.358</text:p>
              </table:table-cell>
              <table:table-cell office:value-type="float" office:value="2.921">
                <text:p>2.921</text:p>
              </table:table-cell>
              <table:table-cell office:value-type="float" office:value="164.201">
                <text:p>164.201</text:p>
              </table:table-cell>
              <table:table-cell office:value-type="float" office:value="2.47297">
                <text:p>2.472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0.077">
                <text:p>130.077</text:p>
              </table:table-cell>
              <table:table-cell office:value-type="float" office:value="2.937">
                <text:p>2.937</text:p>
              </table:table-cell>
              <table:table-cell office:value-type="float" office:value="452.369">
                <text:p>452.369</text:p>
              </table:table-cell>
              <table:table-cell office:value-type="float" office:value="3.63905">
                <text:p>3.639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2.382">
                <text:p>272.382</text:p>
              </table:table-cell>
              <table:table-cell office:value-type="float" office:value="6.301">
                <text:p>6.301</text:p>
              </table:table-cell>
              <table:table-cell office:value-type="float" office:value="199.272">
                <text:p>199.272</text:p>
              </table:table-cell>
              <table:table-cell office:value-type="float" office:value="2.82146">
                <text:p>2.821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4.476">
                <text:p>384.476</text:p>
              </table:table-cell>
              <table:table-cell office:value-type="float" office:value="4.079">
                <text:p>4.079</text:p>
              </table:table-cell>
              <table:table-cell office:value-type="float" office:value="345.648">
                <text:p>345.648</text:p>
              </table:table-cell>
              <table:table-cell office:value-type="float" office:value="3.5776">
                <text:p>3.57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2.879">
                <text:p>352.879</text:p>
              </table:table-cell>
              <table:table-cell office:value-type="float" office:value="2.527">
                <text:p>2.527</text:p>
              </table:table-cell>
              <table:table-cell office:value-type="float" office:value="214.344">
                <text:p>214.344</text:p>
              </table:table-cell>
              <table:table-cell office:value-type="float" office:value="3.01117">
                <text:p>3.011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9.678">
                <text:p>249.678</text:p>
              </table:table-cell>
              <table:table-cell office:value-type="float" office:value="2.875">
                <text:p>2.875</text:p>
              </table:table-cell>
              <table:table-cell office:value-type="float" office:value="242.441">
                <text:p>242.441</text:p>
              </table:table-cell>
              <table:table-cell office:value-type="float" office:value="3.5164">
                <text:p>3.51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9.257">
                <text:p>229.257</text:p>
              </table:table-cell>
              <table:table-cell office:value-type="float" office:value="4.125">
                <text:p>4.125</text:p>
              </table:table-cell>
              <table:table-cell office:value-type="float" office:value="184.275">
                <text:p>184.275</text:p>
              </table:table-cell>
              <table:table-cell office:value-type="float" office:value="2.66417">
                <text:p>2.664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8.228">
                <text:p>178.228</text:p>
              </table:table-cell>
              <table:table-cell office:value-type="float" office:value="3.301">
                <text:p>3.301</text:p>
              </table:table-cell>
              <table:table-cell office:value-type="float" office:value="154.249">
                <text:p>154.249</text:p>
              </table:table-cell>
              <table:table-cell office:value-type="float" office:value="2.38407">
                <text:p>2.384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7.148">
                <text:p>437.148</text:p>
              </table:table-cell>
              <table:table-cell office:value-type="float" office:value="5.244">
                <text:p>5.244</text:p>
              </table:table-cell>
              <table:table-cell office:value-type="float" office:value="225.246">
                <text:p>225.246</text:p>
              </table:table-cell>
              <table:table-cell office:value-type="float" office:value="3.34964">
                <text:p>3.349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6.665">
                <text:p>216.665</text:p>
              </table:table-cell>
              <table:table-cell office:value-type="float" office:value="3.602">
                <text:p>3.602</text:p>
              </table:table-cell>
              <table:table-cell office:value-type="float" office:value="322.421">
                <text:p>322.421</text:p>
              </table:table-cell>
              <table:table-cell office:value-type="float" office:value="3.56987">
                <text:p>3.5698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3.792">
                <text:p>293.792</text:p>
              </table:table-cell>
              <table:table-cell office:value-type="float" office:value="3.602">
                <text:p>3.602</text:p>
              </table:table-cell>
              <table:table-cell office:value-type="float" office:value="389.317">
                <text:p>389.317</text:p>
              </table:table-cell>
              <table:table-cell office:value-type="float" office:value="3.59811">
                <text:p>3.598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4.558">
                <text:p>444.558</text:p>
              </table:table-cell>
              <table:table-cell office:value-type="float" office:value="1.602">
                <text:p>1.602</text:p>
              </table:table-cell>
              <table:table-cell office:value-type="float" office:value="282.332">
                <text:p>282.332</text:p>
              </table:table-cell>
              <table:table-cell office:value-type="float" office:value="3.56233">
                <text:p>3.562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0.164">
                <text:p>180.164</text:p>
              </table:table-cell>
              <table:table-cell office:value-type="float" office:value="2.504">
                <text:p>2.504</text:p>
              </table:table-cell>
              <table:table-cell office:value-type="float" office:value="172.265">
                <text:p>172.265</text:p>
              </table:table-cell>
              <table:table-cell office:value-type="float" office:value="2.54775">
                <text:p>2.547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9.33">
                <text:p>289.33</text:p>
              </table:table-cell>
              <table:table-cell office:value-type="float" office:value="1.824">
                <text:p>1.824</text:p>
              </table:table-cell>
              <table:table-cell office:value-type="float" office:value="258.398">
                <text:p>258.398</text:p>
              </table:table-cell>
              <table:table-cell office:value-type="float" office:value="3.55895">
                <text:p>3.558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8.649">
                <text:p>198.649</text:p>
              </table:table-cell>
              <table:table-cell office:value-type="float" office:value="2.426">
                <text:p>2.426</text:p>
              </table:table-cell>
              <table:table-cell office:value-type="float" office:value="129.18">
                <text:p>129.18</text:p>
              </table:table-cell>
              <table:table-cell office:value-type="float" office:value="2.17741">
                <text:p>2.177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65.302">
                <text:p>265.302</text:p>
              </table:table-cell>
              <table:table-cell office:value-type="float" office:value="3.301">
                <text:p>3.301</text:p>
              </table:table-cell>
              <table:table-cell office:value-type="float" office:value="392.9">
                <text:p>392.9</text:p>
              </table:table-cell>
              <table:table-cell office:value-type="float" office:value="3.60011">
                <text:p>3.600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21.37">
                <text:p>321.37</text:p>
              </table:table-cell>
              <table:table-cell office:value-type="float" office:value="2.789">
                <text:p>2.789</text:p>
              </table:table-cell>
              <table:table-cell office:value-type="float" office:value="107.153">
                <text:p>107.153</text:p>
              </table:table-cell>
              <table:table-cell office:value-type="float" office:value="2.01981">
                <text:p>2.019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8.314">
                <text:p>228.314</text:p>
              </table:table-cell>
              <table:table-cell office:value-type="float" office:value="2.824">
                <text:p>2.824</text:p>
              </table:table-cell>
              <table:table-cell office:value-type="float" office:value="279.101">
                <text:p>279.101</text:p>
              </table:table-cell>
              <table:table-cell office:value-type="float" office:value="3.56206">
                <text:p>3.562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7.002">
                <text:p>147.002</text:p>
              </table:table-cell>
              <table:table-cell office:value-type="float" office:value="2.046">
                <text:p>2.046</text:p>
              </table:table-cell>
              <table:table-cell office:value-type="float" office:value="307.818">
                <text:p>307.818</text:p>
              </table:table-cell>
              <table:table-cell office:value-type="float" office:value="3.56625">
                <text:p>3.566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4.728">
                <text:p>224.728</text:p>
              </table:table-cell>
              <table:table-cell office:value-type="float" office:value="4">
                <text:p>4</text:p>
              </table:table-cell>
              <table:table-cell office:value-type="float" office:value="192.125">
                <text:p>192.125</text:p>
              </table:table-cell>
              <table:table-cell office:value-type="float" office:value="2.74437">
                <text:p>2.744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0.044">
                <text:p>510.044</text:p>
              </table:table-cell>
              <table:table-cell office:value-type="float" office:value="5.477">
                <text:p>5.477</text:p>
              </table:table-cell>
              <table:table-cell office:value-type="float" office:value="250.29">
                <text:p>250.29</text:p>
              </table:table-cell>
              <table:table-cell office:value-type="float" office:value="3.54451">
                <text:p>3.544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4.511">
                <text:p>314.511</text:p>
              </table:table-cell>
              <table:table-cell office:value-type="float" office:value="3.609">
                <text:p>3.609</text:p>
              </table:table-cell>
              <table:table-cell office:value-type="float" office:value="244.311">
                <text:p>244.311</text:p>
              </table:table-cell>
              <table:table-cell office:value-type="float" office:value="3.52456">
                <text:p>3.524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5.747">
                <text:p>345.747</text:p>
              </table:table-cell>
              <table:table-cell office:value-type="float" office:value="4">
                <text:p>4</text:p>
              </table:table-cell>
              <table:table-cell office:value-type="float" office:value="142.116">
                <text:p>142.116</text:p>
              </table:table-cell>
              <table:table-cell office:value-type="float" office:value="2.2808">
                <text:p>2.28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75.303">
                <text:p>275.303</text:p>
              </table:table-cell>
              <table:table-cell office:value-type="float" office:value="1.477">
                <text:p>1.477</text:p>
              </table:table-cell>
              <table:table-cell office:value-type="float" office:value="236.355">
                <text:p>236.355</text:p>
              </table:table-cell>
              <table:table-cell office:value-type="float" office:value="3.48174">
                <text:p>3.481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32.533">
                <text:p>432.533</text:p>
              </table:table-cell>
              <table:table-cell office:value-type="float" office:value="4.273">
                <text:p>4.273</text:p>
              </table:table-cell>
              <table:table-cell office:value-type="float" office:value="136.148">
                <text:p>136.148</text:p>
              </table:table-cell>
              <table:table-cell office:value-type="float" office:value="2.23219">
                <text:p>2.232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8.174">
                <text:p>118.174</text:p>
              </table:table-cell>
              <table:table-cell office:value-type="float" office:value="2.426">
                <text:p>2.426</text:p>
              </table:table-cell>
              <table:table-cell office:value-type="float" office:value="310.683">
                <text:p>310.683</text:p>
              </table:table-cell>
              <table:table-cell office:value-type="float" office:value="3.56688">
                <text:p>3.566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2.0678">
                <text:p>62.0678</text:p>
              </table:table-cell>
              <table:table-cell office:value-type="float" office:value="1.796">
                <text:p>1.796</text:p>
              </table:table-cell>
              <table:table-cell office:value-type="float" office:value="365.962">
                <text:p>365.962</text:p>
              </table:table-cell>
              <table:table-cell office:value-type="float" office:value="3.58623">
                <text:p>3.586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29.433">
                <text:p>329.433</text:p>
              </table:table-cell>
              <table:table-cell office:value-type="float" office:value="3.778">
                <text:p>3.778</text:p>
              </table:table-cell>
              <table:table-cell office:value-type="float" office:value="169.608">
                <text:p>169.608</text:p>
              </table:table-cell>
              <table:table-cell office:value-type="float" office:value="2.52284">
                <text:p>2.522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5.206">
                <text:p>135.206</text:p>
              </table:table-cell>
              <table:table-cell office:value-type="float" office:value="3.125">
                <text:p>3.125</text:p>
              </table:table-cell>
              <table:table-cell office:value-type="float" office:value="87.1204">
                <text:p>87.1204</text:p>
              </table:table-cell>
              <table:table-cell office:value-type="float" office:value="1.89972">
                <text:p>1.899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74.815">
                <text:p>474.815</text:p>
              </table:table-cell>
              <table:table-cell office:value-type="float" office:value="3.745">
                <text:p>3.745</text:p>
              </table:table-cell>
              <table:table-cell office:value-type="float" office:value="330.332">
                <text:p>330.332</text:p>
              </table:table-cell>
              <table:table-cell office:value-type="float" office:value="3.57224">
                <text:p>3.572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11.401">
                <text:p>311.401</text:p>
              </table:table-cell>
              <table:table-cell office:value-type="float" office:value="3.248">
                <text:p>3.248</text:p>
              </table:table-cell>
              <table:table-cell office:value-type="float" office:value="338.266">
                <text:p>338.266</text:p>
              </table:table-cell>
              <table:table-cell office:value-type="float" office:value="3.57489">
                <text:p>3.574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1.319">
                <text:p>411.319</text:p>
              </table:table-cell>
              <table:table-cell office:value-type="float" office:value="3.284">
                <text:p>3.284</text:p>
              </table:table-cell>
              <table:table-cell office:value-type="float" office:value="255.482">
                <text:p>255.482</text:p>
              </table:table-cell>
              <table:table-cell office:value-type="float" office:value="3.55528">
                <text:p>3.555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1.248">
                <text:p>201.248</text:p>
              </table:table-cell>
              <table:table-cell office:value-type="float" office:value="2.982">
                <text:p>2.982</text:p>
              </table:table-cell>
              <table:table-cell office:value-type="float" office:value="441.636">
                <text:p>441.636</text:p>
              </table:table-cell>
              <table:table-cell office:value-type="float" office:value="3.63129">
                <text:p>3.63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1.252">
                <text:p>221.252</text:p>
              </table:table-cell>
              <table:table-cell office:value-type="float" office:value="4">
                <text:p>4</text:p>
              </table:table-cell>
              <table:table-cell office:value-type="float" office:value="122.164">
                <text:p>122.164</text:p>
              </table:table-cell>
              <table:table-cell office:value-type="float" office:value="2.12454">
                <text:p>2.124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0.83">
                <text:p>290.83</text:p>
              </table:table-cell>
              <table:table-cell office:value-type="float" office:value="6">
                <text:p>6</text:p>
              </table:table-cell>
              <table:table-cell office:value-type="float" office:value="154.249">
                <text:p>154.249</text:p>
              </table:table-cell>
              <table:table-cell office:value-type="float" office:value="2.38407">
                <text:p>2.384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7.302">
                <text:p>187.302</text:p>
              </table:table-cell>
              <table:table-cell office:value-type="float" office:value="4.398">
                <text:p>4.398</text:p>
              </table:table-cell>
              <table:table-cell office:value-type="float" office:value="402.565">
                <text:p>402.565</text:p>
              </table:table-cell>
              <table:table-cell office:value-type="float" office:value="3.60571">
                <text:p>3.605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45.221">
                <text:p>345.221</text:p>
              </table:table-cell>
              <table:table-cell office:value-type="float" office:value="4.38">
                <text:p>4.38</text:p>
              </table:table-cell>
              <table:table-cell office:value-type="float" office:value="724.187">
                <text:p>724.187</text:p>
              </table:table-cell>
              <table:table-cell office:value-type="float" office:value="3.89375">
                <text:p>3.893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7.019">
                <text:p>197.019</text:p>
              </table:table-cell>
              <table:table-cell office:value-type="float" office:value="1.523">
                <text:p>1.523</text:p>
              </table:table-cell>
              <table:table-cell office:value-type="float" office:value="206.281">
                <text:p>206.281</text:p>
              </table:table-cell>
              <table:table-cell office:value-type="float" office:value="2.90301">
                <text:p>2.903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00.13">
                <text:p>500.13</text:p>
              </table:table-cell>
              <table:table-cell office:value-type="float" office:value="4.176">
                <text:p>4.176</text:p>
              </table:table-cell>
              <table:table-cell office:value-type="float" office:value="509.421">
                <text:p>509.421</text:p>
              </table:table-cell>
              <table:table-cell office:value-type="float" office:value="3.68464">
                <text:p>3.684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40.693">
                <text:p>240.693</text:p>
              </table:table-cell>
              <table:table-cell office:value-type="float" office:value="6.301">
                <text:p>6.301</text:p>
              </table:table-cell>
              <table:table-cell office:value-type="float" office:value="215.211">
                <text:p>215.211</text:p>
              </table:table-cell>
              <table:table-cell office:value-type="float" office:value="3.0245">
                <text:p>3.02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85.308">
                <text:p>385.308</text:p>
              </table:table-cell>
              <table:table-cell office:value-type="float" office:value="3.255">
                <text:p>3.255</text:p>
              </table:table-cell>
              <table:table-cell office:value-type="float" office:value="84.1164">
                <text:p>84.1164</text:p>
              </table:table-cell>
              <table:table-cell office:value-type="float" office:value="1.88376">
                <text:p>1.883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1.869">
                <text:p>241.869</text:p>
              </table:table-cell>
              <table:table-cell office:value-type="float" office:value="2.824">
                <text:p>2.824</text:p>
              </table:table-cell>
              <table:table-cell office:value-type="float" office:value="69.0653">
                <text:p>69.0653</text:p>
              </table:table-cell>
              <table:table-cell office:value-type="float" office:value="1.81202">
                <text:p>1.812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1.276">
                <text:p>261.276</text:p>
              </table:table-cell>
              <table:table-cell office:value-type="float" office:value="1.477">
                <text:p>1.477</text:p>
              </table:table-cell>
              <table:table-cell office:value-type="float" office:value="104.109">
                <text:p>104.109</text:p>
              </table:table-cell>
              <table:table-cell office:value-type="float" office:value="2.00007">
                <text:p>2.000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4.1112">
                <text:p>94.1112</text:p>
              </table:table-cell>
              <table:table-cell office:value-type="float" office:value="2.87">
                <text:p>2.87</text:p>
              </table:table-cell>
              <table:table-cell office:value-type="float" office:value="681.773">
                <text:p>681.773</text:p>
              </table:table-cell>
              <table:table-cell office:value-type="float" office:value="3.84979">
                <text:p>3.849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0.472">
                <text:p>350.472</text:p>
              </table:table-cell>
              <table:table-cell office:value-type="float" office:value="3.875">
                <text:p>3.875</text:p>
              </table:table-cell>
              <table:table-cell office:value-type="float" office:value="114.186">
                <text:p>114.186</text:p>
              </table:table-cell>
              <table:table-cell office:value-type="float" office:value="2.06739">
                <text:p>2.067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92.362">
                <text:p>392.362</text:p>
              </table:table-cell>
              <table:table-cell office:value-type="float" office:value="3.255">
                <text:p>3.255</text:p>
              </table:table-cell>
              <table:table-cell office:value-type="float" office:value="284.313">
                <text:p>284.313</text:p>
              </table:table-cell>
              <table:table-cell office:value-type="float" office:value="3.56253">
                <text:p>3.562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8.732">
                <text:p>408.732</text:p>
              </table:table-cell>
              <table:table-cell office:value-type="float" office:value="2.854">
                <text:p>2.854</text:p>
              </table:table-cell>
              <table:table-cell office:value-type="float" office:value="138.991">
                <text:p>138.991</text:p>
              </table:table-cell>
              <table:table-cell office:value-type="float" office:value="2.25516">
                <text:p>2.255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41.075">
                <text:p>541.075</text:p>
              </table:table-cell>
              <table:table-cell office:value-type="float" office:value="3.75">
                <text:p>3.75</text:p>
              </table:table-cell>
              <table:table-cell office:value-type="float" office:value="107.153">
                <text:p>107.153</text:p>
              </table:table-cell>
              <table:table-cell office:value-type="float" office:value="2.01981">
                <text:p>2.019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7.809">
                <text:p>367.809</text:p>
              </table:table-cell>
              <table:table-cell office:value-type="float" office:value="4.222">
                <text:p>4.222</text:p>
              </table:table-cell>
              <table:table-cell office:value-type="float" office:value="129.587">
                <text:p>129.587</text:p>
              </table:table-cell>
              <table:table-cell office:value-type="float" office:value="2.18055">
                <text:p>2.180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98.5">
                <text:p>598.5</text:p>
              </table:table-cell>
              <table:table-cell office:value-type="float" office:value="4.176">
                <text:p>4.176</text:p>
              </table:table-cell>
              <table:table-cell office:value-type="float" office:value="474.716">
                <text:p>474.716</text:p>
              </table:table-cell>
              <table:table-cell office:value-type="float" office:value="3.6561">
                <text:p>3.65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4.106">
                <text:p>184.106</text:p>
              </table:table-cell>
              <table:table-cell office:value-type="float" office:value="3.477">
                <text:p>3.477</text:p>
              </table:table-cell>
              <table:table-cell office:value-type="float" office:value="354.376">
                <text:p>354.376</text:p>
              </table:table-cell>
              <table:table-cell office:value-type="float" office:value="3.5811">
                <text:p>3.58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9.542">
                <text:p>289.542</text:p>
              </table:table-cell>
              <table:table-cell office:value-type="float" office:value="2.903">
                <text:p>2.903</text:p>
              </table:table-cell>
              <table:table-cell office:value-type="float" office:value="452.35">
                <text:p>452.35</text:p>
              </table:table-cell>
              <table:table-cell office:value-type="float" office:value="3.63904">
                <text:p>3.639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45.543">
                <text:p>545.543</text:p>
              </table:table-cell>
              <table:table-cell office:value-type="float" office:value="5.678">
                <text:p>5.678</text:p>
              </table:table-cell>
              <table:table-cell office:value-type="float" office:value="156.265">
                <text:p>156.265</text:p>
              </table:table-cell>
              <table:table-cell office:value-type="float" office:value="2.40178">
                <text:p>2.401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4.91">
                <text:p>364.91</text:p>
              </table:table-cell>
              <table:table-cell office:value-type="float" office:value="5.125">
                <text:p>5.125</text:p>
              </table:table-cell>
              <table:table-cell office:value-type="float" office:value="104.171">
                <text:p>104.171</text:p>
              </table:table-cell>
              <table:table-cell office:value-type="float" office:value="2.00046">
                <text:p>2.000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3.1169">
                <text:p>73.1169</text:p>
              </table:table-cell>
              <table:table-cell office:value-type="float" office:value="3.91">
                <text:p>3.91</text:p>
              </table:table-cell>
              <table:table-cell office:value-type="float" office:value="238.241">
                <text:p>238.241</text:p>
              </table:table-cell>
              <table:table-cell office:value-type="float" office:value="3.49399">
                <text:p>3.493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24.786">
                <text:p>324.786</text:p>
              </table:table-cell>
              <table:table-cell office:value-type="float" office:value="4.222">
                <text:p>4.222</text:p>
              </table:table-cell>
              <table:table-cell office:value-type="float" office:value="706.14">
                <text:p>706.14</text:p>
              </table:table-cell>
              <table:table-cell office:value-type="float" office:value="3.87496">
                <text:p>3.874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01.415">
                <text:p>401.415</text:p>
              </table:table-cell>
              <table:table-cell office:value-type="float" office:value="3.477">
                <text:p>3.477</text:p>
              </table:table-cell>
              <table:table-cell office:value-type="float" office:value="116.205">
                <text:p>116.205</text:p>
              </table:table-cell>
              <table:table-cell office:value-type="float" office:value="2.08154">
                <text:p>2.081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.0406">
                <text:p>45.0406</text:p>
              </table:table-cell>
              <table:table-cell office:value-type="float" office:value="2.921">
                <text:p>2.921</text:p>
              </table:table-cell>
              <table:table-cell office:value-type="float" office:value="582.624">
                <text:p>582.624</text:p>
              </table:table-cell>
              <table:table-cell office:value-type="float" office:value="3.75111">
                <text:p>3.751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1.833">
                <text:p>61.833</text:p>
              </table:table-cell>
              <table:table-cell office:value-type="float" office:value="2.585">
                <text:p>2.585</text:p>
              </table:table-cell>
              <table:table-cell office:value-type="float" office:value="116.115">
                <text:p>116.115</text:p>
              </table:table-cell>
              <table:table-cell office:value-type="float" office:value="2.08091">
                <text:p>2.080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80.909">
                <text:p>380.909</text:p>
              </table:table-cell>
              <table:table-cell office:value-type="float" office:value="5.125">
                <text:p>5.125</text:p>
              </table:table-cell>
              <table:table-cell office:value-type="float" office:value="134.174">
                <text:p>134.174</text:p>
              </table:table-cell>
              <table:table-cell office:value-type="float" office:value="2.21645">
                <text:p>2.216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1.337">
                <text:p>301.337</text:p>
              </table:table-cell>
              <table:table-cell office:value-type="float" office:value="3.064">
                <text:p>3.064</text:p>
              </table:table-cell>
              <table:table-cell office:value-type="float" office:value="68.0773">
                <text:p>68.0773</text:p>
              </table:table-cell>
              <table:table-cell office:value-type="float" office:value="1.80779">
                <text:p>1.807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63.207">
                <text:p>263.207</text:p>
              </table:table-cell>
              <table:table-cell office:value-type="float" office:value="4.921">
                <text:p>4.921</text:p>
              </table:table-cell>
              <table:table-cell office:value-type="float" office:value="316.478">
                <text:p>316.478</text:p>
              </table:table-cell>
              <table:table-cell office:value-type="float" office:value="3.56828">
                <text:p>3.568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1.459">
                <text:p>241.459</text:p>
              </table:table-cell>
              <table:table-cell office:value-type="float" office:value="2.222">
                <text:p>2.222</text:p>
              </table:table-cell>
              <table:table-cell office:value-type="float" office:value="394.434">
                <text:p>394.434</text:p>
              </table:table-cell>
              <table:table-cell office:value-type="float" office:value="3.60098">
                <text:p>3.600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2.221">
                <text:p>182.221</text:p>
              </table:table-cell>
              <table:table-cell office:value-type="float" office:value="2.523">
                <text:p>2.523</text:p>
              </table:table-cell>
              <table:table-cell office:value-type="float" office:value="181.318">
                <text:p>181.318</text:p>
              </table:table-cell>
              <table:table-cell office:value-type="float" office:value="2.63488">
                <text:p>2.634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4.201">
                <text:p>164.201</text:p>
              </table:table-cell>
              <table:table-cell office:value-type="float" office:value="1.505">
                <text:p>1.505</text:p>
              </table:table-cell>
              <table:table-cell office:value-type="float" office:value="144.255">
                <text:p>144.255</text:p>
              </table:table-cell>
              <table:table-cell office:value-type="float" office:value="2.29858">
                <text:p>2.298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64.933">
                <text:p>364.933</text:p>
              </table:table-cell>
              <table:table-cell office:value-type="float" office:value="4.409">
                <text:p>4.409</text:p>
              </table:table-cell>
              <table:table-cell office:value-type="float" office:value="310.514">
                <text:p>310.514</text:p>
              </table:table-cell>
              <table:table-cell office:value-type="float" office:value="3.56684">
                <text:p>3.566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4.184">
                <text:p>194.184</text:p>
              </table:table-cell>
              <table:table-cell office:value-type="float" office:value="1.727">
                <text:p>1.727</text:p>
              </table:table-cell>
              <table:table-cell office:value-type="float" office:value="192.297">
                <text:p>192.297</text:p>
              </table:table-cell>
              <table:table-cell office:value-type="float" office:value="2.74617">
                <text:p>2.746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8.185">
                <text:p>248.185</text:p>
              </table:table-cell>
              <table:table-cell office:value-type="float" office:value="3.783">
                <text:p>3.783</text:p>
              </table:table-cell>
              <table:table-cell office:value-type="float" office:value="158.115">
                <text:p>158.115</text:p>
              </table:table-cell>
              <table:table-cell office:value-type="float" office:value="2.41817">
                <text:p>2.418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21.731">
                <text:p>421.731</text:p>
              </table:table-cell>
              <table:table-cell office:value-type="float" office:value="3.824">
                <text:p>3.824</text:p>
              </table:table-cell>
              <table:table-cell office:value-type="float" office:value="300.156">
                <text:p>300.156</text:p>
              </table:table-cell>
              <table:table-cell office:value-type="float" office:value="3.56474">
                <text:p>3.564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9.318">
                <text:p>189.318</text:p>
              </table:table-cell>
              <table:table-cell office:value-type="float" office:value="3.699">
                <text:p>3.699</text:p>
              </table:table-cell>
              <table:table-cell office:value-type="float" office:value="182.155">
                <text:p>182.155</text:p>
              </table:table-cell>
              <table:table-cell office:value-type="float" office:value="2.64312">
                <text:p>2.643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38.19">
                <text:p>338.19</text:p>
              </table:table-cell>
              <table:table-cell office:value-type="float" office:value="2.222">
                <text:p>2.222</text:p>
              </table:table-cell>
              <table:table-cell office:value-type="float" office:value="737.73">
                <text:p>737.73</text:p>
              </table:table-cell>
              <table:table-cell office:value-type="float" office:value="3.90792">
                <text:p>3.907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0.907">
                <text:p>230.907</text:p>
              </table:table-cell>
              <table:table-cell office:value-type="float" office:value="3.301">
                <text:p>3.301</text:p>
              </table:table-cell>
              <table:table-cell office:value-type="float" office:value="259.734">
                <text:p>259.734</text:p>
              </table:table-cell>
              <table:table-cell office:value-type="float" office:value="3.56008">
                <text:p>3.560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5.386">
                <text:p>275.386</text:p>
              </table:table-cell>
              <table:table-cell office:value-type="float" office:value="2.215">
                <text:p>2.215</text:p>
              </table:table-cell>
              <table:table-cell office:value-type="float" office:value="426.673">
                <text:p>426.673</text:p>
              </table:table-cell>
              <table:table-cell office:value-type="float" office:value="3.62097">
                <text:p>3.620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0.111">
                <text:p>110.111</text:p>
              </table:table-cell>
              <table:table-cell office:value-type="float" office:value="2.854">
                <text:p>2.854</text:p>
              </table:table-cell>
              <table:table-cell office:value-type="float" office:value="138.164">
                <text:p>138.164</text:p>
              </table:table-cell>
              <table:table-cell office:value-type="float" office:value="2.24844">
                <text:p>2.248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34.45">
                <text:p>334.45</text:p>
              </table:table-cell>
              <table:table-cell office:value-type="float" office:value="2.079">
                <text:p>2.079</text:p>
              </table:table-cell>
              <table:table-cell office:value-type="float" office:value="187.63">
                <text:p>187.63</text:p>
              </table:table-cell>
              <table:table-cell office:value-type="float" office:value="2.69798">
                <text:p>2.697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11.847">
                <text:p>311.847</text:p>
              </table:table-cell>
              <table:table-cell office:value-type="float" office:value="2.971">
                <text:p>2.971</text:p>
              </table:table-cell>
              <table:table-cell office:value-type="float" office:value="200.236">
                <text:p>200.236</text:p>
              </table:table-cell>
              <table:table-cell office:value-type="float" office:value="2.83226">
                <text:p>2.832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03.879">
                <text:p>403.879</text:p>
              </table:table-cell>
              <table:table-cell office:value-type="float" office:value="4.222">
                <text:p>4.222</text:p>
              </table:table-cell>
              <table:table-cell office:value-type="float" office:value="464.076">
                <text:p>464.076</text:p>
              </table:table-cell>
              <table:table-cell office:value-type="float" office:value="3.64784">
                <text:p>3.647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54.486">
                <text:p>354.486</text:p>
              </table:table-cell>
              <table:table-cell office:value-type="float" office:value="3">
                <text:p>3</text:p>
              </table:table-cell>
              <table:table-cell office:value-type="float" office:value="630.938">
                <text:p>630.938</text:p>
              </table:table-cell>
              <table:table-cell office:value-type="float" office:value="3.79829">
                <text:p>3.798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14.292">
                <text:p>314.292</text:p>
              </table:table-cell>
              <table:table-cell office:value-type="float" office:value="1.767">
                <text:p>1.767</text:p>
              </table:table-cell>
              <table:table-cell office:value-type="float" office:value="346.374">
                <text:p>346.374</text:p>
              </table:table-cell>
              <table:table-cell office:value-type="float" office:value="3.57788">
                <text:p>3.577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1.116">
                <text:p>261.116</text:p>
              </table:table-cell>
              <table:table-cell office:value-type="float" office:value="3.231">
                <text:p>3.231</text:p>
              </table:table-cell>
              <table:table-cell office:value-type="float" office:value="78.0705">
                <text:p>78.0705</text:p>
              </table:table-cell>
              <table:table-cell office:value-type="float" office:value="1.8533">
                <text:p>1.85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5.355">
                <text:p>215.355</text:p>
              </table:table-cell>
              <table:table-cell office:value-type="float" office:value="3.143">
                <text:p>3.143</text:p>
              </table:table-cell>
              <table:table-cell office:value-type="float" office:value="613.566">
                <text:p>613.566</text:p>
              </table:table-cell>
              <table:table-cell office:value-type="float" office:value="3.78109">
                <text:p>3.781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9.242">
                <text:p>209.242</text:p>
              </table:table-cell>
              <table:table-cell office:value-type="float" office:value="3.523">
                <text:p>3.523</text:p>
              </table:table-cell>
              <table:table-cell office:value-type="float" office:value="428.604">
                <text:p>428.604</text:p>
              </table:table-cell>
              <table:table-cell office:value-type="float" office:value="3.62227">
                <text:p>3.622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2.218">
                <text:p>182.218</text:p>
              </table:table-cell>
              <table:table-cell office:value-type="float" office:value="3.191">
                <text:p>3.191</text:p>
              </table:table-cell>
              <table:table-cell office:value-type="float" office:value="120.148">
                <text:p>120.148</text:p>
              </table:table-cell>
              <table:table-cell office:value-type="float" office:value="2.10979">
                <text:p>2.109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1.308">
                <text:p>281.308</text:p>
              </table:table-cell>
              <table:table-cell office:value-type="float" office:value="3.301">
                <text:p>3.301</text:p>
              </table:table-cell>
              <table:table-cell office:value-type="float" office:value="214.217">
                <text:p>214.217</text:p>
              </table:table-cell>
              <table:table-cell office:value-type="float" office:value="3.00924">
                <text:p>3.009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73.077">
                <text:p>873.077</text:p>
              </table:table-cell>
              <table:table-cell office:value-type="float" office:value="4.398">
                <text:p>4.398</text:p>
              </table:table-cell>
              <table:table-cell office:value-type="float" office:value="136.194">
                <text:p>136.194</text:p>
              </table:table-cell>
              <table:table-cell office:value-type="float" office:value="2.23256">
                <text:p>2.232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93.777">
                <text:p>493.777</text:p>
              </table:table-cell>
              <table:table-cell office:value-type="float" office:value="4.477">
                <text:p>4.477</text:p>
              </table:table-cell>
              <table:table-cell office:value-type="float" office:value="650.974">
                <text:p>650.974</text:p>
              </table:table-cell>
              <table:table-cell office:value-type="float" office:value="3.8184">
                <text:p>3.81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3.001">
                <text:p>163.001</text:p>
              </table:table-cell>
              <table:table-cell office:value-type="float" office:value="2.476">
                <text:p>2.476</text:p>
              </table:table-cell>
              <table:table-cell office:value-type="float" office:value="361.776">
                <text:p>361.776</text:p>
              </table:table-cell>
              <table:table-cell office:value-type="float" office:value="3.58432">
                <text:p>3.584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74.404">
                <text:p>274.404</text:p>
              </table:table-cell>
              <table:table-cell office:value-type="float" office:value="5">
                <text:p>5</text:p>
              </table:table-cell>
              <table:table-cell office:value-type="float" office:value="356.629">
                <text:p>356.629</text:p>
              </table:table-cell>
              <table:table-cell office:value-type="float" office:value="3.58206">
                <text:p>3.582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5.661">
                <text:p>255.661</text:p>
              </table:table-cell>
              <table:table-cell office:value-type="float" office:value="3.477">
                <text:p>3.477</text:p>
              </table:table-cell>
              <table:table-cell office:value-type="float" office:value="236.269">
                <text:p>236.269</text:p>
              </table:table-cell>
              <table:table-cell office:value-type="float" office:value="3.48114">
                <text:p>3.481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9.261">
                <text:p>219.261</text:p>
              </table:table-cell>
              <table:table-cell office:value-type="float" office:value="4.574">
                <text:p>4.574</text:p>
              </table:table-cell>
              <table:table-cell office:value-type="float" office:value="228.243">
                <text:p>228.243</text:p>
              </table:table-cell>
              <table:table-cell office:value-type="float" office:value="3.40333">
                <text:p>3.403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41.54">
                <text:p>441.54</text:p>
              </table:table-cell>
              <table:table-cell office:value-type="float" office:value="2.699">
                <text:p>2.699</text:p>
              </table:table-cell>
              <table:table-cell office:value-type="float" office:value="172.265">
                <text:p>172.265</text:p>
              </table:table-cell>
              <table:table-cell office:value-type="float" office:value="2.54775">
                <text:p>2.547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2.331">
                <text:p>302.331</text:p>
              </table:table-cell>
              <table:table-cell office:value-type="float" office:value="4.161">
                <text:p>4.161</text:p>
              </table:table-cell>
              <table:table-cell office:value-type="float" office:value="551.289">
                <text:p>551.289</text:p>
              </table:table-cell>
              <table:table-cell office:value-type="float" office:value="3.72178">
                <text:p>3.721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36.818">
                <text:p>336.818</text:p>
              </table:table-cell>
              <table:table-cell office:value-type="float" office:value="3.398">
                <text:p>3.398</text:p>
              </table:table-cell>
              <table:table-cell office:value-type="float" office:value="262.285">
                <text:p>262.285</text:p>
              </table:table-cell>
              <table:table-cell office:value-type="float" office:value="3.56131">
                <text:p>3.561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23.31">
                <text:p>323.31</text:p>
              </table:table-cell>
              <table:table-cell office:value-type="float" office:value="2.432">
                <text:p>2.432</text:p>
              </table:table-cell>
              <table:table-cell office:value-type="float" office:value="330.398">
                <text:p>330.398</text:p>
              </table:table-cell>
              <table:table-cell office:value-type="float" office:value="3.57226">
                <text:p>3.572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91.816">
                <text:p>291.816</text:p>
              </table:table-cell>
              <table:table-cell office:value-type="float" office:value="2.875">
                <text:p>2.875</text:p>
              </table:table-cell>
              <table:table-cell office:value-type="float" office:value="164.244">
                <text:p>164.244</text:p>
              </table:table-cell>
              <table:table-cell office:value-type="float" office:value="2.47336">
                <text:p>2.473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7.014">
                <text:p>207.014</text:p>
              </table:table-cell>
              <table:table-cell office:value-type="float" office:value="3.076">
                <text:p>3.076</text:p>
              </table:table-cell>
              <table:table-cell office:value-type="float" office:value="377.064">
                <text:p>377.064</text:p>
              </table:table-cell>
              <table:table-cell office:value-type="float" office:value="3.59163">
                <text:p>3.591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8.15">
                <text:p>168.15</text:p>
              </table:table-cell>
              <table:table-cell office:value-type="float" office:value="1.222">
                <text:p>1.222</text:p>
              </table:table-cell>
              <table:table-cell office:value-type="float" office:value="102.089">
                <text:p>102.089</text:p>
              </table:table-cell>
              <table:table-cell office:value-type="float" office:value="1.98725">
                <text:p>1.987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31.196">
                <text:p>331.196</text:p>
              </table:table-cell>
              <table:table-cell office:value-type="float" office:value="3.824">
                <text:p>3.824</text:p>
              </table:table-cell>
              <table:table-cell office:value-type="float" office:value="398.472">
                <text:p>398.472</text:p>
              </table:table-cell>
              <table:table-cell office:value-type="float" office:value="3.6033">
                <text:p>3.60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0.173">
                <text:p>150.173</text:p>
              </table:table-cell>
              <table:table-cell office:value-type="float" office:value="2.921">
                <text:p>2.921</text:p>
              </table:table-cell>
              <table:table-cell office:value-type="float" office:value="226.27">
                <text:p>226.27</text:p>
              </table:table-cell>
              <table:table-cell office:value-type="float" office:value="3.37151">
                <text:p>3.37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179">
                <text:p>142.179</text:p>
              </table:table-cell>
              <table:table-cell office:value-type="float" office:value="2.28132">
                <text:p>2.28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207">
                <text:p>186.207</text:p>
              </table:table-cell>
              <table:table-cell office:value-type="float" office:value="2.68355">
                <text:p>2.68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.46">
                <text:p>314.46</text:p>
              </table:table-cell>
              <table:table-cell office:value-type="float" office:value="3.56777">
                <text:p>3.56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.265">
                <text:p>172.265</text:p>
              </table:table-cell>
              <table:table-cell office:value-type="float" office:value="2.54775">
                <text:p>2.54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454">
                <text:p>462.454</text:p>
              </table:table-cell>
              <table:table-cell office:value-type="float" office:value="3.6466">
                <text:p>3.6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072">
                <text:p>116.072</text:p>
              </table:table-cell>
              <table:table-cell office:value-type="float" office:value="2.08061">
                <text:p>2.08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275">
                <text:p>184.275</text:p>
              </table:table-cell>
              <table:table-cell office:value-type="float" office:value="2.66417">
                <text:p>2.66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.403">
                <text:p>296.403</text:p>
              </table:table-cell>
              <table:table-cell office:value-type="float" office:value="3.56411">
                <text:p>3.56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.687">
                <text:p>285.687</text:p>
              </table:table-cell>
              <table:table-cell office:value-type="float" office:value="3.56267">
                <text:p>3.56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164">
                <text:p>122.164</text:p>
              </table:table-cell>
              <table:table-cell office:value-type="float" office:value="2.12454">
                <text:p>2.12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.001">
                <text:p>474.001</text:p>
              </table:table-cell>
              <table:table-cell office:value-type="float" office:value="3.65554">
                <text:p>3.65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.392">
                <text:p>387.392</text:p>
              </table:table-cell>
              <table:table-cell office:value-type="float" office:value="3.59706">
                <text:p>3.59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158">
                <text:p>116.158</text:p>
              </table:table-cell>
              <table:table-cell office:value-type="float" office:value="2.08122">
                <text:p>2.08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095">
                <text:p>60.095</text:p>
              </table:table-cell>
              <table:table-cell office:value-type="float" office:value="1.77568">
                <text:p>1.77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394">
                <text:p>264.394</text:p>
              </table:table-cell>
              <table:table-cell office:value-type="float" office:value="3.56147">
                <text:p>3.56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137">
                <text:p>140.137</text:p>
              </table:table-cell>
              <table:table-cell office:value-type="float" office:value="2.26451">
                <text:p>2.26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212">
                <text:p>128.212</text:p>
              </table:table-cell>
              <table:table-cell office:value-type="float" office:value="2.16998">
                <text:p>2.16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211">
                <text:p>144.211</text:p>
              </table:table-cell>
              <table:table-cell office:value-type="float" office:value="2.29822">
                <text:p>2.29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218">
                <text:p>134.218</text:p>
              </table:table-cell>
              <table:table-cell office:value-type="float" office:value="2.2168">
                <text:p>2.2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017">
                <text:p>162.017</text:p>
              </table:table-cell>
              <table:table-cell office:value-type="float" office:value="2.45314">
                <text:p>2.45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337">
                <text:p>282.337</text:p>
              </table:table-cell>
              <table:table-cell office:value-type="float" office:value="3.56233">
                <text:p>3.56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.924">
                <text:p>422.924</text:p>
              </table:table-cell>
              <table:table-cell office:value-type="float" office:value="3.61848">
                <text:p>3.61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.845">
                <text:p>303.845</text:p>
              </table:table-cell>
              <table:table-cell office:value-type="float" office:value="3.56543">
                <text:p>3.56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334">
                <text:p>186.334</text:p>
              </table:table-cell>
              <table:table-cell office:value-type="float" office:value="2.68484">
                <text:p>2.68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184">
                <text:p>183.184</text:p>
              </table:table-cell>
              <table:table-cell office:value-type="float" office:value="2.65332">
                <text:p>2.65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.556">
                <text:p>390.556</text:p>
              </table:table-cell>
              <table:table-cell office:value-type="float" office:value="3.5988">
                <text:p>3.5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.684">
                <text:p>480.684</text:p>
              </table:table-cell>
              <table:table-cell office:value-type="float" office:value="3.66084">
                <text:p>3.66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.143">
                <text:p>98.143</text:p>
              </table:table-cell>
              <table:table-cell office:value-type="float" office:value="1.9629">
                <text:p>1.9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.212">
                <text:p>160.212</text:p>
              </table:table-cell>
              <table:table-cell office:value-type="float" office:value="2.43689">
                <text:p>2.43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067">
                <text:p>366.067</text:p>
              </table:table-cell>
              <table:table-cell office:value-type="float" office:value="3.58628">
                <text:p>3.58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111">
                <text:p>110.111</text:p>
              </table:table-cell>
              <table:table-cell office:value-type="float" office:value="2.03949">
                <text:p>2.03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08">
                <text:p>103.08</text:p>
              </table:table-cell>
              <table:table-cell office:value-type="float" office:value="1.99351">
                <text:p>1.99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165">
                <text:p>106.165</text:p>
              </table:table-cell>
              <table:table-cell office:value-type="float" office:value="2.01335">
                <text:p>2.01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234">
                <text:p>136.234</text:p>
              </table:table-cell>
              <table:table-cell office:value-type="float" office:value="2.23288">
                <text:p>2.23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264">
                <text:p>198.264</text:p>
              </table:table-cell>
              <table:table-cell office:value-type="float" office:value="2.81028">
                <text:p>2.81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173">
                <text:p>163.173</text:p>
              </table:table-cell>
              <table:table-cell office:value-type="float" office:value="2.46362">
                <text:p>2.46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.405">
                <text:p>410.405</text:p>
              </table:table-cell>
              <table:table-cell office:value-type="float" office:value="3.61048">
                <text:p>3.61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1362">
                <text:p>89.1362</text:p>
              </table:table-cell>
              <table:table-cell office:value-type="float" office:value="1.91073">
                <text:p>1.91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121">
                <text:p>119.121</text:p>
              </table:table-cell>
              <table:table-cell office:value-type="float" office:value="2.10236">
                <text:p>2.10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.372">
                <text:p>381.372</text:p>
              </table:table-cell>
              <table:table-cell office:value-type="float" office:value="3.59385">
                <text:p>3.59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339">
                <text:p>261.339</text:p>
              </table:table-cell>
              <table:table-cell office:value-type="float" office:value="3.561">
                <text:p>3.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.67">
                <text:p>759.67</text:p>
              </table:table-cell>
              <table:table-cell office:value-type="float" office:value="3.93096">
                <text:p>3.93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244">
                <text:p>212.244</text:p>
              </table:table-cell>
              <table:table-cell office:value-type="float" office:value="2.98065">
                <text:p>2.98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.312">
                <text:p>239.312</text:p>
              </table:table-cell>
              <table:table-cell office:value-type="float" office:value="3.5003">
                <text:p>3.5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.303">
                <text:p>285.303</text:p>
              </table:table-cell>
              <table:table-cell office:value-type="float" office:value="3.56263">
                <text:p>3.56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286">
                <text:p>196.286</text:p>
              </table:table-cell>
              <table:table-cell office:value-type="float" office:value="2.78867">
                <text:p>2.78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.574">
                <text:p>405.574</text:p>
              </table:table-cell>
              <table:table-cell office:value-type="float" office:value="3.60752">
                <text:p>3.60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1323">
                <text:p>86.1323</text:p>
              </table:table-cell>
              <table:table-cell office:value-type="float" office:value="1.89441">
                <text:p>1.89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.47">
                <text:p>241.47</text:p>
              </table:table-cell>
              <table:table-cell office:value-type="float" office:value="3.51175">
                <text:p>3.51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.609">
                <text:p>543.609</text:p>
              </table:table-cell>
              <table:table-cell office:value-type="float" office:value="3.71478">
                <text:p>3.71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341">
                <text:p>280.341</text:p>
              </table:table-cell>
              <table:table-cell office:value-type="float" office:value="3.56216">
                <text:p>3.56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366">
                <text:p>270.366</text:p>
              </table:table-cell>
              <table:table-cell office:value-type="float" office:value="3.56158">
                <text:p>3.56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999">
                <text:p>191.999</text:p>
              </table:table-cell>
              <table:table-cell office:value-type="float" office:value="2.74305">
                <text:p>2.74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.379">
                <text:p>288.379</text:p>
              </table:table-cell>
              <table:table-cell office:value-type="float" office:value="3.56298">
                <text:p>3.56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334">
                <text:p>186.334</text:p>
              </table:table-cell>
              <table:table-cell office:value-type="float" office:value="2.68484">
                <text:p>2.68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.422">
                <text:p>480.422</text:p>
              </table:table-cell>
              <table:table-cell office:value-type="float" office:value="3.66063">
                <text:p>3.66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.4">
                <text:p>373.4</text:p>
              </table:table-cell>
              <table:table-cell office:value-type="float" office:value="3.58979">
                <text:p>3.5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.673">
                <text:p>426.673</text:p>
              </table:table-cell>
              <table:table-cell office:value-type="float" office:value="3.62097">
                <text:p>3.62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.46">
                <text:p>314.46</text:p>
              </table:table-cell>
              <table:table-cell office:value-type="float" office:value="3.56777">
                <text:p>3.56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.182">
                <text:p>180.182</text:p>
              </table:table-cell>
              <table:table-cell office:value-type="float" office:value="2.62374">
                <text:p>2.623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555">
                <text:p>157.555</text:p>
              </table:table-cell>
              <table:table-cell office:value-type="float" office:value="2.41319">
                <text:p>2.41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.956">
                <text:p>534.956</text:p>
              </table:table-cell>
              <table:table-cell office:value-type="float" office:value="3.70698">
                <text:p>3.70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.204">
                <text:p>218.204</text:p>
              </table:table-cell>
              <table:table-cell office:value-type="float" office:value="3.07542">
                <text:p>3.07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.303">
                <text:p>294.303</text:p>
              </table:table-cell>
              <table:table-cell office:value-type="float" office:value="3.56378">
                <text:p>3.56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.868">
                <text:p>464.868</text:p>
              </table:table-cell>
              <table:table-cell office:value-type="float" office:value="3.64845">
                <text:p>3.64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794">
                <text:p>109.794</text:p>
              </table:table-cell>
              <table:table-cell office:value-type="float" office:value="2.03737">
                <text:p>2.03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148">
                <text:p>104.148</text:p>
              </table:table-cell>
              <table:table-cell office:value-type="float" office:value="2.00031">
                <text:p>2.00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.103">
                <text:p>249.103</text:p>
              </table:table-cell>
              <table:table-cell office:value-type="float" office:value="3.54123">
                <text:p>3.54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026">
                <text:p>206.026</text:p>
              </table:table-cell>
              <table:table-cell office:value-type="float" office:value="2.8999">
                <text:p>2.8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.131">
                <text:p>147.131</text:p>
              </table:table-cell>
              <table:table-cell office:value-type="float" office:value="2.32278">
                <text:p>2.32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245">
                <text:p>148.245</text:p>
              </table:table-cell>
              <table:table-cell office:value-type="float" office:value="2.33224">
                <text:p>2.33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163">
                <text:p>151.163</text:p>
              </table:table-cell>
              <table:table-cell office:value-type="float" office:value="2.35725">
                <text:p>2.35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.614">
                <text:p>143.614</text:p>
              </table:table-cell>
              <table:table-cell office:value-type="float" office:value="2.29323">
                <text:p>2.29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.372">
                <text:p>361.372</text:p>
              </table:table-cell>
              <table:table-cell office:value-type="float" office:value="3.58413">
                <text:p>3.58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857">
                <text:p>352.857</text:p>
              </table:table-cell>
              <table:table-cell office:value-type="float" office:value="3.58047">
                <text:p>3.58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138">
                <text:p>108.138</text:p>
              </table:table-cell>
              <table:table-cell office:value-type="float" office:value="2.02631">
                <text:p>2.02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0892">
                <text:p>67.0892</text:p>
              </table:table-cell>
              <table:table-cell office:value-type="float" office:value="1.80361">
                <text:p>1.80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.251">
                <text:p>202.251</text:p>
              </table:table-cell>
              <table:table-cell office:value-type="float" office:value="2.85521">
                <text:p>2.85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451">
                <text:p>270.451</text:p>
              </table:table-cell>
              <table:table-cell office:value-type="float" office:value="3.56159">
                <text:p>3.56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218">
                <text:p>134.218</text:p>
              </table:table-cell>
              <table:table-cell office:value-type="float" office:value="2.2168">
                <text:p>2.2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148">
                <text:p>120.148</text:p>
              </table:table-cell>
              <table:table-cell office:value-type="float" office:value="2.10979">
                <text:p>2.1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132">
                <text:p>102.132</text:p>
              </table:table-cell>
              <table:table-cell office:value-type="float" office:value="1.98752">
                <text:p>1.98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.211">
                <text:p>192.211</text:p>
              </table:table-cell>
              <table:table-cell office:value-type="float" office:value="2.74527">
                <text:p>2.74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71">
                <text:p>229.71</text:p>
              </table:table-cell>
              <table:table-cell office:value-type="float" office:value="3.4221">
                <text:p>3.4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11">
                <text:p>126.11</text:p>
              </table:table-cell>
              <table:table-cell office:value-type="float" office:value="2.15399">
                <text:p>2.15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.476">
                <text:p>310.476</text:p>
              </table:table-cell>
              <table:table-cell office:value-type="float" office:value="3.56683">
                <text:p>3.56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.469">
                <text:p>466.469</text:p>
              </table:table-cell>
              <table:table-cell office:value-type="float" office:value="3.64967">
                <text:p>3.64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.281">
                <text:p>418.281</text:p>
              </table:table-cell>
              <table:table-cell office:value-type="float" office:value="3.61546">
                <text:p>3.61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302">
                <text:p>198.302</text:p>
              </table:table-cell>
              <table:table-cell office:value-type="float" office:value="2.8107">
                <text:p>2.8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.107">
                <text:p>207.107</text:p>
              </table:table-cell>
              <table:table-cell office:value-type="float" office:value="2.91319">
                <text:p>2.91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164">
                <text:p>122.164</text:p>
              </table:table-cell>
              <table:table-cell office:value-type="float" office:value="2.12454">
                <text:p>2.12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151">
                <text:p>136.151</text:p>
              </table:table-cell>
              <table:table-cell office:value-type="float" office:value="2.23222">
                <text:p>2.23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233">
                <text:p>149.233</text:p>
              </table:table-cell>
              <table:table-cell office:value-type="float" office:value="2.34067">
                <text:p>2.34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239">
                <text:p>142.239</text:p>
              </table:table-cell>
              <table:table-cell office:value-type="float" office:value="2.28181">
                <text:p>2.28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455">
                <text:p>356.455</text:p>
              </table:table-cell>
              <table:table-cell office:value-type="float" office:value="3.58198">
                <text:p>3.58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.308">
                <text:p>172.308</text:p>
              </table:table-cell>
              <table:table-cell office:value-type="float" office:value="2.54816">
                <text:p>2.54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071">
                <text:p>108.071</text:p>
              </table:table-cell>
              <table:table-cell office:value-type="float" office:value="2.02587">
                <text:p>2.02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.682">
                <text:p>475.682</text:p>
              </table:table-cell>
              <table:table-cell office:value-type="float" office:value="3.65686">
                <text:p>3.65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286">
                <text:p>196.286</text:p>
              </table:table-cell>
              <table:table-cell office:value-type="float" office:value="2.78867">
                <text:p>2.78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43">
                <text:p>262.43</text:p>
              </table:table-cell>
              <table:table-cell office:value-type="float" office:value="3.56135">
                <text:p>3.56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108">
                <text:p>462.108</text:p>
              </table:table-cell>
              <table:table-cell office:value-type="float" office:value="3.64634">
                <text:p>3.64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985">
                <text:p>128.985</text:p>
              </table:table-cell>
              <table:table-cell office:value-type="float" office:value="2.17591">
                <text:p>2.17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.091">
                <text:p>564.091</text:p>
              </table:table-cell>
              <table:table-cell office:value-type="float" office:value="3.73363">
                <text:p>3.73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.322">
                <text:p>286.322</text:p>
              </table:table-cell>
              <table:table-cell office:value-type="float" office:value="3.56274">
                <text:p>3.56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.599">
                <text:p>552.599</text:p>
              </table:table-cell>
              <table:table-cell office:value-type="float" office:value="3.72298">
                <text:p>3.72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363">
                <text:p>368.363</text:p>
              </table:table-cell>
              <table:table-cell office:value-type="float" office:value="3.58736">
                <text:p>3.58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.178">
                <text:p>172.178</text:p>
              </table:table-cell>
              <table:table-cell office:value-type="float" office:value="2.54694">
                <text:p>2.54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.212">
                <text:p>285.212</text:p>
              </table:table-cell>
              <table:table-cell office:value-type="float" office:value="3.56262">
                <text:p>3.56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696">
                <text:p>444.696</text:p>
              </table:table-cell>
              <table:table-cell office:value-type="float" office:value="3.63347">
                <text:p>3.63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.657">
                <text:p>361.657</text:p>
              </table:table-cell>
              <table:table-cell office:value-type="float" office:value="3.58426">
                <text:p>3.58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156">
                <text:p>126.156</text:p>
              </table:table-cell>
              <table:table-cell office:value-type="float" office:value="2.15434">
                <text:p>2.15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196">
                <text:p>126.196</text:p>
              </table:table-cell>
              <table:table-cell office:value-type="float" office:value="2.15464">
                <text:p>2.15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.266">
                <text:p>188.266</text:p>
              </table:table-cell>
              <table:table-cell office:value-type="float" office:value="2.70445">
                <text:p>2.70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.837">
                <text:p>344.837</text:p>
              </table:table-cell>
              <table:table-cell office:value-type="float" office:value="3.57729">
                <text:p>3.57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175">
                <text:p>102.175</text:p>
              </table:table-cell>
              <table:table-cell office:value-type="float" office:value="1.98779">
                <text:p>1.9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.476">
                <text:p>348.476</text:p>
              </table:table-cell>
              <table:table-cell office:value-type="float" office:value="3.5787">
                <text:p>3.5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276">
                <text:p>168.276</text:p>
              </table:table-cell>
              <table:table-cell office:value-type="float" office:value="2.51045">
                <text:p>2.51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.166">
                <text:p>411.166</text:p>
              </table:table-cell>
              <table:table-cell office:value-type="float" office:value="3.61095">
                <text:p>3.61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372">
                <text:p>244.372</text:p>
              </table:table-cell>
              <table:table-cell office:value-type="float" office:value="3.52481">
                <text:p>3.52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613">
                <text:p>159.613</text:p>
              </table:table-cell>
              <table:table-cell office:value-type="float" office:value="2.43153">
                <text:p>2.43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227">
                <text:p>146.227</text:p>
              </table:table-cell>
              <table:table-cell office:value-type="float" office:value="2.31514">
                <text:p>2.3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.431">
                <text:p>531.431</text:p>
              </table:table-cell>
              <table:table-cell office:value-type="float" office:value="3.70384">
                <text:p>3.70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.814">
                <text:p>830.814</text:p>
              </table:table-cell>
              <table:table-cell office:value-type="float" office:value="4.00609">
                <text:p>4.00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.856">
                <text:p>333.856</text:p>
              </table:table-cell>
              <table:table-cell office:value-type="float" office:value="3.57338">
                <text:p>3.57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.06">
                <text:p>362.06</text:p>
              </table:table-cell>
              <table:table-cell office:value-type="float" office:value="3.58444">
                <text:p>3.58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0553">
                <text:p>60.0553</text:p>
              </table:table-cell>
              <table:table-cell office:value-type="float" office:value="1.77553">
                <text:p>1.77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0831">
                <text:p>61.0831</text:p>
              </table:table-cell>
              <table:table-cell office:value-type="float" office:value="1.77945">
                <text:p>1.77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498">
                <text:p>366.498</text:p>
              </table:table-cell>
              <table:table-cell office:value-type="float" office:value="3.58648">
                <text:p>3.58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.281">
                <text:p>238.281</text:p>
              </table:table-cell>
              <table:table-cell office:value-type="float" office:value="3.49423">
                <text:p>3.49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019">
                <text:p>243.019</text:p>
              </table:table-cell>
              <table:table-cell office:value-type="float" office:value="3.51903">
                <text:p>3.51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.21">
                <text:p>208.21</text:p>
              </table:table-cell>
              <table:table-cell office:value-type="float" office:value="2.92703">
                <text:p>2.92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.229">
                <text:p>178.229</text:p>
              </table:table-cell>
              <table:table-cell office:value-type="float" office:value="2.60475">
                <text:p>2.60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.824">
                <text:p>329.824</text:p>
              </table:table-cell>
              <table:table-cell office:value-type="float" office:value="3.57208">
                <text:p>3.57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.566">
                <text:p>418.566</text:p>
              </table:table-cell>
              <table:table-cell office:value-type="float" office:value="3.61564">
                <text:p>3.61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249">
                <text:p>154.249</text:p>
              </table:table-cell>
              <table:table-cell office:value-type="float" office:value="2.38407">
                <text:p>2.38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148">
                <text:p>104.148</text:p>
              </table:table-cell>
              <table:table-cell office:value-type="float" office:value="2.00031">
                <text:p>2.00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201">
                <text:p>132.201</text:p>
              </table:table-cell>
              <table:table-cell office:value-type="float" office:value="2.20089">
                <text:p>2.20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.761">
                <text:p>260.761</text:p>
              </table:table-cell>
              <table:table-cell office:value-type="float" office:value="3.56073">
                <text:p>3.56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074">
                <text:p>129.074</text:p>
              </table:table-cell>
              <table:table-cell office:value-type="float" office:value="2.1766">
                <text:p>2.1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.119">
                <text:p>464.119</text:p>
              </table:table-cell>
              <table:table-cell office:value-type="float" office:value="3.64787">
                <text:p>3.64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9.47">
                <text:p>1349.47</text:p>
              </table:table-cell>
              <table:table-cell office:value-type="float" office:value="4.48132">
                <text:p>4.48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.144">
                <text:p>514.144</text:p>
              </table:table-cell>
              <table:table-cell office:value-type="float" office:value="3.68869">
                <text:p>3.68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185">
                <text:p>130.185</text:p>
              </table:table-cell>
              <table:table-cell office:value-type="float" office:value="2.18518">
                <text:p>2.18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387">
                <text:p>163.387</text:p>
              </table:table-cell>
              <table:table-cell office:value-type="float" office:value="2.46556">
                <text:p>2.46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.898">
                <text:p>421.898</text:p>
              </table:table-cell>
              <table:table-cell office:value-type="float" office:value="3.61781">
                <text:p>3.61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1362">
                <text:p>89.1362</text:p>
              </table:table-cell>
              <table:table-cell office:value-type="float" office:value="1.91073">
                <text:p>1.91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265">
                <text:p>156.265</text:p>
              </table:table-cell>
              <table:table-cell office:value-type="float" office:value="2.40178">
                <text:p>2.40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.359">
                <text:p>248.359</text:p>
              </table:table-cell>
              <table:table-cell office:value-type="float" office:value="3.53901">
                <text:p>3.53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522">
                <text:p>396.522</text:p>
              </table:table-cell>
              <table:table-cell office:value-type="float" office:value="3.60217">
                <text:p>3.60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257">
                <text:p>184.257</text:p>
              </table:table-cell>
              <table:table-cell office:value-type="float" office:value="2.66399">
                <text:p>2.66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138">
                <text:p>108.138</text:p>
              </table:table-cell>
              <table:table-cell office:value-type="float" office:value="2.02631">
                <text:p>2.02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.447">
                <text:p>539.447</text:p>
              </table:table-cell>
              <table:table-cell office:value-type="float" office:value="3.71101">
                <text:p>3.71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.499">
                <text:p>340.499</text:p>
              </table:table-cell>
              <table:table-cell office:value-type="float" office:value="3.57569">
                <text:p>3.57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136">
                <text:p>137.136</text:p>
              </table:table-cell>
              <table:table-cell office:value-type="float" office:value="2.24013">
                <text:p>2.24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217">
                <text:p>198.217</text:p>
              </table:table-cell>
              <table:table-cell office:value-type="float" office:value="2.80977">
                <text:p>2.80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18">
                <text:p>121.18</text:p>
              </table:table-cell>
              <table:table-cell office:value-type="float" office:value="2.11731">
                <text:p>2.11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041">
                <text:p>320.041</text:p>
              </table:table-cell>
              <table:table-cell office:value-type="float" office:value="3.56921">
                <text:p>3.56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.582">
                <text:p>625.582</text:p>
              </table:table-cell>
              <table:table-cell office:value-type="float" office:value="3.79296">
                <text:p>3.79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943">
                <text:p>291.943</text:p>
              </table:table-cell>
              <table:table-cell office:value-type="float" office:value="3.56344">
                <text:p>3.56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123">
                <text:p>242.123</text:p>
              </table:table-cell>
              <table:table-cell office:value-type="float" office:value="3.51491">
                <text:p>3.51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28">
                <text:p>171.28</text:p>
              </table:table-cell>
              <table:table-cell office:value-type="float" office:value="2.53848">
                <text:p>2.53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434">
                <text:p>264.434</text:p>
              </table:table-cell>
              <table:table-cell office:value-type="float" office:value="3.56147">
                <text:p>3.56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366">
                <text:p>270.366</text:p>
              </table:table-cell>
              <table:table-cell office:value-type="float" office:value="3.56158">
                <text:p>3.56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.322">
                <text:p>286.322</text:p>
              </table:table-cell>
              <table:table-cell office:value-type="float" office:value="3.56274">
                <text:p>3.56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289">
                <text:p>244.289</text:p>
              </table:table-cell>
              <table:table-cell office:value-type="float" office:value="3.52447">
                <text:p>3.52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29">
                <text:p>212.29</text:p>
              </table:table-cell>
              <table:table-cell office:value-type="float" office:value="2.9813">
                <text:p>2.9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225">
                <text:p>194.225</text:p>
              </table:table-cell>
              <table:table-cell office:value-type="float" office:value="2.76655">
                <text:p>2.76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62">
                <text:p>168.62</text:p>
              </table:table-cell>
              <table:table-cell office:value-type="float" office:value="2.51364">
                <text:p>2.51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1323">
                <text:p>86.1323</text:p>
              </table:table-cell>
              <table:table-cell office:value-type="float" office:value="1.89441">
                <text:p>1.89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1368">
                <text:p>73.1368</text:p>
              </table:table-cell>
              <table:table-cell office:value-type="float" office:value="1.83008">
                <text:p>1.83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234">
                <text:p>136.234</text:p>
              </table:table-cell>
              <table:table-cell office:value-type="float" office:value="2.23288">
                <text:p>2.23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.164">
                <text:p>138.164</text:p>
              </table:table-cell>
              <table:table-cell office:value-type="float" office:value="2.24844">
                <text:p>2.24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141">
                <text:p>146.141</text:p>
              </table:table-cell>
              <table:table-cell office:value-type="float" office:value="2.31441">
                <text:p>2.31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.253">
                <text:p>192.253</text:p>
              </table:table-cell>
              <table:table-cell office:value-type="float" office:value="2.7457">
                <text:p>2.7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.677">
                <text:p>247.677</text:p>
              </table:table-cell>
              <table:table-cell office:value-type="float" office:value="3.53687">
                <text:p>3.53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.28">
                <text:p>288.28</text:p>
              </table:table-cell>
              <table:table-cell office:value-type="float" office:value="3.56297">
                <text:p>3.56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163">
                <text:p>151.163</text:p>
              </table:table-cell>
              <table:table-cell office:value-type="float" office:value="2.35725">
                <text:p>2.35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201">
                <text:p>164.201</text:p>
              </table:table-cell>
              <table:table-cell office:value-type="float" office:value="2.47297">
                <text:p>2.47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188">
                <text:p>149.188</text:p>
              </table:table-cell>
              <table:table-cell office:value-type="float" office:value="2.34029">
                <text:p>2.34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409">
                <text:p>232.409</text:p>
              </table:table-cell>
              <table:table-cell office:value-type="float" office:value="3.45022">
                <text:p>3.45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324">
                <text:p>206.324</text:p>
              </table:table-cell>
              <table:table-cell office:value-type="float" office:value="2.90354">
                <text:p>2.90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275">
                <text:p>184.275</text:p>
              </table:table-cell>
              <table:table-cell office:value-type="float" office:value="2.66417">
                <text:p>2.66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8.59">
                <text:p>678.59</text:p>
              </table:table-cell>
              <table:table-cell office:value-type="float" office:value="3.84653">
                <text:p>3.84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208">
                <text:p>154.208</text:p>
              </table:table-cell>
              <table:table-cell office:value-type="float" office:value="2.38371">
                <text:p>2.38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.816">
                <text:p>374.816</text:p>
              </table:table-cell>
              <table:table-cell office:value-type="float" office:value="3.5905">
                <text:p>3.5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.271">
                <text:p>178.271</text:p>
              </table:table-cell>
              <table:table-cell office:value-type="float" office:value="2.60515">
                <text:p>2.60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263">
                <text:p>284.263</text:p>
              </table:table-cell>
              <table:table-cell office:value-type="float" office:value="3.56252">
                <text:p>3.56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.301">
                <text:p>178.301</text:p>
              </table:table-cell>
              <table:table-cell office:value-type="float" office:value="2.60545">
                <text:p>2.60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286">
                <text:p>196.286</text:p>
              </table:table-cell>
              <table:table-cell office:value-type="float" office:value="2.78867">
                <text:p>2.78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.281">
                <text:p>190.281</text:p>
              </table:table-cell>
              <table:table-cell office:value-type="float" office:value="2.72517">
                <text:p>2.72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.514">
                <text:p>387.514</text:p>
              </table:table-cell>
              <table:table-cell office:value-type="float" office:value="3.59712">
                <text:p>3.59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.43">
                <text:p>278.43</text:p>
              </table:table-cell>
              <table:table-cell office:value-type="float" office:value="3.56201">
                <text:p>3.56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1011">
                <text:p>66.1011</text:p>
              </table:table-cell>
              <table:table-cell office:value-type="float" office:value="1.79949">
                <text:p>1.79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.145">
                <text:p>499.145</text:p>
              </table:table-cell>
              <table:table-cell office:value-type="float" office:value="3.67595">
                <text:p>3.67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.247">
                <text:p>202.247</text:p>
              </table:table-cell>
              <table:table-cell office:value-type="float" office:value="2.85517">
                <text:p>2.85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141">
                <text:p>108.141</text:p>
              </table:table-cell>
              <table:table-cell office:value-type="float" office:value="2.02633">
                <text:p>2.02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.599">
                <text:p>675.599</text:p>
              </table:table-cell>
              <table:table-cell office:value-type="float" office:value="3.84346">
                <text:p>3.84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208">
                <text:p>154.208</text:p>
              </table:table-cell>
              <table:table-cell office:value-type="float" office:value="2.38371">
                <text:p>2.38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174">
                <text:p>118.174</text:p>
              </table:table-cell>
              <table:table-cell office:value-type="float" office:value="2.09555">
                <text:p>2.09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.4">
                <text:p>311.4</text:p>
              </table:table-cell>
              <table:table-cell office:value-type="float" office:value="3.56704">
                <text:p>3.56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174">
                <text:p>134.174</text:p>
              </table:table-cell>
              <table:table-cell office:value-type="float" office:value="2.21645">
                <text:p>2.21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206">
                <text:p>135.206</text:p>
              </table:table-cell>
              <table:table-cell office:value-type="float" office:value="2.22466">
                <text:p>2.22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477">
                <text:p>284.477</text:p>
              </table:table-cell>
              <table:table-cell office:value-type="float" office:value="3.56254">
                <text:p>3.56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.665">
                <text:p>500.665</text:p>
              </table:table-cell>
              <table:table-cell office:value-type="float" office:value="3.67722">
                <text:p>3.67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.19">
                <text:p>152.19</text:p>
              </table:table-cell>
              <table:table-cell office:value-type="float" office:value="2.36614">
                <text:p>2.36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.63">
                <text:p>340.63</text:p>
              </table:table-cell>
              <table:table-cell office:value-type="float" office:value="3.57573">
                <text:p>3.5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1542">
                <text:p>99.1542</text:p>
              </table:table-cell>
              <table:table-cell office:value-type="float" office:value="1.96905">
                <text:p>1.96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354">
                <text:p>258.354</text:p>
              </table:table-cell>
              <table:table-cell office:value-type="float" office:value="3.55891">
                <text:p>3.55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243">
                <text:p>228.243</text:p>
              </table:table-cell>
              <table:table-cell office:value-type="float" office:value="3.40333">
                <text:p>3.40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.347">
                <text:p>355.347</text:p>
              </table:table-cell>
              <table:table-cell office:value-type="float" office:value="3.58151">
                <text:p>3.58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18">
                <text:p>140.18</text:p>
              </table:table-cell>
              <table:table-cell office:value-type="float" office:value="2.26486">
                <text:p>2.26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.273">
                <text:p>223.273</text:p>
              </table:table-cell>
              <table:table-cell office:value-type="float" office:value="3.22637">
                <text:p>3.22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167">
                <text:p>347.167</text:p>
              </table:table-cell>
              <table:table-cell office:value-type="float" office:value="3.57819">
                <text:p>3.5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.403">
                <text:p>213.403</text:p>
              </table:table-cell>
              <table:table-cell office:value-type="float" office:value="2.99721">
                <text:p>2.99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.129">
                <text:p>323.129</text:p>
              </table:table-cell>
              <table:table-cell office:value-type="float" office:value="3.57007">
                <text:p>3.57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1051">
                <text:p>88.1051</text:p>
              </table:table-cell>
              <table:table-cell office:value-type="float" office:value="1.90507">
                <text:p>1.90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.345">
                <text:p>203.345</text:p>
              </table:table-cell>
              <table:table-cell office:value-type="float" office:value="2.86791">
                <text:p>2.86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441">
                <text:p>242.441</text:p>
              </table:table-cell>
              <table:table-cell office:value-type="float" office:value="3.5164">
                <text:p>3.5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265">
                <text:p>156.265</text:p>
              </table:table-cell>
              <table:table-cell office:value-type="float" office:value="2.40178">
                <text:p>2.40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132">
                <text:p>102.132</text:p>
              </table:table-cell>
              <table:table-cell office:value-type="float" office:value="1.98752">
                <text:p>1.98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.556">
                <text:p>358.556</text:p>
              </table:table-cell>
              <table:table-cell office:value-type="float" office:value="3.58289">
                <text:p>3.58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.479">
                <text:p>402.479</text:p>
              </table:table-cell>
              <table:table-cell office:value-type="float" office:value="3.60566">
                <text:p>3.60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.325">
                <text:p>251.325</text:p>
              </table:table-cell>
              <table:table-cell office:value-type="float" office:value="3.54711">
                <text:p>3.54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.083">
                <text:p>253.083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402">
                <text:p>462.402</text:p>
              </table:table-cell>
              <table:table-cell office:value-type="float" office:value="3.64656">
                <text:p>3.64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324">
                <text:p>206.324</text:p>
              </table:table-cell>
              <table:table-cell office:value-type="float" office:value="2.90354">
                <text:p>2.90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1539">
                <text:p>74.1539</text:p>
              </table:table-cell>
              <table:table-cell office:value-type="float" office:value="1.83475">
                <text:p>1.83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.147">
                <text:p>152.147</text:p>
              </table:table-cell>
              <table:table-cell office:value-type="float" office:value="2.36577">
                <text:p>2.36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.252">
                <text:p>250.252</text:p>
              </table:table-cell>
              <table:table-cell office:value-type="float" office:value="3.54441">
                <text:p>3.54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.778">
                <text:p>546.778</text:p>
              </table:table-cell>
              <table:table-cell office:value-type="float" office:value="3.71766">
                <text:p>3.71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279">
                <text:p>206.279</text:p>
              </table:table-cell>
              <table:table-cell office:value-type="float" office:value="2.90299">
                <text:p>2.9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186">
                <text:p>114.186</text:p>
              </table:table-cell>
              <table:table-cell office:value-type="float" office:value="2.06739">
                <text:p>2.0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.751">
                <text:p>361.751</text:p>
              </table:table-cell>
              <table:table-cell office:value-type="float" office:value="3.5843">
                <text:p>3.5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.482">
                <text:p>255.482</text:p>
              </table:table-cell>
              <table:table-cell office:value-type="float" office:value="3.55528">
                <text:p>3.55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0424">
                <text:p>78.0424</text:p>
              </table:table-cell>
              <table:table-cell office:value-type="float" office:value="1.85317">
                <text:p>1.85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306">
                <text:p>252.306</text:p>
              </table:table-cell>
              <table:table-cell office:value-type="float" office:value="3.54936">
                <text:p>3.54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233">
                <text:p>149.233</text:p>
              </table:table-cell>
              <table:table-cell office:value-type="float" office:value="2.34067">
                <text:p>2.34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.297">
                <text:p>342.297</text:p>
              </table:table-cell>
              <table:table-cell office:value-type="float" office:value="3.57634">
                <text:p>3.57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374">
                <text:p>308.374</text:p>
              </table:table-cell>
              <table:table-cell office:value-type="float" office:value="3.56637">
                <text:p>3.56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.722">
                <text:p>247.722</text:p>
              </table:table-cell>
              <table:table-cell office:value-type="float" office:value="3.53701">
                <text:p>3.53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401">
                <text:p>322.401</text:p>
              </table:table-cell>
              <table:table-cell office:value-type="float" office:value="3.56986">
                <text:p>3.56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.312">
                <text:p>226.312</text:p>
              </table:table-cell>
              <table:table-cell office:value-type="float" office:value="3.37229">
                <text:p>3.37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232">
                <text:p>165.232</text:p>
              </table:table-cell>
              <table:table-cell office:value-type="float" office:value="2.48239">
                <text:p>2.48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1209">
                <text:p>76.1209</text:p>
              </table:table-cell>
              <table:table-cell office:value-type="float" office:value="1.84395">
                <text:p>1.84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2">
                <text:p>148.2</text:p>
              </table:table-cell>
              <table:table-cell office:value-type="float" office:value="2.33186">
                <text:p>2.33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292">
                <text:p>170.292</text:p>
              </table:table-cell>
              <table:table-cell office:value-type="float" office:value="2.52922">
                <text:p>2.52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.539">
                <text:p>353.539</text:p>
              </table:table-cell>
              <table:table-cell office:value-type="float" office:value="3.58075">
                <text:p>3.58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0626">
                <text:p>53.0626</text:p>
              </table:table-cell>
              <table:table-cell office:value-type="float" office:value="1.75041">
                <text:p>1.75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.722">
                <text:p>317.722</text:p>
              </table:table-cell>
              <table:table-cell office:value-type="float" office:value="3.5686">
                <text:p>3.5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175">
                <text:p>102.175</text:p>
              </table:table-cell>
              <table:table-cell office:value-type="float" office:value="1.98779">
                <text:p>1.9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.187">
                <text:p>325.187</text:p>
              </table:table-cell>
              <table:table-cell office:value-type="float" office:value="3.57066">
                <text:p>3.57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.385">
                <text:p>358.385</text:p>
              </table:table-cell>
              <table:table-cell office:value-type="float" office:value="3.58282">
                <text:p>3.58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.332">
                <text:p>250.332</text:p>
              </table:table-cell>
              <table:table-cell office:value-type="float" office:value="3.54462">
                <text:p>3.54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.4">
                <text:p>202.4</text:p>
              </table:table-cell>
              <table:table-cell office:value-type="float" office:value="2.85693">
                <text:p>2.85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179">
                <text:p>204.179</text:p>
              </table:table-cell>
              <table:table-cell office:value-type="float" office:value="2.87773">
                <text:p>2.87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.243">
                <text:p>367.243</text:p>
              </table:table-cell>
              <table:table-cell office:value-type="float" office:value="3.58683">
                <text:p>3.58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.307">
                <text:p>220.307</text:p>
              </table:table-cell>
              <table:table-cell office:value-type="float" office:value="3.11903">
                <text:p>3.11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228">
                <text:p>130.228</text:p>
              </table:table-cell>
              <table:table-cell office:value-type="float" office:value="2.18551">
                <text:p>2.18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221">
                <text:p>204.221</text:p>
              </table:table-cell>
              <table:table-cell office:value-type="float" office:value="2.87823">
                <text:p>2.87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.143">
                <text:p>98.143</text:p>
              </table:table-cell>
              <table:table-cell office:value-type="float" office:value="1.9629">
                <text:p>1.9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.962">
                <text:p>434.962</text:p>
              </table:table-cell>
              <table:table-cell office:value-type="float" office:value="3.62661">
                <text:p>3.626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.178">
                <text:p>432.178</text:p>
              </table:table-cell>
              <table:table-cell office:value-type="float" office:value="3.62469">
                <text:p>3.62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189">
                <text:p>165.189</text:p>
              </table:table-cell>
              <table:table-cell office:value-type="float" office:value="2.482">
                <text:p>2.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223">
                <text:p>140.223</text:p>
              </table:table-cell>
              <table:table-cell office:value-type="float" office:value="2.26522">
                <text:p>2.26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.938">
                <text:p>780.938</text:p>
              </table:table-cell>
              <table:table-cell office:value-type="float" office:value="3.95339">
                <text:p>3.9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.417">
                <text:p>410.417</text:p>
              </table:table-cell>
              <table:table-cell office:value-type="float" office:value="3.61048">
                <text:p>3.61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371">
                <text:p>228.371</text:p>
              </table:table-cell>
              <table:table-cell office:value-type="float" office:value="3.40509">
                <text:p>3.40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201">
                <text:p>164.201</text:p>
              </table:table-cell>
              <table:table-cell office:value-type="float" office:value="2.47297">
                <text:p>2.47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.49">
                <text:p>269.49</text:p>
              </table:table-cell>
              <table:table-cell office:value-type="float" office:value="3.56156">
                <text:p>3.56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445">
                <text:p>280.445</text:p>
              </table:table-cell>
              <table:table-cell office:value-type="float" office:value="3.56217">
                <text:p>3.56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1051">
                <text:p>88.1051</text:p>
              </table:table-cell>
              <table:table-cell office:value-type="float" office:value="1.90507">
                <text:p>1.90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158">
                <text:p>116.158</text:p>
              </table:table-cell>
              <table:table-cell office:value-type="float" office:value="2.08122">
                <text:p>2.08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205">
                <text:p>438.205</text:p>
              </table:table-cell>
              <table:table-cell office:value-type="float" office:value="3.62887">
                <text:p>3.62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.338">
                <text:p>269.338</text:p>
              </table:table-cell>
              <table:table-cell office:value-type="float" office:value="3.56155">
                <text:p>3.56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286">
                <text:p>196.286</text:p>
              </table:table-cell>
              <table:table-cell office:value-type="float" office:value="2.78867">
                <text:p>2.78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.465">
                <text:p>496.465</text:p>
              </table:table-cell>
              <table:table-cell office:value-type="float" office:value="3.67372">
                <text:p>3.67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.319">
                <text:p>216.319</text:p>
              </table:table-cell>
              <table:table-cell office:value-type="float" office:value="3.04232">
                <text:p>3.04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142">
                <text:p>114.142</text:p>
              </table:table-cell>
              <table:table-cell office:value-type="float" office:value="2.06709">
                <text:p>2.06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265">
                <text:p>156.265</text:p>
              </table:table-cell>
              <table:table-cell office:value-type="float" office:value="2.40178">
                <text:p>2.40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.309">
                <text:p>300.309</text:p>
              </table:table-cell>
              <table:table-cell office:value-type="float" office:value="3.56477">
                <text:p>3.56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94">
                <text:p>261.94</text:p>
              </table:table-cell>
              <table:table-cell office:value-type="float" office:value="3.56122">
                <text:p>3.56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164">
                <text:p>122.164</text:p>
              </table:table-cell>
              <table:table-cell office:value-type="float" office:value="2.12454">
                <text:p>2.12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.306">
                <text:p>332.306</text:p>
              </table:table-cell>
              <table:table-cell office:value-type="float" office:value="3.57287">
                <text:p>3.57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309">
                <text:p>252.309</text:p>
              </table:table-cell>
              <table:table-cell office:value-type="float" office:value="3.54937">
                <text:p>3.54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.35">
                <text:p>185.35</text:p>
              </table:table-cell>
              <table:table-cell office:value-type="float" office:value="2.67493">
                <text:p>2.67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.386">
                <text:p>342.386</text:p>
              </table:table-cell>
              <table:table-cell office:value-type="float" office:value="3.57637">
                <text:p>3.57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.289">
                <text:p>225.289</text:p>
              </table:table-cell>
              <table:table-cell office:value-type="float" office:value="3.35068">
                <text:p>3.35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184">
                <text:p>146.184</text:p>
              </table:table-cell>
              <table:table-cell office:value-type="float" office:value="2.31478">
                <text:p>2.31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.317">
                <text:p>226.317</text:p>
              </table:table-cell>
              <table:table-cell office:value-type="float" office:value="3.37238">
                <text:p>3.37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117">
                <text:p>92.117</text:p>
              </table:table-cell>
              <table:table-cell office:value-type="float" office:value="1.92746">
                <text:p>1.92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.178">
                <text:p>169.178</text:p>
              </table:table-cell>
              <table:table-cell office:value-type="float" office:value="2.51883">
                <text:p>2.51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265">
                <text:p>156.265</text:p>
              </table:table-cell>
              <table:table-cell office:value-type="float" office:value="2.40178">
                <text:p>2.40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.44">
                <text:p>290.44</text:p>
              </table:table-cell>
              <table:table-cell office:value-type="float" office:value="3.56324">
                <text:p>3.56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.461">
                <text:p>402.461</text:p>
              </table:table-cell>
              <table:table-cell office:value-type="float" office:value="3.60565">
                <text:p>3.60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.01">
                <text:p>479.01</text:p>
              </table:table-cell>
              <table:table-cell office:value-type="float" office:value="3.6595">
                <text:p>3.6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.409">
                <text:p>238.409</text:p>
              </table:table-cell>
              <table:table-cell office:value-type="float" office:value="3.49501">
                <text:p>3.49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.659">
                <text:p>424.659</text:p>
              </table:table-cell>
              <table:table-cell office:value-type="float" office:value="3.61963">
                <text:p>3.61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.608">
                <text:p>489.608</text:p>
              </table:table-cell>
              <table:table-cell office:value-type="float" office:value="3.66806">
                <text:p>3.66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.324">
                <text:p>350.324</text:p>
              </table:table-cell>
              <table:table-cell office:value-type="float" office:value="3.57944">
                <text:p>3.57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411">
                <text:p>184.411</text:p>
              </table:table-cell>
              <table:table-cell office:value-type="float" office:value="2.66553">
                <text:p>2.66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69">
                <text:p>396.69</text:p>
              </table:table-cell>
              <table:table-cell office:value-type="float" office:value="3.60227">
                <text:p>3.60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.856">
                <text:p>879.856</text:p>
              </table:table-cell>
              <table:table-cell office:value-type="float" office:value="4.05776">
                <text:p>4.05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.105">
                <text:p>238.105</text:p>
              </table:table-cell>
              <table:table-cell office:value-type="float" office:value="3.49315">
                <text:p>3.49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121">
                <text:p>90.121</text:p>
              </table:table-cell>
              <table:table-cell office:value-type="float" office:value="1.9162">
                <text:p>1.9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206">
                <text:p>135.206</text:p>
              </table:table-cell>
              <table:table-cell office:value-type="float" office:value="2.22466">
                <text:p>2.22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.799">
                <text:p>414.799</text:p>
              </table:table-cell>
              <table:table-cell office:value-type="float" office:value="3.61323">
                <text:p>3.61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.778">
                <text:p>546.778</text:p>
              </table:table-cell>
              <table:table-cell office:value-type="float" office:value="3.71766">
                <text:p>3.71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131">
                <text:p>166.131</text:p>
              </table:table-cell>
              <table:table-cell office:value-type="float" office:value="2.49064">
                <text:p>2.49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237">
                <text:p>184.237</text:p>
              </table:table-cell>
              <table:table-cell office:value-type="float" office:value="2.66379">
                <text:p>2.6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.475">
                <text:p>494.475</text:p>
              </table:table-cell>
              <table:table-cell office:value-type="float" office:value="3.67207">
                <text:p>3.67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318">
                <text:p>184.318</text:p>
              </table:table-cell>
              <table:table-cell office:value-type="float" office:value="2.6646">
                <text:p>2.6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.683">
                <text:p>592.683</text:p>
              </table:table-cell>
              <table:table-cell office:value-type="float" office:value="3.76076">
                <text:p>3.76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275">
                <text:p>184.275</text:p>
              </table:table-cell>
              <table:table-cell office:value-type="float" office:value="2.66417">
                <text:p>2.66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0672">
                <text:p>59.0672</text:p>
              </table:table-cell>
              <table:table-cell office:value-type="float" office:value="1.77181">
                <text:p>1.77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291">
                <text:p>198.291</text:p>
              </table:table-cell>
              <table:table-cell office:value-type="float" office:value="2.81058">
                <text:p>2.81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.304">
                <text:p>323.304</text:p>
              </table:table-cell>
              <table:table-cell office:value-type="float" office:value="3.57012">
                <text:p>3.57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813">
                <text:p>604.813</text:p>
              </table:table-cell>
              <table:table-cell office:value-type="float" office:value="3.77252">
                <text:p>3.77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.596">
                <text:p>413.596</text:p>
              </table:table-cell>
              <table:table-cell office:value-type="float" office:value="3.61247">
                <text:p>3.61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946">
                <text:p>219.946</text:p>
              </table:table-cell>
              <table:table-cell office:value-type="float" office:value="3.1108">
                <text:p>3.1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265">
                <text:p>156.265</text:p>
              </table:table-cell>
              <table:table-cell office:value-type="float" office:value="2.40178">
                <text:p>2.40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.13">
                <text:p>263.13</text:p>
              </table:table-cell>
              <table:table-cell office:value-type="float" office:value="3.56145">
                <text:p>3.56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.406">
                <text:p>302.406</text:p>
              </table:table-cell>
              <table:table-cell office:value-type="float" office:value="3.56516">
                <text:p>3.56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151">
                <text:p>198.151</text:p>
              </table:table-cell>
              <table:table-cell office:value-type="float" office:value="2.80904">
                <text:p>2.80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185">
                <text:p>154.185</text:p>
              </table:table-cell>
              <table:table-cell office:value-type="float" office:value="2.38351">
                <text:p>2.38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.34">
                <text:p>213.34</text:p>
              </table:table-cell>
              <table:table-cell office:value-type="float" office:value="2.99629">
                <text:p>2.99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228">
                <text:p>130.228</text:p>
              </table:table-cell>
              <table:table-cell office:value-type="float" office:value="2.18551">
                <text:p>2.18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798">
                <text:p>354.798</text:p>
              </table:table-cell>
              <table:table-cell office:value-type="float" office:value="3.58128">
                <text:p>3.58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188">
                <text:p>130.188</text:p>
              </table:table-cell>
              <table:table-cell office:value-type="float" office:value="2.1852">
                <text:p>2.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138">
                <text:p>108.138</text:p>
              </table:table-cell>
              <table:table-cell office:value-type="float" office:value="2.02631">
                <text:p>2.02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.239">
                <text:p>392.239</text:p>
              </table:table-cell>
              <table:table-cell office:value-type="float" office:value="3.59974">
                <text:p>3.59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0785">
                <text:p>74.0785</text:p>
              </table:table-cell>
              <table:table-cell office:value-type="float" office:value="1.8344">
                <text:p>1.8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.933">
                <text:p>265.933</text:p>
              </table:table-cell>
              <table:table-cell office:value-type="float" office:value="3.56148">
                <text:p>3.56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324">
                <text:p>206.324</text:p>
              </table:table-cell>
              <table:table-cell office:value-type="float" office:value="2.90354">
                <text:p>2.90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178">
                <text:p>102.178</text:p>
              </table:table-cell>
              <table:table-cell office:value-type="float" office:value="1.98781">
                <text:p>1.98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.927">
                <text:p>733.927</text:p>
              </table:table-cell>
              <table:table-cell office:value-type="float" office:value="3.90394">
                <text:p>3.90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.356">
                <text:p>436.356</text:p>
              </table:table-cell>
              <table:table-cell office:value-type="float" office:value="3.62758">
                <text:p>3.62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.309">
                <text:p>300.309</text:p>
              </table:table-cell>
              <table:table-cell office:value-type="float" office:value="3.56477">
                <text:p>3.56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477">
                <text:p>284.477</text:p>
              </table:table-cell>
              <table:table-cell office:value-type="float" office:value="3.56254">
                <text:p>3.56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121">
                <text:p>122.121</text:p>
              </table:table-cell>
              <table:table-cell office:value-type="float" office:value="2.12422">
                <text:p>2.12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172">
                <text:p>182.172</text:p>
              </table:table-cell>
              <table:table-cell office:value-type="float" office:value="2.64329">
                <text:p>2.64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.756">
                <text:p>329.756</text:p>
              </table:table-cell>
              <table:table-cell office:value-type="float" office:value="3.57205">
                <text:p>3.57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.533">
                <text:p>414.533</text:p>
              </table:table-cell>
              <table:table-cell office:value-type="float" office:value="3.61306">
                <text:p>3.61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.283">
                <text:p>276.283</text:p>
              </table:table-cell>
              <table:table-cell office:value-type="float" office:value="3.56187">
                <text:p>3.56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648">
                <text:p>396.648</text:p>
              </table:table-cell>
              <table:table-cell office:value-type="float" office:value="3.60224">
                <text:p>3.60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.055">
                <text:p>188.055</text:p>
              </table:table-cell>
              <table:table-cell office:value-type="float" office:value="2.70231">
                <text:p>2.70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.217">
                <text:p>214.217</text:p>
              </table:table-cell>
              <table:table-cell office:value-type="float" office:value="3.00924">
                <text:p>3.00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227">
                <text:p>146.227</text:p>
              </table:table-cell>
              <table:table-cell office:value-type="float" office:value="2.31514">
                <text:p>2.3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239">
                <text:p>142.239</text:p>
              </table:table-cell>
              <table:table-cell office:value-type="float" office:value="2.28181">
                <text:p>2.28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191">
                <text:p>194.191</text:p>
              </table:table-cell>
              <table:table-cell office:value-type="float" office:value="2.76618">
                <text:p>2.76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.237">
                <text:p>203.237</text:p>
              </table:table-cell>
              <table:table-cell office:value-type="float" office:value="2.86666">
                <text:p>2.866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.309">
                <text:p>300.309</text:p>
              </table:table-cell>
              <table:table-cell office:value-type="float" office:value="3.56477">
                <text:p>3.56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174">
                <text:p>166.174</text:p>
              </table:table-cell>
              <table:table-cell office:value-type="float" office:value="2.49104">
                <text:p>2.49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.435">
                <text:p>300.435</text:p>
              </table:table-cell>
              <table:table-cell office:value-type="float" office:value="3.56479">
                <text:p>3.56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431">
                <text:p>246.431</text:p>
              </table:table-cell>
              <table:table-cell office:value-type="float" office:value="3.53265">
                <text:p>3.53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.157">
                <text:p>238.157</text:p>
              </table:table-cell>
              <table:table-cell office:value-type="float" office:value="3.49348">
                <text:p>3.49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.409">
                <text:p>286.409</text:p>
              </table:table-cell>
              <table:table-cell office:value-type="float" office:value="3.56275">
                <text:p>3.56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.381">
                <text:p>288.381</text:p>
              </table:table-cell>
              <table:table-cell office:value-type="float" office:value="3.56298">
                <text:p>3.56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.32">
                <text:p>160.32</text:p>
              </table:table-cell>
              <table:table-cell office:value-type="float" office:value="2.43786">
                <text:p>2.43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549">
                <text:p>122.549</text:p>
              </table:table-cell>
              <table:table-cell office:value-type="float" office:value="2.12738">
                <text:p>2.12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.255">
                <text:p>224.255</text:p>
              </table:table-cell>
              <table:table-cell office:value-type="float" office:value="3.32039">
                <text:p>3.3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281">
                <text:p>219.281</text:p>
              </table:table-cell>
              <table:table-cell office:value-type="float" office:value="3.09656">
                <text:p>3.09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25">
                <text:p>264.25</text:p>
              </table:table-cell>
              <table:table-cell office:value-type="float" office:value="3.56147">
                <text:p>3.56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.692">
                <text:p>514.692</text:p>
              </table:table-cell>
              <table:table-cell office:value-type="float" office:value="3.68916">
                <text:p>3.68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.477">
                <text:p>281.477</text:p>
              </table:table-cell>
              <table:table-cell office:value-type="float" office:value="3.56226">
                <text:p>3.56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.468">
                <text:p>431.468</text:p>
              </table:table-cell>
              <table:table-cell office:value-type="float" office:value="3.62421">
                <text:p>3.62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.276">
                <text:p>197.276</text:p>
              </table:table-cell>
              <table:table-cell office:value-type="float" office:value="2.79943">
                <text:p>2.79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.083">
                <text:p>514.083</text:p>
              </table:table-cell>
              <table:table-cell office:value-type="float" office:value="3.68864">
                <text:p>3.68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107">
                <text:p>168.107</text:p>
              </table:table-cell>
              <table:table-cell office:value-type="float" office:value="2.50888">
                <text:p>2.50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.515">
                <text:p>371.515</text:p>
              </table:table-cell>
              <table:table-cell office:value-type="float" office:value="3.58887">
                <text:p>3.58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314">
                <text:p>266.314</text:p>
              </table:table-cell>
              <table:table-cell office:value-type="float" office:value="3.56149">
                <text:p>3.56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.358">
                <text:p>341.358</text:p>
              </table:table-cell>
              <table:table-cell office:value-type="float" office:value="3.576">
                <text:p>3.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1356">
                <text:p>86.1356</text:p>
              </table:table-cell>
              <table:table-cell office:value-type="float" office:value="1.89443">
                <text:p>1.89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0892">
                <text:p>86.0892</text:p>
              </table:table-cell>
              <table:table-cell office:value-type="float" office:value="1.89418">
                <text:p>1.89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.174">
                <text:p>174.174</text:p>
              </table:table-cell>
              <table:table-cell office:value-type="float" office:value="2.56584">
                <text:p>2.56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233">
                <text:p>149.233</text:p>
              </table:table-cell>
              <table:table-cell office:value-type="float" office:value="2.34067">
                <text:p>2.34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201">
                <text:p>164.201</text:p>
              </table:table-cell>
              <table:table-cell office:value-type="float" office:value="2.47297">
                <text:p>2.47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.52">
                <text:p>428.52</text:p>
              </table:table-cell>
              <table:table-cell office:value-type="float" office:value="3.62221">
                <text:p>3.62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183">
                <text:p>194.183</text:p>
              </table:table-cell>
              <table:table-cell office:value-type="float" office:value="2.7661">
                <text:p>2.76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.533">
                <text:p>413.533</text:p>
              </table:table-cell>
              <table:table-cell office:value-type="float" office:value="3.61243">
                <text:p>3.61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0666">
                <text:p>75.0666</text:p>
              </table:table-cell>
              <table:table-cell office:value-type="float" office:value="1.83899">
                <text:p>1.8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.061">
                <text:p>364.061</text:p>
              </table:table-cell>
              <table:table-cell office:value-type="float" office:value="3.58535">
                <text:p>3.58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414">
                <text:p>228.414</text:p>
              </table:table-cell>
              <table:table-cell office:value-type="float" office:value="3.40568">
                <text:p>3.40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.143">
                <text:p>461.143</text:p>
              </table:table-cell>
              <table:table-cell office:value-type="float" office:value="3.64561">
                <text:p>3.64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.352">
                <text:p>201.352</text:p>
              </table:table-cell>
              <table:table-cell office:value-type="float" office:value="2.84491">
                <text:p>2.84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.346">
                <text:p>323.346</text:p>
              </table:table-cell>
              <table:table-cell office:value-type="float" office:value="3.57013">
                <text:p>3.57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228">
                <text:p>186.228</text:p>
              </table:table-cell>
              <table:table-cell office:value-type="float" office:value="2.68377">
                <text:p>2.68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.407">
                <text:p>286.407</text:p>
              </table:table-cell>
              <table:table-cell office:value-type="float" office:value="3.56275">
                <text:p>3.56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.861">
                <text:p>187.861</text:p>
              </table:table-cell>
              <table:table-cell office:value-type="float" office:value="2.70033">
                <text:p>2.70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.221">
                <text:p>317.221</text:p>
              </table:table-cell>
              <table:table-cell office:value-type="float" office:value="3.56847">
                <text:p>3.56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.188">
                <text:p>234.188</text:p>
              </table:table-cell>
              <table:table-cell office:value-type="float" office:value="3.46556">
                <text:p>3.46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1362">
                <text:p>89.1362</text:p>
              </table:table-cell>
              <table:table-cell office:value-type="float" office:value="1.91073">
                <text:p>1.91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192">
                <text:p>120.192</text:p>
              </table:table-cell>
              <table:table-cell office:value-type="float" office:value="2.11011">
                <text:p>2.11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18">
                <text:p>121.18</text:p>
              </table:table-cell>
              <table:table-cell office:value-type="float" office:value="2.11731">
                <text:p>2.11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.858">
                <text:p>588.858</text:p>
              </table:table-cell>
              <table:table-cell office:value-type="float" office:value="3.75708">
                <text:p>3.75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.672">
                <text:p>161.672</text:p>
              </table:table-cell>
              <table:table-cell office:value-type="float" office:value="2.45003">
                <text:p>2.45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234">
                <text:p>136.234</text:p>
              </table:table-cell>
              <table:table-cell office:value-type="float" office:value="2.23288">
                <text:p>2.23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.422">
                <text:p>496.422</text:p>
              </table:table-cell>
              <table:table-cell office:value-type="float" office:value="3.67368">
                <text:p>3.67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162">
                <text:p>105.162</text:p>
              </table:table-cell>
              <table:table-cell office:value-type="float" office:value="2.00684">
                <text:p>2.00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159">
                <text:p>100.159</text:p>
              </table:table-cell>
              <table:table-cell office:value-type="float" office:value="1.97523">
                <text:p>1.97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281">
                <text:p>158.281</text:p>
              </table:table-cell>
              <table:table-cell office:value-type="float" office:value="2.41964">
                <text:p>2.41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158">
                <text:p>132.158</text:p>
              </table:table-cell>
              <table:table-cell office:value-type="float" office:value="2.20055">
                <text:p>2.20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.552">
                <text:p>202.552</text:p>
              </table:table-cell>
              <table:table-cell office:value-type="float" office:value="2.85869">
                <text:p>2.85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234">
                <text:p>136.234</text:p>
              </table:table-cell>
              <table:table-cell office:value-type="float" office:value="2.23288">
                <text:p>2.23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.42">
                <text:p>384.42</text:p>
              </table:table-cell>
              <table:table-cell office:value-type="float" office:value="3.59546">
                <text:p>3.59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291">
                <text:p>186.291</text:p>
              </table:table-cell>
              <table:table-cell office:value-type="float" office:value="2.68441">
                <text:p>2.68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156">
                <text:p>142.156</text:p>
              </table:table-cell>
              <table:table-cell office:value-type="float" office:value="2.28113">
                <text:p>2.28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192">
                <text:p>120.192</text:p>
              </table:table-cell>
              <table:table-cell office:value-type="float" office:value="2.11011">
                <text:p>2.11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234">
                <text:p>136.234</text:p>
              </table:table-cell>
              <table:table-cell office:value-type="float" office:value="2.23288">
                <text:p>2.23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202">
                <text:p>132.202</text:p>
              </table:table-cell>
              <table:table-cell office:value-type="float" office:value="2.2009">
                <text:p>2.2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08">
                <text:p>84.08</text:p>
              </table:table-cell>
              <table:table-cell office:value-type="float" office:value="1.88357">
                <text:p>1.88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211">
                <text:p>144.211</text:p>
              </table:table-cell>
              <table:table-cell office:value-type="float" office:value="2.29822">
                <text:p>2.29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.21">
                <text:p>208.21</text:p>
              </table:table-cell>
              <table:table-cell office:value-type="float" office:value="2.92703">
                <text:p>2.92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.328">
                <text:p>192.328</text:p>
              </table:table-cell>
              <table:table-cell office:value-type="float" office:value="2.7465">
                <text:p>2.7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.265">
                <text:p>172.265</text:p>
              </table:table-cell>
              <table:table-cell office:value-type="float" office:value="2.54775">
                <text:p>2.54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273">
                <text:p>232.273</text:p>
              </table:table-cell>
              <table:table-cell office:value-type="float" office:value="3.44895">
                <text:p>3.44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201">
                <text:p>164.201</text:p>
              </table:table-cell>
              <table:table-cell office:value-type="float" office:value="2.47297">
                <text:p>2.47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.368">
                <text:p>292.368</text:p>
              </table:table-cell>
              <table:table-cell office:value-type="float" office:value="3.5635">
                <text:p>3.5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672">
                <text:p>228.672</text:p>
              </table:table-cell>
              <table:table-cell office:value-type="float" office:value="3.40915">
                <text:p>3.40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184">
                <text:p>156.184</text:p>
              </table:table-cell>
              <table:table-cell office:value-type="float" office:value="2.40106">
                <text:p>2.40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376">
                <text:p>266.376</text:p>
              </table:table-cell>
              <table:table-cell office:value-type="float" office:value="3.56149">
                <text:p>3.56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.393">
                <text:p>398.393</text:p>
              </table:table-cell>
              <table:table-cell office:value-type="float" office:value="3.60325">
                <text:p>3.60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.284">
                <text:p>310.284</text:p>
              </table:table-cell>
              <table:table-cell office:value-type="float" office:value="3.56679">
                <text:p>3.56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148">
                <text:p>136.148</text:p>
              </table:table-cell>
              <table:table-cell office:value-type="float" office:value="2.23219">
                <text:p>2.2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986">
                <text:p>112.986</text:p>
              </table:table-cell>
              <table:table-cell office:value-type="float" office:value="2.05908">
                <text:p>2.05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218">
                <text:p>182.218</text:p>
              </table:table-cell>
              <table:table-cell office:value-type="float" office:value="2.64375">
                <text:p>2.64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.13">
                <text:p>318.13</text:p>
              </table:table-cell>
              <table:table-cell office:value-type="float" office:value="3.5687">
                <text:p>3.5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234">
                <text:p>136.234</text:p>
              </table:table-cell>
              <table:table-cell office:value-type="float" office:value="2.23288">
                <text:p>2.23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.818">
                <text:p>412.818</text:p>
              </table:table-cell>
              <table:table-cell office:value-type="float" office:value="3.61198">
                <text:p>3.61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422">
                <text:p>320.422</text:p>
              </table:table-cell>
              <table:table-cell office:value-type="float" office:value="3.56931">
                <text:p>3.56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0937">
                <text:p>97.0937</text:p>
              </table:table-cell>
              <table:table-cell office:value-type="float" office:value="1.95657">
                <text:p>1.95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42">
                <text:p>266.42</text:p>
              </table:table-cell>
              <table:table-cell office:value-type="float" office:value="3.56149">
                <text:p>3.56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.307">
                <text:p>236.307</text:p>
              </table:table-cell>
              <table:table-cell office:value-type="float" office:value="3.4814">
                <text:p>3.4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12">
                <text:p>106.12</text:p>
              </table:table-cell>
              <table:table-cell office:value-type="float" office:value="2.01306">
                <text:p>2.01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404">
                <text:p>404.404</text:p>
              </table:table-cell>
              <table:table-cell office:value-type="float" office:value="3.60681">
                <text:p>3.60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.367">
                <text:p>238.367</text:p>
              </table:table-cell>
              <table:table-cell office:value-type="float" office:value="3.49476">
                <text:p>3.49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.211">
                <text:p>292.211</text:p>
              </table:table-cell>
              <table:table-cell office:value-type="float" office:value="3.56348">
                <text:p>3.56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147">
                <text:p>120.147</text:p>
              </table:table-cell>
              <table:table-cell office:value-type="float" office:value="2.10978">
                <text:p>2.10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378">
                <text:p>162.378</text:p>
              </table:table-cell>
              <table:table-cell office:value-type="float" office:value="2.4564">
                <text:p>2.4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0938">
                <text:p>92.0938</text:p>
              </table:table-cell>
              <table:table-cell office:value-type="float" office:value="1.92733">
                <text:p>1.92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.408">
                <text:p>234.408</text:p>
              </table:table-cell>
              <table:table-cell office:value-type="float" office:value="3.46732">
                <text:p>3.46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.221">
                <text:p>188.221</text:p>
              </table:table-cell>
              <table:table-cell office:value-type="float" office:value="2.704">
                <text:p>2.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17">
                <text:p>144.17</text:p>
              </table:table-cell>
              <table:table-cell office:value-type="float" office:value="2.29787">
                <text:p>2.29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.32">
                <text:p>318.32</text:p>
              </table:table-cell>
              <table:table-cell office:value-type="float" office:value="3.56875">
                <text:p>3.56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.01">
                <text:p>479.01</text:p>
              </table:table-cell>
              <table:table-cell office:value-type="float" office:value="3.6595">
                <text:p>3.6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107">
                <text:p>120.107</text:p>
              </table:table-cell>
              <table:table-cell office:value-type="float" office:value="2.10949">
                <text:p>2.10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.229">
                <text:p>178.229</text:p>
              </table:table-cell>
              <table:table-cell office:value-type="float" office:value="2.60475">
                <text:p>2.60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052">
                <text:p>60.052</text:p>
              </table:table-cell>
              <table:table-cell office:value-type="float" office:value="1.77551">
                <text:p>1.77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447">
                <text:p>370.447</text:p>
              </table:table-cell>
              <table:table-cell office:value-type="float" office:value="3.58835">
                <text:p>3.58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106">
                <text:p>198.106</text:p>
              </table:table-cell>
              <table:table-cell office:value-type="float" office:value="2.80854">
                <text:p>2.80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456">
                <text:p>308.456</text:p>
              </table:table-cell>
              <table:table-cell office:value-type="float" office:value="3.56638">
                <text:p>3.56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.287">
                <text:p>180.287</text:p>
              </table:table-cell>
              <table:table-cell office:value-type="float" office:value="2.62477">
                <text:p>2.62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159">
                <text:p>129.159</text:p>
              </table:table-cell>
              <table:table-cell office:value-type="float" office:value="2.17725">
                <text:p>2.17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026">
                <text:p>30.026</text:p>
              </table:table-cell>
              <table:table-cell office:value-type="float" office:value="1.68579">
                <text:p>1.6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238">
                <text:p>254.238</text:p>
              </table:table-cell>
              <table:table-cell office:value-type="float" office:value="3.55321">
                <text:p>3.55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.124">
                <text:p>138.124</text:p>
              </table:table-cell>
              <table:table-cell office:value-type="float" office:value="2.24812">
                <text:p>2.24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54">
                <text:p>356.54</text:p>
              </table:table-cell>
              <table:table-cell office:value-type="float" office:value="3.58202">
                <text:p>3.58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8.869">
                <text:p>718.869</text:p>
              </table:table-cell>
              <table:table-cell office:value-type="float" office:value="3.8882">
                <text:p>3.8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.271">
                <text:p>178.271</text:p>
              </table:table-cell>
              <table:table-cell office:value-type="float" office:value="2.60515">
                <text:p>2.60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.829">
                <text:p>747.829</text:p>
              </table:table-cell>
              <table:table-cell office:value-type="float" office:value="3.91851">
                <text:p>3.91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.259">
                <text:p>203.259</text:p>
              </table:table-cell>
              <table:table-cell office:value-type="float" office:value="2.86691">
                <text:p>2.86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.996">
                <text:p>124.996</text:p>
              </table:table-cell>
              <table:table-cell office:value-type="float" office:value="2.1456">
                <text:p>2.1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.914">
                <text:p>407.914</text:p>
              </table:table-cell>
              <table:table-cell office:value-type="float" office:value="3.60894">
                <text:p>3.60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017">
                <text:p>162.017</text:p>
              </table:table-cell>
              <table:table-cell office:value-type="float" office:value="2.45314">
                <text:p>2.45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598">
                <text:p>141.598</text:p>
              </table:table-cell>
              <table:table-cell office:value-type="float" office:value="2.27652">
                <text:p>2.27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184">
                <text:p>194.184</text:p>
              </table:table-cell>
              <table:table-cell office:value-type="float" office:value="2.76611">
                <text:p>2.76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665">
                <text:p>566.665</text:p>
              </table:table-cell>
              <table:table-cell office:value-type="float" office:value="3.73603">
                <text:p>3.73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072">
                <text:p>116.072</text:p>
              </table:table-cell>
              <table:table-cell office:value-type="float" office:value="2.08061">
                <text:p>2.08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.989">
                <text:p>547.989</text:p>
              </table:table-cell>
              <table:table-cell office:value-type="float" office:value="3.71876">
                <text:p>3.71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.439">
                <text:p>454.439</text:p>
              </table:table-cell>
              <table:table-cell office:value-type="float" office:value="3.64058">
                <text:p>3.64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.346">
                <text:p>332.346</text:p>
              </table:table-cell>
              <table:table-cell office:value-type="float" office:value="3.57288">
                <text:p>3.57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153">
                <text:p>107.153</text:p>
              </table:table-cell>
              <table:table-cell office:value-type="float" office:value="2.01981">
                <text:p>2.01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.128">
                <text:p>190.128</text:p>
              </table:table-cell>
              <table:table-cell office:value-type="float" office:value="2.72359">
                <text:p>2.72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5.34">
                <text:p>1155.34</text:p>
              </table:table-cell>
              <table:table-cell office:value-type="float" office:value="4.32909">
                <text:p>4.32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158">
                <text:p>102.158</text:p>
              </table:table-cell>
              <table:table-cell office:value-type="float" office:value="1.98769">
                <text:p>1.98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.119">
                <text:p>167.119</text:p>
              </table:table-cell>
              <table:table-cell office:value-type="float" office:value="2.49974">
                <text:p>2.49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.318">
                <text:p>373.318</text:p>
              </table:table-cell>
              <table:table-cell office:value-type="float" office:value="3.58975">
                <text:p>3.58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328">
                <text:p>308.328</text:p>
              </table:table-cell>
              <table:table-cell office:value-type="float" office:value="3.56636">
                <text:p>3.56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.318">
                <text:p>200.318</text:p>
              </table:table-cell>
              <table:table-cell office:value-type="float" office:value="2.83318">
                <text:p>2.83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169">
                <text:p>128.169</text:p>
              </table:table-cell>
              <table:table-cell office:value-type="float" office:value="2.16965">
                <text:p>2.16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.285">
                <text:p>193.285</text:p>
              </table:table-cell>
              <table:table-cell office:value-type="float" office:value="2.75658">
                <text:p>2.75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162">
                <text:p>287.162</text:p>
              </table:table-cell>
              <table:table-cell office:value-type="float" office:value="3.56284">
                <text:p>3.56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1051">
                <text:p>69.1051</text:p>
              </table:table-cell>
              <table:table-cell office:value-type="float" office:value="1.81219">
                <text:p>1.8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.386">
                <text:p>323.386</text:p>
              </table:table-cell>
              <table:table-cell office:value-type="float" office:value="3.57014">
                <text:p>3.57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.611">
                <text:p>679.611</text:p>
              </table:table-cell>
              <table:table-cell office:value-type="float" office:value="3.84757">
                <text:p>3.84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115">
                <text:p>132.115</text:p>
              </table:table-cell>
              <table:table-cell office:value-type="float" office:value="2.20022">
                <text:p>2.20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.155">
                <text:p>155.155</text:p>
              </table:table-cell>
              <table:table-cell office:value-type="float" office:value="2.392">
                <text:p>2.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.662">
                <text:p>446.662</text:p>
              </table:table-cell>
              <table:table-cell office:value-type="float" office:value="3.63489">
                <text:p>3.63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238">
                <text:p>206.238</text:p>
              </table:table-cell>
              <table:table-cell office:value-type="float" office:value="2.90248">
                <text:p>2.90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218">
                <text:p>150.218</text:p>
              </table:table-cell>
              <table:table-cell office:value-type="float" office:value="2.34912">
                <text:p>2.34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137">
                <text:p>316.137</text:p>
              </table:table-cell>
              <table:table-cell office:value-type="float" office:value="3.56819">
                <text:p>3.5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291">
                <text:p>186.291</text:p>
              </table:table-cell>
              <table:table-cell office:value-type="float" office:value="2.68441">
                <text:p>2.68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202">
                <text:p>148.202</text:p>
              </table:table-cell>
              <table:table-cell office:value-type="float" office:value="2.33187">
                <text:p>2.33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202">
                <text:p>148.202</text:p>
              </table:table-cell>
              <table:table-cell office:value-type="float" office:value="2.33187">
                <text:p>2.33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.657">
                <text:p>424.657</text:p>
              </table:table-cell>
              <table:table-cell office:value-type="float" office:value="3.61963">
                <text:p>3.61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271">
                <text:p>162.271</text:p>
              </table:table-cell>
              <table:table-cell office:value-type="float" office:value="2.45544">
                <text:p>2.45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.121">
                <text:p>138.121</text:p>
              </table:table-cell>
              <table:table-cell office:value-type="float" office:value="2.24809">
                <text:p>2.24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.292">
                <text:p>202.292</text:p>
              </table:table-cell>
              <table:table-cell office:value-type="float" office:value="2.85569">
                <text:p>2.85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292">
                <text:p>170.292</text:p>
              </table:table-cell>
              <table:table-cell office:value-type="float" office:value="2.52922">
                <text:p>2.52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336">
                <text:p>266.336</text:p>
              </table:table-cell>
              <table:table-cell office:value-type="float" office:value="3.56149">
                <text:p>3.56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432">
                <text:p>316.432</text:p>
              </table:table-cell>
              <table:table-cell office:value-type="float" office:value="3.56826">
                <text:p>3.56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135">
                <text:p>121.135</text:p>
              </table:table-cell>
              <table:table-cell office:value-type="float" office:value="2.11699">
                <text:p>2.1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001">
                <text:p>163.001</text:p>
              </table:table-cell>
              <table:table-cell office:value-type="float" office:value="2.46206">
                <text:p>2.46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.182">
                <text:p>223.182</text:p>
              </table:table-cell>
              <table:table-cell office:value-type="float" office:value="3.21904">
                <text:p>3.21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894">
                <text:p>149.894</text:p>
              </table:table-cell>
              <table:table-cell office:value-type="float" office:value="2.34634">
                <text:p>2.34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.823">
                <text:p>422.823</text:p>
              </table:table-cell>
              <table:table-cell office:value-type="float" office:value="3.61841">
                <text:p>3.61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233">
                <text:p>149.233</text:p>
              </table:table-cell>
              <table:table-cell office:value-type="float" office:value="2.34067">
                <text:p>2.34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192">
                <text:p>120.192</text:p>
              </table:table-cell>
              <table:table-cell office:value-type="float" office:value="2.11011">
                <text:p>2.11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148">
                <text:p>104.148</text:p>
              </table:table-cell>
              <table:table-cell office:value-type="float" office:value="2.00031">
                <text:p>2.00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0779">
                <text:p>90.0779</text:p>
              </table:table-cell>
              <table:table-cell office:value-type="float" office:value="1.91596">
                <text:p>1.91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139">
                <text:p>137.139</text:p>
              </table:table-cell>
              <table:table-cell office:value-type="float" office:value="2.24016">
                <text:p>2.24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486">
                <text:p>354.486</text:p>
              </table:table-cell>
              <table:table-cell office:value-type="float" office:value="3.58115">
                <text:p>3.58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.423">
                <text:p>253.423</text:p>
              </table:table-cell>
              <table:table-cell office:value-type="float" office:value="3.55168">
                <text:p>3.55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482">
                <text:p>370.482</text:p>
              </table:table-cell>
              <table:table-cell office:value-type="float" office:value="3.58837">
                <text:p>3.58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.088">
                <text:p>218.088</text:p>
              </table:table-cell>
              <table:table-cell office:value-type="float" office:value="3.07326">
                <text:p>3.07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237">
                <text:p>184.237</text:p>
              </table:table-cell>
              <table:table-cell office:value-type="float" office:value="2.66379">
                <text:p>2.6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185">
                <text:p>130.185</text:p>
              </table:table-cell>
              <table:table-cell office:value-type="float" office:value="2.18518">
                <text:p>2.18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31">
                <text:p>330.31</text:p>
              </table:table-cell>
              <table:table-cell office:value-type="float" office:value="3.57223">
                <text:p>3.57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.366">
                <text:p>222.366</text:p>
              </table:table-cell>
              <table:table-cell office:value-type="float" office:value="3.1783">
                <text:p>3.1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186">
                <text:p>114.186</text:p>
              </table:table-cell>
              <table:table-cell office:value-type="float" office:value="2.06739">
                <text:p>2.0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.144">
                <text:p>277.144</text:p>
              </table:table-cell>
              <table:table-cell office:value-type="float" office:value="3.56192">
                <text:p>3.56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424">
                <text:p>256.424</text:p>
              </table:table-cell>
              <table:table-cell office:value-type="float" office:value="3.55665">
                <text:p>3.55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.172">
                <text:p>614.172</text:p>
              </table:table-cell>
              <table:table-cell office:value-type="float" office:value="3.78169">
                <text:p>3.78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212">
                <text:p>128.212</text:p>
              </table:table-cell>
              <table:table-cell office:value-type="float" office:value="2.16998">
                <text:p>2.16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.524">
                <text:p>415.524</text:p>
              </table:table-cell>
              <table:table-cell office:value-type="float" office:value="3.61369">
                <text:p>3.61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241">
                <text:p>158.241</text:p>
              </table:table-cell>
              <table:table-cell office:value-type="float" office:value="2.41929">
                <text:p>2.41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.27">
                <text:p>250.27</text:p>
              </table:table-cell>
              <table:table-cell office:value-type="float" office:value="3.54446">
                <text:p>3.54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218">
                <text:p>150.218</text:p>
              </table:table-cell>
              <table:table-cell office:value-type="float" office:value="2.34912">
                <text:p>2.34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.74">
                <text:p>189.74</text:p>
              </table:table-cell>
              <table:table-cell office:value-type="float" office:value="2.71958">
                <text:p>2.71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.227">
                <text:p>226.227</text:p>
              </table:table-cell>
              <table:table-cell office:value-type="float" office:value="3.37069">
                <text:p>3.37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.461">
                <text:p>346.461</text:p>
              </table:table-cell>
              <table:table-cell office:value-type="float" office:value="3.57791">
                <text:p>3.57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.147">
                <text:p>152.147</text:p>
              </table:table-cell>
              <table:table-cell office:value-type="float" office:value="2.36577">
                <text:p>2.36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.719">
                <text:p>247.719</text:p>
              </table:table-cell>
              <table:table-cell office:value-type="float" office:value="3.537">
                <text:p>3.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.544">
                <text:p>372.544</text:p>
              </table:table-cell>
              <table:table-cell office:value-type="float" office:value="3.58937">
                <text:p>3.58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9433">
                <text:p>96.9433</text:p>
              </table:table-cell>
              <table:table-cell office:value-type="float" office:value="1.95567">
                <text:p>1.95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623">
                <text:p>438.623</text:p>
              </table:table-cell>
              <table:table-cell office:value-type="float" office:value="3.62916">
                <text:p>3.62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5135">
                <text:p>80.5135</text:p>
              </table:table-cell>
              <table:table-cell office:value-type="float" office:value="1.86535">
                <text:p>1.86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.864">
                <text:p>375.864</text:p>
              </table:table-cell>
              <table:table-cell office:value-type="float" office:value="3.59102">
                <text:p>3.59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255">
                <text:p>144.255</text:p>
              </table:table-cell>
              <table:table-cell office:value-type="float" office:value="2.29858">
                <text:p>2.29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103">
                <text:p>144.103</text:p>
              </table:table-cell>
              <table:table-cell office:value-type="float" office:value="2.29731">
                <text:p>2.29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.871">
                <text:p>543.871</text:p>
              </table:table-cell>
              <table:table-cell office:value-type="float" office:value="3.71501">
                <text:p>3.71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249">
                <text:p>170.249</text:p>
              </table:table-cell>
              <table:table-cell office:value-type="float" office:value="2.52882">
                <text:p>2.52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.347">
                <text:p>281.347</text:p>
              </table:table-cell>
              <table:table-cell office:value-type="float" office:value="3.56225">
                <text:p>3.56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0938">
                <text:p>73.0938</text:p>
              </table:table-cell>
              <table:table-cell office:value-type="float" office:value="1.82989">
                <text:p>1.82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.639">
                <text:p>205.639</text:p>
              </table:table-cell>
              <table:table-cell office:value-type="float" office:value="2.8952">
                <text:p>2.8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.932">
                <text:p>621.932</text:p>
              </table:table-cell>
              <table:table-cell office:value-type="float" office:value="3.78934">
                <text:p>3.78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.323">
                <text:p>222.323</text:p>
              </table:table-cell>
              <table:table-cell office:value-type="float" office:value="3.17667">
                <text:p>3.17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121">
                <text:p>90.121</text:p>
              </table:table-cell>
              <table:table-cell office:value-type="float" office:value="1.9162">
                <text:p>1.9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138">
                <text:p>252.138</text:p>
              </table:table-cell>
              <table:table-cell office:value-type="float" office:value="3.54899">
                <text:p>3.5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186">
                <text:p>146.186</text:p>
              </table:table-cell>
              <table:table-cell office:value-type="float" office:value="2.31479">
                <text:p>2.31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.215">
                <text:p>230.215</text:p>
              </table:table-cell>
              <table:table-cell office:value-type="float" office:value="3.42791">
                <text:p>3.42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133">
                <text:p>198.133</text:p>
              </table:table-cell>
              <table:table-cell office:value-type="float" office:value="2.80884">
                <text:p>2.80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652">
                <text:p>204.652</text:p>
              </table:table-cell>
              <table:table-cell office:value-type="float" office:value="2.88335">
                <text:p>2.88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.167">
                <text:p>208.167</text:p>
              </table:table-cell>
              <table:table-cell office:value-type="float" office:value="2.92648">
                <text:p>2.92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556">
                <text:p>128.556</text:p>
              </table:table-cell>
              <table:table-cell office:value-type="float" office:value="2.17262">
                <text:p>2.17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.4">
                <text:p>362.4</text:p>
              </table:table-cell>
              <table:table-cell office:value-type="float" office:value="3.5846">
                <text:p>3.5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087">
                <text:p>134.087</text:p>
              </table:table-cell>
              <table:table-cell office:value-type="float" office:value="2.21576">
                <text:p>2.21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217">
                <text:p>198.217</text:p>
              </table:table-cell>
              <table:table-cell office:value-type="float" office:value="2.80977">
                <text:p>2.80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132">
                <text:p>110.132</text:p>
              </table:table-cell>
              <table:table-cell office:value-type="float" office:value="2.03964">
                <text:p>2.03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.216">
                <text:p>179.216</text:p>
              </table:table-cell>
              <table:table-cell office:value-type="float" office:value="2.61432">
                <text:p>2.61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.236">
                <text:p>286.236</text:p>
              </table:table-cell>
              <table:table-cell office:value-type="float" office:value="3.56273">
                <text:p>3.56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.521">
                <text:p>334.521</text:p>
              </table:table-cell>
              <table:table-cell office:value-type="float" office:value="3.5736">
                <text:p>3.5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.896">
                <text:p>285.896</text:p>
              </table:table-cell>
              <table:table-cell office:value-type="float" office:value="3.56269">
                <text:p>3.56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.505">
                <text:p>222.505</text:p>
              </table:table-cell>
              <table:table-cell office:value-type="float" office:value="3.18375">
                <text:p>3.18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.482">
                <text:p>303.482</text:p>
              </table:table-cell>
              <table:table-cell office:value-type="float" office:value="3.56536">
                <text:p>3.56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.233">
                <text:p>200.233</text:p>
              </table:table-cell>
              <table:table-cell office:value-type="float" office:value="2.83223">
                <text:p>2.83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.428">
                <text:p>358.428</text:p>
              </table:table-cell>
              <table:table-cell office:value-type="float" office:value="3.58284">
                <text:p>3.58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.119">
                <text:p>167.119</text:p>
              </table:table-cell>
              <table:table-cell office:value-type="float" office:value="2.49974">
                <text:p>2.49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.26">
                <text:p>214.26</text:p>
              </table:table-cell>
              <table:table-cell office:value-type="float" office:value="3.00989">
                <text:p>3.00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16">
                <text:p>116.16</text:p>
              </table:table-cell>
              <table:table-cell office:value-type="float" office:value="2.08123">
                <text:p>2.08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169">
                <text:p>114.169</text:p>
              </table:table-cell>
              <table:table-cell office:value-type="float" office:value="2.06727">
                <text:p>2.06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249">
                <text:p>154.249</text:p>
              </table:table-cell>
              <table:table-cell office:value-type="float" office:value="2.38407">
                <text:p>2.38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238">
                <text:p>158.238</text:p>
              </table:table-cell>
              <table:table-cell office:value-type="float" office:value="2.41926">
                <text:p>2.41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54">
                <text:p>404.54</text:p>
              </table:table-cell>
              <table:table-cell office:value-type="float" office:value="3.60689">
                <text:p>3.60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.798">
                <text:p>323.798</text:p>
              </table:table-cell>
              <table:table-cell office:value-type="float" office:value="3.57026">
                <text:p>3.57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.447">
                <text:p>181.447</text:p>
              </table:table-cell>
              <table:table-cell office:value-type="float" office:value="2.63615">
                <text:p>2.63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.848">
                <text:p>792.848</text:p>
              </table:table-cell>
              <table:table-cell office:value-type="float" office:value="3.96596">
                <text:p>3.96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.984">
                <text:p>178.984</text:p>
              </table:table-cell>
              <table:table-cell office:value-type="float" office:value="2.61207">
                <text:p>2.61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.29">
                <text:p>218.29</text:p>
              </table:table-cell>
              <table:table-cell office:value-type="float" office:value="3.07704">
                <text:p>3.07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.564">
                <text:p>555.564</text:p>
              </table:table-cell>
              <table:table-cell office:value-type="float" office:value="3.72571">
                <text:p>3.72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124">
                <text:p>176.124</text:p>
              </table:table-cell>
              <table:table-cell office:value-type="float" office:value="2.58446">
                <text:p>2.58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174">
                <text:p>104.174</text:p>
              </table:table-cell>
              <table:table-cell office:value-type="float" office:value="2.00048">
                <text:p>2.00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.432">
                <text:p>332.432</text:p>
              </table:table-cell>
              <table:table-cell office:value-type="float" office:value="3.57291">
                <text:p>3.57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.137">
                <text:p>124.137</text:p>
              </table:table-cell>
              <table:table-cell office:value-type="float" office:value="2.13917">
                <text:p>2.13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132">
                <text:p>102.132</text:p>
              </table:table-cell>
              <table:table-cell office:value-type="float" office:value="1.98752">
                <text:p>1.98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15">
                <text:p>168.15</text:p>
              </table:table-cell>
              <table:table-cell office:value-type="float" office:value="2.50928">
                <text:p>2.50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.56">
                <text:p>575.56</text:p>
              </table:table-cell>
              <table:table-cell office:value-type="float" office:value="3.7444">
                <text:p>3.7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.813">
                <text:p>387.813</text:p>
              </table:table-cell>
              <table:table-cell office:value-type="float" office:value="3.59729">
                <text:p>3.59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191">
                <text:p>136.191</text:p>
              </table:table-cell>
              <table:table-cell office:value-type="float" office:value="2.23254">
                <text:p>2.23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.394">
                <text:p>362.394</text:p>
              </table:table-cell>
              <table:table-cell office:value-type="float" office:value="3.58459">
                <text:p>3.5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374">
                <text:p>391.374</text:p>
              </table:table-cell>
              <table:table-cell office:value-type="float" office:value="3.59925">
                <text:p>3.59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.771">
                <text:p>606.771</text:p>
              </table:table-cell>
              <table:table-cell office:value-type="float" office:value="3.77443">
                <text:p>3.77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.427">
                <text:p>343.427</text:p>
              </table:table-cell>
              <table:table-cell office:value-type="float" office:value="3.57676">
                <text:p>3.57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.559">
                <text:p>419.559</text:p>
              </table:table-cell>
              <table:table-cell office:value-type="float" office:value="3.61628">
                <text:p>3.61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174">
                <text:p>150.174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.233">
                <text:p>189.233</text:p>
              </table:table-cell>
              <table:table-cell office:value-type="float" office:value="2.71436">
                <text:p>2.71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.168">
                <text:p>160.168</text:p>
              </table:table-cell>
              <table:table-cell office:value-type="float" office:value="2.43649">
                <text:p>2.43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.102">
                <text:p>138.102</text:p>
              </table:table-cell>
              <table:table-cell office:value-type="float" office:value="2.24794">
                <text:p>2.24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.091">
                <text:p>161.091</text:p>
              </table:table-cell>
              <table:table-cell office:value-type="float" office:value="2.44479">
                <text:p>2.44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1.2">
                <text:p>1701.2</text:p>
              </table:table-cell>
              <table:table-cell office:value-type="float" office:value="4.64588">
                <text:p>4.64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.211">
                <text:p>160.211</text:p>
              </table:table-cell>
              <table:table-cell office:value-type="float" office:value="2.43688">
                <text:p>2.43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222">
                <text:p>120.222</text:p>
              </table:table-cell>
              <table:table-cell office:value-type="float" office:value="2.11033">
                <text:p>2.11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088">
                <text:p>118.088</text:p>
              </table:table-cell>
              <table:table-cell office:value-type="float" office:value="2.09493">
                <text:p>2.09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163">
                <text:p>151.163</text:p>
              </table:table-cell>
              <table:table-cell office:value-type="float" office:value="2.35725">
                <text:p>2.35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233">
                <text:p>149.233</text:p>
              </table:table-cell>
              <table:table-cell office:value-type="float" office:value="2.34067">
                <text:p>2.34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103">
                <text:p>101.103</text:p>
              </table:table-cell>
              <table:table-cell office:value-type="float" office:value="1.98108">
                <text:p>1.98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.345">
                <text:p>203.345</text:p>
              </table:table-cell>
              <table:table-cell office:value-type="float" office:value="2.86791">
                <text:p>2.86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.213">
                <text:p>224.213</text:p>
              </table:table-cell>
              <table:table-cell office:value-type="float" office:value="3.31883">
                <text:p>3.31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.085">
                <text:p>208.085</text:p>
              </table:table-cell>
              <table:table-cell office:value-type="float" office:value="2.92544">
                <text:p>2.92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308">
                <text:p>156.308</text:p>
              </table:table-cell>
              <table:table-cell office:value-type="float" office:value="2.40216">
                <text:p>2.40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218">
                <text:p>150.218</text:p>
              </table:table-cell>
              <table:table-cell office:value-type="float" office:value="2.34912">
                <text:p>2.34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.636">
                <text:p>490.636</text:p>
              </table:table-cell>
              <table:table-cell office:value-type="float" office:value="3.6689">
                <text:p>3.6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.433">
                <text:p>324.433</text:p>
              </table:table-cell>
              <table:table-cell office:value-type="float" office:value="3.57044">
                <text:p>3.57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.616">
                <text:p>296.616</text:p>
              </table:table-cell>
              <table:table-cell office:value-type="float" office:value="3.56414">
                <text:p>3.56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.493">
                <text:p>465.493</text:p>
              </table:table-cell>
              <table:table-cell office:value-type="float" office:value="3.64892">
                <text:p>3.64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.104">
                <text:p>364.104</text:p>
              </table:table-cell>
              <table:table-cell office:value-type="float" office:value="3.58537">
                <text:p>3.58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222">
                <text:p>156.222</text:p>
              </table:table-cell>
              <table:table-cell office:value-type="float" office:value="2.4014">
                <text:p>2.4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.413">
                <text:p>440.413</text:p>
              </table:table-cell>
              <table:table-cell office:value-type="float" office:value="3.63042">
                <text:p>3.63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.439">
                <text:p>290.439</text:p>
              </table:table-cell>
              <table:table-cell office:value-type="float" office:value="3.56324">
                <text:p>3.56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199">
                <text:p>164.199</text:p>
              </table:table-cell>
              <table:table-cell office:value-type="float" office:value="2.47296">
                <text:p>2.47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183">
                <text:p>282.183</text:p>
              </table:table-cell>
              <table:table-cell office:value-type="float" office:value="3.56232">
                <text:p>3.56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071">
                <text:p>229.071</text:p>
              </table:table-cell>
              <table:table-cell office:value-type="float" office:value="3.4143">
                <text:p>3.4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.337">
                <text:p>433.337</text:p>
              </table:table-cell>
              <table:table-cell office:value-type="float" office:value="3.62549">
                <text:p>3.62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3.0212">
                <text:p>3.0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539">
                <text:p>107.539</text:p>
              </table:table-cell>
              <table:table-cell office:value-type="float" office:value="2.02235">
                <text:p>2.02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1741">
                <text:p>99.1741</text:p>
              </table:table-cell>
              <table:table-cell office:value-type="float" office:value="1.96917">
                <text:p>1.96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.344">
                <text:p>278.344</text:p>
              </table:table-cell>
              <table:table-cell office:value-type="float" office:value="3.56201">
                <text:p>3.56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188">
                <text:p>130.188</text:p>
              </table:table-cell>
              <table:table-cell office:value-type="float" office:value="2.1852">
                <text:p>2.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456">
                <text:p>308.456</text:p>
              </table:table-cell>
              <table:table-cell office:value-type="float" office:value="3.56638">
                <text:p>3.56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69">
                <text:p>182.69</text:p>
              </table:table-cell>
              <table:table-cell office:value-type="float" office:value="2.64841">
                <text:p>2.64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148">
                <text:p>117.148</text:p>
              </table:table-cell>
              <table:table-cell office:value-type="float" office:value="2.08823">
                <text:p>2.08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.377">
                <text:p>234.377</text:p>
              </table:table-cell>
              <table:table-cell office:value-type="float" office:value="3.46707">
                <text:p>3.46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196">
                <text:p>142.196</text:p>
              </table:table-cell>
              <table:table-cell office:value-type="float" office:value="2.28146">
                <text:p>2.28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249">
                <text:p>154.249</text:p>
              </table:table-cell>
              <table:table-cell office:value-type="float" office:value="2.38407">
                <text:p>2.38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095">
                <text:p>284.095</text:p>
              </table:table-cell>
              <table:table-cell office:value-type="float" office:value="3.5625">
                <text:p>3.5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234">
                <text:p>136.234</text:p>
              </table:table-cell>
              <table:table-cell office:value-type="float" office:value="2.23288">
                <text:p>2.23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1204">
                <text:p>87.1204</text:p>
              </table:table-cell>
              <table:table-cell office:value-type="float" office:value="1.89972">
                <text:p>1.89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398">
                <text:p>242.398</text:p>
              </table:table-cell>
              <table:table-cell office:value-type="float" office:value="3.5162">
                <text:p>3.5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.249">
                <text:p>225.249</text:p>
              </table:table-cell>
              <table:table-cell office:value-type="float" office:value="3.34972">
                <text:p>3.34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829">
                <text:p>319.829</text:p>
              </table:table-cell>
              <table:table-cell office:value-type="float" office:value="3.56915">
                <text:p>3.56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.925">
                <text:p>406.925</text:p>
              </table:table-cell>
              <table:table-cell office:value-type="float" office:value="3.60834">
                <text:p>3.60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.986">
                <text:p>339.986</text:p>
              </table:table-cell>
              <table:table-cell office:value-type="float" office:value="3.5755">
                <text:p>3.5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574">
                <text:p>368.574</text:p>
              </table:table-cell>
              <table:table-cell office:value-type="float" office:value="3.58746">
                <text:p>3.58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.779">
                <text:p>409.779</text:p>
              </table:table-cell>
              <table:table-cell office:value-type="float" office:value="3.61009">
                <text:p>3.61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299">
                <text:p>246.299</text:p>
              </table:table-cell>
              <table:table-cell office:value-type="float" office:value="3.53218">
                <text:p>3.53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107">
                <text:p>168.107</text:p>
              </table:table-cell>
              <table:table-cell office:value-type="float" office:value="2.50888">
                <text:p>2.50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43">
                <text:p>262.43</text:p>
              </table:table-cell>
              <table:table-cell office:value-type="float" office:value="3.56135">
                <text:p>3.56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.152">
                <text:p>123.152</text:p>
              </table:table-cell>
              <table:table-cell office:value-type="float" office:value="2.13184">
                <text:p>2.13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.763">
                <text:p>353.763</text:p>
              </table:table-cell>
              <table:table-cell office:value-type="float" office:value="3.58085">
                <text:p>3.58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341">
                <text:p>256.341</text:p>
              </table:table-cell>
              <table:table-cell office:value-type="float" office:value="3.55654">
                <text:p>3.55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969">
                <text:p>142.969</text:p>
              </table:table-cell>
              <table:table-cell office:value-type="float" office:value="2.28786">
                <text:p>2.28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334">
                <text:p>186.334</text:p>
              </table:table-cell>
              <table:table-cell office:value-type="float" office:value="2.68484">
                <text:p>2.68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794">
                <text:p>283.794</text:p>
              </table:table-cell>
              <table:table-cell office:value-type="float" office:value="3.56247">
                <text:p>3.56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229">
                <text:p>258.229</text:p>
              </table:table-cell>
              <table:table-cell office:value-type="float" office:value="3.55878">
                <text:p>3.55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.12">
                <text:p>327.12</text:p>
              </table:table-cell>
              <table:table-cell office:value-type="float" office:value="3.57124">
                <text:p>3.57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1741">
                <text:p>99.1741</text:p>
              </table:table-cell>
              <table:table-cell office:value-type="float" office:value="1.96917">
                <text:p>1.96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.508">
                <text:p>301.508</text:p>
              </table:table-cell>
              <table:table-cell office:value-type="float" office:value="3.56499">
                <text:p>3.5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1265">
                <text:p>93.1265</text:p>
              </table:table-cell>
              <table:table-cell office:value-type="float" office:value="1.93325">
                <text:p>1.93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142">
                <text:p>111.142</text:p>
              </table:table-cell>
              <table:table-cell office:value-type="float" office:value="2.04647">
                <text:p>2.04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.35">
                <text:p>220.35</text:p>
              </table:table-cell>
              <table:table-cell office:value-type="float" office:value="3.12004">
                <text:p>3.12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.923">
                <text:p>315.923</text:p>
              </table:table-cell>
              <table:table-cell office:value-type="float" office:value="3.56813">
                <text:p>3.56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.022">
                <text:p>203.022</text:p>
              </table:table-cell>
              <table:table-cell office:value-type="float" office:value="2.86415">
                <text:p>2.86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.727">
                <text:p>375.727</text:p>
              </table:table-cell>
              <table:table-cell office:value-type="float" office:value="3.59095">
                <text:p>3.59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354">
                <text:p>258.354</text:p>
              </table:table-cell>
              <table:table-cell office:value-type="float" office:value="3.55891">
                <text:p>3.55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437">
                <text:p>399.437</text:p>
              </table:table-cell>
              <table:table-cell office:value-type="float" office:value="3.60386">
                <text:p>3.60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212">
                <text:p>133.212</text:p>
              </table:table-cell>
              <table:table-cell office:value-type="float" office:value="2.20884">
                <text:p>2.20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278">
                <text:p>232.278</text:p>
              </table:table-cell>
              <table:table-cell office:value-type="float" office:value="3.449">
                <text:p>3.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366">
                <text:p>270.366</text:p>
              </table:table-cell>
              <table:table-cell office:value-type="float" office:value="3.56158">
                <text:p>3.56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.25">
                <text:p>218.25</text:p>
              </table:table-cell>
              <table:table-cell office:value-type="float" office:value="3.07628">
                <text:p>3.07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435">
                <text:p>444.435</text:p>
              </table:table-cell>
              <table:table-cell office:value-type="float" office:value="3.63328">
                <text:p>3.63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281">
                <text:p>158.281</text:p>
              </table:table-cell>
              <table:table-cell office:value-type="float" office:value="2.41964">
                <text:p>2.41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452">
                <text:p>408.452</text:p>
              </table:table-cell>
              <table:table-cell office:value-type="float" office:value="3.60927">
                <text:p>3.60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296">
                <text:p>157.296</text:p>
              </table:table-cell>
              <table:table-cell office:value-type="float" office:value="2.4109">
                <text:p>2.4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.431">
                <text:p>147.431</text:p>
              </table:table-cell>
              <table:table-cell office:value-type="float" office:value="2.32532">
                <text:p>2.32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.152">
                <text:p>200.152</text:p>
              </table:table-cell>
              <table:table-cell office:value-type="float" office:value="2.83131">
                <text:p>2.83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186">
                <text:p>140.186</text:p>
              </table:table-cell>
              <table:table-cell office:value-type="float" office:value="2.26492">
                <text:p>2.26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.297">
                <text:p>192.297</text:p>
              </table:table-cell>
              <table:table-cell office:value-type="float" office:value="2.74617">
                <text:p>2.74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.495">
                <text:p>379.495</text:p>
              </table:table-cell>
              <table:table-cell office:value-type="float" office:value="3.59287">
                <text:p>3.59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.582">
                <text:p>315.582</text:p>
              </table:table-cell>
              <table:table-cell office:value-type="float" office:value="3.56805">
                <text:p>3.56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148">
                <text:p>120.148</text:p>
              </table:table-cell>
              <table:table-cell office:value-type="float" office:value="2.10979">
                <text:p>2.1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.37">
                <text:p>292.37</text:p>
              </table:table-cell>
              <table:table-cell office:value-type="float" office:value="3.5635">
                <text:p>3.5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.344">
                <text:p>278.344</text:p>
              </table:table-cell>
              <table:table-cell office:value-type="float" office:value="3.56201">
                <text:p>3.56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13">
                <text:p>150.13</text:p>
              </table:table-cell>
              <table:table-cell office:value-type="float" office:value="2.34836">
                <text:p>2.34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286">
                <text:p>196.286</text:p>
              </table:table-cell>
              <table:table-cell office:value-type="float" office:value="2.78867">
                <text:p>2.78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.439">
                <text:p>338.439</text:p>
              </table:table-cell>
              <table:table-cell office:value-type="float" office:value="3.57495">
                <text:p>3.57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1204">
                <text:p>87.1204</text:p>
              </table:table-cell>
              <table:table-cell office:value-type="float" office:value="1.89972">
                <text:p>1.89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132">
                <text:p>126.132</text:p>
              </table:table-cell>
              <table:table-cell office:value-type="float" office:value="2.15415">
                <text:p>2.15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.084">
                <text:p>539.084</text:p>
              </table:table-cell>
              <table:table-cell office:value-type="float" office:value="3.71069">
                <text:p>3.71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.298">
                <text:p>269.298</text:p>
              </table:table-cell>
              <table:table-cell office:value-type="float" office:value="3.56155">
                <text:p>3.56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157">
                <text:p>129.157</text:p>
              </table:table-cell>
              <table:table-cell office:value-type="float" office:value="2.17723">
                <text:p>2.17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179">
                <text:p>137.179</text:p>
              </table:table-cell>
              <table:table-cell office:value-type="float" office:value="2.24048">
                <text:p>2.24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024">
                <text:p>100.024</text:p>
              </table:table-cell>
              <table:table-cell office:value-type="float" office:value="1.9744">
                <text:p>1.9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.108">
                <text:p>630.108</text:p>
              </table:table-cell>
              <table:table-cell office:value-type="float" office:value="3.79746">
                <text:p>3.79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215">
                <text:p>246.215</text:p>
              </table:table-cell>
              <table:table-cell office:value-type="float" office:value="3.53188">
                <text:p>3.53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.365">
                <text:p>302.365</text:p>
              </table:table-cell>
              <table:table-cell office:value-type="float" office:value="3.56515">
                <text:p>3.56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206">
                <text:p>151.206</text:p>
              </table:table-cell>
              <table:table-cell office:value-type="float" office:value="2.35762">
                <text:p>2.35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685">
                <text:p>219.685</text:p>
              </table:table-cell>
              <table:table-cell office:value-type="float" office:value="3.10508">
                <text:p>3.10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189">
                <text:p>133.189</text:p>
              </table:table-cell>
              <table:table-cell office:value-type="float" office:value="2.20866">
                <text:p>2.20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.205">
                <text:p>180.205</text:p>
              </table:table-cell>
              <table:table-cell office:value-type="float" office:value="2.62397">
                <text:p>2.62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265">
                <text:p>156.265</text:p>
              </table:table-cell>
              <table:table-cell office:value-type="float" office:value="2.40178">
                <text:p>2.40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.19">
                <text:p>152.19</text:p>
              </table:table-cell>
              <table:table-cell office:value-type="float" office:value="2.36614">
                <text:p>2.36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0779">
                <text:p>71.0779</text:p>
              </table:table-cell>
              <table:table-cell office:value-type="float" office:value="1.82083">
                <text:p>1.82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.156">
                <text:p>251.156</text:p>
              </table:table-cell>
              <table:table-cell office:value-type="float" office:value="3.5467">
                <text:p>3.5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33">
                <text:p>204.33</text:p>
              </table:table-cell>
              <table:table-cell office:value-type="float" office:value="2.87951">
                <text:p>2.87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324">
                <text:p>206.324</text:p>
              </table:table-cell>
              <table:table-cell office:value-type="float" office:value="2.90354">
                <text:p>2.90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.249">
                <text:p>696.249</text:p>
              </table:table-cell>
              <table:table-cell office:value-type="float" office:value="3.86472">
                <text:p>3.86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.201">
                <text:p>180.201</text:p>
              </table:table-cell>
              <table:table-cell office:value-type="float" office:value="2.62393">
                <text:p>2.62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172">
                <text:p>182.172</text:p>
              </table:table-cell>
              <table:table-cell office:value-type="float" office:value="2.64329">
                <text:p>2.64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.449">
                <text:p>302.449</text:p>
              </table:table-cell>
              <table:table-cell office:value-type="float" office:value="3.56516">
                <text:p>3.56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.186">
                <text:p>373.186</text:p>
              </table:table-cell>
              <table:table-cell office:value-type="float" office:value="3.58969">
                <text:p>3.58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278">
                <text:p>232.278</text:p>
              </table:table-cell>
              <table:table-cell office:value-type="float" office:value="3.449">
                <text:p>3.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.279">
                <text:p>248.279</text:p>
              </table:table-cell>
              <table:table-cell office:value-type="float" office:value="3.53877">
                <text:p>3.53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.771">
                <text:p>272.771</text:p>
              </table:table-cell>
              <table:table-cell office:value-type="float" office:value="3.56168">
                <text:p>3.56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273">
                <text:p>232.273</text:p>
              </table:table-cell>
              <table:table-cell office:value-type="float" office:value="3.44895">
                <text:p>3.44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.109">
                <text:p>571.109</text:p>
              </table:table-cell>
              <table:table-cell office:value-type="float" office:value="3.7402">
                <text:p>3.7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942">
                <text:p>128.942</text:p>
              </table:table-cell>
              <table:table-cell office:value-type="float" office:value="2.17558">
                <text:p>2.17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.948">
                <text:p>528.948</text:p>
              </table:table-cell>
              <table:table-cell office:value-type="float" office:value="3.70163">
                <text:p>3.70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.328">
                <text:p>265.328</text:p>
              </table:table-cell>
              <table:table-cell office:value-type="float" office:value="3.56148">
                <text:p>3.56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809">
                <text:p>330.809</text:p>
              </table:table-cell>
              <table:table-cell office:value-type="float" office:value="3.57239">
                <text:p>3.57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159">
                <text:p>100.159</text:p>
              </table:table-cell>
              <table:table-cell office:value-type="float" office:value="1.97523">
                <text:p>1.97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202">
                <text:p>132.202</text:p>
              </table:table-cell>
              <table:table-cell office:value-type="float" office:value="2.2009">
                <text:p>2.2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.547">
                <text:p>298.547</text:p>
              </table:table-cell>
              <table:table-cell office:value-type="float" office:value="3.56446">
                <text:p>3.56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.404">
                <text:p>314.404</text:p>
              </table:table-cell>
              <table:table-cell office:value-type="float" office:value="3.56776">
                <text:p>3.56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441">
                <text:p>396.441</text:p>
              </table:table-cell>
              <table:table-cell office:value-type="float" office:value="3.60212">
                <text:p>3.60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.332">
                <text:p>314.332</text:p>
              </table:table-cell>
              <table:table-cell office:value-type="float" office:value="3.56774">
                <text:p>3.56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.195">
                <text:p>275.195</text:p>
              </table:table-cell>
              <table:table-cell office:value-type="float" office:value="3.5618">
                <text:p>3.5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.076">
                <text:p>124.076</text:p>
              </table:table-cell>
              <table:table-cell office:value-type="float" office:value="2.13871">
                <text:p>2.13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268">
                <text:p>191.268</text:p>
              </table:table-cell>
              <table:table-cell office:value-type="float" office:value="2.73541">
                <text:p>2.73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237">
                <text:p>270.237</text:p>
              </table:table-cell>
              <table:table-cell office:value-type="float" office:value="3.56158">
                <text:p>3.56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218">
                <text:p>150.218</text:p>
              </table:table-cell>
              <table:table-cell office:value-type="float" office:value="2.34912">
                <text:p>2.34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323">
                <text:p>270.323</text:p>
              </table:table-cell>
              <table:table-cell office:value-type="float" office:value="3.56158">
                <text:p>3.56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.249">
                <text:p>378.249</text:p>
              </table:table-cell>
              <table:table-cell office:value-type="float" office:value="3.59223">
                <text:p>3.59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.168">
                <text:p>173.168</text:p>
              </table:table-cell>
              <table:table-cell office:value-type="float" office:value="2.55629">
                <text:p>2.55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.434">
                <text:p>460.434</text:p>
              </table:table-cell>
              <table:table-cell office:value-type="float" office:value="3.64507">
                <text:p>3.64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.366">
                <text:p>293.366</text:p>
              </table:table-cell>
              <table:table-cell office:value-type="float" office:value="3.56364">
                <text:p>3.56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.564">
                <text:p>562.564</text:p>
              </table:table-cell>
              <table:table-cell office:value-type="float" office:value="3.7322">
                <text:p>3.7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189">
                <text:p>165.189</text:p>
              </table:table-cell>
              <table:table-cell office:value-type="float" office:value="2.482">
                <text:p>2.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255">
                <text:p>144.255</text:p>
              </table:table-cell>
              <table:table-cell office:value-type="float" office:value="2.29858">
                <text:p>2.29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.353">
                <text:p>268.353</text:p>
              </table:table-cell>
              <table:table-cell office:value-type="float" office:value="3.56153">
                <text:p>3.56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.419">
                <text:p>298.419</text:p>
              </table:table-cell>
              <table:table-cell office:value-type="float" office:value="3.56444">
                <text:p>3.56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263">
                <text:p>252.263</text:p>
              </table:table-cell>
              <table:table-cell office:value-type="float" office:value="3.54927">
                <text:p>3.54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1482">
                <text:p>88.1482</text:p>
              </table:table-cell>
              <table:table-cell office:value-type="float" office:value="1.9053">
                <text:p>1.9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202">
                <text:p>148.202</text:p>
              </table:table-cell>
              <table:table-cell office:value-type="float" office:value="2.33187">
                <text:p>2.33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.977">
                <text:p>255.977</text:p>
              </table:table-cell>
              <table:table-cell office:value-type="float" office:value="3.55602">
                <text:p>3.55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136">
                <text:p>137.136</text:p>
              </table:table-cell>
              <table:table-cell office:value-type="float" office:value="2.24013">
                <text:p>2.24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.164">
                <text:p>138.164</text:p>
              </table:table-cell>
              <table:table-cell office:value-type="float" office:value="2.24844">
                <text:p>2.24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.353">
                <text:p>466.353</text:p>
              </table:table-cell>
              <table:table-cell office:value-type="float" office:value="3.64959">
                <text:p>3.64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566">
                <text:p>370.566</text:p>
              </table:table-cell>
              <table:table-cell office:value-type="float" office:value="3.58841">
                <text:p>3.58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.397">
                <text:p>441.397</text:p>
              </table:table-cell>
              <table:table-cell office:value-type="float" office:value="3.63112">
                <text:p>3.63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.248">
                <text:p>390.248</text:p>
              </table:table-cell>
              <table:table-cell office:value-type="float" office:value="3.59863">
                <text:p>3.59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239">
                <text:p>142.239</text:p>
              </table:table-cell>
              <table:table-cell office:value-type="float" office:value="2.28181">
                <text:p>2.28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27">
                <text:p>194.27</text:p>
              </table:table-cell>
              <table:table-cell office:value-type="float" office:value="2.76702">
                <text:p>2.76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184">
                <text:p>146.184</text:p>
              </table:table-cell>
              <table:table-cell office:value-type="float" office:value="2.31478">
                <text:p>2.31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.388">
                <text:p>363.388</text:p>
              </table:table-cell>
              <table:table-cell office:value-type="float" office:value="3.58504">
                <text:p>3.58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.656">
                <text:p>474.656</text:p>
              </table:table-cell>
              <table:table-cell office:value-type="float" office:value="3.65605">
                <text:p>3.65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191">
                <text:p>136.191</text:p>
              </table:table-cell>
              <table:table-cell office:value-type="float" office:value="2.23254">
                <text:p>2.23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.236">
                <text:p>197.236</text:p>
              </table:table-cell>
              <table:table-cell office:value-type="float" office:value="2.799">
                <text:p>2.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.385">
                <text:p>419.385</text:p>
              </table:table-cell>
              <table:table-cell office:value-type="float" office:value="3.61617">
                <text:p>3.61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.21">
                <text:p>208.21</text:p>
              </table:table-cell>
              <table:table-cell office:value-type="float" office:value="2.92703">
                <text:p>2.92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141">
                <text:p>108.141</text:p>
              </table:table-cell>
              <table:table-cell office:value-type="float" office:value="2.02633">
                <text:p>2.02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39">
                <text:p>280.39</text:p>
              </table:table-cell>
              <table:table-cell office:value-type="float" office:value="3.56216">
                <text:p>3.56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.254">
                <text:p>192.254</text:p>
              </table:table-cell>
              <table:table-cell office:value-type="float" office:value="2.74572">
                <text:p>2.74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.333">
                <text:p>250.333</text:p>
              </table:table-cell>
              <table:table-cell office:value-type="float" office:value="3.54462">
                <text:p>3.54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354">
                <text:p>380.354</text:p>
              </table:table-cell>
              <table:table-cell office:value-type="float" office:value="3.59332">
                <text:p>3.59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.509">
                <text:p>421.509</text:p>
              </table:table-cell>
              <table:table-cell office:value-type="float" office:value="3.61755">
                <text:p>3.61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176">
                <text:p>118.176</text:p>
              </table:table-cell>
              <table:table-cell office:value-type="float" office:value="2.09556">
                <text:p>2.09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.611">
                <text:p>697.611</text:p>
              </table:table-cell>
              <table:table-cell office:value-type="float" office:value="3.86612">
                <text:p>3.86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.738">
                <text:p>336.738</text:p>
              </table:table-cell>
              <table:table-cell office:value-type="float" office:value="3.57436">
                <text:p>3.57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238">
                <text:p>158.238</text:p>
              </table:table-cell>
              <table:table-cell office:value-type="float" office:value="2.41926">
                <text:p>2.41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147">
                <text:p>168.147</text:p>
              </table:table-cell>
              <table:table-cell office:value-type="float" office:value="2.50925">
                <text:p>2.50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141">
                <text:p>146.141</text:p>
              </table:table-cell>
              <table:table-cell office:value-type="float" office:value="2.31441">
                <text:p>2.31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573">
                <text:p>416.573</text:p>
              </table:table-cell>
              <table:table-cell office:value-type="float" office:value="3.61436">
                <text:p>3.61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125">
                <text:p>122.125</text:p>
              </table:table-cell>
              <table:table-cell office:value-type="float" office:value="2.12425">
                <text:p>2.12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.688">
                <text:p>211.688</text:p>
              </table:table-cell>
              <table:table-cell office:value-type="float" office:value="2.97292">
                <text:p>2.97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283">
                <text:p>166.283</text:p>
              </table:table-cell>
              <table:table-cell office:value-type="float" office:value="2.49204">
                <text:p>2.49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0547">
                <text:p>76.0547</text:p>
              </table:table-cell>
              <table:table-cell office:value-type="float" office:value="1.84364">
                <text:p>1.84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663">
                <text:p>168.663</text:p>
              </table:table-cell>
              <table:table-cell office:value-type="float" office:value="2.51404">
                <text:p>2.51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155">
                <text:p>158.155</text:p>
              </table:table-cell>
              <table:table-cell office:value-type="float" office:value="2.41852">
                <text:p>2.4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.446">
                <text:p>197.446</text:p>
              </table:table-cell>
              <table:table-cell office:value-type="float" office:value="2.8013">
                <text:p>2.8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447">
                <text:p>322.447</text:p>
              </table:table-cell>
              <table:table-cell office:value-type="float" office:value="3.56988">
                <text:p>3.56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.15">
                <text:p>435.15</text:p>
              </table:table-cell>
              <table:table-cell office:value-type="float" office:value="3.62674">
                <text:p>3.62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1164">
                <text:p>84.1164</text:p>
              </table:table-cell>
              <table:table-cell office:value-type="float" office:value="1.88376">
                <text:p>1.88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192">
                <text:p>120.192</text:p>
              </table:table-cell>
              <table:table-cell office:value-type="float" office:value="2.11011">
                <text:p>2.11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291">
                <text:p>186.291</text:p>
              </table:table-cell>
              <table:table-cell office:value-type="float" office:value="2.68441">
                <text:p>2.68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.514">
                <text:p>326.514</text:p>
              </table:table-cell>
              <table:table-cell office:value-type="float" office:value="3.57106">
                <text:p>3.57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23">
                <text:p>282.23</text:p>
              </table:table-cell>
              <table:table-cell office:value-type="float" office:value="3.56232">
                <text:p>3.56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207">
                <text:p>170.207</text:p>
              </table:table-cell>
              <table:table-cell office:value-type="float" office:value="2.52843">
                <text:p>2.52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1045">
                <text:p>85.1045</text:p>
              </table:table-cell>
              <table:table-cell office:value-type="float" office:value="1.88895">
                <text:p>1.88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244">
                <text:p>212.244</text:p>
              </table:table-cell>
              <table:table-cell office:value-type="float" office:value="2.98065">
                <text:p>2.98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111">
                <text:p>110.111</text:p>
              </table:table-cell>
              <table:table-cell office:value-type="float" office:value="2.03949">
                <text:p>2.03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164">
                <text:p>122.164</text:p>
              </table:table-cell>
              <table:table-cell office:value-type="float" office:value="2.12454">
                <text:p>2.12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.349">
                <text:p>201.349</text:p>
              </table:table-cell>
              <table:table-cell office:value-type="float" office:value="2.84487">
                <text:p>2.84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399">
                <text:p>186.399</text:p>
              </table:table-cell>
              <table:table-cell office:value-type="float" office:value="2.68549">
                <text:p>2.68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.439">
                <text:p>255.439</text:p>
              </table:table-cell>
              <table:table-cell office:value-type="float" office:value="3.55522">
                <text:p>3.55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.83">
                <text:p>303.83</text:p>
              </table:table-cell>
              <table:table-cell office:value-type="float" office:value="3.56543">
                <text:p>3.56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193">
                <text:p>168.193</text:p>
              </table:table-cell>
              <table:table-cell office:value-type="float" office:value="2.50968">
                <text:p>2.50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584">
                <text:p>126.584</text:p>
              </table:table-cell>
              <table:table-cell office:value-type="float" office:value="2.15757">
                <text:p>2.15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.57">
                <text:p>327.57</text:p>
              </table:table-cell>
              <table:table-cell office:value-type="float" office:value="3.57138">
                <text:p>3.57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.448">
                <text:p>364.448</text:p>
              </table:table-cell>
              <table:table-cell office:value-type="float" office:value="3.58553">
                <text:p>3.58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.539">
                <text:p>372.539</text:p>
              </table:table-cell>
              <table:table-cell office:value-type="float" office:value="3.58937">
                <text:p>3.58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174">
                <text:p>166.174</text:p>
              </table:table-cell>
              <table:table-cell office:value-type="float" office:value="2.49104">
                <text:p>2.49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.221">
                <text:p>435.221</text:p>
              </table:table-cell>
              <table:table-cell office:value-type="float" office:value="3.62679">
                <text:p>3.62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.555">
                <text:p>180.555</text:p>
              </table:table-cell>
              <table:table-cell office:value-type="float" office:value="2.6274">
                <text:p>2.6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218">
                <text:p>150.218</text:p>
              </table:table-cell>
              <table:table-cell office:value-type="float" office:value="2.34912">
                <text:p>2.34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228">
                <text:p>162.228</text:p>
              </table:table-cell>
              <table:table-cell office:value-type="float" office:value="2.45505">
                <text:p>2.45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.309">
                <text:p>510.309</text:p>
              </table:table-cell>
              <table:table-cell office:value-type="float" office:value="3.6854">
                <text:p>3.6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372">
                <text:p>196.372</text:p>
              </table:table-cell>
              <table:table-cell office:value-type="float" office:value="2.7896">
                <text:p>2.7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0944">
                <text:p>76.0944</text:p>
              </table:table-cell>
              <table:table-cell office:value-type="float" office:value="1.84383">
                <text:p>1.84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.501">
                <text:p>410.501</text:p>
              </table:table-cell>
              <table:table-cell office:value-type="float" office:value="3.61054">
                <text:p>3.61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.644">
                <text:p>507.644</text:p>
              </table:table-cell>
              <table:table-cell office:value-type="float" office:value="3.68312">
                <text:p>3.68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136">
                <text:p>137.136</text:p>
              </table:table-cell>
              <table:table-cell office:value-type="float" office:value="2.24013">
                <text:p>2.24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.961">
                <text:p>669.961</text:p>
              </table:table-cell>
              <table:table-cell office:value-type="float" office:value="3.83769">
                <text:p>3.83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.271">
                <text:p>178.271</text:p>
              </table:table-cell>
              <table:table-cell office:value-type="float" office:value="2.60515">
                <text:p>2.60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418">
                <text:p>330.418</text:p>
              </table:table-cell>
              <table:table-cell office:value-type="float" office:value="3.57226">
                <text:p>3.57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.612">
                <text:p>546.612</text:p>
              </table:table-cell>
              <table:table-cell office:value-type="float" office:value="3.71751">
                <text:p>3.71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.262">
                <text:p>222.262</text:p>
              </table:table-cell>
              <table:table-cell office:value-type="float" office:value="3.17441">
                <text:p>3.17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174">
                <text:p>150.174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.271">
                <text:p>306.271</text:p>
              </table:table-cell>
              <table:table-cell office:value-type="float" office:value="3.56592">
                <text:p>3.56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.185">
                <text:p>143.185</text:p>
              </table:table-cell>
              <table:table-cell office:value-type="float" office:value="2.28966">
                <text:p>2.28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.373">
                <text:p>430.373</text:p>
              </table:table-cell>
              <table:table-cell office:value-type="float" office:value="3.62346">
                <text:p>3.62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463">
                <text:p>330.463</text:p>
              </table:table-cell>
              <table:table-cell office:value-type="float" office:value="3.57228">
                <text:p>3.57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287">
                <text:p>212.287</text:p>
              </table:table-cell>
              <table:table-cell office:value-type="float" office:value="2.98125">
                <text:p>2.98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.396">
                <text:p>274.396</text:p>
              </table:table-cell>
              <table:table-cell office:value-type="float" office:value="3.56176">
                <text:p>3.56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556">
                <text:p>128.556</text:p>
              </table:table-cell>
              <table:table-cell office:value-type="float" office:value="2.17262">
                <text:p>2.17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.659">
                <text:p>680.659</text:p>
              </table:table-cell>
              <table:table-cell office:value-type="float" office:value="3.84865">
                <text:p>3.84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.446">
                <text:p>312.446</text:p>
              </table:table-cell>
              <table:table-cell office:value-type="float" office:value="3.56729">
                <text:p>3.56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.63">
                <text:p>1177.63</text:p>
              </table:table-cell>
              <table:table-cell office:value-type="float" office:value="4.34861">
                <text:p>4.34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882">
                <text:p>401.882</text:p>
              </table:table-cell>
              <table:table-cell office:value-type="float" office:value="3.6053">
                <text:p>3.6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174">
                <text:p>118.174</text:p>
              </table:table-cell>
              <table:table-cell office:value-type="float" office:value="2.09555">
                <text:p>2.09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159">
                <text:p>132.159</text:p>
              </table:table-cell>
              <table:table-cell office:value-type="float" office:value="2.20057">
                <text:p>2.20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141">
                <text:p>108.141</text:p>
              </table:table-cell>
              <table:table-cell office:value-type="float" office:value="2.02633">
                <text:p>2.02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.283">
                <text:p>222.283</text:p>
              </table:table-cell>
              <table:table-cell office:value-type="float" office:value="3.17519">
                <text:p>3.17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.109">
                <text:p>139.109</text:p>
              </table:table-cell>
              <table:table-cell office:value-type="float" office:value="2.25612">
                <text:p>2.25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.265">
                <text:p>172.265</text:p>
              </table:table-cell>
              <table:table-cell office:value-type="float" office:value="2.54775">
                <text:p>2.54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2">
                <text:p>148.2</text:p>
              </table:table-cell>
              <table:table-cell office:value-type="float" office:value="2.33186">
                <text:p>2.33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.233">
                <text:p>152.233</text:p>
              </table:table-cell>
              <table:table-cell office:value-type="float" office:value="2.36652">
                <text:p>2.36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461">
                <text:p>282.461</text:p>
              </table:table-cell>
              <table:table-cell office:value-type="float" office:value="3.56235">
                <text:p>3.56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075">
                <text:p>140.075</text:p>
              </table:table-cell>
              <table:table-cell office:value-type="float" office:value="2.26401">
                <text:p>2.26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341">
                <text:p>256.341</text:p>
              </table:table-cell>
              <table:table-cell office:value-type="float" office:value="3.55654">
                <text:p>3.55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133">
                <text:p>182.133</text:p>
              </table:table-cell>
              <table:table-cell office:value-type="float" office:value="2.64292">
                <text:p>2.64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.454">
                <text:p>350.454</text:p>
              </table:table-cell>
              <table:table-cell office:value-type="float" office:value="3.57949">
                <text:p>3.57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.184">
                <text:p>143.184</text:p>
              </table:table-cell>
              <table:table-cell office:value-type="float" office:value="2.28965">
                <text:p>2.28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218">
                <text:p>150.218</text:p>
              </table:table-cell>
              <table:table-cell office:value-type="float" office:value="2.34912">
                <text:p>2.34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.397">
                <text:p>290.397</text:p>
              </table:table-cell>
              <table:table-cell office:value-type="float" office:value="3.56323">
                <text:p>3.56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.47">
                <text:p>241.47</text:p>
              </table:table-cell>
              <table:table-cell office:value-type="float" office:value="3.51175">
                <text:p>3.51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124">
                <text:p>119.124</text:p>
              </table:table-cell>
              <table:table-cell office:value-type="float" office:value="2.10238">
                <text:p>2.10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679">
                <text:p>608.679</text:p>
              </table:table-cell>
              <table:table-cell office:value-type="float" office:value="3.7763">
                <text:p>3.7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.36">
                <text:p>312.36</text:p>
              </table:table-cell>
              <table:table-cell office:value-type="float" office:value="3.56727">
                <text:p>3.56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.35">
                <text:p>185.35</text:p>
              </table:table-cell>
              <table:table-cell office:value-type="float" office:value="2.67493">
                <text:p>2.67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087">
                <text:p>150.087</text:p>
              </table:table-cell>
              <table:table-cell office:value-type="float" office:value="2.34799">
                <text:p>2.34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212">
                <text:p>128.212</text:p>
              </table:table-cell>
              <table:table-cell office:value-type="float" office:value="2.16998">
                <text:p>2.16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092">
                <text:p>396.092</text:p>
              </table:table-cell>
              <table:table-cell office:value-type="float" office:value="3.60192">
                <text:p>3.60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.788">
                <text:p>357.788</text:p>
              </table:table-cell>
              <table:table-cell office:value-type="float" office:value="3.58256">
                <text:p>3.58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174">
                <text:p>150.174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249">
                <text:p>154.249</text:p>
              </table:table-cell>
              <table:table-cell office:value-type="float" office:value="2.38407">
                <text:p>2.38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131">
                <text:p>166.131</text:p>
              </table:table-cell>
              <table:table-cell office:value-type="float" office:value="2.49064">
                <text:p>2.49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695">
                <text:p>641.695</text:p>
              </table:table-cell>
              <table:table-cell office:value-type="float" office:value="3.80905">
                <text:p>3.80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219">
                <text:p>166.219</text:p>
              </table:table-cell>
              <table:table-cell office:value-type="float" office:value="2.49145">
                <text:p>2.49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146">
                <text:p>136.146</text:p>
              </table:table-cell>
              <table:table-cell office:value-type="float" office:value="2.23218">
                <text:p>2.23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169">
                <text:p>128.169</text:p>
              </table:table-cell>
              <table:table-cell office:value-type="float" office:value="2.16965">
                <text:p>2.16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151">
                <text:p>133.151</text:p>
              </table:table-cell>
              <table:table-cell office:value-type="float" office:value="2.20836">
                <text:p>2.20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.05">
                <text:p>691.05</text:p>
              </table:table-cell>
              <table:table-cell office:value-type="float" office:value="3.85935">
                <text:p>3.85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1209">
                <text:p>76.1209</text:p>
              </table:table-cell>
              <table:table-cell office:value-type="float" office:value="1.84395">
                <text:p>1.84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.109">
                <text:p>123.109</text:p>
              </table:table-cell>
              <table:table-cell office:value-type="float" office:value="2.13152">
                <text:p>2.13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.044">
                <text:p>227.044</text:p>
              </table:table-cell>
              <table:table-cell office:value-type="float" office:value="3.38517">
                <text:p>3.38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1334">
                <text:p>78.1334</text:p>
              </table:table-cell>
              <table:table-cell office:value-type="float" office:value="1.85361">
                <text:p>1.85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.236">
                <text:p>302.236</text:p>
              </table:table-cell>
              <table:table-cell office:value-type="float" office:value="3.56512">
                <text:p>3.56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.321">
                <text:p>317.321</text:p>
              </table:table-cell>
              <table:table-cell office:value-type="float" office:value="3.56849">
                <text:p>3.56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.447">
                <text:p>181.447</text:p>
              </table:table-cell>
              <table:table-cell office:value-type="float" office:value="2.63615">
                <text:p>2.63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158">
                <text:p>164.158</text:p>
              </table:table-cell>
              <table:table-cell office:value-type="float" office:value="2.47258">
                <text:p>2.47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.091">
                <text:p>249.091</text:p>
              </table:table-cell>
              <table:table-cell office:value-type="float" office:value="3.5412">
                <text:p>3.5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.494">
                <text:p>326.494</text:p>
              </table:table-cell>
              <table:table-cell office:value-type="float" office:value="3.57105">
                <text:p>3.57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.586">
                <text:p>415.586</text:p>
              </table:table-cell>
              <table:table-cell office:value-type="float" office:value="3.61373">
                <text:p>3.61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.531">
                <text:p>236.531</text:p>
              </table:table-cell>
              <table:table-cell office:value-type="float" office:value="3.48295">
                <text:p>3.48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.342">
                <text:p>288.342</text:p>
              </table:table-cell>
              <table:table-cell office:value-type="float" office:value="3.56297">
                <text:p>3.56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.424">
                <text:p>288.424</text:p>
              </table:table-cell>
              <table:table-cell office:value-type="float" office:value="3.56298">
                <text:p>3.56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.229">
                <text:p>336.229</text:p>
              </table:table-cell>
              <table:table-cell office:value-type="float" office:value="3.57418">
                <text:p>3.57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281">
                <text:p>158.281</text:p>
              </table:table-cell>
              <table:table-cell office:value-type="float" office:value="2.41964">
                <text:p>2.41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168">
                <text:p>122.168</text:p>
              </table:table-cell>
              <table:table-cell office:value-type="float" office:value="2.12457">
                <text:p>2.12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.196">
                <text:p>321.196</text:p>
              </table:table-cell>
              <table:table-cell office:value-type="float" office:value="3.56953">
                <text:p>3.56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163">
                <text:p>151.163</text:p>
              </table:table-cell>
              <table:table-cell office:value-type="float" office:value="2.35725">
                <text:p>2.35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238">
                <text:p>158.238</text:p>
              </table:table-cell>
              <table:table-cell office:value-type="float" office:value="2.41926">
                <text:p>2.41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388">
                <text:p>246.388</text:p>
              </table:table-cell>
              <table:table-cell office:value-type="float" office:value="3.5325">
                <text:p>3.5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243">
                <text:p>228.243</text:p>
              </table:table-cell>
              <table:table-cell office:value-type="float" office:value="3.40333">
                <text:p>3.40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141">
                <text:p>108.141</text:p>
              </table:table-cell>
              <table:table-cell office:value-type="float" office:value="2.02633">
                <text:p>2.02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.51">
                <text:p>446.51</text:p>
              </table:table-cell>
              <table:table-cell office:value-type="float" office:value="3.63478">
                <text:p>3.63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303">
                <text:p>182.303</text:p>
              </table:table-cell>
              <table:table-cell office:value-type="float" office:value="2.64458">
                <text:p>2.64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519">
                <text:p>396.519</text:p>
              </table:table-cell>
              <table:table-cell office:value-type="float" office:value="3.60217">
                <text:p>3.60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303">
                <text:p>182.303</text:p>
              </table:table-cell>
              <table:table-cell office:value-type="float" office:value="2.64458">
                <text:p>2.64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.369">
                <text:p>221.369</text:p>
              </table:table-cell>
              <table:table-cell office:value-type="float" office:value="3.14609">
                <text:p>3.14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799">
                <text:p>330.799</text:p>
              </table:table-cell>
              <table:table-cell office:value-type="float" office:value="3.57239">
                <text:p>3.57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.859">
                <text:p>268.859</text:p>
              </table:table-cell>
              <table:table-cell office:value-type="float" office:value="3.56154">
                <text:p>3.56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249">
                <text:p>154.249</text:p>
              </table:table-cell>
              <table:table-cell office:value-type="float" office:value="2.38407">
                <text:p>2.38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175">
                <text:p>134.175</text:p>
              </table:table-cell>
              <table:table-cell office:value-type="float" office:value="2.21646">
                <text:p>2.21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.357">
                <text:p>222.357</text:p>
              </table:table-cell>
              <table:table-cell office:value-type="float" office:value="3.17796">
                <text:p>3.17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.377">
                <text:p>234.377</text:p>
              </table:table-cell>
              <table:table-cell office:value-type="float" office:value="3.46707">
                <text:p>3.46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286">
                <text:p>196.286</text:p>
              </table:table-cell>
              <table:table-cell office:value-type="float" office:value="2.78867">
                <text:p>2.78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164">
                <text:p>122.164</text:p>
              </table:table-cell>
              <table:table-cell office:value-type="float" office:value="2.12454">
                <text:p>2.12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